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3538" calcext:value-type="float">
            <text:p>-0,413538</text:p>
          </table:table-cell>
          <table:table-cell office:value-type="float" office:value="-0.252679" calcext:value-type="float">
            <text:p>-0,252679</text:p>
          </table:table-cell>
          <table:table-cell office:value-type="float" office:value="-0.099306" calcext:value-type="float">
            <text:p>-0,099306</text:p>
          </table:table-cell>
          <table:table-cell office:value-type="float" office:value="-0.033623" calcext:value-type="float">
            <text:p>-0,033623</text:p>
          </table:table-cell>
          <table:table-cell office:value-type="float" office:value="-0.008182" calcext:value-type="float">
            <text:p>-0,008182</text:p>
          </table:table-cell>
          <table:table-cell office:value-type="float" office:value="-0.001967" calcext:value-type="float">
            <text:p>-0,001967</text:p>
          </table:table-cell>
          <table:table-cell office:value-type="float" office:value="0.002664" calcext:value-type="float">
            <text:p>0,002664</text:p>
          </table:table-cell>
          <table:table-cell office:value-type="float" office:value="0.011123" calcext:value-type="float">
            <text:p>0,011123</text:p>
          </table:table-cell>
          <table:table-cell office:value-type="float" office:value="0.050134" calcext:value-type="float">
            <text:p>0,050134</text:p>
          </table:table-cell>
          <table:table-cell office:value-type="float" office:value="0.122142" calcext:value-type="float">
            <text:p>0,122142</text:p>
          </table:table-cell>
          <table:table-cell office:value-type="float" office:value="0.24273" calcext:value-type="float">
            <text:p>0,24273</text:p>
          </table:table-cell>
          <table:table-cell office:value-type="float" office:value="0.388143" calcext:value-type="float">
            <text:p>0,388143</text:p>
          </table:table-cell>
          <table:table-cell office:value-type="float" office:value="0.003303" calcext:value-type="float">
            <text:p>0,0033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13892" calcext:value-type="float">
            <text:p>-0,313892</text:p>
          </table:table-cell>
          <table:table-cell office:value-type="float" office:value="-0.161177" calcext:value-type="float">
            <text:p>-0,161177</text:p>
          </table:table-cell>
          <table:table-cell office:value-type="float" office:value="-0.052235" calcext:value-type="float">
            <text:p>-0,052235</text:p>
          </table:table-cell>
          <table:table-cell office:value-type="float" office:value="-0.011178" calcext:value-type="float">
            <text:p>-0,011178</text:p>
          </table:table-cell>
          <table:table-cell office:value-type="float" office:value="-0.001199" calcext:value-type="float">
            <text:p>-0,001199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15556" calcext:value-type="float">
            <text:p>0,015556</text:p>
          </table:table-cell>
          <table:table-cell office:value-type="float" office:value="0.050298" calcext:value-type="float">
            <text:p>0,050298</text:p>
          </table:table-cell>
          <table:table-cell office:value-type="float" office:value="0.09398" calcext:value-type="float">
            <text:p>0,09398</text:p>
          </table:table-cell>
          <table:table-cell office:value-type="float" office:value="0.166161" calcext:value-type="float">
            <text:p>0,166161</text:p>
          </table:table-cell>
          <table:table-cell office:value-type="float" office:value="0.294264" calcext:value-type="float">
            <text:p>0,294264</text:p>
          </table:table-cell>
          <table:table-cell office:value-type="float" office:value="0.450469" calcext:value-type="float">
            <text:p>0,450469</text:p>
          </table:table-cell>
          <table:table-cell office:value-type="float" office:value="0.039966" calcext:value-type="float">
            <text:p>0,0399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87904" calcext:value-type="float">
            <text:p>-0,387904</text:p>
          </table:table-cell>
          <table:table-cell office:value-type="float" office:value="-0.162205" calcext:value-type="float">
            <text:p>-0,162205</text:p>
          </table:table-cell>
          <table:table-cell office:value-type="float" office:value="-0.045831" calcext:value-type="float">
            <text:p>-0,045831</text:p>
          </table:table-cell>
          <table:table-cell office:value-type="float" office:value="-0.010869" calcext:value-type="float">
            <text:p>-0,010869</text:p>
          </table:table-cell>
          <table:table-cell office:value-type="float" office:value="-0.001975" calcext:value-type="float">
            <text:p>-0,001975</text:p>
          </table:table-cell>
          <table:table-cell office:value-type="float" office:value="0.003524" calcext:value-type="float">
            <text:p>0,003524</text:p>
          </table:table-cell>
          <table:table-cell office:value-type="float" office:value="0.013155" calcext:value-type="float">
            <text:p>0,013155</text:p>
          </table:table-cell>
          <table:table-cell office:value-type="float" office:value="0.043877" calcext:value-type="float">
            <text:p>0,043877</text:p>
          </table:table-cell>
          <table:table-cell office:value-type="float" office:value="0.100186" calcext:value-type="float">
            <text:p>0,100186</text:p>
          </table:table-cell>
          <table:table-cell office:value-type="float" office:value="0.167651" calcext:value-type="float">
            <text:p>0,167651</text:p>
          </table:table-cell>
          <table:table-cell office:value-type="float" office:value="0.303028" calcext:value-type="float">
            <text:p>0,303028</text:p>
          </table:table-cell>
          <table:table-cell office:value-type="float" office:value="0.450469" calcext:value-type="float">
            <text:p>0,450469</text:p>
          </table:table-cell>
          <table:table-cell office:value-type="float" office:value="0.041054" calcext:value-type="float">
            <text:p>0,0410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87904" calcext:value-type="float">
            <text:p>-0,387904</text:p>
          </table:table-cell>
          <table:table-cell office:value-type="float" office:value="-0.166907" calcext:value-type="float">
            <text:p>-0,166907</text:p>
          </table:table-cell>
          <table:table-cell office:value-type="float" office:value="-0.06214" calcext:value-type="float">
            <text:p>-0,06214</text:p>
          </table:table-cell>
          <table:table-cell office:value-type="float" office:value="-0.010969" calcext:value-type="float">
            <text:p>-0,010969</text:p>
          </table:table-cell>
          <table:table-cell office:value-type="float" office:value="-0.001593" calcext:value-type="float">
            <text:p>-0,001593</text:p>
          </table:table-cell>
          <table:table-cell office:value-type="float" office:value="0.003106" calcext:value-type="float">
            <text:p>0,003106</text:p>
          </table:table-cell>
          <table:table-cell office:value-type="float" office:value="0.018037" calcext:value-type="float">
            <text:p>0,018037</text:p>
          </table:table-cell>
          <table:table-cell office:value-type="float" office:value="0.063834" calcext:value-type="float">
            <text:p>0,063834</text:p>
          </table:table-cell>
          <table:table-cell office:value-type="float" office:value="0.102657" calcext:value-type="float">
            <text:p>0,102657</text:p>
          </table:table-cell>
          <table:table-cell office:value-type="float" office:value="0.153529" calcext:value-type="float">
            <text:p>0,153529</text:p>
          </table:table-cell>
          <table:table-cell office:value-type="float" office:value="0.335533" calcext:value-type="float">
            <text:p>0,335533</text:p>
          </table:table-cell>
          <table:table-cell office:value-type="float" office:value="0.450469" calcext:value-type="float">
            <text:p>0,450469</text:p>
          </table:table-cell>
          <table:table-cell office:value-type="float" office:value="0.043509" calcext:value-type="float">
            <text:p>0,0435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92696" calcext:value-type="float">
            <text:p>-0,392696</text:p>
          </table:table-cell>
          <table:table-cell office:value-type="float" office:value="-0.189237" calcext:value-type="float">
            <text:p>-0,189237</text:p>
          </table:table-cell>
          <table:table-cell office:value-type="float" office:value="-0.05497" calcext:value-type="float">
            <text:p>-0,05497</text:p>
          </table:table-cell>
          <table:table-cell office:value-type="float" office:value="-0.01205" calcext:value-type="float">
            <text:p>-0,01205</text:p>
          </table:table-cell>
          <table:table-cell office:value-type="float" office:value="-0.001699" calcext:value-type="float">
            <text:p>-0,001699</text:p>
          </table:table-cell>
          <table:table-cell office:value-type="float" office:value="0.002379" calcext:value-type="float">
            <text:p>0,002379</text:p>
          </table:table-cell>
          <table:table-cell office:value-type="float" office:value="0.012534" calcext:value-type="float">
            <text:p>0,012534</text:p>
          </table:table-cell>
          <table:table-cell office:value-type="float" office:value="0.060196" calcext:value-type="float">
            <text:p>0,060196</text:p>
          </table:table-cell>
          <table:table-cell office:value-type="float" office:value="0.101866" calcext:value-type="float">
            <text:p>0,101866</text:p>
          </table:table-cell>
          <table:table-cell office:value-type="float" office:value="0.161577" calcext:value-type="float">
            <text:p>0,161577</text:p>
          </table:table-cell>
          <table:table-cell office:value-type="float" office:value="0.333957" calcext:value-type="float">
            <text:p>0,333957</text:p>
          </table:table-cell>
          <table:table-cell office:value-type="float" office:value="0.450469" calcext:value-type="float">
            <text:p>0,450469</text:p>
          </table:table-cell>
          <table:table-cell office:value-type="float" office:value="0.041455" calcext:value-type="float">
            <text:p>0,0414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92696" calcext:value-type="float">
            <text:p>-0,392696</text:p>
          </table:table-cell>
          <table:table-cell office:value-type="float" office:value="-0.144753" calcext:value-type="float">
            <text:p>-0,144753</text:p>
          </table:table-cell>
          <table:table-cell office:value-type="float" office:value="-0.036603" calcext:value-type="float">
            <text:p>-0,036603</text:p>
          </table:table-cell>
          <table:table-cell office:value-type="float" office:value="-0.006951" calcext:value-type="float">
            <text:p>-0,006951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0.008042" calcext:value-type="float">
            <text:p>0,008042</text:p>
          </table:table-cell>
          <table:table-cell office:value-type="float" office:value="0.039305" calcext:value-type="float">
            <text:p>0,039305</text:p>
          </table:table-cell>
          <table:table-cell office:value-type="float" office:value="0.076013" calcext:value-type="float">
            <text:p>0,076013</text:p>
          </table:table-cell>
          <table:table-cell office:value-type="float" office:value="0.114988" calcext:value-type="float">
            <text:p>0,114988</text:p>
          </table:table-cell>
          <table:table-cell office:value-type="float" office:value="0.178617" calcext:value-type="float">
            <text:p>0,178617</text:p>
          </table:table-cell>
          <table:table-cell office:value-type="float" office:value="0.367885" calcext:value-type="float">
            <text:p>0,367885</text:p>
          </table:table-cell>
          <table:table-cell office:value-type="float" office:value="0.478275" calcext:value-type="float">
            <text:p>0,478275</text:p>
          </table:table-cell>
          <table:table-cell office:value-type="float" office:value="0.059713" calcext:value-type="float">
            <text:p>0,0597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10614" calcext:value-type="float">
            <text:p>-0,310614</text:p>
          </table:table-cell>
          <table:table-cell office:value-type="float" office:value="-0.115951" calcext:value-type="float">
            <text:p>-0,115951</text:p>
          </table:table-cell>
          <table:table-cell office:value-type="float" office:value="-0.029185" calcext:value-type="float">
            <text:p>-0,029185</text:p>
          </table:table-cell>
          <table:table-cell office:value-type="float" office:value="-0.004099" calcext:value-type="float">
            <text:p>-0,004099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9238" calcext:value-type="float">
            <text:p>0,009238</text:p>
          </table:table-cell>
          <table:table-cell office:value-type="float" office:value="0.045956" calcext:value-type="float">
            <text:p>0,045956</text:p>
          </table:table-cell>
          <table:table-cell office:value-type="float" office:value="0.087682" calcext:value-type="float">
            <text:p>0,087682</text:p>
          </table:table-cell>
          <table:table-cell office:value-type="float" office:value="0.133594" calcext:value-type="float">
            <text:p>0,133594</text:p>
          </table:table-cell>
          <table:table-cell office:value-type="float" office:value="0.214256" calcext:value-type="float">
            <text:p>0,214256</text:p>
          </table:table-cell>
          <table:table-cell office:value-type="float" office:value="0.387372" calcext:value-type="float">
            <text:p>0,387372</text:p>
          </table:table-cell>
          <table:table-cell office:value-type="float" office:value="0.503823" calcext:value-type="float">
            <text:p>0,503823</text:p>
          </table:table-cell>
          <table:table-cell office:value-type="float" office:value="0.072964" calcext:value-type="float">
            <text:p>0,0729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07844" calcext:value-type="float">
            <text:p>-0,207844</text:p>
          </table:table-cell>
          <table:table-cell office:value-type="float" office:value="-0.096824" calcext:value-type="float">
            <text:p>-0,096824</text:p>
          </table:table-cell>
          <table:table-cell office:value-type="float" office:value="-0.01301" calcext:value-type="float">
            <text:p>-0,01301</text:p>
          </table:table-cell>
          <table:table-cell office:value-type="float" office:value="-0.001171" calcext:value-type="float">
            <text:p>-0,001171</text:p>
          </table:table-cell>
          <table:table-cell office:value-type="float" office:value="0.003616" calcext:value-type="float">
            <text:p>0,003616</text:p>
          </table:table-cell>
          <table:table-cell office:value-type="float" office:value="0.022741" calcext:value-type="float">
            <text:p>0,022741</text:p>
          </table:table-cell>
          <table:table-cell office:value-type="float" office:value="0.064088" calcext:value-type="float">
            <text:p>0,064088</text:p>
          </table:table-cell>
          <table:table-cell office:value-type="float" office:value="0.097429" calcext:value-type="float">
            <text:p>0,097429</text:p>
          </table:table-cell>
          <table:table-cell office:value-type="float" office:value="0.144468" calcext:value-type="float">
            <text:p>0,144468</text:p>
          </table:table-cell>
          <table:table-cell office:value-type="float" office:value="0.263593" calcext:value-type="float">
            <text:p>0,263593</text:p>
          </table:table-cell>
          <table:table-cell office:value-type="float" office:value="0.424182" calcext:value-type="float">
            <text:p>0,424182</text:p>
          </table:table-cell>
          <table:table-cell office:value-type="float" office:value="0.516181" calcext:value-type="float">
            <text:p>0,516181</text:p>
          </table:table-cell>
          <table:table-cell office:value-type="float" office:value="0.090911" calcext:value-type="float">
            <text:p>0,0909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22316" calcext:value-type="float">
            <text:p>-0,222316</text:p>
          </table:table-cell>
          <table:table-cell office:value-type="float" office:value="-0.080872" calcext:value-type="float">
            <text:p>-0,080872</text:p>
          </table:table-cell>
          <table:table-cell office:value-type="float" office:value="-0.009913" calcext:value-type="float">
            <text:p>-0,009913</text:p>
          </table:table-cell>
          <table:table-cell office:value-type="float" office:value="-0.000165" calcext:value-type="float">
            <text:p>-0,000165</text:p>
          </table:table-cell>
          <table:table-cell office:value-type="float" office:value="0.008394" calcext:value-type="float">
            <text:p>0,008394</text:p>
          </table:table-cell>
          <table:table-cell office:value-type="float" office:value="0.031439" calcext:value-type="float">
            <text:p>0,031439</text:p>
          </table:table-cell>
          <table:table-cell office:value-type="float" office:value="0.069868" calcext:value-type="float">
            <text:p>0,069868</text:p>
          </table:table-cell>
          <table:table-cell office:value-type="float" office:value="0.11773" calcext:value-type="float">
            <text:p>0,11773</text:p>
          </table:table-cell>
          <table:table-cell office:value-type="float" office:value="0.190189" calcext:value-type="float">
            <text:p>0,190189</text:p>
          </table:table-cell>
          <table:table-cell office:value-type="float" office:value="0.297622" calcext:value-type="float">
            <text:p>0,297622</text:p>
          </table:table-cell>
          <table:table-cell office:value-type="float" office:value="0.426275" calcext:value-type="float">
            <text:p>0,426275</text:p>
          </table:table-cell>
          <table:table-cell office:value-type="float" office:value="0.516181" calcext:value-type="float">
            <text:p>0,516181</text:p>
          </table:table-cell>
          <table:table-cell office:value-type="float" office:value="0.105057" calcext:value-type="float">
            <text:p>0,1050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69946" calcext:value-type="float">
            <text:p>-0,169946</text:p>
          </table:table-cell>
          <table:table-cell office:value-type="float" office:value="-0.068015" calcext:value-type="float">
            <text:p>-0,068015</text:p>
          </table:table-cell>
          <table:table-cell office:value-type="float" office:value="-0.005325" calcext:value-type="float">
            <text:p>-0,005325</text:p>
          </table:table-cell>
          <table:table-cell office:value-type="float" office:value="0.004376" calcext:value-type="float">
            <text:p>0,004376</text:p>
          </table:table-cell>
          <table:table-cell office:value-type="float" office:value="0.020263" calcext:value-type="float">
            <text:p>0,020263</text:p>
          </table:table-cell>
          <table:table-cell office:value-type="float" office:value="0.049459" calcext:value-type="float">
            <text:p>0,049459</text:p>
          </table:table-cell>
          <table:table-cell office:value-type="float" office:value="0.092696" calcext:value-type="float">
            <text:p>0,092696</text:p>
          </table:table-cell>
          <table:table-cell office:value-type="float" office:value="0.137632" calcext:value-type="float">
            <text:p>0,137632</text:p>
          </table:table-cell>
          <table:table-cell office:value-type="float" office:value="0.221613" calcext:value-type="float">
            <text:p>0,221613</text:p>
          </table:table-cell>
          <table:table-cell office:value-type="float" office:value="0.326484" calcext:value-type="float">
            <text:p>0,326484</text:p>
          </table:table-cell>
          <table:table-cell office:value-type="float" office:value="0.438305" calcext:value-type="float">
            <text:p>0,438305</text:p>
          </table:table-cell>
          <table:table-cell office:value-type="float" office:value="0.516181" calcext:value-type="float">
            <text:p>0,516181</text:p>
          </table:table-cell>
          <table:table-cell office:value-type="float" office:value="0.121749" calcext:value-type="float">
            <text:p>0,1217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247865" calcext:value-type="float">
            <text:p>-0,247865</text:p>
          </table:table-cell>
          <table:table-cell office:value-type="float" office:value="-0.071893" calcext:value-type="float">
            <text:p>-0,071893</text:p>
          </table:table-cell>
          <table:table-cell office:value-type="float" office:value="-0.007767" calcext:value-type="float">
            <text:p>-0,007767</text:p>
          </table:table-cell>
          <table:table-cell office:value-type="float" office:value="0.003634" calcext:value-type="float">
            <text:p>0,003634</text:p>
          </table:table-cell>
          <table:table-cell office:value-type="float" office:value="0.025059" calcext:value-type="float">
            <text:p>0,025059</text:p>
          </table:table-cell>
          <table:table-cell office:value-type="float" office:value="0.068874" calcext:value-type="float">
            <text:p>0,068874</text:p>
          </table:table-cell>
          <table:table-cell office:value-type="float" office:value="0.116502" calcext:value-type="float">
            <text:p>0,116502</text:p>
          </table:table-cell>
          <table:table-cell office:value-type="float" office:value="0.178477" calcext:value-type="float">
            <text:p>0,178477</text:p>
          </table:table-cell>
          <table:table-cell office:value-type="float" office:value="0.262086" calcext:value-type="float">
            <text:p>0,262086</text:p>
          </table:table-cell>
          <table:table-cell office:value-type="float" office:value="0.342439" calcext:value-type="float">
            <text:p>0,342439</text:p>
          </table:table-cell>
          <table:table-cell office:value-type="float" office:value="0.440179" calcext:value-type="float">
            <text:p>0,440179</text:p>
          </table:table-cell>
          <table:table-cell office:value-type="float" office:value="0.516181" calcext:value-type="float">
            <text:p>0,516181</text:p>
          </table:table-cell>
          <table:table-cell office:value-type="float" office:value="0.135759" calcext:value-type="float">
            <text:p>0,1357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74375" calcext:value-type="float">
            <text:p>-0,274375</text:p>
          </table:table-cell>
          <table:table-cell office:value-type="float" office:value="-0.100619" calcext:value-type="float">
            <text:p>-0,100619</text:p>
          </table:table-cell>
          <table:table-cell office:value-type="float" office:value="-0.006894" calcext:value-type="float">
            <text:p>-0,006894</text:p>
          </table:table-cell>
          <table:table-cell office:value-type="float" office:value="0.010939" calcext:value-type="float">
            <text:p>0,010939</text:p>
          </table:table-cell>
          <table:table-cell office:value-type="float" office:value="0.053762" calcext:value-type="float">
            <text:p>0,053762</text:p>
          </table:table-cell>
          <table:table-cell office:value-type="float" office:value="0.103913" calcext:value-type="float">
            <text:p>0,103913</text:p>
          </table:table-cell>
          <table:table-cell office:value-type="float" office:value="0.156153" calcext:value-type="float">
            <text:p>0,156153</text:p>
          </table:table-cell>
          <table:table-cell office:value-type="float" office:value="0.220074" calcext:value-type="float">
            <text:p>0,220074</text:p>
          </table:table-cell>
          <table:table-cell office:value-type="float" office:value="0.301944" calcext:value-type="float">
            <text:p>0,301944</text:p>
          </table:table-cell>
          <table:table-cell office:value-type="float" office:value="0.357176" calcext:value-type="float">
            <text:p>0,357176</text:p>
          </table:table-cell>
          <table:table-cell office:value-type="float" office:value="0.449959" calcext:value-type="float">
            <text:p>0,449959</text:p>
          </table:table-cell>
          <table:table-cell office:value-type="float" office:value="0.517607" calcext:value-type="float">
            <text:p>0,517607</text:p>
          </table:table-cell>
          <table:table-cell office:value-type="float" office:value="0.154641" calcext:value-type="float">
            <text:p>0,1546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69946" calcext:value-type="float">
            <text:p>-0,169946</text:p>
          </table:table-cell>
          <table:table-cell office:value-type="float" office:value="-0.074853" calcext:value-type="float">
            <text:p>-0,074853</text:p>
          </table:table-cell>
          <table:table-cell office:value-type="float" office:value="-0.006004" calcext:value-type="float">
            <text:p>-0,006004</text:p>
          </table:table-cell>
          <table:table-cell office:value-type="float" office:value="0.011436" calcext:value-type="float">
            <text:p>0,011436</text:p>
          </table:table-cell>
          <table:table-cell office:value-type="float" office:value="0.067291" calcext:value-type="float">
            <text:p>0,067291</text:p>
          </table:table-cell>
          <table:table-cell office:value-type="float" office:value="0.126213" calcext:value-type="float">
            <text:p>0,126213</text:p>
          </table:table-cell>
          <table:table-cell office:value-type="float" office:value="0.190529" calcext:value-type="float">
            <text:p>0,190529</text:p>
          </table:table-cell>
          <table:table-cell office:value-type="float" office:value="0.265461" calcext:value-type="float">
            <text:p>0,265461</text:p>
          </table:table-cell>
          <table:table-cell office:value-type="float" office:value="0.319409" calcext:value-type="float">
            <text:p>0,319409</text:p>
          </table:table-cell>
          <table:table-cell office:value-type="float" office:value="0.369654" calcext:value-type="float">
            <text:p>0,369654</text:p>
          </table:table-cell>
          <table:table-cell office:value-type="float" office:value="0.468189" calcext:value-type="float">
            <text:p>0,468189</text:p>
          </table:table-cell>
          <table:table-cell office:value-type="float" office:value="0.548281" calcext:value-type="float">
            <text:p>0,548281</text:p>
          </table:table-cell>
          <table:table-cell office:value-type="float" office:value="0.173732" calcext:value-type="float">
            <text:p>0,1737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271997" calcext:value-type="float">
            <text:p>-0,271997</text:p>
          </table:table-cell>
          <table:table-cell office:value-type="float" office:value="-0.09107" calcext:value-type="float">
            <text:p>-0,09107</text:p>
          </table:table-cell>
          <table:table-cell office:value-type="float" office:value="-0.001519" calcext:value-type="float">
            <text:p>-0,001519</text:p>
          </table:table-cell>
          <table:table-cell office:value-type="float" office:value="0.04446" calcext:value-type="float">
            <text:p>0,04446</text:p>
          </table:table-cell>
          <table:table-cell office:value-type="float" office:value="0.109438" calcext:value-type="float">
            <text:p>0,109438</text:p>
          </table:table-cell>
          <table:table-cell office:value-type="float" office:value="0.151633" calcext:value-type="float">
            <text:p>0,151633</text:p>
          </table:table-cell>
          <table:table-cell office:value-type="float" office:value="0.205544" calcext:value-type="float">
            <text:p>0,205544</text:p>
          </table:table-cell>
          <table:table-cell office:value-type="float" office:value="0.25373" calcext:value-type="float">
            <text:p>0,25373</text:p>
          </table:table-cell>
          <table:table-cell office:value-type="float" office:value="0.309945" calcext:value-type="float">
            <text:p>0,309945</text:p>
          </table:table-cell>
          <table:table-cell office:value-type="float" office:value="0.37324" calcext:value-type="float">
            <text:p>0,37324</text:p>
          </table:table-cell>
          <table:table-cell office:value-type="float" office:value="0.47949" calcext:value-type="float">
            <text:p>0,47949</text:p>
          </table:table-cell>
          <table:table-cell office:value-type="float" office:value="0.548281" calcext:value-type="float">
            <text:p>0,548281</text:p>
          </table:table-cell>
          <table:table-cell office:value-type="float" office:value="0.183489" calcext:value-type="float">
            <text:p>0,18348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22384" calcext:value-type="float">
            <text:p>-0,22384</text:p>
          </table:table-cell>
          <table:table-cell office:value-type="float" office:value="-0.055493" calcext:value-type="float">
            <text:p>-0,055493</text:p>
          </table:table-cell>
          <table:table-cell office:value-type="float" office:value="0.009483" calcext:value-type="float">
            <text:p>0,009483</text:p>
          </table:table-cell>
          <table:table-cell office:value-type="float" office:value="0.068608" calcext:value-type="float">
            <text:p>0,068608</text:p>
          </table:table-cell>
          <table:table-cell office:value-type="float" office:value="0.11608" calcext:value-type="float">
            <text:p>0,11608</text:p>
          </table:table-cell>
          <table:table-cell office:value-type="float" office:value="0.157636" calcext:value-type="float">
            <text:p>0,157636</text:p>
          </table:table-cell>
          <table:table-cell office:value-type="float" office:value="0.217769" calcext:value-type="float">
            <text:p>0,217769</text:p>
          </table:table-cell>
          <table:table-cell office:value-type="float" office:value="0.280356" calcext:value-type="float">
            <text:p>0,280356</text:p>
          </table:table-cell>
          <table:table-cell office:value-type="float" office:value="0.324582" calcext:value-type="float">
            <text:p>0,324582</text:p>
          </table:table-cell>
          <table:table-cell office:value-type="float" office:value="0.386456" calcext:value-type="float">
            <text:p>0,386456</text:p>
          </table:table-cell>
          <table:table-cell office:value-type="float" office:value="0.490947" calcext:value-type="float">
            <text:p>0,490947</text:p>
          </table:table-cell>
          <table:table-cell office:value-type="float" office:value="0.636237" calcext:value-type="float">
            <text:p>0,636237</text:p>
          </table:table-cell>
          <table:table-cell office:value-type="float" office:value="0.199642" calcext:value-type="float">
            <text:p>0,1996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2384" calcext:value-type="float">
            <text:p>-0,22384</text:p>
          </table:table-cell>
          <table:table-cell office:value-type="float" office:value="-0.05251" calcext:value-type="float">
            <text:p>-0,05251</text:p>
          </table:table-cell>
          <table:table-cell office:value-type="float" office:value="0.003042" calcext:value-type="float">
            <text:p>0,003042</text:p>
          </table:table-cell>
          <table:table-cell office:value-type="float" office:value="0.054086" calcext:value-type="float">
            <text:p>0,054086</text:p>
          </table:table-cell>
          <table:table-cell office:value-type="float" office:value="0.117083" calcext:value-type="float">
            <text:p>0,117083</text:p>
          </table:table-cell>
          <table:table-cell office:value-type="float" office:value="0.165235" calcext:value-type="float">
            <text:p>0,165235</text:p>
          </table:table-cell>
          <table:table-cell office:value-type="float" office:value="0.225023" calcext:value-type="float">
            <text:p>0,225023</text:p>
          </table:table-cell>
          <table:table-cell office:value-type="float" office:value="0.286072" calcext:value-type="float">
            <text:p>0,286072</text:p>
          </table:table-cell>
          <table:table-cell office:value-type="float" office:value="0.328262" calcext:value-type="float">
            <text:p>0,328262</text:p>
          </table:table-cell>
          <table:table-cell office:value-type="float" office:value="0.39252" calcext:value-type="float">
            <text:p>0,39252</text:p>
          </table:table-cell>
          <table:table-cell office:value-type="float" office:value="0.497472" calcext:value-type="float">
            <text:p>0,497472</text:p>
          </table:table-cell>
          <table:table-cell office:value-type="float" office:value="0.636237" calcext:value-type="float">
            <text:p>0,636237</text:p>
          </table:table-cell>
          <table:table-cell office:value-type="float" office:value="0.201629" calcext:value-type="float">
            <text:p>0,2016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17503" calcext:value-type="float">
            <text:p>-0,17503</text:p>
          </table:table-cell>
          <table:table-cell office:value-type="float" office:value="-0.03706" calcext:value-type="float">
            <text:p>-0,03706</text:p>
          </table:table-cell>
          <table:table-cell office:value-type="float" office:value="0.018628" calcext:value-type="float">
            <text:p>0,018628</text:p>
          </table:table-cell>
          <table:table-cell office:value-type="float" office:value="0.093758" calcext:value-type="float">
            <text:p>0,093758</text:p>
          </table:table-cell>
          <table:table-cell office:value-type="float" office:value="0.141972" calcext:value-type="float">
            <text:p>0,141972</text:p>
          </table:table-cell>
          <table:table-cell office:value-type="float" office:value="0.192831" calcext:value-type="float">
            <text:p>0,192831</text:p>
          </table:table-cell>
          <table:table-cell office:value-type="float" office:value="0.249947" calcext:value-type="float">
            <text:p>0,249947</text:p>
          </table:table-cell>
          <table:table-cell office:value-type="float" office:value="0.295399" calcext:value-type="float">
            <text:p>0,295399</text:p>
          </table:table-cell>
          <table:table-cell office:value-type="float" office:value="0.34816" calcext:value-type="float">
            <text:p>0,34816</text:p>
          </table:table-cell>
          <table:table-cell office:value-type="float" office:value="0.403385" calcext:value-type="float">
            <text:p>0,403385</text:p>
          </table:table-cell>
          <table:table-cell office:value-type="float" office:value="0.493824" calcext:value-type="float">
            <text:p>0,493824</text:p>
          </table:table-cell>
          <table:table-cell office:value-type="float" office:value="0.636237" calcext:value-type="float">
            <text:p>0,636237</text:p>
          </table:table-cell>
          <table:table-cell office:value-type="float" office:value="0.220084" calcext:value-type="float">
            <text:p>0,22008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55768" calcext:value-type="float">
            <text:p>-0,155768</text:p>
          </table:table-cell>
          <table:table-cell office:value-type="float" office:value="-0.03467" calcext:value-type="float">
            <text:p>-0,03467</text:p>
          </table:table-cell>
          <table:table-cell office:value-type="float" office:value="0.007556" calcext:value-type="float">
            <text:p>0,007556</text:p>
          </table:table-cell>
          <table:table-cell office:value-type="float" office:value="0.075988" calcext:value-type="float">
            <text:p>0,075988</text:p>
          </table:table-cell>
          <table:table-cell office:value-type="float" office:value="0.139984" calcext:value-type="float">
            <text:p>0,139984</text:p>
          </table:table-cell>
          <table:table-cell office:value-type="float" office:value="0.199249" calcext:value-type="float">
            <text:p>0,199249</text:p>
          </table:table-cell>
          <table:table-cell office:value-type="float" office:value="0.25783" calcext:value-type="float">
            <text:p>0,25783</text:p>
          </table:table-cell>
          <table:table-cell office:value-type="float" office:value="0.308956" calcext:value-type="float">
            <text:p>0,308956</text:p>
          </table:table-cell>
          <table:table-cell office:value-type="float" office:value="0.359002" calcext:value-type="float">
            <text:p>0,359002</text:p>
          </table:table-cell>
          <table:table-cell office:value-type="float" office:value="0.402856" calcext:value-type="float">
            <text:p>0,402856</text:p>
          </table:table-cell>
          <table:table-cell office:value-type="float" office:value="0.496136" calcext:value-type="float">
            <text:p>0,496136</text:p>
          </table:table-cell>
          <table:table-cell office:value-type="float" office:value="0.636237" calcext:value-type="float">
            <text:p>0,636237</text:p>
          </table:table-cell>
          <table:table-cell office:value-type="float" office:value="0.221289" calcext:value-type="float">
            <text:p>0,22128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328805" calcext:value-type="float">
            <text:p>-0,328805</text:p>
          </table:table-cell>
          <table:table-cell office:value-type="float" office:value="-0.050298" calcext:value-type="float">
            <text:p>-0,050298</text:p>
          </table:table-cell>
          <table:table-cell office:value-type="float" office:value="0.003384" calcext:value-type="float">
            <text:p>0,003384</text:p>
          </table:table-cell>
          <table:table-cell office:value-type="float" office:value="0.052511" calcext:value-type="float">
            <text:p>0,052511</text:p>
          </table:table-cell>
          <table:table-cell office:value-type="float" office:value="0.127475" calcext:value-type="float">
            <text:p>0,127475</text:p>
          </table:table-cell>
          <table:table-cell office:value-type="float" office:value="0.183323" calcext:value-type="float">
            <text:p>0,183323</text:p>
          </table:table-cell>
          <table:table-cell office:value-type="float" office:value="0.231609" calcext:value-type="float">
            <text:p>0,231609</text:p>
          </table:table-cell>
          <table:table-cell office:value-type="float" office:value="0.29405" calcext:value-type="float">
            <text:p>0,29405</text:p>
          </table:table-cell>
          <table:table-cell office:value-type="float" office:value="0.349347" calcext:value-type="float">
            <text:p>0,349347</text:p>
          </table:table-cell>
          <table:table-cell office:value-type="float" office:value="0.397101" calcext:value-type="float">
            <text:p>0,397101</text:p>
          </table:table-cell>
          <table:table-cell office:value-type="float" office:value="0.494636" calcext:value-type="float">
            <text:p>0,494636</text:p>
          </table:table-cell>
          <table:table-cell office:value-type="float" office:value="0.636237" calcext:value-type="float">
            <text:p>0,636237</text:p>
          </table:table-cell>
          <table:table-cell office:value-type="float" office:value="0.208314" calcext:value-type="float">
            <text:p>0,2083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19161" calcext:value-type="float">
            <text:p>-0,219161</text:p>
          </table:table-cell>
          <table:table-cell office:value-type="float" office:value="-0.042427" calcext:value-type="float">
            <text:p>-0,042427</text:p>
          </table:table-cell>
          <table:table-cell office:value-type="float" office:value="0.021781" calcext:value-type="float">
            <text:p>0,021781</text:p>
          </table:table-cell>
          <table:table-cell office:value-type="float" office:value="0.084391" calcext:value-type="float">
            <text:p>0,084391</text:p>
          </table:table-cell>
          <table:table-cell office:value-type="float" office:value="0.12488" calcext:value-type="float">
            <text:p>0,12488</text:p>
          </table:table-cell>
          <table:table-cell office:value-type="float" office:value="0.180548" calcext:value-type="float">
            <text:p>0,180548</text:p>
          </table:table-cell>
          <table:table-cell office:value-type="float" office:value="0.245703" calcext:value-type="float">
            <text:p>0,245703</text:p>
          </table:table-cell>
          <table:table-cell office:value-type="float" office:value="0.3122" calcext:value-type="float">
            <text:p>0,3122</text:p>
          </table:table-cell>
          <table:table-cell office:value-type="float" office:value="0.359469" calcext:value-type="float">
            <text:p>0,359469</text:p>
          </table:table-cell>
          <table:table-cell office:value-type="float" office:value="0.406568" calcext:value-type="float">
            <text:p>0,406568</text:p>
          </table:table-cell>
          <table:table-cell office:value-type="float" office:value="0.500309" calcext:value-type="float">
            <text:p>0,500309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219342" calcext:value-type="float">
            <text:p>0,21934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25436" calcext:value-type="float">
            <text:p>-0,25436</text:p>
          </table:table-cell>
          <table:table-cell office:value-type="float" office:value="-0.047595" calcext:value-type="float">
            <text:p>-0,047595</text:p>
          </table:table-cell>
          <table:table-cell office:value-type="float" office:value="0.039725" calcext:value-type="float">
            <text:p>0,039725</text:p>
          </table:table-cell>
          <table:table-cell office:value-type="float" office:value="0.101095" calcext:value-type="float">
            <text:p>0,101095</text:p>
          </table:table-cell>
          <table:table-cell office:value-type="float" office:value="0.16211" calcext:value-type="float">
            <text:p>0,16211</text:p>
          </table:table-cell>
          <table:table-cell office:value-type="float" office:value="0.234774" calcext:value-type="float">
            <text:p>0,234774</text:p>
          </table:table-cell>
          <table:table-cell office:value-type="float" office:value="0.298217" calcext:value-type="float">
            <text:p>0,298217</text:p>
          </table:table-cell>
          <table:table-cell office:value-type="float" office:value="0.33483" calcext:value-type="float">
            <text:p>0,33483</text:p>
          </table:table-cell>
          <table:table-cell office:value-type="float" office:value="0.371522" calcext:value-type="float">
            <text:p>0,371522</text:p>
          </table:table-cell>
          <table:table-cell office:value-type="float" office:value="0.408787" calcext:value-type="float">
            <text:p>0,408787</text:p>
          </table:table-cell>
          <table:table-cell office:value-type="float" office:value="0.502611" calcext:value-type="float">
            <text:p>0,502611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240608" calcext:value-type="float">
            <text:p>0,24060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183662" calcext:value-type="float">
            <text:p>-0,183662</text:p>
          </table:table-cell>
          <table:table-cell office:value-type="float" office:value="-0.03188" calcext:value-type="float">
            <text:p>-0,03188</text:p>
          </table:table-cell>
          <table:table-cell office:value-type="float" office:value="0.036144" calcext:value-type="float">
            <text:p>0,036144</text:p>
          </table:table-cell>
          <table:table-cell office:value-type="float" office:value="0.104337" calcext:value-type="float">
            <text:p>0,104337</text:p>
          </table:table-cell>
          <table:table-cell office:value-type="float" office:value="0.162557" calcext:value-type="float">
            <text:p>0,162557</text:p>
          </table:table-cell>
          <table:table-cell office:value-type="float" office:value="0.238196" calcext:value-type="float">
            <text:p>0,238196</text:p>
          </table:table-cell>
          <table:table-cell office:value-type="float" office:value="0.29135" calcext:value-type="float">
            <text:p>0,29135</text:p>
          </table:table-cell>
          <table:table-cell office:value-type="float" office:value="0.338471" calcext:value-type="float">
            <text:p>0,338471</text:p>
          </table:table-cell>
          <table:table-cell office:value-type="float" office:value="0.369633" calcext:value-type="float">
            <text:p>0,369633</text:p>
          </table:table-cell>
          <table:table-cell office:value-type="float" office:value="0.403548" calcext:value-type="float">
            <text:p>0,403548</text:p>
          </table:table-cell>
          <table:table-cell office:value-type="float" office:value="0.497654" calcext:value-type="float">
            <text:p>0,497654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241001" calcext:value-type="float">
            <text:p>0,2410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09677" calcext:value-type="float">
            <text:p>-0,109677</text:p>
          </table:table-cell>
          <table:table-cell office:value-type="float" office:value="-0.015191" calcext:value-type="float">
            <text:p>-0,015191</text:p>
          </table:table-cell>
          <table:table-cell office:value-type="float" office:value="0.060451" calcext:value-type="float">
            <text:p>0,060451</text:p>
          </table:table-cell>
          <table:table-cell office:value-type="float" office:value="0.127269" calcext:value-type="float">
            <text:p>0,127269</text:p>
          </table:table-cell>
          <table:table-cell office:value-type="float" office:value="0.184095" calcext:value-type="float">
            <text:p>0,184095</text:p>
          </table:table-cell>
          <table:table-cell office:value-type="float" office:value="0.255517" calcext:value-type="float">
            <text:p>0,255517</text:p>
          </table:table-cell>
          <table:table-cell office:value-type="float" office:value="0.310662" calcext:value-type="float">
            <text:p>0,310662</text:p>
          </table:table-cell>
          <table:table-cell office:value-type="float" office:value="0.348182" calcext:value-type="float">
            <text:p>0,348182</text:p>
          </table:table-cell>
          <table:table-cell office:value-type="float" office:value="0.381566" calcext:value-type="float">
            <text:p>0,381566</text:p>
          </table:table-cell>
          <table:table-cell office:value-type="float" office:value="0.415518" calcext:value-type="float">
            <text:p>0,415518</text:p>
          </table:table-cell>
          <table:table-cell office:value-type="float" office:value="0.516047" calcext:value-type="float">
            <text:p>0,516047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258412" calcext:value-type="float">
            <text:p>0,25841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326836" calcext:value-type="float">
            <text:p>-0,326836</text:p>
          </table:table-cell>
          <table:table-cell office:value-type="float" office:value="-0.041096" calcext:value-type="float">
            <text:p>-0,041096</text:p>
          </table:table-cell>
          <table:table-cell office:value-type="float" office:value="0.033046" calcext:value-type="float">
            <text:p>0,033046</text:p>
          </table:table-cell>
          <table:table-cell office:value-type="float" office:value="0.11037" calcext:value-type="float">
            <text:p>0,11037</text:p>
          </table:table-cell>
          <table:table-cell office:value-type="float" office:value="0.175241" calcext:value-type="float">
            <text:p>0,175241</text:p>
          </table:table-cell>
          <table:table-cell office:value-type="float" office:value="0.236391" calcext:value-type="float">
            <text:p>0,236391</text:p>
          </table:table-cell>
          <table:table-cell office:value-type="float" office:value="0.284814" calcext:value-type="float">
            <text:p>0,284814</text:p>
          </table:table-cell>
          <table:table-cell office:value-type="float" office:value="0.33512" calcext:value-type="float">
            <text:p>0,33512</text:p>
          </table:table-cell>
          <table:table-cell office:value-type="float" office:value="0.368174" calcext:value-type="float">
            <text:p>0,368174</text:p>
          </table:table-cell>
          <table:table-cell office:value-type="float" office:value="0.413821" calcext:value-type="float">
            <text:p>0,413821</text:p>
          </table:table-cell>
          <table:table-cell office:value-type="float" office:value="0.514902" calcext:value-type="float">
            <text:p>0,514902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243078" calcext:value-type="float">
            <text:p>0,24307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316922" calcext:value-type="float">
            <text:p>-0,316922</text:p>
          </table:table-cell>
          <table:table-cell office:value-type="float" office:value="-0.035947" calcext:value-type="float">
            <text:p>-0,035947</text:p>
          </table:table-cell>
          <table:table-cell office:value-type="float" office:value="0.058529" calcext:value-type="float">
            <text:p>0,058529</text:p>
          </table:table-cell>
          <table:table-cell office:value-type="float" office:value="0.12523" calcext:value-type="float">
            <text:p>0,12523</text:p>
          </table:table-cell>
          <table:table-cell office:value-type="float" office:value="0.194696" calcext:value-type="float">
            <text:p>0,194696</text:p>
          </table:table-cell>
          <table:table-cell office:value-type="float" office:value="0.245878" calcext:value-type="float">
            <text:p>0,245878</text:p>
          </table:table-cell>
          <table:table-cell office:value-type="float" office:value="0.305634" calcext:value-type="float">
            <text:p>0,305634</text:p>
          </table:table-cell>
          <table:table-cell office:value-type="float" office:value="0.345786" calcext:value-type="float">
            <text:p>0,345786</text:p>
          </table:table-cell>
          <table:table-cell office:value-type="float" office:value="0.383879" calcext:value-type="float">
            <text:p>0,383879</text:p>
          </table:table-cell>
          <table:table-cell office:value-type="float" office:value="0.415039" calcext:value-type="float">
            <text:p>0,415039</text:p>
          </table:table-cell>
          <table:table-cell office:value-type="float" office:value="0.502206" calcext:value-type="float">
            <text:p>0,502206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254093" calcext:value-type="float">
            <text:p>0,25409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553476" calcext:value-type="float">
            <text:p>-0,553476</text:p>
          </table:table-cell>
          <table:table-cell office:value-type="float" office:value="-0.053926" calcext:value-type="float">
            <text:p>-0,053926</text:p>
          </table:table-cell>
          <table:table-cell office:value-type="float" office:value="0.068571" calcext:value-type="float">
            <text:p>0,068571</text:p>
          </table:table-cell>
          <table:table-cell office:value-type="float" office:value="0.13733" calcext:value-type="float">
            <text:p>0,13733</text:p>
          </table:table-cell>
          <table:table-cell office:value-type="float" office:value="0.206137" calcext:value-type="float">
            <text:p>0,206137</text:p>
          </table:table-cell>
          <table:table-cell office:value-type="float" office:value="0.27267" calcext:value-type="float">
            <text:p>0,27267</text:p>
          </table:table-cell>
          <table:table-cell office:value-type="float" office:value="0.330825" calcext:value-type="float">
            <text:p>0,330825</text:p>
          </table:table-cell>
          <table:table-cell office:value-type="float" office:value="0.371441" calcext:value-type="float">
            <text:p>0,371441</text:p>
          </table:table-cell>
          <table:table-cell office:value-type="float" office:value="0.403603" calcext:value-type="float">
            <text:p>0,403603</text:p>
          </table:table-cell>
          <table:table-cell office:value-type="float" office:value="0.429359" calcext:value-type="float">
            <text:p>0,429359</text:p>
          </table:table-cell>
          <table:table-cell office:value-type="float" office:value="0.509357" calcext:value-type="float">
            <text:p>0,509357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267537" calcext:value-type="float">
            <text:p>0,2675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208772" calcext:value-type="float">
            <text:p>-0,208772</text:p>
          </table:table-cell>
          <table:table-cell office:value-type="float" office:value="-0.031224" calcext:value-type="float">
            <text:p>-0,031224</text:p>
          </table:table-cell>
          <table:table-cell office:value-type="float" office:value="0.050057" calcext:value-type="float">
            <text:p>0,050057</text:p>
          </table:table-cell>
          <table:table-cell office:value-type="float" office:value="0.130873" calcext:value-type="float">
            <text:p>0,130873</text:p>
          </table:table-cell>
          <table:table-cell office:value-type="float" office:value="0.209439" calcext:value-type="float">
            <text:p>0,209439</text:p>
          </table:table-cell>
          <table:table-cell office:value-type="float" office:value="0.263034" calcext:value-type="float">
            <text:p>0,263034</text:p>
          </table:table-cell>
          <table:table-cell office:value-type="float" office:value="0.309603" calcext:value-type="float">
            <text:p>0,309603</text:p>
          </table:table-cell>
          <table:table-cell office:value-type="float" office:value="0.354077" calcext:value-type="float">
            <text:p>0,354077</text:p>
          </table:table-cell>
          <table:table-cell office:value-type="float" office:value="0.394584" calcext:value-type="float">
            <text:p>0,394584</text:p>
          </table:table-cell>
          <table:table-cell office:value-type="float" office:value="0.425332" calcext:value-type="float">
            <text:p>0,425332</text:p>
          </table:table-cell>
          <table:table-cell office:value-type="float" office:value="0.501853" calcext:value-type="float">
            <text:p>0,501853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260763" calcext:value-type="float">
            <text:p>0,26076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73983" calcext:value-type="float">
            <text:p>-0,073983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86271" calcext:value-type="float">
            <text:p>0,086271</text:p>
          </table:table-cell>
          <table:table-cell office:value-type="float" office:value="0.149229" calcext:value-type="float">
            <text:p>0,149229</text:p>
          </table:table-cell>
          <table:table-cell office:value-type="float" office:value="0.21393" calcext:value-type="float">
            <text:p>0,21393</text:p>
          </table:table-cell>
          <table:table-cell office:value-type="float" office:value="0.273089" calcext:value-type="float">
            <text:p>0,273089</text:p>
          </table:table-cell>
          <table:table-cell office:value-type="float" office:value="0.328891" calcext:value-type="float">
            <text:p>0,328891</text:p>
          </table:table-cell>
          <table:table-cell office:value-type="float" office:value="0.36623" calcext:value-type="float">
            <text:p>0,36623</text:p>
          </table:table-cell>
          <table:table-cell office:value-type="float" office:value="0.407203" calcext:value-type="float">
            <text:p>0,407203</text:p>
          </table:table-cell>
          <table:table-cell office:value-type="float" office:value="0.438105" calcext:value-type="float">
            <text:p>0,438105</text:p>
          </table:table-cell>
          <table:table-cell office:value-type="float" office:value="0.514205" calcext:value-type="float">
            <text:p>0,514205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277824" calcext:value-type="float">
            <text:p>0,27782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175539" calcext:value-type="float">
            <text:p>-0,175539</text:p>
          </table:table-cell>
          <table:table-cell office:value-type="float" office:value="0.009173" calcext:value-type="float">
            <text:p>0,009173</text:p>
          </table:table-cell>
          <table:table-cell office:value-type="float" office:value="0.117636" calcext:value-type="float">
            <text:p>0,117636</text:p>
          </table:table-cell>
          <table:table-cell office:value-type="float" office:value="0.197377" calcext:value-type="float">
            <text:p>0,197377</text:p>
          </table:table-cell>
          <table:table-cell office:value-type="float" office:value="0.263272" calcext:value-type="float">
            <text:p>0,263272</text:p>
          </table:table-cell>
          <table:table-cell office:value-type="float" office:value="0.305349" calcext:value-type="float">
            <text:p>0,305349</text:p>
          </table:table-cell>
          <table:table-cell office:value-type="float" office:value="0.350859" calcext:value-type="float">
            <text:p>0,350859</text:p>
          </table:table-cell>
          <table:table-cell office:value-type="float" office:value="0.389538" calcext:value-type="float">
            <text:p>0,389538</text:p>
          </table:table-cell>
          <table:table-cell office:value-type="float" office:value="0.415264" calcext:value-type="float">
            <text:p>0,415264</text:p>
          </table:table-cell>
          <table:table-cell office:value-type="float" office:value="0.447911" calcext:value-type="float">
            <text:p>0,447911</text:p>
          </table:table-cell>
          <table:table-cell office:value-type="float" office:value="0.523783" calcext:value-type="float">
            <text:p>0,523783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02016" calcext:value-type="float">
            <text:p>0,3020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213231" calcext:value-type="float">
            <text:p>-0,213231</text:p>
          </table:table-cell>
          <table:table-cell office:value-type="float" office:value="0.004876" calcext:value-type="float">
            <text:p>0,004876</text:p>
          </table:table-cell>
          <table:table-cell office:value-type="float" office:value="0.147847" calcext:value-type="float">
            <text:p>0,147847</text:p>
          </table:table-cell>
          <table:table-cell office:value-type="float" office:value="0.238189" calcext:value-type="float">
            <text:p>0,238189</text:p>
          </table:table-cell>
          <table:table-cell office:value-type="float" office:value="0.289919" calcext:value-type="float">
            <text:p>0,289919</text:p>
          </table:table-cell>
          <table:table-cell office:value-type="float" office:value="0.329303" calcext:value-type="float">
            <text:p>0,329303</text:p>
          </table:table-cell>
          <table:table-cell office:value-type="float" office:value="0.358748" calcext:value-type="float">
            <text:p>0,358748</text:p>
          </table:table-cell>
          <table:table-cell office:value-type="float" office:value="0.392161" calcext:value-type="float">
            <text:p>0,392161</text:p>
          </table:table-cell>
          <table:table-cell office:value-type="float" office:value="0.418713" calcext:value-type="float">
            <text:p>0,418713</text:p>
          </table:table-cell>
          <table:table-cell office:value-type="float" office:value="0.441084" calcext:value-type="float">
            <text:p>0,441084</text:p>
          </table:table-cell>
          <table:table-cell office:value-type="float" office:value="0.513781" calcext:value-type="float">
            <text:p>0,513781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13462" calcext:value-type="float">
            <text:p>0,3134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354157" calcext:value-type="float">
            <text:p>-0,354157</text:p>
          </table:table-cell>
          <table:table-cell office:value-type="float" office:value="0.006914" calcext:value-type="float">
            <text:p>0,006914</text:p>
          </table:table-cell>
          <table:table-cell office:value-type="float" office:value="0.16946" calcext:value-type="float">
            <text:p>0,16946</text:p>
          </table:table-cell>
          <table:table-cell office:value-type="float" office:value="0.245914" calcext:value-type="float">
            <text:p>0,245914</text:p>
          </table:table-cell>
          <table:table-cell office:value-type="float" office:value="0.293328" calcext:value-type="float">
            <text:p>0,293328</text:p>
          </table:table-cell>
          <table:table-cell office:value-type="float" office:value="0.327155" calcext:value-type="float">
            <text:p>0,327155</text:p>
          </table:table-cell>
          <table:table-cell office:value-type="float" office:value="0.361364" calcext:value-type="float">
            <text:p>0,361364</text:p>
          </table:table-cell>
          <table:table-cell office:value-type="float" office:value="0.391412" calcext:value-type="float">
            <text:p>0,391412</text:p>
          </table:table-cell>
          <table:table-cell office:value-type="float" office:value="0.416552" calcext:value-type="float">
            <text:p>0,416552</text:p>
          </table:table-cell>
          <table:table-cell office:value-type="float" office:value="0.442907" calcext:value-type="float">
            <text:p>0,442907</text:p>
          </table:table-cell>
          <table:table-cell office:value-type="float" office:value="0.518862" calcext:value-type="float">
            <text:p>0,518862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17387" calcext:value-type="float">
            <text:p>0,31738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354157" calcext:value-type="float">
            <text:p>-0,354157</text:p>
          </table:table-cell>
          <table:table-cell office:value-type="float" office:value="-0.019619" calcext:value-type="float">
            <text:p>-0,019619</text:p>
          </table:table-cell>
          <table:table-cell office:value-type="float" office:value="0.111328" calcext:value-type="float">
            <text:p>0,111328</text:p>
          </table:table-cell>
          <table:table-cell office:value-type="float" office:value="0.227552" calcext:value-type="float">
            <text:p>0,227552</text:p>
          </table:table-cell>
          <table:table-cell office:value-type="float" office:value="0.294302" calcext:value-type="float">
            <text:p>0,294302</text:p>
          </table:table-cell>
          <table:table-cell office:value-type="float" office:value="0.335174" calcext:value-type="float">
            <text:p>0,335174</text:p>
          </table:table-cell>
          <table:table-cell office:value-type="float" office:value="0.36016" calcext:value-type="float">
            <text:p>0,36016</text:p>
          </table:table-cell>
          <table:table-cell office:value-type="float" office:value="0.393017" calcext:value-type="float">
            <text:p>0,393017</text:p>
          </table:table-cell>
          <table:table-cell office:value-type="float" office:value="0.421943" calcext:value-type="float">
            <text:p>0,421943</text:p>
          </table:table-cell>
          <table:table-cell office:value-type="float" office:value="0.447494" calcext:value-type="float">
            <text:p>0,447494</text:p>
          </table:table-cell>
          <table:table-cell office:value-type="float" office:value="0.512738" calcext:value-type="float">
            <text:p>0,512738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08409" calcext:value-type="float">
            <text:p>0,3084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354157" calcext:value-type="float">
            <text:p>-0,354157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14779" calcext:value-type="float">
            <text:p>0,14779</text:p>
          </table:table-cell>
          <table:table-cell office:value-type="float" office:value="0.250214" calcext:value-type="float">
            <text:p>0,250214</text:p>
          </table:table-cell>
          <table:table-cell office:value-type="float" office:value="0.309108" calcext:value-type="float">
            <text:p>0,309108</text:p>
          </table:table-cell>
          <table:table-cell office:value-type="float" office:value="0.347486" calcext:value-type="float">
            <text:p>0,347486</text:p>
          </table:table-cell>
          <table:table-cell office:value-type="float" office:value="0.377548" calcext:value-type="float">
            <text:p>0,377548</text:p>
          </table:table-cell>
          <table:table-cell office:value-type="float" office:value="0.405926" calcext:value-type="float">
            <text:p>0,405926</text:p>
          </table:table-cell>
          <table:table-cell office:value-type="float" office:value="0.431523" calcext:value-type="float">
            <text:p>0,431523</text:p>
          </table:table-cell>
          <table:table-cell office:value-type="float" office:value="0.455819" calcext:value-type="float">
            <text:p>0,455819</text:p>
          </table:table-cell>
          <table:table-cell office:value-type="float" office:value="0.515933" calcext:value-type="float">
            <text:p>0,515933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24231" calcext:value-type="float">
            <text:p>0,32423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178289" calcext:value-type="float">
            <text:p>-0,178289</text:p>
          </table:table-cell>
          <table:table-cell office:value-type="float" office:value="0.01094" calcext:value-type="float">
            <text:p>0,01094</text:p>
          </table:table-cell>
          <table:table-cell office:value-type="float" office:value="0.19826" calcext:value-type="float">
            <text:p>0,19826</text:p>
          </table:table-cell>
          <table:table-cell office:value-type="float" office:value="0.282415" calcext:value-type="float">
            <text:p>0,282415</text:p>
          </table:table-cell>
          <table:table-cell office:value-type="float" office:value="0.328632" calcext:value-type="float">
            <text:p>0,328632</text:p>
          </table:table-cell>
          <table:table-cell office:value-type="float" office:value="0.358757" calcext:value-type="float">
            <text:p>0,358757</text:p>
          </table:table-cell>
          <table:table-cell office:value-type="float" office:value="0.390774" calcext:value-type="float">
            <text:p>0,390774</text:p>
          </table:table-cell>
          <table:table-cell office:value-type="float" office:value="0.412678" calcext:value-type="float">
            <text:p>0,412678</text:p>
          </table:table-cell>
          <table:table-cell office:value-type="float" office:value="0.43212" calcext:value-type="float">
            <text:p>0,43212</text:p>
          </table:table-cell>
          <table:table-cell office:value-type="float" office:value="0.453341" calcext:value-type="float">
            <text:p>0,453341</text:p>
          </table:table-cell>
          <table:table-cell office:value-type="float" office:value="0.512208" calcext:value-type="float">
            <text:p>0,512208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38012" calcext:value-type="float">
            <text:p>0,33801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187397" calcext:value-type="float">
            <text:p>-0,187397</text:p>
          </table:table-cell>
          <table:table-cell office:value-type="float" office:value="0.012533" calcext:value-type="float">
            <text:p>0,012533</text:p>
          </table:table-cell>
          <table:table-cell office:value-type="float" office:value="0.191126" calcext:value-type="float">
            <text:p>0,191126</text:p>
          </table:table-cell>
          <table:table-cell office:value-type="float" office:value="0.293531" calcext:value-type="float">
            <text:p>0,293531</text:p>
          </table:table-cell>
          <table:table-cell office:value-type="float" office:value="0.33002" calcext:value-type="float">
            <text:p>0,33002</text:p>
          </table:table-cell>
          <table:table-cell office:value-type="float" office:value="0.357481" calcext:value-type="float">
            <text:p>0,357481</text:p>
          </table:table-cell>
          <table:table-cell office:value-type="float" office:value="0.38624" calcext:value-type="float">
            <text:p>0,38624</text:p>
          </table:table-cell>
          <table:table-cell office:value-type="float" office:value="0.406316" calcext:value-type="float">
            <text:p>0,406316</text:p>
          </table:table-cell>
          <table:table-cell office:value-type="float" office:value="0.424886" calcext:value-type="float">
            <text:p>0,424886</text:p>
          </table:table-cell>
          <table:table-cell office:value-type="float" office:value="0.443616" calcext:value-type="float">
            <text:p>0,443616</text:p>
          </table:table-cell>
          <table:table-cell office:value-type="float" office:value="0.50218" calcext:value-type="float">
            <text:p>0,50218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34793" calcext:value-type="float">
            <text:p>0,33479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73029" calcext:value-type="float">
            <text:p>-0,073029</text:p>
          </table:table-cell>
          <table:table-cell office:value-type="float" office:value="0.059595" calcext:value-type="float">
            <text:p>0,059595</text:p>
          </table:table-cell>
          <table:table-cell office:value-type="float" office:value="0.241854" calcext:value-type="float">
            <text:p>0,241854</text:p>
          </table:table-cell>
          <table:table-cell office:value-type="float" office:value="0.309791" calcext:value-type="float">
            <text:p>0,309791</text:p>
          </table:table-cell>
          <table:table-cell office:value-type="float" office:value="0.34641" calcext:value-type="float">
            <text:p>0,34641</text:p>
          </table:table-cell>
          <table:table-cell office:value-type="float" office:value="0.375962" calcext:value-type="float">
            <text:p>0,375962</text:p>
          </table:table-cell>
          <table:table-cell office:value-type="float" office:value="0.396854" calcext:value-type="float">
            <text:p>0,396854</text:p>
          </table:table-cell>
          <table:table-cell office:value-type="float" office:value="0.414603" calcext:value-type="float">
            <text:p>0,414603</text:p>
          </table:table-cell>
          <table:table-cell office:value-type="float" office:value="0.430748" calcext:value-type="float">
            <text:p>0,430748</text:p>
          </table:table-cell>
          <table:table-cell office:value-type="float" office:value="0.449147" calcext:value-type="float">
            <text:p>0,449147</text:p>
          </table:table-cell>
          <table:table-cell office:value-type="float" office:value="0.50783" calcext:value-type="float">
            <text:p>0,50783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53279" calcext:value-type="float">
            <text:p>0,35327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09556" calcext:value-type="float">
            <text:p>-0,009556</text:p>
          </table:table-cell>
          <table:table-cell office:value-type="float" office:value="0.064789" calcext:value-type="float">
            <text:p>0,064789</text:p>
          </table:table-cell>
          <table:table-cell office:value-type="float" office:value="0.230037" calcext:value-type="float">
            <text:p>0,230037</text:p>
          </table:table-cell>
          <table:table-cell office:value-type="float" office:value="0.299534" calcext:value-type="float">
            <text:p>0,299534</text:p>
          </table:table-cell>
          <table:table-cell office:value-type="float" office:value="0.34656" calcext:value-type="float">
            <text:p>0,34656</text:p>
          </table:table-cell>
          <table:table-cell office:value-type="float" office:value="0.377577" calcext:value-type="float">
            <text:p>0,377577</text:p>
          </table:table-cell>
          <table:table-cell office:value-type="float" office:value="0.395422" calcext:value-type="float">
            <text:p>0,395422</text:p>
          </table:table-cell>
          <table:table-cell office:value-type="float" office:value="0.407081" calcext:value-type="float">
            <text:p>0,407081</text:p>
          </table:table-cell>
          <table:table-cell office:value-type="float" office:value="0.426063" calcext:value-type="float">
            <text:p>0,426063</text:p>
          </table:table-cell>
          <table:table-cell office:value-type="float" office:value="0.440405" calcext:value-type="float">
            <text:p>0,440405</text:p>
          </table:table-cell>
          <table:table-cell office:value-type="float" office:value="0.505618" calcext:value-type="float">
            <text:p>0,505618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49309" calcext:value-type="float">
            <text:p>0,34930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93429" calcext:value-type="float">
            <text:p>-0,093429</text:p>
          </table:table-cell>
          <table:table-cell office:value-type="float" office:value="0.034559" calcext:value-type="float">
            <text:p>0,034559</text:p>
          </table:table-cell>
          <table:table-cell office:value-type="float" office:value="0.225103" calcext:value-type="float">
            <text:p>0,225103</text:p>
          </table:table-cell>
          <table:table-cell office:value-type="float" office:value="0.30199" calcext:value-type="float">
            <text:p>0,30199</text:p>
          </table:table-cell>
          <table:table-cell office:value-type="float" office:value="0.351507" calcext:value-type="float">
            <text:p>0,351507</text:p>
          </table:table-cell>
          <table:table-cell office:value-type="float" office:value="0.384187" calcext:value-type="float">
            <text:p>0,384187</text:p>
          </table:table-cell>
          <table:table-cell office:value-type="float" office:value="0.396065" calcext:value-type="float">
            <text:p>0,396065</text:p>
          </table:table-cell>
          <table:table-cell office:value-type="float" office:value="0.407012" calcext:value-type="float">
            <text:p>0,407012</text:p>
          </table:table-cell>
          <table:table-cell office:value-type="float" office:value="0.422515" calcext:value-type="float">
            <text:p>0,422515</text:p>
          </table:table-cell>
          <table:table-cell office:value-type="float" office:value="0.440902" calcext:value-type="float">
            <text:p>0,440902</text:p>
          </table:table-cell>
          <table:table-cell office:value-type="float" office:value="0.50325" calcext:value-type="float">
            <text:p>0,50325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46709" calcext:value-type="float">
            <text:p>0,3467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49783" calcext:value-type="float">
            <text:p>-0,049783</text:p>
          </table:table-cell>
          <table:table-cell office:value-type="float" office:value="0.087865" calcext:value-type="float">
            <text:p>0,087865</text:p>
          </table:table-cell>
          <table:table-cell office:value-type="float" office:value="0.263536" calcext:value-type="float">
            <text:p>0,263536</text:p>
          </table:table-cell>
          <table:table-cell office:value-type="float" office:value="0.32321" calcext:value-type="float">
            <text:p>0,32321</text:p>
          </table:table-cell>
          <table:table-cell office:value-type="float" office:value="0.362896" calcext:value-type="float">
            <text:p>0,362896</text:p>
          </table:table-cell>
          <table:table-cell office:value-type="float" office:value="0.390831" calcext:value-type="float">
            <text:p>0,390831</text:p>
          </table:table-cell>
          <table:table-cell office:value-type="float" office:value="0.401729" calcext:value-type="float">
            <text:p>0,401729</text:p>
          </table:table-cell>
          <table:table-cell office:value-type="float" office:value="0.415104" calcext:value-type="float">
            <text:p>0,415104</text:p>
          </table:table-cell>
          <table:table-cell office:value-type="float" office:value="0.429931" calcext:value-type="float">
            <text:p>0,429931</text:p>
          </table:table-cell>
          <table:table-cell office:value-type="float" office:value="0.446573" calcext:value-type="float">
            <text:p>0,446573</text:p>
          </table:table-cell>
          <table:table-cell office:value-type="float" office:value="0.515829" calcext:value-type="float">
            <text:p>0,515829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6375" calcext:value-type="float">
            <text:p>0,3637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08042" calcext:value-type="float">
            <text:p>-0,008042</text:p>
          </table:table-cell>
          <table:table-cell office:value-type="float" office:value="0.119093" calcext:value-type="float">
            <text:p>0,119093</text:p>
          </table:table-cell>
          <table:table-cell office:value-type="float" office:value="0.289253" calcext:value-type="float">
            <text:p>0,289253</text:p>
          </table:table-cell>
          <table:table-cell office:value-type="float" office:value="0.337916" calcext:value-type="float">
            <text:p>0,337916</text:p>
          </table:table-cell>
          <table:table-cell office:value-type="float" office:value="0.369275" calcext:value-type="float">
            <text:p>0,369275</text:p>
          </table:table-cell>
          <table:table-cell office:value-type="float" office:value="0.393723" calcext:value-type="float">
            <text:p>0,393723</text:p>
          </table:table-cell>
          <table:table-cell office:value-type="float" office:value="0.402105" calcext:value-type="float">
            <text:p>0,402105</text:p>
          </table:table-cell>
          <table:table-cell office:value-type="float" office:value="0.413387" calcext:value-type="float">
            <text:p>0,413387</text:p>
          </table:table-cell>
          <table:table-cell office:value-type="float" office:value="0.432519" calcext:value-type="float">
            <text:p>0,432519</text:p>
          </table:table-cell>
          <table:table-cell office:value-type="float" office:value="0.449477" calcext:value-type="float">
            <text:p>0,449477</text:p>
          </table:table-cell>
          <table:table-cell office:value-type="float" office:value="0.522216" calcext:value-type="float">
            <text:p>0,522216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72896" calcext:value-type="float">
            <text:p>0,37289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20402" calcext:value-type="float">
            <text:p>-0,020402</text:p>
          </table:table-cell>
          <table:table-cell office:value-type="float" office:value="0.102053" calcext:value-type="float">
            <text:p>0,102053</text:p>
          </table:table-cell>
          <table:table-cell office:value-type="float" office:value="0.287805" calcext:value-type="float">
            <text:p>0,287805</text:p>
          </table:table-cell>
          <table:table-cell office:value-type="float" office:value="0.340011" calcext:value-type="float">
            <text:p>0,340011</text:p>
          </table:table-cell>
          <table:table-cell office:value-type="float" office:value="0.370553" calcext:value-type="float">
            <text:p>0,370553</text:p>
          </table:table-cell>
          <table:table-cell office:value-type="float" office:value="0.393093" calcext:value-type="float">
            <text:p>0,393093</text:p>
          </table:table-cell>
          <table:table-cell office:value-type="float" office:value="0.402058" calcext:value-type="float">
            <text:p>0,402058</text:p>
          </table:table-cell>
          <table:table-cell office:value-type="float" office:value="0.413153" calcext:value-type="float">
            <text:p>0,413153</text:p>
          </table:table-cell>
          <table:table-cell office:value-type="float" office:value="0.42922" calcext:value-type="float">
            <text:p>0,42922</text:p>
          </table:table-cell>
          <table:table-cell office:value-type="float" office:value="0.453777" calcext:value-type="float">
            <text:p>0,453777</text:p>
          </table:table-cell>
          <table:table-cell office:value-type="float" office:value="0.524775" calcext:value-type="float">
            <text:p>0,524775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7165" calcext:value-type="float">
            <text:p>0,3716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20402" calcext:value-type="float">
            <text:p>-0,020402</text:p>
          </table:table-cell>
          <table:table-cell office:value-type="float" office:value="0.155487" calcext:value-type="float">
            <text:p>0,155487</text:p>
          </table:table-cell>
          <table:table-cell office:value-type="float" office:value="0.292769" calcext:value-type="float">
            <text:p>0,292769</text:p>
          </table:table-cell>
          <table:table-cell office:value-type="float" office:value="0.337248" calcext:value-type="float">
            <text:p>0,337248</text:p>
          </table:table-cell>
          <table:table-cell office:value-type="float" office:value="0.375658" calcext:value-type="float">
            <text:p>0,375658</text:p>
          </table:table-cell>
          <table:table-cell office:value-type="float" office:value="0.393392" calcext:value-type="float">
            <text:p>0,393392</text:p>
          </table:table-cell>
          <table:table-cell office:value-type="float" office:value="0.400852" calcext:value-type="float">
            <text:p>0,400852</text:p>
          </table:table-cell>
          <table:table-cell office:value-type="float" office:value="0.411615" calcext:value-type="float">
            <text:p>0,411615</text:p>
          </table:table-cell>
          <table:table-cell office:value-type="float" office:value="0.425809" calcext:value-type="float">
            <text:p>0,425809</text:p>
          </table:table-cell>
          <table:table-cell office:value-type="float" office:value="0.452885" calcext:value-type="float">
            <text:p>0,452885</text:p>
          </table:table-cell>
          <table:table-cell office:value-type="float" office:value="0.527893" calcext:value-type="float">
            <text:p>0,527893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77361" calcext:value-type="float">
            <text:p>0,37736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20402" calcext:value-type="float">
            <text:p>-0,020402</text:p>
          </table:table-cell>
          <table:table-cell office:value-type="float" office:value="0.133167" calcext:value-type="float">
            <text:p>0,133167</text:p>
          </table:table-cell>
          <table:table-cell office:value-type="float" office:value="0.280858" calcext:value-type="float">
            <text:p>0,280858</text:p>
          </table:table-cell>
          <table:table-cell office:value-type="float" office:value="0.331448" calcext:value-type="float">
            <text:p>0,331448</text:p>
          </table:table-cell>
          <table:table-cell office:value-type="float" office:value="0.367639" calcext:value-type="float">
            <text:p>0,367639</text:p>
          </table:table-cell>
          <table:table-cell office:value-type="float" office:value="0.391892" calcext:value-type="float">
            <text:p>0,391892</text:p>
          </table:table-cell>
          <table:table-cell office:value-type="float" office:value="0.400324" calcext:value-type="float">
            <text:p>0,400324</text:p>
          </table:table-cell>
          <table:table-cell office:value-type="float" office:value="0.412062" calcext:value-type="float">
            <text:p>0,412062</text:p>
          </table:table-cell>
          <table:table-cell office:value-type="float" office:value="0.428412" calcext:value-type="float">
            <text:p>0,428412</text:p>
          </table:table-cell>
          <table:table-cell office:value-type="float" office:value="0.456601" calcext:value-type="float">
            <text:p>0,456601</text:p>
          </table:table-cell>
          <table:table-cell office:value-type="float" office:value="0.528632" calcext:value-type="float">
            <text:p>0,528632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73103" calcext:value-type="float">
            <text:p>0,37310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532" calcext:value-type="float">
            <text:p>0,003532</text:p>
          </table:table-cell>
          <table:table-cell office:value-type="float" office:value="0.141344" calcext:value-type="float">
            <text:p>0,141344</text:p>
          </table:table-cell>
          <table:table-cell office:value-type="float" office:value="0.28765" calcext:value-type="float">
            <text:p>0,28765</text:p>
          </table:table-cell>
          <table:table-cell office:value-type="float" office:value="0.342126" calcext:value-type="float">
            <text:p>0,342126</text:p>
          </table:table-cell>
          <table:table-cell office:value-type="float" office:value="0.377098" calcext:value-type="float">
            <text:p>0,377098</text:p>
          </table:table-cell>
          <table:table-cell office:value-type="float" office:value="0.39185" calcext:value-type="float">
            <text:p>0,39185</text:p>
          </table:table-cell>
          <table:table-cell office:value-type="float" office:value="0.400517" calcext:value-type="float">
            <text:p>0,400517</text:p>
          </table:table-cell>
          <table:table-cell office:value-type="float" office:value="0.415064" calcext:value-type="float">
            <text:p>0,415064</text:p>
          </table:table-cell>
          <table:table-cell office:value-type="float" office:value="0.431032" calcext:value-type="float">
            <text:p>0,431032</text:p>
          </table:table-cell>
          <table:table-cell office:value-type="float" office:value="0.452556" calcext:value-type="float">
            <text:p>0,452556</text:p>
          </table:table-cell>
          <table:table-cell office:value-type="float" office:value="0.508989" calcext:value-type="float">
            <text:p>0,508989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74823" calcext:value-type="float">
            <text:p>0,37482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5947" calcext:value-type="float">
            <text:p>0,005947</text:p>
          </table:table-cell>
          <table:table-cell office:value-type="float" office:value="0.152245" calcext:value-type="float">
            <text:p>0,152245</text:p>
          </table:table-cell>
          <table:table-cell office:value-type="float" office:value="0.280458" calcext:value-type="float">
            <text:p>0,280458</text:p>
          </table:table-cell>
          <table:table-cell office:value-type="float" office:value="0.337268" calcext:value-type="float">
            <text:p>0,337268</text:p>
          </table:table-cell>
          <table:table-cell office:value-type="float" office:value="0.381731" calcext:value-type="float">
            <text:p>0,381731</text:p>
          </table:table-cell>
          <table:table-cell office:value-type="float" office:value="0.397542" calcext:value-type="float">
            <text:p>0,397542</text:p>
          </table:table-cell>
          <table:table-cell office:value-type="float" office:value="0.407608" calcext:value-type="float">
            <text:p>0,407608</text:p>
          </table:table-cell>
          <table:table-cell office:value-type="float" office:value="0.419295" calcext:value-type="float">
            <text:p>0,419295</text:p>
          </table:table-cell>
          <table:table-cell office:value-type="float" office:value="0.43006" calcext:value-type="float">
            <text:p>0,43006</text:p>
          </table:table-cell>
          <table:table-cell office:value-type="float" office:value="0.450409" calcext:value-type="float">
            <text:p>0,450409</text:p>
          </table:table-cell>
          <table:table-cell office:value-type="float" office:value="0.508094" calcext:value-type="float">
            <text:p>0,508094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76471" calcext:value-type="float">
            <text:p>0,37647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35781" calcext:value-type="float">
            <text:p>-0,035781</text:p>
          </table:table-cell>
          <table:table-cell office:value-type="float" office:value="0.11304" calcext:value-type="float">
            <text:p>0,11304</text:p>
          </table:table-cell>
          <table:table-cell office:value-type="float" office:value="0.263783" calcext:value-type="float">
            <text:p>0,263783</text:p>
          </table:table-cell>
          <table:table-cell office:value-type="float" office:value="0.322671" calcext:value-type="float">
            <text:p>0,322671</text:p>
          </table:table-cell>
          <table:table-cell office:value-type="float" office:value="0.360329" calcext:value-type="float">
            <text:p>0,360329</text:p>
          </table:table-cell>
          <table:table-cell office:value-type="float" office:value="0.388906" calcext:value-type="float">
            <text:p>0,388906</text:p>
          </table:table-cell>
          <table:table-cell office:value-type="float" office:value="0.399837" calcext:value-type="float">
            <text:p>0,399837</text:p>
          </table:table-cell>
          <table:table-cell office:value-type="float" office:value="0.413336" calcext:value-type="float">
            <text:p>0,413336</text:p>
          </table:table-cell>
          <table:table-cell office:value-type="float" office:value="0.427186" calcext:value-type="float">
            <text:p>0,427186</text:p>
          </table:table-cell>
          <table:table-cell office:value-type="float" office:value="0.447457" calcext:value-type="float">
            <text:p>0,447457</text:p>
          </table:table-cell>
          <table:table-cell office:value-type="float" office:value="0.507818" calcext:value-type="float">
            <text:p>0,507818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64436" calcext:value-type="float">
            <text:p>0,36443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97553" calcext:value-type="float">
            <text:p>-0,097553</text:p>
          </table:table-cell>
          <table:table-cell office:value-type="float" office:value="0.061032" calcext:value-type="float">
            <text:p>0,061032</text:p>
          </table:table-cell>
          <table:table-cell office:value-type="float" office:value="0.232199" calcext:value-type="float">
            <text:p>0,232199</text:p>
          </table:table-cell>
          <table:table-cell office:value-type="float" office:value="0.307915" calcext:value-type="float">
            <text:p>0,307915</text:p>
          </table:table-cell>
          <table:table-cell office:value-type="float" office:value="0.348792" calcext:value-type="float">
            <text:p>0,348792</text:p>
          </table:table-cell>
          <table:table-cell office:value-type="float" office:value="0.382456" calcext:value-type="float">
            <text:p>0,382456</text:p>
          </table:table-cell>
          <table:table-cell office:value-type="float" office:value="0.398307" calcext:value-type="float">
            <text:p>0,398307</text:p>
          </table:table-cell>
          <table:table-cell office:value-type="float" office:value="0.411892" calcext:value-type="float">
            <text:p>0,411892</text:p>
          </table:table-cell>
          <table:table-cell office:value-type="float" office:value="0.430012" calcext:value-type="float">
            <text:p>0,430012</text:p>
          </table:table-cell>
          <table:table-cell office:value-type="float" office:value="0.448061" calcext:value-type="float">
            <text:p>0,448061</text:p>
          </table:table-cell>
          <table:table-cell office:value-type="float" office:value="0.504263" calcext:value-type="float">
            <text:p>0,504263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52493" calcext:value-type="float">
            <text:p>0,35249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56318" calcext:value-type="float">
            <text:p>-0,056318</text:p>
          </table:table-cell>
          <table:table-cell office:value-type="float" office:value="0.041311" calcext:value-type="float">
            <text:p>0,041311</text:p>
          </table:table-cell>
          <table:table-cell office:value-type="float" office:value="0.171889" calcext:value-type="float">
            <text:p>0,171889</text:p>
          </table:table-cell>
          <table:table-cell office:value-type="float" office:value="0.262229" calcext:value-type="float">
            <text:p>0,262229</text:p>
          </table:table-cell>
          <table:table-cell office:value-type="float" office:value="0.332153" calcext:value-type="float">
            <text:p>0,332153</text:p>
          </table:table-cell>
          <table:table-cell office:value-type="float" office:value="0.367088" calcext:value-type="float">
            <text:p>0,367088</text:p>
          </table:table-cell>
          <table:table-cell office:value-type="float" office:value="0.391477" calcext:value-type="float">
            <text:p>0,391477</text:p>
          </table:table-cell>
          <table:table-cell office:value-type="float" office:value="0.406824" calcext:value-type="float">
            <text:p>0,406824</text:p>
          </table:table-cell>
          <table:table-cell office:value-type="float" office:value="0.425164" calcext:value-type="float">
            <text:p>0,425164</text:p>
          </table:table-cell>
          <table:table-cell office:value-type="float" office:value="0.438785" calcext:value-type="float">
            <text:p>0,438785</text:p>
          </table:table-cell>
          <table:table-cell office:value-type="float" office:value="0.492622" calcext:value-type="float">
            <text:p>0,492622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32954" calcext:value-type="float">
            <text:p>0,33295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57642" calcext:value-type="float">
            <text:p>-0,057642</text:p>
          </table:table-cell>
          <table:table-cell office:value-type="float" office:value="0.044105" calcext:value-type="float">
            <text:p>0,044105</text:p>
          </table:table-cell>
          <table:table-cell office:value-type="float" office:value="0.155982" calcext:value-type="float">
            <text:p>0,155982</text:p>
          </table:table-cell>
          <table:table-cell office:value-type="float" office:value="0.249578" calcext:value-type="float">
            <text:p>0,249578</text:p>
          </table:table-cell>
          <table:table-cell office:value-type="float" office:value="0.325651" calcext:value-type="float">
            <text:p>0,325651</text:p>
          </table:table-cell>
          <table:table-cell office:value-type="float" office:value="0.367904" calcext:value-type="float">
            <text:p>0,367904</text:p>
          </table:table-cell>
          <table:table-cell office:value-type="float" office:value="0.391525" calcext:value-type="float">
            <text:p>0,391525</text:p>
          </table:table-cell>
          <table:table-cell office:value-type="float" office:value="0.406702" calcext:value-type="float">
            <text:p>0,406702</text:p>
          </table:table-cell>
          <table:table-cell office:value-type="float" office:value="0.424139" calcext:value-type="float">
            <text:p>0,424139</text:p>
          </table:table-cell>
          <table:table-cell office:value-type="float" office:value="0.440463" calcext:value-type="float">
            <text:p>0,440463</text:p>
          </table:table-cell>
          <table:table-cell office:value-type="float" office:value="0.494304" calcext:value-type="float">
            <text:p>0,494304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330035" calcext:value-type="float">
            <text:p>0,33003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49465" calcext:value-type="float">
            <text:p>-0,049465</text:p>
          </table:table-cell>
          <table:table-cell office:value-type="float" office:value="0.049563" calcext:value-type="float">
            <text:p>0,049563</text:p>
          </table:table-cell>
          <table:table-cell office:value-type="float" office:value="0.182538" calcext:value-type="float">
            <text:p>0,182538</text:p>
          </table:table-cell>
          <table:table-cell office:value-type="float" office:value="0.275948" calcext:value-type="float">
            <text:p>0,275948</text:p>
          </table:table-cell>
          <table:table-cell office:value-type="float" office:value="0.342684" calcext:value-type="float">
            <text:p>0,342684</text:p>
          </table:table-cell>
          <table:table-cell office:value-type="float" office:value="0.375305" calcext:value-type="float">
            <text:p>0,375305</text:p>
          </table:table-cell>
          <table:table-cell office:value-type="float" office:value="0.393878" calcext:value-type="float">
            <text:p>0,393878</text:p>
          </table:table-cell>
          <table:table-cell office:value-type="float" office:value="0.409367" calcext:value-type="float">
            <text:p>0,409367</text:p>
          </table:table-cell>
          <table:table-cell office:value-type="float" office:value="0.424432" calcext:value-type="float">
            <text:p>0,424432</text:p>
          </table:table-cell>
          <table:table-cell office:value-type="float" office:value="0.441111" calcext:value-type="float">
            <text:p>0,441111</text:p>
          </table:table-cell>
          <table:table-cell office:value-type="float" office:value="0.506986" calcext:value-type="float">
            <text:p>0,506986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40181" calcext:value-type="float">
            <text:p>0,34018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49465" calcext:value-type="float">
            <text:p>-0,049465</text:p>
          </table:table-cell>
          <table:table-cell office:value-type="float" office:value="0.080338" calcext:value-type="float">
            <text:p>0,080338</text:p>
          </table:table-cell>
          <table:table-cell office:value-type="float" office:value="0.229432" calcext:value-type="float">
            <text:p>0,229432</text:p>
          </table:table-cell>
          <table:table-cell office:value-type="float" office:value="0.321289" calcext:value-type="float">
            <text:p>0,321289</text:p>
          </table:table-cell>
          <table:table-cell office:value-type="float" office:value="0.365339" calcext:value-type="float">
            <text:p>0,365339</text:p>
          </table:table-cell>
          <table:table-cell office:value-type="float" office:value="0.388145" calcext:value-type="float">
            <text:p>0,388145</text:p>
          </table:table-cell>
          <table:table-cell office:value-type="float" office:value="0.398429" calcext:value-type="float">
            <text:p>0,398429</text:p>
          </table:table-cell>
          <table:table-cell office:value-type="float" office:value="0.412738" calcext:value-type="float">
            <text:p>0,412738</text:p>
          </table:table-cell>
          <table:table-cell office:value-type="float" office:value="0.42553" calcext:value-type="float">
            <text:p>0,42553</text:p>
          </table:table-cell>
          <table:table-cell office:value-type="float" office:value="0.445273" calcext:value-type="float">
            <text:p>0,445273</text:p>
          </table:table-cell>
          <table:table-cell office:value-type="float" office:value="0.506349" calcext:value-type="float">
            <text:p>0,506349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57286" calcext:value-type="float">
            <text:p>0,35728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49465" calcext:value-type="float">
            <text:p>-0,049465</text:p>
          </table:table-cell>
          <table:table-cell office:value-type="float" office:value="0.093821" calcext:value-type="float">
            <text:p>0,093821</text:p>
          </table:table-cell>
          <table:table-cell office:value-type="float" office:value="0.258617" calcext:value-type="float">
            <text:p>0,258617</text:p>
          </table:table-cell>
          <table:table-cell office:value-type="float" office:value="0.343669" calcext:value-type="float">
            <text:p>0,343669</text:p>
          </table:table-cell>
          <table:table-cell office:value-type="float" office:value="0.377147" calcext:value-type="float">
            <text:p>0,377147</text:p>
          </table:table-cell>
          <table:table-cell office:value-type="float" office:value="0.391668" calcext:value-type="float">
            <text:p>0,391668</text:p>
          </table:table-cell>
          <table:table-cell office:value-type="float" office:value="0.400364" calcext:value-type="float">
            <text:p>0,400364</text:p>
          </table:table-cell>
          <table:table-cell office:value-type="float" office:value="0.414457" calcext:value-type="float">
            <text:p>0,414457</text:p>
          </table:table-cell>
          <table:table-cell office:value-type="float" office:value="0.427044" calcext:value-type="float">
            <text:p>0,427044</text:p>
          </table:table-cell>
          <table:table-cell office:value-type="float" office:value="0.446191" calcext:value-type="float">
            <text:p>0,446191</text:p>
          </table:table-cell>
          <table:table-cell office:value-type="float" office:value="0.510318" calcext:value-type="float">
            <text:p>0,510318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6633" calcext:value-type="float">
            <text:p>0,3663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52975" calcext:value-type="float">
            <text:p>-0,052975</text:p>
          </table:table-cell>
          <table:table-cell office:value-type="float" office:value="0.071821" calcext:value-type="float">
            <text:p>0,071821</text:p>
          </table:table-cell>
          <table:table-cell office:value-type="float" office:value="0.256932" calcext:value-type="float">
            <text:p>0,256932</text:p>
          </table:table-cell>
          <table:table-cell office:value-type="float" office:value="0.334112" calcext:value-type="float">
            <text:p>0,334112</text:p>
          </table:table-cell>
          <table:table-cell office:value-type="float" office:value="0.370991" calcext:value-type="float">
            <text:p>0,370991</text:p>
          </table:table-cell>
          <table:table-cell office:value-type="float" office:value="0.389522" calcext:value-type="float">
            <text:p>0,389522</text:p>
          </table:table-cell>
          <table:table-cell office:value-type="float" office:value="0.39856" calcext:value-type="float">
            <text:p>0,39856</text:p>
          </table:table-cell>
          <table:table-cell office:value-type="float" office:value="0.410909" calcext:value-type="float">
            <text:p>0,410909</text:p>
          </table:table-cell>
          <table:table-cell office:value-type="float" office:value="0.422444" calcext:value-type="float">
            <text:p>0,422444</text:p>
          </table:table-cell>
          <table:table-cell office:value-type="float" office:value="0.445113" calcext:value-type="float">
            <text:p>0,445113</text:p>
          </table:table-cell>
          <table:table-cell office:value-type="float" office:value="0.503154" calcext:value-type="float">
            <text:p>0,503154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60356" calcext:value-type="float">
            <text:p>0,36035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24904" calcext:value-type="float">
            <text:p>-0,024904</text:p>
          </table:table-cell>
          <table:table-cell office:value-type="float" office:value="0.114906" calcext:value-type="float">
            <text:p>0,114906</text:p>
          </table:table-cell>
          <table:table-cell office:value-type="float" office:value="0.296326" calcext:value-type="float">
            <text:p>0,296326</text:p>
          </table:table-cell>
          <table:table-cell office:value-type="float" office:value="0.349736" calcext:value-type="float">
            <text:p>0,349736</text:p>
          </table:table-cell>
          <table:table-cell office:value-type="float" office:value="0.37424" calcext:value-type="float">
            <text:p>0,37424</text:p>
          </table:table-cell>
          <table:table-cell office:value-type="float" office:value="0.389889" calcext:value-type="float">
            <text:p>0,389889</text:p>
          </table:table-cell>
          <table:table-cell office:value-type="float" office:value="0.39837" calcext:value-type="float">
            <text:p>0,39837</text:p>
          </table:table-cell>
          <table:table-cell office:value-type="float" office:value="0.410894" calcext:value-type="float">
            <text:p>0,410894</text:p>
          </table:table-cell>
          <table:table-cell office:value-type="float" office:value="0.424367" calcext:value-type="float">
            <text:p>0,424367</text:p>
          </table:table-cell>
          <table:table-cell office:value-type="float" office:value="0.446794" calcext:value-type="float">
            <text:p>0,446794</text:p>
          </table:table-cell>
          <table:table-cell office:value-type="float" office:value="0.508635" calcext:value-type="float">
            <text:p>0,508635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71416" calcext:value-type="float">
            <text:p>0,3714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50102" calcext:value-type="float">
            <text:p>-0,050102</text:p>
          </table:table-cell>
          <table:table-cell office:value-type="float" office:value="0.124988" calcext:value-type="float">
            <text:p>0,124988</text:p>
          </table:table-cell>
          <table:table-cell office:value-type="float" office:value="0.316603" calcext:value-type="float">
            <text:p>0,316603</text:p>
          </table:table-cell>
          <table:table-cell office:value-type="float" office:value="0.358692" calcext:value-type="float">
            <text:p>0,358692</text:p>
          </table:table-cell>
          <table:table-cell office:value-type="float" office:value="0.378143" calcext:value-type="float">
            <text:p>0,378143</text:p>
          </table:table-cell>
          <table:table-cell office:value-type="float" office:value="0.3912" calcext:value-type="float">
            <text:p>0,3912</text:p>
          </table:table-cell>
          <table:table-cell office:value-type="float" office:value="0.399912" calcext:value-type="float">
            <text:p>0,399912</text:p>
          </table:table-cell>
          <table:table-cell office:value-type="float" office:value="0.411331" calcext:value-type="float">
            <text:p>0,411331</text:p>
          </table:table-cell>
          <table:table-cell office:value-type="float" office:value="0.422043" calcext:value-type="float">
            <text:p>0,422043</text:p>
          </table:table-cell>
          <table:table-cell office:value-type="float" office:value="0.442696" calcext:value-type="float">
            <text:p>0,442696</text:p>
          </table:table-cell>
          <table:table-cell office:value-type="float" office:value="0.500634" calcext:value-type="float">
            <text:p>0,500634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74624" calcext:value-type="float">
            <text:p>0,37462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54105" calcext:value-type="float">
            <text:p>-0,054105</text:p>
          </table:table-cell>
          <table:table-cell office:value-type="float" office:value="0.101466" calcext:value-type="float">
            <text:p>0,101466</text:p>
          </table:table-cell>
          <table:table-cell office:value-type="float" office:value="0.308305" calcext:value-type="float">
            <text:p>0,308305</text:p>
          </table:table-cell>
          <table:table-cell office:value-type="float" office:value="0.355988" calcext:value-type="float">
            <text:p>0,355988</text:p>
          </table:table-cell>
          <table:table-cell office:value-type="float" office:value="0.377395" calcext:value-type="float">
            <text:p>0,377395</text:p>
          </table:table-cell>
          <table:table-cell office:value-type="float" office:value="0.390613" calcext:value-type="float">
            <text:p>0,390613</text:p>
          </table:table-cell>
          <table:table-cell office:value-type="float" office:value="0.397974" calcext:value-type="float">
            <text:p>0,397974</text:p>
          </table:table-cell>
          <table:table-cell office:value-type="float" office:value="0.412293" calcext:value-type="float">
            <text:p>0,412293</text:p>
          </table:table-cell>
          <table:table-cell office:value-type="float" office:value="0.424869" calcext:value-type="float">
            <text:p>0,424869</text:p>
          </table:table-cell>
          <table:table-cell office:value-type="float" office:value="0.443409" calcext:value-type="float">
            <text:p>0,443409</text:p>
          </table:table-cell>
          <table:table-cell office:value-type="float" office:value="0.499797" calcext:value-type="float">
            <text:p>0,499797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71211" calcext:value-type="float">
            <text:p>0,3712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54105" calcext:value-type="float">
            <text:p>-0,054105</text:p>
          </table:table-cell>
          <table:table-cell office:value-type="float" office:value="0.147831" calcext:value-type="float">
            <text:p>0,147831</text:p>
          </table:table-cell>
          <table:table-cell office:value-type="float" office:value="0.328597" calcext:value-type="float">
            <text:p>0,328597</text:p>
          </table:table-cell>
          <table:table-cell office:value-type="float" office:value="0.366003" calcext:value-type="float">
            <text:p>0,366003</text:p>
          </table:table-cell>
          <table:table-cell office:value-type="float" office:value="0.383366" calcext:value-type="float">
            <text:p>0,383366</text:p>
          </table:table-cell>
          <table:table-cell office:value-type="float" office:value="0.393751" calcext:value-type="float">
            <text:p>0,393751</text:p>
          </table:table-cell>
          <table:table-cell office:value-type="float" office:value="0.402417" calcext:value-type="float">
            <text:p>0,402417</text:p>
          </table:table-cell>
          <table:table-cell office:value-type="float" office:value="0.415339" calcext:value-type="float">
            <text:p>0,415339</text:p>
          </table:table-cell>
          <table:table-cell office:value-type="float" office:value="0.429217" calcext:value-type="float">
            <text:p>0,429217</text:p>
          </table:table-cell>
          <table:table-cell office:value-type="float" office:value="0.448626" calcext:value-type="float">
            <text:p>0,448626</text:p>
          </table:table-cell>
          <table:table-cell office:value-type="float" office:value="0.506673" calcext:value-type="float">
            <text:p>0,506673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82182" calcext:value-type="float">
            <text:p>0,38218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08759" calcext:value-type="float">
            <text:p>-0,008759</text:p>
          </table:table-cell>
          <table:table-cell office:value-type="float" office:value="0.210368" calcext:value-type="float">
            <text:p>0,210368</text:p>
          </table:table-cell>
          <table:table-cell office:value-type="float" office:value="0.344651" calcext:value-type="float">
            <text:p>0,344651</text:p>
          </table:table-cell>
          <table:table-cell office:value-type="float" office:value="0.374748" calcext:value-type="float">
            <text:p>0,374748</text:p>
          </table:table-cell>
          <table:table-cell office:value-type="float" office:value="0.389098" calcext:value-type="float">
            <text:p>0,389098</text:p>
          </table:table-cell>
          <table:table-cell office:value-type="float" office:value="0.39633" calcext:value-type="float">
            <text:p>0,39633</text:p>
          </table:table-cell>
          <table:table-cell office:value-type="float" office:value="0.404981" calcext:value-type="float">
            <text:p>0,404981</text:p>
          </table:table-cell>
          <table:table-cell office:value-type="float" office:value="0.41741" calcext:value-type="float">
            <text:p>0,41741</text:p>
          </table:table-cell>
          <table:table-cell office:value-type="float" office:value="0.432565" calcext:value-type="float">
            <text:p>0,432565</text:p>
          </table:table-cell>
          <table:table-cell office:value-type="float" office:value="0.452956" calcext:value-type="float">
            <text:p>0,452956</text:p>
          </table:table-cell>
          <table:table-cell office:value-type="float" office:value="0.511488" calcext:value-type="float">
            <text:p>0,511488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9346" calcext:value-type="float">
            <text:p>0,3934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008759" calcext:value-type="float">
            <text:p>-0,008759</text:p>
          </table:table-cell>
          <table:table-cell office:value-type="float" office:value="0.181393" calcext:value-type="float">
            <text:p>0,181393</text:p>
          </table:table-cell>
          <table:table-cell office:value-type="float" office:value="0.339845" calcext:value-type="float">
            <text:p>0,339845</text:p>
          </table:table-cell>
          <table:table-cell office:value-type="float" office:value="0.378541" calcext:value-type="float">
            <text:p>0,378541</text:p>
          </table:table-cell>
          <table:table-cell office:value-type="float" office:value="0.391167" calcext:value-type="float">
            <text:p>0,391167</text:p>
          </table:table-cell>
          <table:table-cell office:value-type="float" office:value="0.39741" calcext:value-type="float">
            <text:p>0,39741</text:p>
          </table:table-cell>
          <table:table-cell office:value-type="float" office:value="0.41013" calcext:value-type="float">
            <text:p>0,41013</text:p>
          </table:table-cell>
          <table:table-cell office:value-type="float" office:value="0.424482" calcext:value-type="float">
            <text:p>0,424482</text:p>
          </table:table-cell>
          <table:table-cell office:value-type="float" office:value="0.434636" calcext:value-type="float">
            <text:p>0,434636</text:p>
          </table:table-cell>
          <table:table-cell office:value-type="float" office:value="0.453673" calcext:value-type="float">
            <text:p>0,453673</text:p>
          </table:table-cell>
          <table:table-cell office:value-type="float" office:value="0.512977" calcext:value-type="float">
            <text:p>0,512977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92425" calcext:value-type="float">
            <text:p>0,3924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11051" calcext:value-type="float">
            <text:p>-0,011051</text:p>
          </table:table-cell>
          <table:table-cell office:value-type="float" office:value="0.201913" calcext:value-type="float">
            <text:p>0,201913</text:p>
          </table:table-cell>
          <table:table-cell office:value-type="float" office:value="0.355092" calcext:value-type="float">
            <text:p>0,355092</text:p>
          </table:table-cell>
          <table:table-cell office:value-type="float" office:value="0.376961" calcext:value-type="float">
            <text:p>0,376961</text:p>
          </table:table-cell>
          <table:table-cell office:value-type="float" office:value="0.390052" calcext:value-type="float">
            <text:p>0,390052</text:p>
          </table:table-cell>
          <table:table-cell office:value-type="float" office:value="0.397438" calcext:value-type="float">
            <text:p>0,397438</text:p>
          </table:table-cell>
          <table:table-cell office:value-type="float" office:value="0.411658" calcext:value-type="float">
            <text:p>0,411658</text:p>
          </table:table-cell>
          <table:table-cell office:value-type="float" office:value="0.424119" calcext:value-type="float">
            <text:p>0,424119</text:p>
          </table:table-cell>
          <table:table-cell office:value-type="float" office:value="0.433171" calcext:value-type="float">
            <text:p>0,433171</text:p>
          </table:table-cell>
          <table:table-cell office:value-type="float" office:value="0.449088" calcext:value-type="float">
            <text:p>0,449088</text:p>
          </table:table-cell>
          <table:table-cell office:value-type="float" office:value="0.503802" calcext:value-type="float">
            <text:p>0,503802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94329" calcext:value-type="float">
            <text:p>0,3943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08759" calcext:value-type="float">
            <text:p>-0,008759</text:p>
          </table:table-cell>
          <table:table-cell office:value-type="float" office:value="0.230762" calcext:value-type="float">
            <text:p>0,230762</text:p>
          </table:table-cell>
          <table:table-cell office:value-type="float" office:value="0.355925" calcext:value-type="float">
            <text:p>0,355925</text:p>
          </table:table-cell>
          <table:table-cell office:value-type="float" office:value="0.379713" calcext:value-type="float">
            <text:p>0,379713</text:p>
          </table:table-cell>
          <table:table-cell office:value-type="float" office:value="0.392269" calcext:value-type="float">
            <text:p>0,392269</text:p>
          </table:table-cell>
          <table:table-cell office:value-type="float" office:value="0.401307" calcext:value-type="float">
            <text:p>0,401307</text:p>
          </table:table-cell>
          <table:table-cell office:value-type="float" office:value="0.413681" calcext:value-type="float">
            <text:p>0,413681</text:p>
          </table:table-cell>
          <table:table-cell office:value-type="float" office:value="0.426428" calcext:value-type="float">
            <text:p>0,426428</text:p>
          </table:table-cell>
          <table:table-cell office:value-type="float" office:value="0.436162" calcext:value-type="float">
            <text:p>0,436162</text:p>
          </table:table-cell>
          <table:table-cell office:value-type="float" office:value="0.452658" calcext:value-type="float">
            <text:p>0,452658</text:p>
          </table:table-cell>
          <table:table-cell office:value-type="float" office:value="0.508308" calcext:value-type="float">
            <text:p>0,508308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399721" calcext:value-type="float">
            <text:p>0,39972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224635" calcext:value-type="float">
            <text:p>0,224635</text:p>
          </table:table-cell>
          <table:table-cell office:value-type="float" office:value="0.35083" calcext:value-type="float">
            <text:p>0,35083</text:p>
          </table:table-cell>
          <table:table-cell office:value-type="float" office:value="0.376767" calcext:value-type="float">
            <text:p>0,376767</text:p>
          </table:table-cell>
          <table:table-cell office:value-type="float" office:value="0.390315" calcext:value-type="float">
            <text:p>0,390315</text:p>
          </table:table-cell>
          <table:table-cell office:value-type="float" office:value="0.402005" calcext:value-type="float">
            <text:p>0,402005</text:p>
          </table:table-cell>
          <table:table-cell office:value-type="float" office:value="0.417247" calcext:value-type="float">
            <text:p>0,417247</text:p>
          </table:table-cell>
          <table:table-cell office:value-type="float" office:value="0.429359" calcext:value-type="float">
            <text:p>0,429359</text:p>
          </table:table-cell>
          <table:table-cell office:value-type="float" office:value="0.437695" calcext:value-type="float">
            <text:p>0,437695</text:p>
          </table:table-cell>
          <table:table-cell office:value-type="float" office:value="0.456968" calcext:value-type="float">
            <text:p>0,456968</text:p>
          </table:table-cell>
          <table:table-cell office:value-type="float" office:value="0.526776" calcext:value-type="float">
            <text:p>0,526776</text:p>
          </table:table-cell>
          <table:table-cell office:value-type="float" office:value="0.653408" calcext:value-type="float">
            <text:p>0,653408</text:p>
          </table:table-cell>
          <table:table-cell office:value-type="float" office:value="0.40126" calcext:value-type="float">
            <text:p>0,4012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86638" calcext:value-type="float">
            <text:p>0,086638</text:p>
          </table:table-cell>
          <table:table-cell office:value-type="float" office:value="0.244291" calcext:value-type="float">
            <text:p>0,244291</text:p>
          </table:table-cell>
          <table:table-cell office:value-type="float" office:value="0.36162" calcext:value-type="float">
            <text:p>0,36162</text:p>
          </table:table-cell>
          <table:table-cell office:value-type="float" office:value="0.384617" calcext:value-type="float">
            <text:p>0,384617</text:p>
          </table:table-cell>
          <table:table-cell office:value-type="float" office:value="0.392937" calcext:value-type="float">
            <text:p>0,392937</text:p>
          </table:table-cell>
          <table:table-cell office:value-type="float" office:value="0.402538" calcext:value-type="float">
            <text:p>0,402538</text:p>
          </table:table-cell>
          <table:table-cell office:value-type="float" office:value="0.415087" calcext:value-type="float">
            <text:p>0,415087</text:p>
          </table:table-cell>
          <table:table-cell office:value-type="float" office:value="0.429419" calcext:value-type="float">
            <text:p>0,429419</text:p>
          </table:table-cell>
          <table:table-cell office:value-type="float" office:value="0.436591" calcext:value-type="float">
            <text:p>0,436591</text:p>
          </table:table-cell>
          <table:table-cell office:value-type="float" office:value="0.455415" calcext:value-type="float">
            <text:p>0,455415</text:p>
          </table:table-cell>
          <table:table-cell office:value-type="float" office:value="0.54415" calcext:value-type="float">
            <text:p>0,54415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6667" calcext:value-type="float">
            <text:p>0,40666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11679" calcext:value-type="float">
            <text:p>-0,011679</text:p>
          </table:table-cell>
          <table:table-cell office:value-type="float" office:value="0.251524" calcext:value-type="float">
            <text:p>0,251524</text:p>
          </table:table-cell>
          <table:table-cell office:value-type="float" office:value="0.363744" calcext:value-type="float">
            <text:p>0,363744</text:p>
          </table:table-cell>
          <table:table-cell office:value-type="float" office:value="0.384338" calcext:value-type="float">
            <text:p>0,384338</text:p>
          </table:table-cell>
          <table:table-cell office:value-type="float" office:value="0.392344" calcext:value-type="float">
            <text:p>0,392344</text:p>
          </table:table-cell>
          <table:table-cell office:value-type="float" office:value="0.404281" calcext:value-type="float">
            <text:p>0,404281</text:p>
          </table:table-cell>
          <table:table-cell office:value-type="float" office:value="0.421335" calcext:value-type="float">
            <text:p>0,421335</text:p>
          </table:table-cell>
          <table:table-cell office:value-type="float" office:value="0.432" calcext:value-type="float">
            <text:p>0,432</text:p>
          </table:table-cell>
          <table:table-cell office:value-type="float" office:value="0.440476" calcext:value-type="float">
            <text:p>0,440476</text:p>
          </table:table-cell>
          <table:table-cell office:value-type="float" office:value="0.457356" calcext:value-type="float">
            <text:p>0,457356</text:p>
          </table:table-cell>
          <table:table-cell office:value-type="float" office:value="0.532934" calcext:value-type="float">
            <text:p>0,532934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8033" calcext:value-type="float">
            <text:p>0,40803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11679" calcext:value-type="float">
            <text:p>-0,011679</text:p>
          </table:table-cell>
          <table:table-cell office:value-type="float" office:value="0.17879" calcext:value-type="float">
            <text:p>0,17879</text:p>
          </table:table-cell>
          <table:table-cell office:value-type="float" office:value="0.330158" calcext:value-type="float">
            <text:p>0,330158</text:p>
          </table:table-cell>
          <table:table-cell office:value-type="float" office:value="0.378395" calcext:value-type="float">
            <text:p>0,378395</text:p>
          </table:table-cell>
          <table:table-cell office:value-type="float" office:value="0.391866" calcext:value-type="float">
            <text:p>0,391866</text:p>
          </table:table-cell>
          <table:table-cell office:value-type="float" office:value="0.403225" calcext:value-type="float">
            <text:p>0,403225</text:p>
          </table:table-cell>
          <table:table-cell office:value-type="float" office:value="0.415788" calcext:value-type="float">
            <text:p>0,415788</text:p>
          </table:table-cell>
          <table:table-cell office:value-type="float" office:value="0.427172" calcext:value-type="float">
            <text:p>0,427172</text:p>
          </table:table-cell>
          <table:table-cell office:value-type="float" office:value="0.434423" calcext:value-type="float">
            <text:p>0,434423</text:p>
          </table:table-cell>
          <table:table-cell office:value-type="float" office:value="0.448652" calcext:value-type="float">
            <text:p>0,448652</text:p>
          </table:table-cell>
          <table:table-cell office:value-type="float" office:value="0.512411" calcext:value-type="float">
            <text:p>0,512411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92088" calcext:value-type="float">
            <text:p>0,39208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004" calcext:value-type="float">
            <text:p>0,002004</text:p>
          </table:table-cell>
          <table:table-cell office:value-type="float" office:value="0.219269" calcext:value-type="float">
            <text:p>0,219269</text:p>
          </table:table-cell>
          <table:table-cell office:value-type="float" office:value="0.354815" calcext:value-type="float">
            <text:p>0,354815</text:p>
          </table:table-cell>
          <table:table-cell office:value-type="float" office:value="0.381085" calcext:value-type="float">
            <text:p>0,381085</text:p>
          </table:table-cell>
          <table:table-cell office:value-type="float" office:value="0.393741" calcext:value-type="float">
            <text:p>0,393741</text:p>
          </table:table-cell>
          <table:table-cell office:value-type="float" office:value="0.40572" calcext:value-type="float">
            <text:p>0,40572</text:p>
          </table:table-cell>
          <table:table-cell office:value-type="float" office:value="0.418295" calcext:value-type="float">
            <text:p>0,418295</text:p>
          </table:table-cell>
          <table:table-cell office:value-type="float" office:value="0.427814" calcext:value-type="float">
            <text:p>0,427814</text:p>
          </table:table-cell>
          <table:table-cell office:value-type="float" office:value="0.435581" calcext:value-type="float">
            <text:p>0,435581</text:p>
          </table:table-cell>
          <table:table-cell office:value-type="float" office:value="0.450269" calcext:value-type="float">
            <text:p>0,450269</text:p>
          </table:table-cell>
          <table:table-cell office:value-type="float" office:value="0.510658" calcext:value-type="float">
            <text:p>0,510658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99725" calcext:value-type="float">
            <text:p>0,3997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7215" calcext:value-type="float">
            <text:p>0,007215</text:p>
          </table:table-cell>
          <table:table-cell office:value-type="float" office:value="0.237821" calcext:value-type="float">
            <text:p>0,237821</text:p>
          </table:table-cell>
          <table:table-cell office:value-type="float" office:value="0.3618" calcext:value-type="float">
            <text:p>0,3618</text:p>
          </table:table-cell>
          <table:table-cell office:value-type="float" office:value="0.382449" calcext:value-type="float">
            <text:p>0,382449</text:p>
          </table:table-cell>
          <table:table-cell office:value-type="float" office:value="0.394459" calcext:value-type="float">
            <text:p>0,394459</text:p>
          </table:table-cell>
          <table:table-cell office:value-type="float" office:value="0.402991" calcext:value-type="float">
            <text:p>0,402991</text:p>
          </table:table-cell>
          <table:table-cell office:value-type="float" office:value="0.415427" calcext:value-type="float">
            <text:p>0,415427</text:p>
          </table:table-cell>
          <table:table-cell office:value-type="float" office:value="0.427028" calcext:value-type="float">
            <text:p>0,427028</text:p>
          </table:table-cell>
          <table:table-cell office:value-type="float" office:value="0.435536" calcext:value-type="float">
            <text:p>0,435536</text:p>
          </table:table-cell>
          <table:table-cell office:value-type="float" office:value="0.450677" calcext:value-type="float">
            <text:p>0,450677</text:p>
          </table:table-cell>
          <table:table-cell office:value-type="float" office:value="0.529232" calcext:value-type="float">
            <text:p>0,529232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3742" calcext:value-type="float">
            <text:p>0,40374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30519" calcext:value-type="float">
            <text:p>0,130519</text:p>
          </table:table-cell>
          <table:table-cell office:value-type="float" office:value="0.271619" calcext:value-type="float">
            <text:p>0,271619</text:p>
          </table:table-cell>
          <table:table-cell office:value-type="float" office:value="0.371177" calcext:value-type="float">
            <text:p>0,371177</text:p>
          </table:table-cell>
          <table:table-cell office:value-type="float" office:value="0.388675" calcext:value-type="float">
            <text:p>0,388675</text:p>
          </table:table-cell>
          <table:table-cell office:value-type="float" office:value="0.396181" calcext:value-type="float">
            <text:p>0,396181</text:p>
          </table:table-cell>
          <table:table-cell office:value-type="float" office:value="0.407397" calcext:value-type="float">
            <text:p>0,407397</text:p>
          </table:table-cell>
          <table:table-cell office:value-type="float" office:value="0.416984" calcext:value-type="float">
            <text:p>0,416984</text:p>
          </table:table-cell>
          <table:table-cell office:value-type="float" office:value="0.427156" calcext:value-type="float">
            <text:p>0,427156</text:p>
          </table:table-cell>
          <table:table-cell office:value-type="float" office:value="0.436789" calcext:value-type="float">
            <text:p>0,436789</text:p>
          </table:table-cell>
          <table:table-cell office:value-type="float" office:value="0.451715" calcext:value-type="float">
            <text:p>0,451715</text:p>
          </table:table-cell>
          <table:table-cell office:value-type="float" office:value="0.513431" calcext:value-type="float">
            <text:p>0,513431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8112" calcext:value-type="float">
            <text:p>0,4081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731" calcext:value-type="float">
            <text:p>0,00731</text:p>
          </table:table-cell>
          <table:table-cell office:value-type="float" office:value="0.24274" calcext:value-type="float">
            <text:p>0,24274</text:p>
          </table:table-cell>
          <table:table-cell office:value-type="float" office:value="0.364076" calcext:value-type="float">
            <text:p>0,364076</text:p>
          </table:table-cell>
          <table:table-cell office:value-type="float" office:value="0.385385" calcext:value-type="float">
            <text:p>0,385385</text:p>
          </table:table-cell>
          <table:table-cell office:value-type="float" office:value="0.396333" calcext:value-type="float">
            <text:p>0,396333</text:p>
          </table:table-cell>
          <table:table-cell office:value-type="float" office:value="0.407585" calcext:value-type="float">
            <text:p>0,407585</text:p>
          </table:table-cell>
          <table:table-cell office:value-type="float" office:value="0.418938" calcext:value-type="float">
            <text:p>0,418938</text:p>
          </table:table-cell>
          <table:table-cell office:value-type="float" office:value="0.428637" calcext:value-type="float">
            <text:p>0,428637</text:p>
          </table:table-cell>
          <table:table-cell office:value-type="float" office:value="0.440011" calcext:value-type="float">
            <text:p>0,440011</text:p>
          </table:table-cell>
          <table:table-cell office:value-type="float" office:value="0.45169" calcext:value-type="float">
            <text:p>0,45169</text:p>
          </table:table-cell>
          <table:table-cell office:value-type="float" office:value="0.507654" calcext:value-type="float">
            <text:p>0,507654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4305" calcext:value-type="float">
            <text:p>0,40430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731" calcext:value-type="float">
            <text:p>0,00731</text:p>
          </table:table-cell>
          <table:table-cell office:value-type="float" office:value="0.284251" calcext:value-type="float">
            <text:p>0,284251</text:p>
          </table:table-cell>
          <table:table-cell office:value-type="float" office:value="0.373867" calcext:value-type="float">
            <text:p>0,373867</text:p>
          </table:table-cell>
          <table:table-cell office:value-type="float" office:value="0.38869" calcext:value-type="float">
            <text:p>0,38869</text:p>
          </table:table-cell>
          <table:table-cell office:value-type="float" office:value="0.397756" calcext:value-type="float">
            <text:p>0,397756</text:p>
          </table:table-cell>
          <table:table-cell office:value-type="float" office:value="0.408332" calcext:value-type="float">
            <text:p>0,408332</text:p>
          </table:table-cell>
          <table:table-cell office:value-type="float" office:value="0.419096" calcext:value-type="float">
            <text:p>0,419096</text:p>
          </table:table-cell>
          <table:table-cell office:value-type="float" office:value="0.428964" calcext:value-type="float">
            <text:p>0,428964</text:p>
          </table:table-cell>
          <table:table-cell office:value-type="float" office:value="0.439453" calcext:value-type="float">
            <text:p>0,439453</text:p>
          </table:table-cell>
          <table:table-cell office:value-type="float" office:value="0.452965" calcext:value-type="float">
            <text:p>0,452965</text:p>
          </table:table-cell>
          <table:table-cell office:value-type="float" office:value="0.509722" calcext:value-type="float">
            <text:p>0,509722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1031" calcext:value-type="float">
            <text:p>0,4103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06777" calcext:value-type="float">
            <text:p>-0,006777</text:p>
          </table:table-cell>
          <table:table-cell office:value-type="float" office:value="0.234649" calcext:value-type="float">
            <text:p>0,234649</text:p>
          </table:table-cell>
          <table:table-cell office:value-type="float" office:value="0.36612" calcext:value-type="float">
            <text:p>0,36612</text:p>
          </table:table-cell>
          <table:table-cell office:value-type="float" office:value="0.386928" calcext:value-type="float">
            <text:p>0,386928</text:p>
          </table:table-cell>
          <table:table-cell office:value-type="float" office:value="0.395594" calcext:value-type="float">
            <text:p>0,395594</text:p>
          </table:table-cell>
          <table:table-cell office:value-type="float" office:value="0.406651" calcext:value-type="float">
            <text:p>0,406651</text:p>
          </table:table-cell>
          <table:table-cell office:value-type="float" office:value="0.419147" calcext:value-type="float">
            <text:p>0,419147</text:p>
          </table:table-cell>
          <table:table-cell office:value-type="float" office:value="0.426662" calcext:value-type="float">
            <text:p>0,426662</text:p>
          </table:table-cell>
          <table:table-cell office:value-type="float" office:value="0.435485" calcext:value-type="float">
            <text:p>0,435485</text:p>
          </table:table-cell>
          <table:table-cell office:value-type="float" office:value="0.446019" calcext:value-type="float">
            <text:p>0,446019</text:p>
          </table:table-cell>
          <table:table-cell office:value-type="float" office:value="0.500096" calcext:value-type="float">
            <text:p>0,500096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1735" calcext:value-type="float">
            <text:p>0,40173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031649" calcext:value-type="float">
            <text:p>-0,031649</text:p>
          </table:table-cell>
          <table:table-cell office:value-type="float" office:value="0.249947" calcext:value-type="float">
            <text:p>0,249947</text:p>
          </table:table-cell>
          <table:table-cell office:value-type="float" office:value="0.372737" calcext:value-type="float">
            <text:p>0,372737</text:p>
          </table:table-cell>
          <table:table-cell office:value-type="float" office:value="0.387867" calcext:value-type="float">
            <text:p>0,387867</text:p>
          </table:table-cell>
          <table:table-cell office:value-type="float" office:value="0.397225" calcext:value-type="float">
            <text:p>0,397225</text:p>
          </table:table-cell>
          <table:table-cell office:value-type="float" office:value="0.408977" calcext:value-type="float">
            <text:p>0,408977</text:p>
          </table:table-cell>
          <table:table-cell office:value-type="float" office:value="0.42029" calcext:value-type="float">
            <text:p>0,42029</text:p>
          </table:table-cell>
          <table:table-cell office:value-type="float" office:value="0.427654" calcext:value-type="float">
            <text:p>0,427654</text:p>
          </table:table-cell>
          <table:table-cell office:value-type="float" office:value="0.434793" calcext:value-type="float">
            <text:p>0,434793</text:p>
          </table:table-cell>
          <table:table-cell office:value-type="float" office:value="0.442581" calcext:value-type="float">
            <text:p>0,442581</text:p>
          </table:table-cell>
          <table:table-cell office:value-type="float" office:value="0.497914" calcext:value-type="float">
            <text:p>0,497914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3998" calcext:value-type="float">
            <text:p>0,40399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031649" calcext:value-type="float">
            <text:p>-0,031649</text:p>
          </table:table-cell>
          <table:table-cell office:value-type="float" office:value="0.247646" calcext:value-type="float">
            <text:p>0,247646</text:p>
          </table:table-cell>
          <table:table-cell office:value-type="float" office:value="0.371708" calcext:value-type="float">
            <text:p>0,371708</text:p>
          </table:table-cell>
          <table:table-cell office:value-type="float" office:value="0.388522" calcext:value-type="float">
            <text:p>0,388522</text:p>
          </table:table-cell>
          <table:table-cell office:value-type="float" office:value="0.398655" calcext:value-type="float">
            <text:p>0,398655</text:p>
          </table:table-cell>
          <table:table-cell office:value-type="float" office:value="0.411343" calcext:value-type="float">
            <text:p>0,411343</text:p>
          </table:table-cell>
          <table:table-cell office:value-type="float" office:value="0.420061" calcext:value-type="float">
            <text:p>0,420061</text:p>
          </table:table-cell>
          <table:table-cell office:value-type="float" office:value="0.42911" calcext:value-type="float">
            <text:p>0,42911</text:p>
          </table:table-cell>
          <table:table-cell office:value-type="float" office:value="0.436938" calcext:value-type="float">
            <text:p>0,436938</text:p>
          </table:table-cell>
          <table:table-cell office:value-type="float" office:value="0.447459" calcext:value-type="float">
            <text:p>0,447459</text:p>
          </table:table-cell>
          <table:table-cell office:value-type="float" office:value="0.49848" calcext:value-type="float">
            <text:p>0,49848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4992" calcext:value-type="float">
            <text:p>0,40499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031631" calcext:value-type="float">
            <text:p>-0,031631</text:p>
          </table:table-cell>
          <table:table-cell office:value-type="float" office:value="0.226812" calcext:value-type="float">
            <text:p>0,226812</text:p>
          </table:table-cell>
          <table:table-cell office:value-type="float" office:value="0.368801" calcext:value-type="float">
            <text:p>0,368801</text:p>
          </table:table-cell>
          <table:table-cell office:value-type="float" office:value="0.389188" calcext:value-type="float">
            <text:p>0,389188</text:p>
          </table:table-cell>
          <table:table-cell office:value-type="float" office:value="0.399259" calcext:value-type="float">
            <text:p>0,399259</text:p>
          </table:table-cell>
          <table:table-cell office:value-type="float" office:value="0.411195" calcext:value-type="float">
            <text:p>0,411195</text:p>
          </table:table-cell>
          <table:table-cell office:value-type="float" office:value="0.419651" calcext:value-type="float">
            <text:p>0,419651</text:p>
          </table:table-cell>
          <table:table-cell office:value-type="float" office:value="0.427787" calcext:value-type="float">
            <text:p>0,427787</text:p>
          </table:table-cell>
          <table:table-cell office:value-type="float" office:value="0.435483" calcext:value-type="float">
            <text:p>0,435483</text:p>
          </table:table-cell>
          <table:table-cell office:value-type="float" office:value="0.447009" calcext:value-type="float">
            <text:p>0,447009</text:p>
          </table:table-cell>
          <table:table-cell office:value-type="float" office:value="0.491957" calcext:value-type="float">
            <text:p>0,491957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1714" calcext:value-type="float">
            <text:p>0,40171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31631" calcext:value-type="float">
            <text:p>-0,031631</text:p>
          </table:table-cell>
          <table:table-cell office:value-type="float" office:value="0.143759" calcext:value-type="float">
            <text:p>0,143759</text:p>
          </table:table-cell>
          <table:table-cell office:value-type="float" office:value="0.359328" calcext:value-type="float">
            <text:p>0,359328</text:p>
          </table:table-cell>
          <table:table-cell office:value-type="float" office:value="0.38239" calcext:value-type="float">
            <text:p>0,38239</text:p>
          </table:table-cell>
          <table:table-cell office:value-type="float" office:value="0.393526" calcext:value-type="float">
            <text:p>0,393526</text:p>
          </table:table-cell>
          <table:table-cell office:value-type="float" office:value="0.404697" calcext:value-type="float">
            <text:p>0,404697</text:p>
          </table:table-cell>
          <table:table-cell office:value-type="float" office:value="0.413099" calcext:value-type="float">
            <text:p>0,413099</text:p>
          </table:table-cell>
          <table:table-cell office:value-type="float" office:value="0.421125" calcext:value-type="float">
            <text:p>0,421125</text:p>
          </table:table-cell>
          <table:table-cell office:value-type="float" office:value="0.430002" calcext:value-type="float">
            <text:p>0,430002</text:p>
          </table:table-cell>
          <table:table-cell office:value-type="float" office:value="0.437099" calcext:value-type="float">
            <text:p>0,437099</text:p>
          </table:table-cell>
          <table:table-cell office:value-type="float" office:value="0.475407" calcext:value-type="float">
            <text:p>0,475407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86043" calcext:value-type="float">
            <text:p>0,3860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11373" calcext:value-type="float">
            <text:p>-0,011373</text:p>
          </table:table-cell>
          <table:table-cell office:value-type="float" office:value="0.171833" calcext:value-type="float">
            <text:p>0,171833</text:p>
          </table:table-cell>
          <table:table-cell office:value-type="float" office:value="0.364309" calcext:value-type="float">
            <text:p>0,364309</text:p>
          </table:table-cell>
          <table:table-cell office:value-type="float" office:value="0.386807" calcext:value-type="float">
            <text:p>0,386807</text:p>
          </table:table-cell>
          <table:table-cell office:value-type="float" office:value="0.395054" calcext:value-type="float">
            <text:p>0,395054</text:p>
          </table:table-cell>
          <table:table-cell office:value-type="float" office:value="0.405279" calcext:value-type="float">
            <text:p>0,405279</text:p>
          </table:table-cell>
          <table:table-cell office:value-type="float" office:value="0.413159" calcext:value-type="float">
            <text:p>0,413159</text:p>
          </table:table-cell>
          <table:table-cell office:value-type="float" office:value="0.421004" calcext:value-type="float">
            <text:p>0,421004</text:p>
          </table:table-cell>
          <table:table-cell office:value-type="float" office:value="0.430933" calcext:value-type="float">
            <text:p>0,430933</text:p>
          </table:table-cell>
          <table:table-cell office:value-type="float" office:value="0.439032" calcext:value-type="float">
            <text:p>0,439032</text:p>
          </table:table-cell>
          <table:table-cell office:value-type="float" office:value="0.481892" calcext:value-type="float">
            <text:p>0,481892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9093" calcext:value-type="float">
            <text:p>0,3909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44123" calcext:value-type="float">
            <text:p>-0,044123</text:p>
          </table:table-cell>
          <table:table-cell office:value-type="float" office:value="0.192435" calcext:value-type="float">
            <text:p>0,192435</text:p>
          </table:table-cell>
          <table:table-cell office:value-type="float" office:value="0.364133" calcext:value-type="float">
            <text:p>0,364133</text:p>
          </table:table-cell>
          <table:table-cell office:value-type="float" office:value="0.385898" calcext:value-type="float">
            <text:p>0,385898</text:p>
          </table:table-cell>
          <table:table-cell office:value-type="float" office:value="0.392463" calcext:value-type="float">
            <text:p>0,392463</text:p>
          </table:table-cell>
          <table:table-cell office:value-type="float" office:value="0.401498" calcext:value-type="float">
            <text:p>0,401498</text:p>
          </table:table-cell>
          <table:table-cell office:value-type="float" office:value="0.408763" calcext:value-type="float">
            <text:p>0,408763</text:p>
          </table:table-cell>
          <table:table-cell office:value-type="float" office:value="0.417373" calcext:value-type="float">
            <text:p>0,417373</text:p>
          </table:table-cell>
          <table:table-cell office:value-type="float" office:value="0.428186" calcext:value-type="float">
            <text:p>0,428186</text:p>
          </table:table-cell>
          <table:table-cell office:value-type="float" office:value="0.437771" calcext:value-type="float">
            <text:p>0,437771</text:p>
          </table:table-cell>
          <table:table-cell office:value-type="float" office:value="0.487331" calcext:value-type="float">
            <text:p>0,487331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91585" calcext:value-type="float">
            <text:p>0,39158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47529" calcext:value-type="float">
            <text:p>-0,047529</text:p>
          </table:table-cell>
          <table:table-cell office:value-type="float" office:value="0.272395" calcext:value-type="float">
            <text:p>0,272395</text:p>
          </table:table-cell>
          <table:table-cell office:value-type="float" office:value="0.374003" calcext:value-type="float">
            <text:p>0,374003</text:p>
          </table:table-cell>
          <table:table-cell office:value-type="float" office:value="0.388118" calcext:value-type="float">
            <text:p>0,388118</text:p>
          </table:table-cell>
          <table:table-cell office:value-type="float" office:value="0.393207" calcext:value-type="float">
            <text:p>0,393207</text:p>
          </table:table-cell>
          <table:table-cell office:value-type="float" office:value="0.399385" calcext:value-type="float">
            <text:p>0,399385</text:p>
          </table:table-cell>
          <table:table-cell office:value-type="float" office:value="0.405557" calcext:value-type="float">
            <text:p>0,405557</text:p>
          </table:table-cell>
          <table:table-cell office:value-type="float" office:value="0.415298" calcext:value-type="float">
            <text:p>0,415298</text:p>
          </table:table-cell>
          <table:table-cell office:value-type="float" office:value="0.426625" calcext:value-type="float">
            <text:p>0,426625</text:p>
          </table:table-cell>
          <table:table-cell office:value-type="float" office:value="0.437778" calcext:value-type="float">
            <text:p>0,437778</text:p>
          </table:table-cell>
          <table:table-cell office:value-type="float" office:value="0.487309" calcext:value-type="float">
            <text:p>0,487309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99968" calcext:value-type="float">
            <text:p>0,39996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73386" calcext:value-type="float">
            <text:p>-0,073386</text:p>
          </table:table-cell>
          <table:table-cell office:value-type="float" office:value="0.251446" calcext:value-type="float">
            <text:p>0,251446</text:p>
          </table:table-cell>
          <table:table-cell office:value-type="float" office:value="0.371172" calcext:value-type="float">
            <text:p>0,371172</text:p>
          </table:table-cell>
          <table:table-cell office:value-type="float" office:value="0.385096" calcext:value-type="float">
            <text:p>0,385096</text:p>
          </table:table-cell>
          <table:table-cell office:value-type="float" office:value="0.391762" calcext:value-type="float">
            <text:p>0,391762</text:p>
          </table:table-cell>
          <table:table-cell office:value-type="float" office:value="0.398488" calcext:value-type="float">
            <text:p>0,398488</text:p>
          </table:table-cell>
          <table:table-cell office:value-type="float" office:value="0.404652" calcext:value-type="float">
            <text:p>0,404652</text:p>
          </table:table-cell>
          <table:table-cell office:value-type="float" office:value="0.414842" calcext:value-type="float">
            <text:p>0,414842</text:p>
          </table:table-cell>
          <table:table-cell office:value-type="float" office:value="0.426954" calcext:value-type="float">
            <text:p>0,426954</text:p>
          </table:table-cell>
          <table:table-cell office:value-type="float" office:value="0.436339" calcext:value-type="float">
            <text:p>0,436339</text:p>
          </table:table-cell>
          <table:table-cell office:value-type="float" office:value="0.467323" calcext:value-type="float">
            <text:p>0,467323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94807" calcext:value-type="float">
            <text:p>0,39480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,003937</text:p>
          </table:table-cell>
          <table:table-cell office:value-type="float" office:value="0.272685" calcext:value-type="float">
            <text:p>0,272685</text:p>
          </table:table-cell>
          <table:table-cell office:value-type="float" office:value="0.372033" calcext:value-type="float">
            <text:p>0,372033</text:p>
          </table:table-cell>
          <table:table-cell office:value-type="float" office:value="0.388263" calcext:value-type="float">
            <text:p>0,388263</text:p>
          </table:table-cell>
          <table:table-cell office:value-type="float" office:value="0.395271" calcext:value-type="float">
            <text:p>0,395271</text:p>
          </table:table-cell>
          <table:table-cell office:value-type="float" office:value="0.402447" calcext:value-type="float">
            <text:p>0,402447</text:p>
          </table:table-cell>
          <table:table-cell office:value-type="float" office:value="0.410845" calcext:value-type="float">
            <text:p>0,410845</text:p>
          </table:table-cell>
          <table:table-cell office:value-type="float" office:value="0.418466" calcext:value-type="float">
            <text:p>0,418466</text:p>
          </table:table-cell>
          <table:table-cell office:value-type="float" office:value="0.429972" calcext:value-type="float">
            <text:p>0,429972</text:p>
          </table:table-cell>
          <table:table-cell office:value-type="float" office:value="0.438305" calcext:value-type="float">
            <text:p>0,438305</text:p>
          </table:table-cell>
          <table:table-cell office:value-type="float" office:value="0.470528" calcext:value-type="float">
            <text:p>0,470528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99881" calcext:value-type="float">
            <text:p>0,3998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6054" calcext:value-type="float">
            <text:p>0,036054</text:p>
          </table:table-cell>
          <table:table-cell office:value-type="float" office:value="0.300997" calcext:value-type="float">
            <text:p>0,300997</text:p>
          </table:table-cell>
          <table:table-cell office:value-type="float" office:value="0.374916" calcext:value-type="float">
            <text:p>0,374916</text:p>
          </table:table-cell>
          <table:table-cell office:value-type="float" office:value="0.388163" calcext:value-type="float">
            <text:p>0,388163</text:p>
          </table:table-cell>
          <table:table-cell office:value-type="float" office:value="0.395017" calcext:value-type="float">
            <text:p>0,395017</text:p>
          </table:table-cell>
          <table:table-cell office:value-type="float" office:value="0.401255" calcext:value-type="float">
            <text:p>0,401255</text:p>
          </table:table-cell>
          <table:table-cell office:value-type="float" office:value="0.410784" calcext:value-type="float">
            <text:p>0,410784</text:p>
          </table:table-cell>
          <table:table-cell office:value-type="float" office:value="0.420246" calcext:value-type="float">
            <text:p>0,420246</text:p>
          </table:table-cell>
          <table:table-cell office:value-type="float" office:value="0.429875" calcext:value-type="float">
            <text:p>0,429875</text:p>
          </table:table-cell>
          <table:table-cell office:value-type="float" office:value="0.439045" calcext:value-type="float">
            <text:p>0,439045</text:p>
          </table:table-cell>
          <table:table-cell office:value-type="float" office:value="0.474096" calcext:value-type="float">
            <text:p>0,474096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3439" calcext:value-type="float">
            <text:p>0,40343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07163" calcext:value-type="float">
            <text:p>-0,007163</text:p>
          </table:table-cell>
          <table:table-cell office:value-type="float" office:value="0.243758" calcext:value-type="float">
            <text:p>0,243758</text:p>
          </table:table-cell>
          <table:table-cell office:value-type="float" office:value="0.362984" calcext:value-type="float">
            <text:p>0,362984</text:p>
          </table:table-cell>
          <table:table-cell office:value-type="float" office:value="0.382976" calcext:value-type="float">
            <text:p>0,382976</text:p>
          </table:table-cell>
          <table:table-cell office:value-type="float" office:value="0.39381" calcext:value-type="float">
            <text:p>0,39381</text:p>
          </table:table-cell>
          <table:table-cell office:value-type="float" office:value="0.400881" calcext:value-type="float">
            <text:p>0,400881</text:p>
          </table:table-cell>
          <table:table-cell office:value-type="float" office:value="0.410562" calcext:value-type="float">
            <text:p>0,410562</text:p>
          </table:table-cell>
          <table:table-cell office:value-type="float" office:value="0.420207" calcext:value-type="float">
            <text:p>0,420207</text:p>
          </table:table-cell>
          <table:table-cell office:value-type="float" office:value="0.429786" calcext:value-type="float">
            <text:p>0,429786</text:p>
          </table:table-cell>
          <table:table-cell office:value-type="float" office:value="0.440613" calcext:value-type="float">
            <text:p>0,440613</text:p>
          </table:table-cell>
          <table:table-cell office:value-type="float" office:value="0.48212" calcext:value-type="float">
            <text:p>0,48212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9677" calcext:value-type="float">
            <text:p>0,3967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834" calcext:value-type="float">
            <text:p>0,01834</text:p>
          </table:table-cell>
          <table:table-cell office:value-type="float" office:value="0.270754" calcext:value-type="float">
            <text:p>0,270754</text:p>
          </table:table-cell>
          <table:table-cell office:value-type="float" office:value="0.365194" calcext:value-type="float">
            <text:p>0,365194</text:p>
          </table:table-cell>
          <table:table-cell office:value-type="float" office:value="0.384147" calcext:value-type="float">
            <text:p>0,384147</text:p>
          </table:table-cell>
          <table:table-cell office:value-type="float" office:value="0.393988" calcext:value-type="float">
            <text:p>0,393988</text:p>
          </table:table-cell>
          <table:table-cell office:value-type="float" office:value="0.401609" calcext:value-type="float">
            <text:p>0,401609</text:p>
          </table:table-cell>
          <table:table-cell office:value-type="float" office:value="0.411356" calcext:value-type="float">
            <text:p>0,411356</text:p>
          </table:table-cell>
          <table:table-cell office:value-type="float" office:value="0.420784" calcext:value-type="float">
            <text:p>0,420784</text:p>
          </table:table-cell>
          <table:table-cell office:value-type="float" office:value="0.43058" calcext:value-type="float">
            <text:p>0,43058</text:p>
          </table:table-cell>
          <table:table-cell office:value-type="float" office:value="0.44186" calcext:value-type="float">
            <text:p>0,44186</text:p>
          </table:table-cell>
          <table:table-cell office:value-type="float" office:value="0.480732" calcext:value-type="float">
            <text:p>0,480732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01" calcext:value-type="float">
            <text:p>0,400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49579" calcext:value-type="float">
            <text:p>0,149579</text:p>
          </table:table-cell>
          <table:table-cell office:value-type="float" office:value="0.305288" calcext:value-type="float">
            <text:p>0,305288</text:p>
          </table:table-cell>
          <table:table-cell office:value-type="float" office:value="0.371742" calcext:value-type="float">
            <text:p>0,371742</text:p>
          </table:table-cell>
          <table:table-cell office:value-type="float" office:value="0.387197" calcext:value-type="float">
            <text:p>0,387197</text:p>
          </table:table-cell>
          <table:table-cell office:value-type="float" office:value="0.395353" calcext:value-type="float">
            <text:p>0,395353</text:p>
          </table:table-cell>
          <table:table-cell office:value-type="float" office:value="0.403379" calcext:value-type="float">
            <text:p>0,403379</text:p>
          </table:table-cell>
          <table:table-cell office:value-type="float" office:value="0.413255" calcext:value-type="float">
            <text:p>0,413255</text:p>
          </table:table-cell>
          <table:table-cell office:value-type="float" office:value="0.423385" calcext:value-type="float">
            <text:p>0,423385</text:p>
          </table:table-cell>
          <table:table-cell office:value-type="float" office:value="0.433369" calcext:value-type="float">
            <text:p>0,433369</text:p>
          </table:table-cell>
          <table:table-cell office:value-type="float" office:value="0.442551" calcext:value-type="float">
            <text:p>0,442551</text:p>
          </table:table-cell>
          <table:table-cell office:value-type="float" office:value="0.487236" calcext:value-type="float">
            <text:p>0,487236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6276" calcext:value-type="float">
            <text:p>0,40627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8578" calcext:value-type="float">
            <text:p>0,058578</text:p>
          </table:table-cell>
          <table:table-cell office:value-type="float" office:value="0.301035" calcext:value-type="float">
            <text:p>0,301035</text:p>
          </table:table-cell>
          <table:table-cell office:value-type="float" office:value="0.371404" calcext:value-type="float">
            <text:p>0,371404</text:p>
          </table:table-cell>
          <table:table-cell office:value-type="float" office:value="0.382792" calcext:value-type="float">
            <text:p>0,382792</text:p>
          </table:table-cell>
          <table:table-cell office:value-type="float" office:value="0.392256" calcext:value-type="float">
            <text:p>0,392256</text:p>
          </table:table-cell>
          <table:table-cell office:value-type="float" office:value="0.39992" calcext:value-type="float">
            <text:p>0,39992</text:p>
          </table:table-cell>
          <table:table-cell office:value-type="float" office:value="0.410725" calcext:value-type="float">
            <text:p>0,410725</text:p>
          </table:table-cell>
          <table:table-cell office:value-type="float" office:value="0.42051" calcext:value-type="float">
            <text:p>0,42051</text:p>
          </table:table-cell>
          <table:table-cell office:value-type="float" office:value="0.430774" calcext:value-type="float">
            <text:p>0,430774</text:p>
          </table:table-cell>
          <table:table-cell office:value-type="float" office:value="0.438178" calcext:value-type="float">
            <text:p>0,438178</text:p>
          </table:table-cell>
          <table:table-cell office:value-type="float" office:value="0.477115" calcext:value-type="float">
            <text:p>0,477115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2471" calcext:value-type="float">
            <text:p>0,40247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11683" calcext:value-type="float">
            <text:p>-0,011683</text:p>
          </table:table-cell>
          <table:table-cell office:value-type="float" office:value="0.298848" calcext:value-type="float">
            <text:p>0,298848</text:p>
          </table:table-cell>
          <table:table-cell office:value-type="float" office:value="0.371501" calcext:value-type="float">
            <text:p>0,371501</text:p>
          </table:table-cell>
          <table:table-cell office:value-type="float" office:value="0.385104" calcext:value-type="float">
            <text:p>0,385104</text:p>
          </table:table-cell>
          <table:table-cell office:value-type="float" office:value="0.391758" calcext:value-type="float">
            <text:p>0,391758</text:p>
          </table:table-cell>
          <table:table-cell office:value-type="float" office:value="0.399472" calcext:value-type="float">
            <text:p>0,399472</text:p>
          </table:table-cell>
          <table:table-cell office:value-type="float" office:value="0.408949" calcext:value-type="float">
            <text:p>0,408949</text:p>
          </table:table-cell>
          <table:table-cell office:value-type="float" office:value="0.417526" calcext:value-type="float">
            <text:p>0,417526</text:p>
          </table:table-cell>
          <table:table-cell office:value-type="float" office:value="0.427431" calcext:value-type="float">
            <text:p>0,427431</text:p>
          </table:table-cell>
          <table:table-cell office:value-type="float" office:value="0.438249" calcext:value-type="float">
            <text:p>0,438249</text:p>
          </table:table-cell>
          <table:table-cell office:value-type="float" office:value="0.48182" calcext:value-type="float">
            <text:p>0,48182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2066" calcext:value-type="float">
            <text:p>0,40206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028415" calcext:value-type="float">
            <text:p>-0,028415</text:p>
          </table:table-cell>
          <table:table-cell office:value-type="float" office:value="0.252977" calcext:value-type="float">
            <text:p>0,252977</text:p>
          </table:table-cell>
          <table:table-cell office:value-type="float" office:value="0.368785" calcext:value-type="float">
            <text:p>0,368785</text:p>
          </table:table-cell>
          <table:table-cell office:value-type="float" office:value="0.383646" calcext:value-type="float">
            <text:p>0,383646</text:p>
          </table:table-cell>
          <table:table-cell office:value-type="float" office:value="0.3899" calcext:value-type="float">
            <text:p>0,3899</text:p>
          </table:table-cell>
          <table:table-cell office:value-type="float" office:value="0.397675" calcext:value-type="float">
            <text:p>0,397675</text:p>
          </table:table-cell>
          <table:table-cell office:value-type="float" office:value="0.406344" calcext:value-type="float">
            <text:p>0,406344</text:p>
          </table:table-cell>
          <table:table-cell office:value-type="float" office:value="0.417173" calcext:value-type="float">
            <text:p>0,417173</text:p>
          </table:table-cell>
          <table:table-cell office:value-type="float" office:value="0.426931" calcext:value-type="float">
            <text:p>0,426931</text:p>
          </table:table-cell>
          <table:table-cell office:value-type="float" office:value="0.438407" calcext:value-type="float">
            <text:p>0,438407</text:p>
          </table:table-cell>
          <table:table-cell office:value-type="float" office:value="0.472593" calcext:value-type="float">
            <text:p>0,472593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395443" calcext:value-type="float">
            <text:p>0,39544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97695" calcext:value-type="float">
            <text:p>0,297695</text:p>
          </table:table-cell>
          <table:table-cell office:value-type="float" office:value="0.344192" calcext:value-type="float">
            <text:p>0,344192</text:p>
          </table:table-cell>
          <table:table-cell office:value-type="float" office:value="0.369458" calcext:value-type="float">
            <text:p>0,369458</text:p>
          </table:table-cell>
          <table:table-cell office:value-type="float" office:value="0.383056" calcext:value-type="float">
            <text:p>0,383056</text:p>
          </table:table-cell>
          <table:table-cell office:value-type="float" office:value="0.3903" calcext:value-type="float">
            <text:p>0,3903</text:p>
          </table:table-cell>
          <table:table-cell office:value-type="float" office:value="0.396659" calcext:value-type="float">
            <text:p>0,396659</text:p>
          </table:table-cell>
          <table:table-cell office:value-type="float" office:value="0.405436" calcext:value-type="float">
            <text:p>0,405436</text:p>
          </table:table-cell>
          <table:table-cell office:value-type="float" office:value="0.414624" calcext:value-type="float">
            <text:p>0,414624</text:p>
          </table:table-cell>
          <table:table-cell office:value-type="float" office:value="0.426552" calcext:value-type="float">
            <text:p>0,426552</text:p>
          </table:table-cell>
          <table:table-cell office:value-type="float" office:value="0.43785" calcext:value-type="float">
            <text:p>0,43785</text:p>
          </table:table-cell>
          <table:table-cell office:value-type="float" office:value="0.472122" calcext:value-type="float">
            <text:p>0,472122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4025" calcext:value-type="float">
            <text:p>0,40402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0641" calcext:value-type="float">
            <text:p>0,030641</text:p>
          </table:table-cell>
          <table:table-cell office:value-type="float" office:value="0.318833" calcext:value-type="float">
            <text:p>0,318833</text:p>
          </table:table-cell>
          <table:table-cell office:value-type="float" office:value="0.369244" calcext:value-type="float">
            <text:p>0,369244</text:p>
          </table:table-cell>
          <table:table-cell office:value-type="float" office:value="0.384201" calcext:value-type="float">
            <text:p>0,384201</text:p>
          </table:table-cell>
          <table:table-cell office:value-type="float" office:value="0.390495" calcext:value-type="float">
            <text:p>0,390495</text:p>
          </table:table-cell>
          <table:table-cell office:value-type="float" office:value="0.396592" calcext:value-type="float">
            <text:p>0,396592</text:p>
          </table:table-cell>
          <table:table-cell office:value-type="float" office:value="0.405667" calcext:value-type="float">
            <text:p>0,405667</text:p>
          </table:table-cell>
          <table:table-cell office:value-type="float" office:value="0.415078" calcext:value-type="float">
            <text:p>0,415078</text:p>
          </table:table-cell>
          <table:table-cell office:value-type="float" office:value="0.427216" calcext:value-type="float">
            <text:p>0,427216</text:p>
          </table:table-cell>
          <table:table-cell office:value-type="float" office:value="0.435841" calcext:value-type="float">
            <text:p>0,435841</text:p>
          </table:table-cell>
          <table:table-cell office:value-type="float" office:value="0.469795" calcext:value-type="float">
            <text:p>0,469795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1296" calcext:value-type="float">
            <text:p>0,40129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92681" calcext:value-type="float">
            <text:p>0,192681</text:p>
          </table:table-cell>
          <table:table-cell office:value-type="float" office:value="0.34496" calcext:value-type="float">
            <text:p>0,34496</text:p>
          </table:table-cell>
          <table:table-cell office:value-type="float" office:value="0.376839" calcext:value-type="float">
            <text:p>0,376839</text:p>
          </table:table-cell>
          <table:table-cell office:value-type="float" office:value="0.388388" calcext:value-type="float">
            <text:p>0,388388</text:p>
          </table:table-cell>
          <table:table-cell office:value-type="float" office:value="0.393817" calcext:value-type="float">
            <text:p>0,393817</text:p>
          </table:table-cell>
          <table:table-cell office:value-type="float" office:value="0.401428" calcext:value-type="float">
            <text:p>0,401428</text:p>
          </table:table-cell>
          <table:table-cell office:value-type="float" office:value="0.410828" calcext:value-type="float">
            <text:p>0,410828</text:p>
          </table:table-cell>
          <table:table-cell office:value-type="float" office:value="0.421517" calcext:value-type="float">
            <text:p>0,421517</text:p>
          </table:table-cell>
          <table:table-cell office:value-type="float" office:value="0.430772" calcext:value-type="float">
            <text:p>0,430772</text:p>
          </table:table-cell>
          <table:table-cell office:value-type="float" office:value="0.440097" calcext:value-type="float">
            <text:p>0,440097</text:p>
          </table:table-cell>
          <table:table-cell office:value-type="float" office:value="0.474426" calcext:value-type="float">
            <text:p>0,474426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08307" calcext:value-type="float">
            <text:p>0,40830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2216" calcext:value-type="float">
            <text:p>0,292216</text:p>
          </table:table-cell>
          <table:table-cell office:value-type="float" office:value="0.346978" calcext:value-type="float">
            <text:p>0,346978</text:p>
          </table:table-cell>
          <table:table-cell office:value-type="float" office:value="0.380766" calcext:value-type="float">
            <text:p>0,380766</text:p>
          </table:table-cell>
          <table:table-cell office:value-type="float" office:value="0.389473" calcext:value-type="float">
            <text:p>0,389473</text:p>
          </table:table-cell>
          <table:table-cell office:value-type="float" office:value="0.396011" calcext:value-type="float">
            <text:p>0,396011</text:p>
          </table:table-cell>
          <table:table-cell office:value-type="float" office:value="0.406779" calcext:value-type="float">
            <text:p>0,406779</text:p>
          </table:table-cell>
          <table:table-cell office:value-type="float" office:value="0.415934" calcext:value-type="float">
            <text:p>0,415934</text:p>
          </table:table-cell>
          <table:table-cell office:value-type="float" office:value="0.426595" calcext:value-type="float">
            <text:p>0,426595</text:p>
          </table:table-cell>
          <table:table-cell office:value-type="float" office:value="0.43435" calcext:value-type="float">
            <text:p>0,43435</text:p>
          </table:table-cell>
          <table:table-cell office:value-type="float" office:value="0.443451" calcext:value-type="float">
            <text:p>0,443451</text:p>
          </table:table-cell>
          <table:table-cell office:value-type="float" office:value="0.484206" calcext:value-type="float">
            <text:p>0,484206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12454" calcext:value-type="float">
            <text:p>0,41245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542" calcext:value-type="float">
            <text:p>0,00542</text:p>
          </table:table-cell>
          <table:table-cell office:value-type="float" office:value="0.334694" calcext:value-type="float">
            <text:p>0,334694</text:p>
          </table:table-cell>
          <table:table-cell office:value-type="float" office:value="0.386321" calcext:value-type="float">
            <text:p>0,386321</text:p>
          </table:table-cell>
          <table:table-cell office:value-type="float" office:value="0.392388" calcext:value-type="float">
            <text:p>0,392388</text:p>
          </table:table-cell>
          <table:table-cell office:value-type="float" office:value="0.401008" calcext:value-type="float">
            <text:p>0,401008</text:p>
          </table:table-cell>
          <table:table-cell office:value-type="float" office:value="0.413265" calcext:value-type="float">
            <text:p>0,413265</text:p>
          </table:table-cell>
          <table:table-cell office:value-type="float" office:value="0.421831" calcext:value-type="float">
            <text:p>0,421831</text:p>
          </table:table-cell>
          <table:table-cell office:value-type="float" office:value="0.431522" calcext:value-type="float">
            <text:p>0,431522</text:p>
          </table:table-cell>
          <table:table-cell office:value-type="float" office:value="0.440051" calcext:value-type="float">
            <text:p>0,440051</text:p>
          </table:table-cell>
          <table:table-cell office:value-type="float" office:value="0.447976" calcext:value-type="float">
            <text:p>0,447976</text:p>
          </table:table-cell>
          <table:table-cell office:value-type="float" office:value="0.483208" calcext:value-type="float">
            <text:p>0,483208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15226" calcext:value-type="float">
            <text:p>0,41522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5804" calcext:value-type="float">
            <text:p>0,025804</text:p>
          </table:table-cell>
          <table:table-cell office:value-type="float" office:value="0.334636" calcext:value-type="float">
            <text:p>0,334636</text:p>
          </table:table-cell>
          <table:table-cell office:value-type="float" office:value="0.384954" calcext:value-type="float">
            <text:p>0,384954</text:p>
          </table:table-cell>
          <table:table-cell office:value-type="float" office:value="0.390509" calcext:value-type="float">
            <text:p>0,390509</text:p>
          </table:table-cell>
          <table:table-cell office:value-type="float" office:value="0.400338" calcext:value-type="float">
            <text:p>0,400338</text:p>
          </table:table-cell>
          <table:table-cell office:value-type="float" office:value="0.412018" calcext:value-type="float">
            <text:p>0,412018</text:p>
          </table:table-cell>
          <table:table-cell office:value-type="float" office:value="0.423221" calcext:value-type="float">
            <text:p>0,423221</text:p>
          </table:table-cell>
          <table:table-cell office:value-type="float" office:value="0.433849" calcext:value-type="float">
            <text:p>0,433849</text:p>
          </table:table-cell>
          <table:table-cell office:value-type="float" office:value="0.441031" calcext:value-type="float">
            <text:p>0,441031</text:p>
          </table:table-cell>
          <table:table-cell office:value-type="float" office:value="0.451296" calcext:value-type="float">
            <text:p>0,451296</text:p>
          </table:table-cell>
          <table:table-cell office:value-type="float" office:value="0.493255" calcext:value-type="float">
            <text:p>0,493255</text:p>
          </table:table-cell>
          <table:table-cell office:value-type="float" office:value="0.655591" calcext:value-type="float">
            <text:p>0,655591</text:p>
          </table:table-cell>
          <table:table-cell office:value-type="float" office:value="0.416511" calcext:value-type="float">
            <text:p>0,41651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94665" calcext:value-type="float">
            <text:p>0,094665</text:p>
          </table:table-cell>
          <table:table-cell office:value-type="float" office:value="0.333845" calcext:value-type="float">
            <text:p>0,333845</text:p>
          </table:table-cell>
          <table:table-cell office:value-type="float" office:value="0.381281" calcext:value-type="float">
            <text:p>0,381281</text:p>
          </table:table-cell>
          <table:table-cell office:value-type="float" office:value="0.388055" calcext:value-type="float">
            <text:p>0,388055</text:p>
          </table:table-cell>
          <table:table-cell office:value-type="float" office:value="0.392684" calcext:value-type="float">
            <text:p>0,392684</text:p>
          </table:table-cell>
          <table:table-cell office:value-type="float" office:value="0.402383" calcext:value-type="float">
            <text:p>0,402383</text:p>
          </table:table-cell>
          <table:table-cell office:value-type="float" office:value="0.415793" calcext:value-type="float">
            <text:p>0,415793</text:p>
          </table:table-cell>
          <table:table-cell office:value-type="float" office:value="0.425526" calcext:value-type="float">
            <text:p>0,425526</text:p>
          </table:table-cell>
          <table:table-cell office:value-type="float" office:value="0.43653" calcext:value-type="float">
            <text:p>0,43653</text:p>
          </table:table-cell>
          <table:table-cell office:value-type="float" office:value="0.4474" calcext:value-type="float">
            <text:p>0,4474</text:p>
          </table:table-cell>
          <table:table-cell office:value-type="float" office:value="0.490571" calcext:value-type="float">
            <text:p>0,490571</text:p>
          </table:table-cell>
          <table:table-cell office:value-type="float" office:value="0.668505" calcext:value-type="float">
            <text:p>0,668505</text:p>
          </table:table-cell>
          <table:table-cell office:value-type="float" office:value="0.411407" calcext:value-type="float">
            <text:p>0,41140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94665" calcext:value-type="float">
            <text:p>0,094665</text:p>
          </table:table-cell>
          <table:table-cell office:value-type="float" office:value="0.335396" calcext:value-type="float">
            <text:p>0,335396</text:p>
          </table:table-cell>
          <table:table-cell office:value-type="float" office:value="0.380378" calcext:value-type="float">
            <text:p>0,380378</text:p>
          </table:table-cell>
          <table:table-cell office:value-type="float" office:value="0.38655" calcext:value-type="float">
            <text:p>0,38655</text:p>
          </table:table-cell>
          <table:table-cell office:value-type="float" office:value="0.390578" calcext:value-type="float">
            <text:p>0,390578</text:p>
          </table:table-cell>
          <table:table-cell office:value-type="float" office:value="0.395436" calcext:value-type="float">
            <text:p>0,395436</text:p>
          </table:table-cell>
          <table:table-cell office:value-type="float" office:value="0.407424" calcext:value-type="float">
            <text:p>0,407424</text:p>
          </table:table-cell>
          <table:table-cell office:value-type="float" office:value="0.420474" calcext:value-type="float">
            <text:p>0,420474</text:p>
          </table:table-cell>
          <table:table-cell office:value-type="float" office:value="0.43167" calcext:value-type="float">
            <text:p>0,43167</text:p>
          </table:table-cell>
          <table:table-cell office:value-type="float" office:value="0.443813" calcext:value-type="float">
            <text:p>0,443813</text:p>
          </table:table-cell>
          <table:table-cell office:value-type="float" office:value="0.49689" calcext:value-type="float">
            <text:p>0,49689</text:p>
          </table:table-cell>
          <table:table-cell office:value-type="float" office:value="0.668505" calcext:value-type="float">
            <text:p>0,668505</text:p>
          </table:table-cell>
          <table:table-cell office:value-type="float" office:value="0.408861" calcext:value-type="float">
            <text:p>0,40886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05487" calcext:value-type="float">
            <text:p>-0,005487</text:p>
          </table:table-cell>
          <table:table-cell office:value-type="float" office:value="0.319388" calcext:value-type="float">
            <text:p>0,319388</text:p>
          </table:table-cell>
          <table:table-cell office:value-type="float" office:value="0.379026" calcext:value-type="float">
            <text:p>0,379026</text:p>
          </table:table-cell>
          <table:table-cell office:value-type="float" office:value="0.38765" calcext:value-type="float">
            <text:p>0,38765</text:p>
          </table:table-cell>
          <table:table-cell office:value-type="float" office:value="0.391993" calcext:value-type="float">
            <text:p>0,391993</text:p>
          </table:table-cell>
          <table:table-cell office:value-type="float" office:value="0.398314" calcext:value-type="float">
            <text:p>0,398314</text:p>
          </table:table-cell>
          <table:table-cell office:value-type="float" office:value="0.408747" calcext:value-type="float">
            <text:p>0,408747</text:p>
          </table:table-cell>
          <table:table-cell office:value-type="float" office:value="0.419013" calcext:value-type="float">
            <text:p>0,419013</text:p>
          </table:table-cell>
          <table:table-cell office:value-type="float" office:value="0.430664" calcext:value-type="float">
            <text:p>0,430664</text:p>
          </table:table-cell>
          <table:table-cell office:value-type="float" office:value="0.441018" calcext:value-type="float">
            <text:p>0,441018</text:p>
          </table:table-cell>
          <table:table-cell office:value-type="float" office:value="0.508181" calcext:value-type="float">
            <text:p>0,508181</text:p>
          </table:table-cell>
          <table:table-cell office:value-type="float" office:value="0.668505" calcext:value-type="float">
            <text:p>0,668505</text:p>
          </table:table-cell>
          <table:table-cell office:value-type="float" office:value="0.408399" calcext:value-type="float">
            <text:p>0,40839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91473" calcext:value-type="float">
            <text:p>0,291473</text:p>
          </table:table-cell>
          <table:table-cell office:value-type="float" office:value="0.35187" calcext:value-type="float">
            <text:p>0,35187</text:p>
          </table:table-cell>
          <table:table-cell office:value-type="float" office:value="0.377203" calcext:value-type="float">
            <text:p>0,377203</text:p>
          </table:table-cell>
          <table:table-cell office:value-type="float" office:value="0.386892" calcext:value-type="float">
            <text:p>0,386892</text:p>
          </table:table-cell>
          <table:table-cell office:value-type="float" office:value="0.392506" calcext:value-type="float">
            <text:p>0,392506</text:p>
          </table:table-cell>
          <table:table-cell office:value-type="float" office:value="0.399702" calcext:value-type="float">
            <text:p>0,399702</text:p>
          </table:table-cell>
          <table:table-cell office:value-type="float" office:value="0.407485" calcext:value-type="float">
            <text:p>0,407485</text:p>
          </table:table-cell>
          <table:table-cell office:value-type="float" office:value="0.417062" calcext:value-type="float">
            <text:p>0,417062</text:p>
          </table:table-cell>
          <table:table-cell office:value-type="float" office:value="0.429727" calcext:value-type="float">
            <text:p>0,429727</text:p>
          </table:table-cell>
          <table:table-cell office:value-type="float" office:value="0.440991" calcext:value-type="float">
            <text:p>0,440991</text:p>
          </table:table-cell>
          <table:table-cell office:value-type="float" office:value="0.510291" calcext:value-type="float">
            <text:p>0,510291</text:p>
          </table:table-cell>
          <table:table-cell office:value-type="float" office:value="0.668505" calcext:value-type="float">
            <text:p>0,668505</text:p>
          </table:table-cell>
          <table:table-cell office:value-type="float" office:value="0.411373" calcext:value-type="float">
            <text:p>0,41137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11643" calcext:value-type="float">
            <text:p>0,311643</text:p>
          </table:table-cell>
          <table:table-cell office:value-type="float" office:value="0.352107" calcext:value-type="float">
            <text:p>0,352107</text:p>
          </table:table-cell>
          <table:table-cell office:value-type="float" office:value="0.373552" calcext:value-type="float">
            <text:p>0,373552</text:p>
          </table:table-cell>
          <table:table-cell office:value-type="float" office:value="0.384846" calcext:value-type="float">
            <text:p>0,384846</text:p>
          </table:table-cell>
          <table:table-cell office:value-type="float" office:value="0.391549" calcext:value-type="float">
            <text:p>0,391549</text:p>
          </table:table-cell>
          <table:table-cell office:value-type="float" office:value="0.399324" calcext:value-type="float">
            <text:p>0,399324</text:p>
          </table:table-cell>
          <table:table-cell office:value-type="float" office:value="0.407781" calcext:value-type="float">
            <text:p>0,407781</text:p>
          </table:table-cell>
          <table:table-cell office:value-type="float" office:value="0.416263" calcext:value-type="float">
            <text:p>0,416263</text:p>
          </table:table-cell>
          <table:table-cell office:value-type="float" office:value="0.426456" calcext:value-type="float">
            <text:p>0,426456</text:p>
          </table:table-cell>
          <table:table-cell office:value-type="float" office:value="0.436591" calcext:value-type="float">
            <text:p>0,436591</text:p>
          </table:table-cell>
          <table:table-cell office:value-type="float" office:value="0.480266" calcext:value-type="float">
            <text:p>0,480266</text:p>
          </table:table-cell>
          <table:table-cell office:value-type="float" office:value="0.668505" calcext:value-type="float">
            <text:p>0,668505</text:p>
          </table:table-cell>
          <table:table-cell office:value-type="float" office:value="0.406873" calcext:value-type="float">
            <text:p>0,40687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53422" calcext:value-type="float">
            <text:p>0,153422</text:p>
          </table:table-cell>
          <table:table-cell office:value-type="float" office:value="0.329545" calcext:value-type="float">
            <text:p>0,329545</text:p>
          </table:table-cell>
          <table:table-cell office:value-type="float" office:value="0.380144" calcext:value-type="float">
            <text:p>0,380144</text:p>
          </table:table-cell>
          <table:table-cell office:value-type="float" office:value="0.38914" calcext:value-type="float">
            <text:p>0,38914</text:p>
          </table:table-cell>
          <table:table-cell office:value-type="float" office:value="0.396955" calcext:value-type="float">
            <text:p>0,396955</text:p>
          </table:table-cell>
          <table:table-cell office:value-type="float" office:value="0.404052" calcext:value-type="float">
            <text:p>0,404052</text:p>
          </table:table-cell>
          <table:table-cell office:value-type="float" office:value="0.414029" calcext:value-type="float">
            <text:p>0,414029</text:p>
          </table:table-cell>
          <table:table-cell office:value-type="float" office:value="0.424082" calcext:value-type="float">
            <text:p>0,424082</text:p>
          </table:table-cell>
          <table:table-cell office:value-type="float" office:value="0.433981" calcext:value-type="float">
            <text:p>0,433981</text:p>
          </table:table-cell>
          <table:table-cell office:value-type="float" office:value="0.444189" calcext:value-type="float">
            <text:p>0,444189</text:p>
          </table:table-cell>
          <table:table-cell office:value-type="float" office:value="0.495881" calcext:value-type="float">
            <text:p>0,495881</text:p>
          </table:table-cell>
          <table:table-cell office:value-type="float" office:value="0.668989" calcext:value-type="float">
            <text:p>0,668989</text:p>
          </table:table-cell>
          <table:table-cell office:value-type="float" office:value="0.4112" calcext:value-type="float">
            <text:p>0,411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77462" calcext:value-type="float">
            <text:p>-0,077462</text:p>
          </table:table-cell>
          <table:table-cell office:value-type="float" office:value="0.30462" calcext:value-type="float">
            <text:p>0,30462</text:p>
          </table:table-cell>
          <table:table-cell office:value-type="float" office:value="0.379263" calcext:value-type="float">
            <text:p>0,379263</text:p>
          </table:table-cell>
          <table:table-cell office:value-type="float" office:value="0.389085" calcext:value-type="float">
            <text:p>0,389085</text:p>
          </table:table-cell>
          <table:table-cell office:value-type="float" office:value="0.397821" calcext:value-type="float">
            <text:p>0,397821</text:p>
          </table:table-cell>
          <table:table-cell office:value-type="float" office:value="0.408784" calcext:value-type="float">
            <text:p>0,408784</text:p>
          </table:table-cell>
          <table:table-cell office:value-type="float" office:value="0.415855" calcext:value-type="float">
            <text:p>0,415855</text:p>
          </table:table-cell>
          <table:table-cell office:value-type="float" office:value="0.425259" calcext:value-type="float">
            <text:p>0,425259</text:p>
          </table:table-cell>
          <table:table-cell office:value-type="float" office:value="0.43651" calcext:value-type="float">
            <text:p>0,43651</text:p>
          </table:table-cell>
          <table:table-cell office:value-type="float" office:value="0.447043" calcext:value-type="float">
            <text:p>0,447043</text:p>
          </table:table-cell>
          <table:table-cell office:value-type="float" office:value="0.49343" calcext:value-type="float">
            <text:p>0,49343</text:p>
          </table:table-cell>
          <table:table-cell office:value-type="float" office:value="0.668989" calcext:value-type="float">
            <text:p>0,668989</text:p>
          </table:table-cell>
          <table:table-cell office:value-type="float" office:value="0.409767" calcext:value-type="float">
            <text:p>0,4097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8332" calcext:value-type="float">
            <text:p>0,098332</text:p>
          </table:table-cell>
          <table:table-cell office:value-type="float" office:value="0.32086" calcext:value-type="float">
            <text:p>0,32086</text:p>
          </table:table-cell>
          <table:table-cell office:value-type="float" office:value="0.377155" calcext:value-type="float">
            <text:p>0,377155</text:p>
          </table:table-cell>
          <table:table-cell office:value-type="float" office:value="0.387757" calcext:value-type="float">
            <text:p>0,387757</text:p>
          </table:table-cell>
          <table:table-cell office:value-type="float" office:value="0.397407" calcext:value-type="float">
            <text:p>0,397407</text:p>
          </table:table-cell>
          <table:table-cell office:value-type="float" office:value="0.40927" calcext:value-type="float">
            <text:p>0,40927</text:p>
          </table:table-cell>
          <table:table-cell office:value-type="float" office:value="0.416592" calcext:value-type="float">
            <text:p>0,416592</text:p>
          </table:table-cell>
          <table:table-cell office:value-type="float" office:value="0.42775" calcext:value-type="float">
            <text:p>0,42775</text:p>
          </table:table-cell>
          <table:table-cell office:value-type="float" office:value="0.436809" calcext:value-type="float">
            <text:p>0,436809</text:p>
          </table:table-cell>
          <table:table-cell office:value-type="float" office:value="0.446471" calcext:value-type="float">
            <text:p>0,446471</text:p>
          </table:table-cell>
          <table:table-cell office:value-type="float" office:value="0.492245" calcext:value-type="float">
            <text:p>0,492245</text:p>
          </table:table-cell>
          <table:table-cell office:value-type="float" office:value="0.668989" calcext:value-type="float">
            <text:p>0,668989</text:p>
          </table:table-cell>
          <table:table-cell office:value-type="float" office:value="0.411232" calcext:value-type="float">
            <text:p>0,41123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29213" calcext:value-type="float">
            <text:p>0,129213</text:p>
          </table:table-cell>
          <table:table-cell office:value-type="float" office:value="0.339776" calcext:value-type="float">
            <text:p>0,339776</text:p>
          </table:table-cell>
          <table:table-cell office:value-type="float" office:value="0.3841" calcext:value-type="float">
            <text:p>0,3841</text:p>
          </table:table-cell>
          <table:table-cell office:value-type="float" office:value="0.395456" calcext:value-type="float">
            <text:p>0,395456</text:p>
          </table:table-cell>
          <table:table-cell office:value-type="float" office:value="0.407903" calcext:value-type="float">
            <text:p>0,407903</text:p>
          </table:table-cell>
          <table:table-cell office:value-type="float" office:value="0.414267" calcext:value-type="float">
            <text:p>0,414267</text:p>
          </table:table-cell>
          <table:table-cell office:value-type="float" office:value="0.422444" calcext:value-type="float">
            <text:p>0,422444</text:p>
          </table:table-cell>
          <table:table-cell office:value-type="float" office:value="0.432892" calcext:value-type="float">
            <text:p>0,432892</text:p>
          </table:table-cell>
          <table:table-cell office:value-type="float" office:value="0.440048" calcext:value-type="float">
            <text:p>0,440048</text:p>
          </table:table-cell>
          <table:table-cell office:value-type="float" office:value="0.447491" calcext:value-type="float">
            <text:p>0,447491</text:p>
          </table:table-cell>
          <table:table-cell office:value-type="float" office:value="0.499621" calcext:value-type="float">
            <text:p>0,499621</text:p>
          </table:table-cell>
          <table:table-cell office:value-type="float" office:value="0.668989" calcext:value-type="float">
            <text:p>0,668989</text:p>
          </table:table-cell>
          <table:table-cell office:value-type="float" office:value="0.4184" calcext:value-type="float">
            <text:p>0,418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70339" calcext:value-type="float">
            <text:p>0,270339</text:p>
          </table:table-cell>
          <table:table-cell office:value-type="float" office:value="0.343162" calcext:value-type="float">
            <text:p>0,343162</text:p>
          </table:table-cell>
          <table:table-cell office:value-type="float" office:value="0.383353" calcext:value-type="float">
            <text:p>0,383353</text:p>
          </table:table-cell>
          <table:table-cell office:value-type="float" office:value="0.395538" calcext:value-type="float">
            <text:p>0,395538</text:p>
          </table:table-cell>
          <table:table-cell office:value-type="float" office:value="0.409251" calcext:value-type="float">
            <text:p>0,409251</text:p>
          </table:table-cell>
          <table:table-cell office:value-type="float" office:value="0.416873" calcext:value-type="float">
            <text:p>0,416873</text:p>
          </table:table-cell>
          <table:table-cell office:value-type="float" office:value="0.424902" calcext:value-type="float">
            <text:p>0,424902</text:p>
          </table:table-cell>
          <table:table-cell office:value-type="float" office:value="0.435313" calcext:value-type="float">
            <text:p>0,435313</text:p>
          </table:table-cell>
          <table:table-cell office:value-type="float" office:value="0.44182" calcext:value-type="float">
            <text:p>0,44182</text:p>
          </table:table-cell>
          <table:table-cell office:value-type="float" office:value="0.448841" calcext:value-type="float">
            <text:p>0,448841</text:p>
          </table:table-cell>
          <table:table-cell office:value-type="float" office:value="0.505839" calcext:value-type="float">
            <text:p>0,505839</text:p>
          </table:table-cell>
          <table:table-cell office:value-type="float" office:value="0.668989" calcext:value-type="float">
            <text:p>0,668989</text:p>
          </table:table-cell>
          <table:table-cell office:value-type="float" office:value="0.420489" calcext:value-type="float">
            <text:p>0,42048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84951" calcext:value-type="float">
            <text:p>0,184951</text:p>
          </table:table-cell>
          <table:table-cell office:value-type="float" office:value="0.342476" calcext:value-type="float">
            <text:p>0,342476</text:p>
          </table:table-cell>
          <table:table-cell office:value-type="float" office:value="0.381903" calcext:value-type="float">
            <text:p>0,381903</text:p>
          </table:table-cell>
          <table:table-cell office:value-type="float" office:value="0.390839" calcext:value-type="float">
            <text:p>0,390839</text:p>
          </table:table-cell>
          <table:table-cell office:value-type="float" office:value="0.402991" calcext:value-type="float">
            <text:p>0,402991</text:p>
          </table:table-cell>
          <table:table-cell office:value-type="float" office:value="0.414047" calcext:value-type="float">
            <text:p>0,414047</text:p>
          </table:table-cell>
          <table:table-cell office:value-type="float" office:value="0.419456" calcext:value-type="float">
            <text:p>0,419456</text:p>
          </table:table-cell>
          <table:table-cell office:value-type="float" office:value="0.430439" calcext:value-type="float">
            <text:p>0,430439</text:p>
          </table:table-cell>
          <table:table-cell office:value-type="float" office:value="0.437291" calcext:value-type="float">
            <text:p>0,437291</text:p>
          </table:table-cell>
          <table:table-cell office:value-type="float" office:value="0.44871" calcext:value-type="float">
            <text:p>0,44871</text:p>
          </table:table-cell>
          <table:table-cell office:value-type="float" office:value="0.52103" calcext:value-type="float">
            <text:p>0,52103</text:p>
          </table:table-cell>
          <table:table-cell office:value-type="float" office:value="0.668989" calcext:value-type="float">
            <text:p>0,668989</text:p>
          </table:table-cell>
          <table:table-cell office:value-type="float" office:value="0.418918" calcext:value-type="float">
            <text:p>0,41891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94612" calcext:value-type="float">
            <text:p>0,194612</text:p>
          </table:table-cell>
          <table:table-cell office:value-type="float" office:value="0.34478" calcext:value-type="float">
            <text:p>0,34478</text:p>
          </table:table-cell>
          <table:table-cell office:value-type="float" office:value="0.385526" calcext:value-type="float">
            <text:p>0,385526</text:p>
          </table:table-cell>
          <table:table-cell office:value-type="float" office:value="0.392693" calcext:value-type="float">
            <text:p>0,392693</text:p>
          </table:table-cell>
          <table:table-cell office:value-type="float" office:value="0.403498" calcext:value-type="float">
            <text:p>0,403498</text:p>
          </table:table-cell>
          <table:table-cell office:value-type="float" office:value="0.414064" calcext:value-type="float">
            <text:p>0,414064</text:p>
          </table:table-cell>
          <table:table-cell office:value-type="float" office:value="0.418317" calcext:value-type="float">
            <text:p>0,418317</text:p>
          </table:table-cell>
          <table:table-cell office:value-type="float" office:value="0.428123" calcext:value-type="float">
            <text:p>0,428123</text:p>
          </table:table-cell>
          <table:table-cell office:value-type="float" office:value="0.435889" calcext:value-type="float">
            <text:p>0,435889</text:p>
          </table:table-cell>
          <table:table-cell office:value-type="float" office:value="0.444094" calcext:value-type="float">
            <text:p>0,444094</text:p>
          </table:table-cell>
          <table:table-cell office:value-type="float" office:value="0.505742" calcext:value-type="float">
            <text:p>0,505742</text:p>
          </table:table-cell>
          <table:table-cell office:value-type="float" office:value="0.668989" calcext:value-type="float">
            <text:p>0,668989</text:p>
          </table:table-cell>
          <table:table-cell office:value-type="float" office:value="0.417273" calcext:value-type="float">
            <text:p>0,41727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7328" calcext:value-type="float">
            <text:p>0,017328</text:p>
          </table:table-cell>
          <table:table-cell office:value-type="float" office:value="0.331466" calcext:value-type="float">
            <text:p>0,331466</text:p>
          </table:table-cell>
          <table:table-cell office:value-type="float" office:value="0.386403" calcext:value-type="float">
            <text:p>0,386403</text:p>
          </table:table-cell>
          <table:table-cell office:value-type="float" office:value="0.393215" calcext:value-type="float">
            <text:p>0,393215</text:p>
          </table:table-cell>
          <table:table-cell office:value-type="float" office:value="0.402207" calcext:value-type="float">
            <text:p>0,402207</text:p>
          </table:table-cell>
          <table:table-cell office:value-type="float" office:value="0.412732" calcext:value-type="float">
            <text:p>0,412732</text:p>
          </table:table-cell>
          <table:table-cell office:value-type="float" office:value="0.418046" calcext:value-type="float">
            <text:p>0,418046</text:p>
          </table:table-cell>
          <table:table-cell office:value-type="float" office:value="0.428429" calcext:value-type="float">
            <text:p>0,428429</text:p>
          </table:table-cell>
          <table:table-cell office:value-type="float" office:value="0.436739" calcext:value-type="float">
            <text:p>0,436739</text:p>
          </table:table-cell>
          <table:table-cell office:value-type="float" office:value="0.444055" calcext:value-type="float">
            <text:p>0,444055</text:p>
          </table:table-cell>
          <table:table-cell office:value-type="float" office:value="0.508194" calcext:value-type="float">
            <text:p>0,508194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6148" calcext:value-type="float">
            <text:p>0,41614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70605" calcext:value-type="float">
            <text:p>0,170605</text:p>
          </table:table-cell>
          <table:table-cell office:value-type="float" office:value="0.343878" calcext:value-type="float">
            <text:p>0,343878</text:p>
          </table:table-cell>
          <table:table-cell office:value-type="float" office:value="0.385668" calcext:value-type="float">
            <text:p>0,385668</text:p>
          </table:table-cell>
          <table:table-cell office:value-type="float" office:value="0.392428" calcext:value-type="float">
            <text:p>0,392428</text:p>
          </table:table-cell>
          <table:table-cell office:value-type="float" office:value="0.40295" calcext:value-type="float">
            <text:p>0,40295</text:p>
          </table:table-cell>
          <table:table-cell office:value-type="float" office:value="0.41361" calcext:value-type="float">
            <text:p>0,41361</text:p>
          </table:table-cell>
          <table:table-cell office:value-type="float" office:value="0.419129" calcext:value-type="float">
            <text:p>0,419129</text:p>
          </table:table-cell>
          <table:table-cell office:value-type="float" office:value="0.429722" calcext:value-type="float">
            <text:p>0,429722</text:p>
          </table:table-cell>
          <table:table-cell office:value-type="float" office:value="0.436841" calcext:value-type="float">
            <text:p>0,436841</text:p>
          </table:table-cell>
          <table:table-cell office:value-type="float" office:value="0.44407" calcext:value-type="float">
            <text:p>0,44407</text:p>
          </table:table-cell>
          <table:table-cell office:value-type="float" office:value="0.508248" calcext:value-type="float">
            <text:p>0,508248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7654" calcext:value-type="float">
            <text:p>0,41765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54972" calcext:value-type="float">
            <text:p>0,154972</text:p>
          </table:table-cell>
          <table:table-cell office:value-type="float" office:value="0.331062" calcext:value-type="float">
            <text:p>0,331062</text:p>
          </table:table-cell>
          <table:table-cell office:value-type="float" office:value="0.385643" calcext:value-type="float">
            <text:p>0,385643</text:p>
          </table:table-cell>
          <table:table-cell office:value-type="float" office:value="0.392439" calcext:value-type="float">
            <text:p>0,392439</text:p>
          </table:table-cell>
          <table:table-cell office:value-type="float" office:value="0.40157" calcext:value-type="float">
            <text:p>0,40157</text:p>
          </table:table-cell>
          <table:table-cell office:value-type="float" office:value="0.411883" calcext:value-type="float">
            <text:p>0,411883</text:p>
          </table:table-cell>
          <table:table-cell office:value-type="float" office:value="0.417957" calcext:value-type="float">
            <text:p>0,417957</text:p>
          </table:table-cell>
          <table:table-cell office:value-type="float" office:value="0.428233" calcext:value-type="float">
            <text:p>0,428233</text:p>
          </table:table-cell>
          <table:table-cell office:value-type="float" office:value="0.437578" calcext:value-type="float">
            <text:p>0,437578</text:p>
          </table:table-cell>
          <table:table-cell office:value-type="float" office:value="0.4446" calcext:value-type="float">
            <text:p>0,4446</text:p>
          </table:table-cell>
          <table:table-cell office:value-type="float" office:value="0.510098" calcext:value-type="float">
            <text:p>0,510098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6106" calcext:value-type="float">
            <text:p>0,41610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54972" calcext:value-type="float">
            <text:p>0,154972</text:p>
          </table:table-cell>
          <table:table-cell office:value-type="float" office:value="0.326176" calcext:value-type="float">
            <text:p>0,326176</text:p>
          </table:table-cell>
          <table:table-cell office:value-type="float" office:value="0.3831" calcext:value-type="float">
            <text:p>0,3831</text:p>
          </table:table-cell>
          <table:table-cell office:value-type="float" office:value="0.392618" calcext:value-type="float">
            <text:p>0,392618</text:p>
          </table:table-cell>
          <table:table-cell office:value-type="float" office:value="0.400951" calcext:value-type="float">
            <text:p>0,400951</text:p>
          </table:table-cell>
          <table:table-cell office:value-type="float" office:value="0.409845" calcext:value-type="float">
            <text:p>0,409845</text:p>
          </table:table-cell>
          <table:table-cell office:value-type="float" office:value="0.416563" calcext:value-type="float">
            <text:p>0,416563</text:p>
          </table:table-cell>
          <table:table-cell office:value-type="float" office:value="0.424278" calcext:value-type="float">
            <text:p>0,424278</text:p>
          </table:table-cell>
          <table:table-cell office:value-type="float" office:value="0.435589" calcext:value-type="float">
            <text:p>0,435589</text:p>
          </table:table-cell>
          <table:table-cell office:value-type="float" office:value="0.44402" calcext:value-type="float">
            <text:p>0,44402</text:p>
          </table:table-cell>
          <table:table-cell office:value-type="float" office:value="0.510244" calcext:value-type="float">
            <text:p>0,510244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4338" calcext:value-type="float">
            <text:p>0,41433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52995" calcext:value-type="float">
            <text:p>0,152995</text:p>
          </table:table-cell>
          <table:table-cell office:value-type="float" office:value="0.330855" calcext:value-type="float">
            <text:p>0,330855</text:p>
          </table:table-cell>
          <table:table-cell office:value-type="float" office:value="0.382543" calcext:value-type="float">
            <text:p>0,382543</text:p>
          </table:table-cell>
          <table:table-cell office:value-type="float" office:value="0.390623" calcext:value-type="float">
            <text:p>0,390623</text:p>
          </table:table-cell>
          <table:table-cell office:value-type="float" office:value="0.400022" calcext:value-type="float">
            <text:p>0,400022</text:p>
          </table:table-cell>
          <table:table-cell office:value-type="float" office:value="0.41034" calcext:value-type="float">
            <text:p>0,41034</text:p>
          </table:table-cell>
          <table:table-cell office:value-type="float" office:value="0.416181" calcext:value-type="float">
            <text:p>0,416181</text:p>
          </table:table-cell>
          <table:table-cell office:value-type="float" office:value="0.42246" calcext:value-type="float">
            <text:p>0,42246</text:p>
          </table:table-cell>
          <table:table-cell office:value-type="float" office:value="0.433587" calcext:value-type="float">
            <text:p>0,433587</text:p>
          </table:table-cell>
          <table:table-cell office:value-type="float" office:value="0.443209" calcext:value-type="float">
            <text:p>0,443209</text:p>
          </table:table-cell>
          <table:table-cell office:value-type="float" office:value="0.480802" calcext:value-type="float">
            <text:p>0,480802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1062" calcext:value-type="float">
            <text:p>0,41106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2995" calcext:value-type="float">
            <text:p>0,152995</text:p>
          </table:table-cell>
          <table:table-cell office:value-type="float" office:value="0.341196" calcext:value-type="float">
            <text:p>0,341196</text:p>
          </table:table-cell>
          <table:table-cell office:value-type="float" office:value="0.383594" calcext:value-type="float">
            <text:p>0,383594</text:p>
          </table:table-cell>
          <table:table-cell office:value-type="float" office:value="0.390488" calcext:value-type="float">
            <text:p>0,390488</text:p>
          </table:table-cell>
          <table:table-cell office:value-type="float" office:value="0.397669" calcext:value-type="float">
            <text:p>0,397669</text:p>
          </table:table-cell>
          <table:table-cell office:value-type="float" office:value="0.40911" calcext:value-type="float">
            <text:p>0,40911</text:p>
          </table:table-cell>
          <table:table-cell office:value-type="float" office:value="0.414995" calcext:value-type="float">
            <text:p>0,414995</text:p>
          </table:table-cell>
          <table:table-cell office:value-type="float" office:value="0.421866" calcext:value-type="float">
            <text:p>0,421866</text:p>
          </table:table-cell>
          <table:table-cell office:value-type="float" office:value="0.434302" calcext:value-type="float">
            <text:p>0,434302</text:p>
          </table:table-cell>
          <table:table-cell office:value-type="float" office:value="0.442885" calcext:value-type="float">
            <text:p>0,442885</text:p>
          </table:table-cell>
          <table:table-cell office:value-type="float" office:value="0.480898" calcext:value-type="float">
            <text:p>0,480898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17" calcext:value-type="float">
            <text:p>0,411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5275" calcext:value-type="float">
            <text:p>0,15275</text:p>
          </table:table-cell>
          <table:table-cell office:value-type="float" office:value="0.340843" calcext:value-type="float">
            <text:p>0,340843</text:p>
          </table:table-cell>
          <table:table-cell office:value-type="float" office:value="0.382948" calcext:value-type="float">
            <text:p>0,382948</text:p>
          </table:table-cell>
          <table:table-cell office:value-type="float" office:value="0.388668" calcext:value-type="float">
            <text:p>0,388668</text:p>
          </table:table-cell>
          <table:table-cell office:value-type="float" office:value="0.39819" calcext:value-type="float">
            <text:p>0,39819</text:p>
          </table:table-cell>
          <table:table-cell office:value-type="float" office:value="0.409948" calcext:value-type="float">
            <text:p>0,409948</text:p>
          </table:table-cell>
          <table:table-cell office:value-type="float" office:value="0.415114" calcext:value-type="float">
            <text:p>0,415114</text:p>
          </table:table-cell>
          <table:table-cell office:value-type="float" office:value="0.419342" calcext:value-type="float">
            <text:p>0,419342</text:p>
          </table:table-cell>
          <table:table-cell office:value-type="float" office:value="0.433486" calcext:value-type="float">
            <text:p>0,433486</text:p>
          </table:table-cell>
          <table:table-cell office:value-type="float" office:value="0.442204" calcext:value-type="float">
            <text:p>0,442204</text:p>
          </table:table-cell>
          <table:table-cell office:value-type="float" office:value="0.486677" calcext:value-type="float">
            <text:p>0,486677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1742" calcext:value-type="float">
            <text:p>0,41174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71772" calcext:value-type="float">
            <text:p>0,271772</text:p>
          </table:table-cell>
          <table:table-cell office:value-type="float" office:value="0.363824" calcext:value-type="float">
            <text:p>0,363824</text:p>
          </table:table-cell>
          <table:table-cell office:value-type="float" office:value="0.384382" calcext:value-type="float">
            <text:p>0,384382</text:p>
          </table:table-cell>
          <table:table-cell office:value-type="float" office:value="0.389864" calcext:value-type="float">
            <text:p>0,389864</text:p>
          </table:table-cell>
          <table:table-cell office:value-type="float" office:value="0.397164" calcext:value-type="float">
            <text:p>0,397164</text:p>
          </table:table-cell>
          <table:table-cell office:value-type="float" office:value="0.409572" calcext:value-type="float">
            <text:p>0,409572</text:p>
          </table:table-cell>
          <table:table-cell office:value-type="float" office:value="0.41462" calcext:value-type="float">
            <text:p>0,41462</text:p>
          </table:table-cell>
          <table:table-cell office:value-type="float" office:value="0.417208" calcext:value-type="float">
            <text:p>0,417208</text:p>
          </table:table-cell>
          <table:table-cell office:value-type="float" office:value="0.42979" calcext:value-type="float">
            <text:p>0,42979</text:p>
          </table:table-cell>
          <table:table-cell office:value-type="float" office:value="0.439518" calcext:value-type="float">
            <text:p>0,439518</text:p>
          </table:table-cell>
          <table:table-cell office:value-type="float" office:value="0.482207" calcext:value-type="float">
            <text:p>0,482207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2815" calcext:value-type="float">
            <text:p>0,41281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14164" calcext:value-type="float">
            <text:p>0,314164</text:p>
          </table:table-cell>
          <table:table-cell office:value-type="float" office:value="0.368077" calcext:value-type="float">
            <text:p>0,368077</text:p>
          </table:table-cell>
          <table:table-cell office:value-type="float" office:value="0.38332" calcext:value-type="float">
            <text:p>0,38332</text:p>
          </table:table-cell>
          <table:table-cell office:value-type="float" office:value="0.390057" calcext:value-type="float">
            <text:p>0,390057</text:p>
          </table:table-cell>
          <table:table-cell office:value-type="float" office:value="0.396595" calcext:value-type="float">
            <text:p>0,396595</text:p>
          </table:table-cell>
          <table:table-cell office:value-type="float" office:value="0.409288" calcext:value-type="float">
            <text:p>0,409288</text:p>
          </table:table-cell>
          <table:table-cell office:value-type="float" office:value="0.414699" calcext:value-type="float">
            <text:p>0,414699</text:p>
          </table:table-cell>
          <table:table-cell office:value-type="float" office:value="0.417122" calcext:value-type="float">
            <text:p>0,417122</text:p>
          </table:table-cell>
          <table:table-cell office:value-type="float" office:value="0.427021" calcext:value-type="float">
            <text:p>0,427021</text:p>
          </table:table-cell>
          <table:table-cell office:value-type="float" office:value="0.436499" calcext:value-type="float">
            <text:p>0,436499</text:p>
          </table:table-cell>
          <table:table-cell office:value-type="float" office:value="0.479787" calcext:value-type="float">
            <text:p>0,479787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2247" calcext:value-type="float">
            <text:p>0,41224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26758" calcext:value-type="float">
            <text:p>0,326758</text:p>
          </table:table-cell>
          <table:table-cell office:value-type="float" office:value="0.372699" calcext:value-type="float">
            <text:p>0,372699</text:p>
          </table:table-cell>
          <table:table-cell office:value-type="float" office:value="0.384526" calcext:value-type="float">
            <text:p>0,384526</text:p>
          </table:table-cell>
          <table:table-cell office:value-type="float" office:value="0.390083" calcext:value-type="float">
            <text:p>0,390083</text:p>
          </table:table-cell>
          <table:table-cell office:value-type="float" office:value="0.395695" calcext:value-type="float">
            <text:p>0,395695</text:p>
          </table:table-cell>
          <table:table-cell office:value-type="float" office:value="0.408495" calcext:value-type="float">
            <text:p>0,408495</text:p>
          </table:table-cell>
          <table:table-cell office:value-type="float" office:value="0.41437" calcext:value-type="float">
            <text:p>0,41437</text:p>
          </table:table-cell>
          <table:table-cell office:value-type="float" office:value="0.416571" calcext:value-type="float">
            <text:p>0,416571</text:p>
          </table:table-cell>
          <table:table-cell office:value-type="float" office:value="0.428944" calcext:value-type="float">
            <text:p>0,428944</text:p>
          </table:table-cell>
          <table:table-cell office:value-type="float" office:value="0.438706" calcext:value-type="float">
            <text:p>0,438706</text:p>
          </table:table-cell>
          <table:table-cell office:value-type="float" office:value="0.486148" calcext:value-type="float">
            <text:p>0,486148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3624" calcext:value-type="float">
            <text:p>0,41362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81111" calcext:value-type="float">
            <text:p>0,081111</text:p>
          </table:table-cell>
          <table:table-cell office:value-type="float" office:value="0.355383" calcext:value-type="float">
            <text:p>0,355383</text:p>
          </table:table-cell>
          <table:table-cell office:value-type="float" office:value="0.384629" calcext:value-type="float">
            <text:p>0,384629</text:p>
          </table:table-cell>
          <table:table-cell office:value-type="float" office:value="0.389888" calcext:value-type="float">
            <text:p>0,389888</text:p>
          </table:table-cell>
          <table:table-cell office:value-type="float" office:value="0.396843" calcext:value-type="float">
            <text:p>0,396843</text:p>
          </table:table-cell>
          <table:table-cell office:value-type="float" office:value="0.410161" calcext:value-type="float">
            <text:p>0,410161</text:p>
          </table:table-cell>
          <table:table-cell office:value-type="float" office:value="0.414833" calcext:value-type="float">
            <text:p>0,414833</text:p>
          </table:table-cell>
          <table:table-cell office:value-type="float" office:value="0.416703" calcext:value-type="float">
            <text:p>0,416703</text:p>
          </table:table-cell>
          <table:table-cell office:value-type="float" office:value="0.425425" calcext:value-type="float">
            <text:p>0,425425</text:p>
          </table:table-cell>
          <table:table-cell office:value-type="float" office:value="0.436576" calcext:value-type="float">
            <text:p>0,436576</text:p>
          </table:table-cell>
          <table:table-cell office:value-type="float" office:value="0.488536" calcext:value-type="float">
            <text:p>0,488536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1898" calcext:value-type="float">
            <text:p>0,41189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.329829" calcext:value-type="float">
            <text:p>0,329829</text:p>
          </table:table-cell>
          <table:table-cell office:value-type="float" office:value="0.382393" calcext:value-type="float">
            <text:p>0,382393</text:p>
          </table:table-cell>
          <table:table-cell office:value-type="float" office:value="0.386684" calcext:value-type="float">
            <text:p>0,386684</text:p>
          </table:table-cell>
          <table:table-cell office:value-type="float" office:value="0.392467" calcext:value-type="float">
            <text:p>0,392467</text:p>
          </table:table-cell>
          <table:table-cell office:value-type="float" office:value="0.404152" calcext:value-type="float">
            <text:p>0,404152</text:p>
          </table:table-cell>
          <table:table-cell office:value-type="float" office:value="0.415047" calcext:value-type="float">
            <text:p>0,415047</text:p>
          </table:table-cell>
          <table:table-cell office:value-type="float" office:value="0.41876" calcext:value-type="float">
            <text:p>0,41876</text:p>
          </table:table-cell>
          <table:table-cell office:value-type="float" office:value="0.427923" calcext:value-type="float">
            <text:p>0,427923</text:p>
          </table:table-cell>
          <table:table-cell office:value-type="float" office:value="0.436544" calcext:value-type="float">
            <text:p>0,436544</text:p>
          </table:table-cell>
          <table:table-cell office:value-type="float" office:value="0.489624" calcext:value-type="float">
            <text:p>0,489624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08342" calcext:value-type="float">
            <text:p>0,40834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.315326" calcext:value-type="float">
            <text:p>0,315326</text:p>
          </table:table-cell>
          <table:table-cell office:value-type="float" office:value="0.383369" calcext:value-type="float">
            <text:p>0,383369</text:p>
          </table:table-cell>
          <table:table-cell office:value-type="float" office:value="0.389113" calcext:value-type="float">
            <text:p>0,389113</text:p>
          </table:table-cell>
          <table:table-cell office:value-type="float" office:value="0.395684" calcext:value-type="float">
            <text:p>0,395684</text:p>
          </table:table-cell>
          <table:table-cell office:value-type="float" office:value="0.409693" calcext:value-type="float">
            <text:p>0,409693</text:p>
          </table:table-cell>
          <table:table-cell office:value-type="float" office:value="0.415688" calcext:value-type="float">
            <text:p>0,415688</text:p>
          </table:table-cell>
          <table:table-cell office:value-type="float" office:value="0.418786" calcext:value-type="float">
            <text:p>0,418786</text:p>
          </table:table-cell>
          <table:table-cell office:value-type="float" office:value="0.425925" calcext:value-type="float">
            <text:p>0,425925</text:p>
          </table:table-cell>
          <table:table-cell office:value-type="float" office:value="0.435118" calcext:value-type="float">
            <text:p>0,435118</text:p>
          </table:table-cell>
          <table:table-cell office:value-type="float" office:value="0.469766" calcext:value-type="float">
            <text:p>0,469766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05847" calcext:value-type="float">
            <text:p>0,40584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9067" calcext:value-type="float">
            <text:p>0,009067</text:p>
          </table:table-cell>
          <table:table-cell office:value-type="float" office:value="0.340617" calcext:value-type="float">
            <text:p>0,340617</text:p>
          </table:table-cell>
          <table:table-cell office:value-type="float" office:value="0.385697" calcext:value-type="float">
            <text:p>0,385697</text:p>
          </table:table-cell>
          <table:table-cell office:value-type="float" office:value="0.39217" calcext:value-type="float">
            <text:p>0,39217</text:p>
          </table:table-cell>
          <table:table-cell office:value-type="float" office:value="0.40272" calcext:value-type="float">
            <text:p>0,40272</text:p>
          </table:table-cell>
          <table:table-cell office:value-type="float" office:value="0.413657" calcext:value-type="float">
            <text:p>0,413657</text:p>
          </table:table-cell>
          <table:table-cell office:value-type="float" office:value="0.416037" calcext:value-type="float">
            <text:p>0,416037</text:p>
          </table:table-cell>
          <table:table-cell office:value-type="float" office:value="0.419452" calcext:value-type="float">
            <text:p>0,419452</text:p>
          </table:table-cell>
          <table:table-cell office:value-type="float" office:value="0.430127" calcext:value-type="float">
            <text:p>0,430127</text:p>
          </table:table-cell>
          <table:table-cell office:value-type="float" office:value="0.43628" calcext:value-type="float">
            <text:p>0,43628</text:p>
          </table:table-cell>
          <table:table-cell office:value-type="float" office:value="0.480462" calcext:value-type="float">
            <text:p>0,480462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1722" calcext:value-type="float">
            <text:p>0,41172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9067" calcext:value-type="float">
            <text:p>0,009067</text:p>
          </table:table-cell>
          <table:table-cell office:value-type="float" office:value="0.340204" calcext:value-type="float">
            <text:p>0,340204</text:p>
          </table:table-cell>
          <table:table-cell office:value-type="float" office:value="0.38624" calcext:value-type="float">
            <text:p>0,38624</text:p>
          </table:table-cell>
          <table:table-cell office:value-type="float" office:value="0.391745" calcext:value-type="float">
            <text:p>0,391745</text:p>
          </table:table-cell>
          <table:table-cell office:value-type="float" office:value="0.402303" calcext:value-type="float">
            <text:p>0,402303</text:p>
          </table:table-cell>
          <table:table-cell office:value-type="float" office:value="0.413712" calcext:value-type="float">
            <text:p>0,413712</text:p>
          </table:table-cell>
          <table:table-cell office:value-type="float" office:value="0.416121" calcext:value-type="float">
            <text:p>0,416121</text:p>
          </table:table-cell>
          <table:table-cell office:value-type="float" office:value="0.420397" calcext:value-type="float">
            <text:p>0,420397</text:p>
          </table:table-cell>
          <table:table-cell office:value-type="float" office:value="0.430651" calcext:value-type="float">
            <text:p>0,430651</text:p>
          </table:table-cell>
          <table:table-cell office:value-type="float" office:value="0.437623" calcext:value-type="float">
            <text:p>0,437623</text:p>
          </table:table-cell>
          <table:table-cell office:value-type="float" office:value="0.508363" calcext:value-type="float">
            <text:p>0,508363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4736" calcext:value-type="float">
            <text:p>0,41473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9067" calcext:value-type="float">
            <text:p>0,009067</text:p>
          </table:table-cell>
          <table:table-cell office:value-type="float" office:value="0.339636" calcext:value-type="float">
            <text:p>0,339636</text:p>
          </table:table-cell>
          <table:table-cell office:value-type="float" office:value="0.385349" calcext:value-type="float">
            <text:p>0,385349</text:p>
          </table:table-cell>
          <table:table-cell office:value-type="float" office:value="0.391527" calcext:value-type="float">
            <text:p>0,391527</text:p>
          </table:table-cell>
          <table:table-cell office:value-type="float" office:value="0.402917" calcext:value-type="float">
            <text:p>0,402917</text:p>
          </table:table-cell>
          <table:table-cell office:value-type="float" office:value="0.413328" calcext:value-type="float">
            <text:p>0,413328</text:p>
          </table:table-cell>
          <table:table-cell office:value-type="float" office:value="0.415713" calcext:value-type="float">
            <text:p>0,415713</text:p>
          </table:table-cell>
          <table:table-cell office:value-type="float" office:value="0.420351" calcext:value-type="float">
            <text:p>0,420351</text:p>
          </table:table-cell>
          <table:table-cell office:value-type="float" office:value="0.431609" calcext:value-type="float">
            <text:p>0,431609</text:p>
          </table:table-cell>
          <table:table-cell office:value-type="float" office:value="0.438177" calcext:value-type="float">
            <text:p>0,438177</text:p>
          </table:table-cell>
          <table:table-cell office:value-type="float" office:value="0.496437" calcext:value-type="float">
            <text:p>0,496437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3505" calcext:value-type="float">
            <text:p>0,41350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08074" calcext:value-type="float">
            <text:p>-0,008074</text:p>
          </table:table-cell>
          <table:table-cell office:value-type="float" office:value="0.332872" calcext:value-type="float">
            <text:p>0,332872</text:p>
          </table:table-cell>
          <table:table-cell office:value-type="float" office:value="0.385884" calcext:value-type="float">
            <text:p>0,385884</text:p>
          </table:table-cell>
          <table:table-cell office:value-type="float" office:value="0.391323" calcext:value-type="float">
            <text:p>0,391323</text:p>
          </table:table-cell>
          <table:table-cell office:value-type="float" office:value="0.400112" calcext:value-type="float">
            <text:p>0,400112</text:p>
          </table:table-cell>
          <table:table-cell office:value-type="float" office:value="0.413471" calcext:value-type="float">
            <text:p>0,413471</text:p>
          </table:table-cell>
          <table:table-cell office:value-type="float" office:value="0.416005" calcext:value-type="float">
            <text:p>0,416005</text:p>
          </table:table-cell>
          <table:table-cell office:value-type="float" office:value="0.420443" calcext:value-type="float">
            <text:p>0,420443</text:p>
          </table:table-cell>
          <table:table-cell office:value-type="float" office:value="0.430912" calcext:value-type="float">
            <text:p>0,430912</text:p>
          </table:table-cell>
          <table:table-cell office:value-type="float" office:value="0.439353" calcext:value-type="float">
            <text:p>0,439353</text:p>
          </table:table-cell>
          <table:table-cell office:value-type="float" office:value="0.497583" calcext:value-type="float">
            <text:p>0,497583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2796" calcext:value-type="float">
            <text:p>0,41279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1375" calcext:value-type="float">
            <text:p>0,01375</text:p>
          </table:table-cell>
          <table:table-cell office:value-type="float" office:value="0.314278" calcext:value-type="float">
            <text:p>0,314278</text:p>
          </table:table-cell>
          <table:table-cell office:value-type="float" office:value="0.383514" calcext:value-type="float">
            <text:p>0,383514</text:p>
          </table:table-cell>
          <table:table-cell office:value-type="float" office:value="0.391596" calcext:value-type="float">
            <text:p>0,391596</text:p>
          </table:table-cell>
          <table:table-cell office:value-type="float" office:value="0.403628" calcext:value-type="float">
            <text:p>0,403628</text:p>
          </table:table-cell>
          <table:table-cell office:value-type="float" office:value="0.413526" calcext:value-type="float">
            <text:p>0,413526</text:p>
          </table:table-cell>
          <table:table-cell office:value-type="float" office:value="0.416491" calcext:value-type="float">
            <text:p>0,416491</text:p>
          </table:table-cell>
          <table:table-cell office:value-type="float" office:value="0.421322" calcext:value-type="float">
            <text:p>0,421322</text:p>
          </table:table-cell>
          <table:table-cell office:value-type="float" office:value="0.432572" calcext:value-type="float">
            <text:p>0,432572</text:p>
          </table:table-cell>
          <table:table-cell office:value-type="float" office:value="0.438813" calcext:value-type="float">
            <text:p>0,438813</text:p>
          </table:table-cell>
          <table:table-cell office:value-type="float" office:value="0.482286" calcext:value-type="float">
            <text:p>0,482286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09803" calcext:value-type="float">
            <text:p>0,40980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6993" calcext:value-type="float">
            <text:p>0,16993</text:p>
          </table:table-cell>
          <table:table-cell office:value-type="float" office:value="0.329357" calcext:value-type="float">
            <text:p>0,329357</text:p>
          </table:table-cell>
          <table:table-cell office:value-type="float" office:value="0.382121" calcext:value-type="float">
            <text:p>0,382121</text:p>
          </table:table-cell>
          <table:table-cell office:value-type="float" office:value="0.389241" calcext:value-type="float">
            <text:p>0,389241</text:p>
          </table:table-cell>
          <table:table-cell office:value-type="float" office:value="0.397723" calcext:value-type="float">
            <text:p>0,397723</text:p>
          </table:table-cell>
          <table:table-cell office:value-type="float" office:value="0.411143" calcext:value-type="float">
            <text:p>0,411143</text:p>
          </table:table-cell>
          <table:table-cell office:value-type="float" office:value="0.415708" calcext:value-type="float">
            <text:p>0,415708</text:p>
          </table:table-cell>
          <table:table-cell office:value-type="float" office:value="0.41977" calcext:value-type="float">
            <text:p>0,41977</text:p>
          </table:table-cell>
          <table:table-cell office:value-type="float" office:value="0.427341" calcext:value-type="float">
            <text:p>0,427341</text:p>
          </table:table-cell>
          <table:table-cell office:value-type="float" office:value="0.436132" calcext:value-type="float">
            <text:p>0,436132</text:p>
          </table:table-cell>
          <table:table-cell office:value-type="float" office:value="0.498026" calcext:value-type="float">
            <text:p>0,498026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0656" calcext:value-type="float">
            <text:p>0,41065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6993" calcext:value-type="float">
            <text:p>0,16993</text:p>
          </table:table-cell>
          <table:table-cell office:value-type="float" office:value="0.335092" calcext:value-type="float">
            <text:p>0,335092</text:p>
          </table:table-cell>
          <table:table-cell office:value-type="float" office:value="0.381721" calcext:value-type="float">
            <text:p>0,381721</text:p>
          </table:table-cell>
          <table:table-cell office:value-type="float" office:value="0.388676" calcext:value-type="float">
            <text:p>0,388676</text:p>
          </table:table-cell>
          <table:table-cell office:value-type="float" office:value="0.396271" calcext:value-type="float">
            <text:p>0,396271</text:p>
          </table:table-cell>
          <table:table-cell office:value-type="float" office:value="0.409897" calcext:value-type="float">
            <text:p>0,409897</text:p>
          </table:table-cell>
          <table:table-cell office:value-type="float" office:value="0.415302" calcext:value-type="float">
            <text:p>0,415302</text:p>
          </table:table-cell>
          <table:table-cell office:value-type="float" office:value="0.419971" calcext:value-type="float">
            <text:p>0,419971</text:p>
          </table:table-cell>
          <table:table-cell office:value-type="float" office:value="0.429156" calcext:value-type="float">
            <text:p>0,429156</text:p>
          </table:table-cell>
          <table:table-cell office:value-type="float" office:value="0.437558" calcext:value-type="float">
            <text:p>0,437558</text:p>
          </table:table-cell>
          <table:table-cell office:value-type="float" office:value="0.507451" calcext:value-type="float">
            <text:p>0,507451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211" calcext:value-type="float">
            <text:p>0,412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3731" calcext:value-type="float">
            <text:p>0,013731</text:p>
          </table:table-cell>
          <table:table-cell office:value-type="float" office:value="0.305298" calcext:value-type="float">
            <text:p>0,305298</text:p>
          </table:table-cell>
          <table:table-cell office:value-type="float" office:value="0.383997" calcext:value-type="float">
            <text:p>0,383997</text:p>
          </table:table-cell>
          <table:table-cell office:value-type="float" office:value="0.389824" calcext:value-type="float">
            <text:p>0,389824</text:p>
          </table:table-cell>
          <table:table-cell office:value-type="float" office:value="0.398049" calcext:value-type="float">
            <text:p>0,398049</text:p>
          </table:table-cell>
          <table:table-cell office:value-type="float" office:value="0.413128" calcext:value-type="float">
            <text:p>0,413128</text:p>
          </table:table-cell>
          <table:table-cell office:value-type="float" office:value="0.416703" calcext:value-type="float">
            <text:p>0,416703</text:p>
          </table:table-cell>
          <table:table-cell office:value-type="float" office:value="0.42352" calcext:value-type="float">
            <text:p>0,42352</text:p>
          </table:table-cell>
          <table:table-cell office:value-type="float" office:value="0.43384" calcext:value-type="float">
            <text:p>0,43384</text:p>
          </table:table-cell>
          <table:table-cell office:value-type="float" office:value="0.444705" calcext:value-type="float">
            <text:p>0,444705</text:p>
          </table:table-cell>
          <table:table-cell office:value-type="float" office:value="0.528569" calcext:value-type="float">
            <text:p>0,528569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3763" calcext:value-type="float">
            <text:p>0,41376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51016" calcext:value-type="float">
            <text:p>0,151016</text:p>
          </table:table-cell>
          <table:table-cell office:value-type="float" office:value="0.336982" calcext:value-type="float">
            <text:p>0,336982</text:p>
          </table:table-cell>
          <table:table-cell office:value-type="float" office:value="0.383975" calcext:value-type="float">
            <text:p>0,383975</text:p>
          </table:table-cell>
          <table:table-cell office:value-type="float" office:value="0.391064" calcext:value-type="float">
            <text:p>0,391064</text:p>
          </table:table-cell>
          <table:table-cell office:value-type="float" office:value="0.402263" calcext:value-type="float">
            <text:p>0,402263</text:p>
          </table:table-cell>
          <table:table-cell office:value-type="float" office:value="0.414875" calcext:value-type="float">
            <text:p>0,414875</text:p>
          </table:table-cell>
          <table:table-cell office:value-type="float" office:value="0.41974" calcext:value-type="float">
            <text:p>0,41974</text:p>
          </table:table-cell>
          <table:table-cell office:value-type="float" office:value="0.428677" calcext:value-type="float">
            <text:p>0,428677</text:p>
          </table:table-cell>
          <table:table-cell office:value-type="float" office:value="0.435548" calcext:value-type="float">
            <text:p>0,435548</text:p>
          </table:table-cell>
          <table:table-cell office:value-type="float" office:value="0.445364" calcext:value-type="float">
            <text:p>0,445364</text:p>
          </table:table-cell>
          <table:table-cell office:value-type="float" office:value="0.512315" calcext:value-type="float">
            <text:p>0,512315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708" calcext:value-type="float">
            <text:p>0,4170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51016" calcext:value-type="float">
            <text:p>0,151016</text:p>
          </table:table-cell>
          <table:table-cell office:value-type="float" office:value="0.356649" calcext:value-type="float">
            <text:p>0,356649</text:p>
          </table:table-cell>
          <table:table-cell office:value-type="float" office:value="0.385886" calcext:value-type="float">
            <text:p>0,385886</text:p>
          </table:table-cell>
          <table:table-cell office:value-type="float" office:value="0.391396" calcext:value-type="float">
            <text:p>0,391396</text:p>
          </table:table-cell>
          <table:table-cell office:value-type="float" office:value="0.400957" calcext:value-type="float">
            <text:p>0,400957</text:p>
          </table:table-cell>
          <table:table-cell office:value-type="float" office:value="0.414497" calcext:value-type="float">
            <text:p>0,414497</text:p>
          </table:table-cell>
          <table:table-cell office:value-type="float" office:value="0.417819" calcext:value-type="float">
            <text:p>0,417819</text:p>
          </table:table-cell>
          <table:table-cell office:value-type="float" office:value="0.426734" calcext:value-type="float">
            <text:p>0,426734</text:p>
          </table:table-cell>
          <table:table-cell office:value-type="float" office:value="0.434603" calcext:value-type="float">
            <text:p>0,434603</text:p>
          </table:table-cell>
          <table:table-cell office:value-type="float" office:value="0.442599" calcext:value-type="float">
            <text:p>0,442599</text:p>
          </table:table-cell>
          <table:table-cell office:value-type="float" office:value="0.492778" calcext:value-type="float">
            <text:p>0,492778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6392" calcext:value-type="float">
            <text:p>0,41639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6224" calcext:value-type="float">
            <text:p>0,006224</text:p>
          </table:table-cell>
          <table:table-cell office:value-type="float" office:value="0.325917" calcext:value-type="float">
            <text:p>0,325917</text:p>
          </table:table-cell>
          <table:table-cell office:value-type="float" office:value="0.386432" calcext:value-type="float">
            <text:p>0,386432</text:p>
          </table:table-cell>
          <table:table-cell office:value-type="float" office:value="0.393418" calcext:value-type="float">
            <text:p>0,393418</text:p>
          </table:table-cell>
          <table:table-cell office:value-type="float" office:value="0.406415" calcext:value-type="float">
            <text:p>0,406415</text:p>
          </table:table-cell>
          <table:table-cell office:value-type="float" office:value="0.416327" calcext:value-type="float">
            <text:p>0,416327</text:p>
          </table:table-cell>
          <table:table-cell office:value-type="float" office:value="0.42263" calcext:value-type="float">
            <text:p>0,42263</text:p>
          </table:table-cell>
          <table:table-cell office:value-type="float" office:value="0.430071" calcext:value-type="float">
            <text:p>0,430071</text:p>
          </table:table-cell>
          <table:table-cell office:value-type="float" office:value="0.434947" calcext:value-type="float">
            <text:p>0,434947</text:p>
          </table:table-cell>
          <table:table-cell office:value-type="float" office:value="0.444496" calcext:value-type="float">
            <text:p>0,444496</text:p>
          </table:table-cell>
          <table:table-cell office:value-type="float" office:value="0.50658" calcext:value-type="float">
            <text:p>0,50658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6723" calcext:value-type="float">
            <text:p>0,41672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6224" calcext:value-type="float">
            <text:p>0,006224</text:p>
          </table:table-cell>
          <table:table-cell office:value-type="float" office:value="0.351593" calcext:value-type="float">
            <text:p>0,351593</text:p>
          </table:table-cell>
          <table:table-cell office:value-type="float" office:value="0.385134" calcext:value-type="float">
            <text:p>0,385134</text:p>
          </table:table-cell>
          <table:table-cell office:value-type="float" office:value="0.390605" calcext:value-type="float">
            <text:p>0,390605</text:p>
          </table:table-cell>
          <table:table-cell office:value-type="float" office:value="0.398184" calcext:value-type="float">
            <text:p>0,398184</text:p>
          </table:table-cell>
          <table:table-cell office:value-type="float" office:value="0.411273" calcext:value-type="float">
            <text:p>0,411273</text:p>
          </table:table-cell>
          <table:table-cell office:value-type="float" office:value="0.42094" calcext:value-type="float">
            <text:p>0,42094</text:p>
          </table:table-cell>
          <table:table-cell office:value-type="float" office:value="0.428689" calcext:value-type="float">
            <text:p>0,428689</text:p>
          </table:table-cell>
          <table:table-cell office:value-type="float" office:value="0.434361" calcext:value-type="float">
            <text:p>0,434361</text:p>
          </table:table-cell>
          <table:table-cell office:value-type="float" office:value="0.441438" calcext:value-type="float">
            <text:p>0,441438</text:p>
          </table:table-cell>
          <table:table-cell office:value-type="float" office:value="0.502263" calcext:value-type="float">
            <text:p>0,502263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6448" calcext:value-type="float">
            <text:p>0,41644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28129" calcext:value-type="float">
            <text:p>0,228129</text:p>
          </table:table-cell>
          <table:table-cell office:value-type="float" office:value="0.364305" calcext:value-type="float">
            <text:p>0,364305</text:p>
          </table:table-cell>
          <table:table-cell office:value-type="float" office:value="0.38298" calcext:value-type="float">
            <text:p>0,38298</text:p>
          </table:table-cell>
          <table:table-cell office:value-type="float" office:value="0.389234" calcext:value-type="float">
            <text:p>0,389234</text:p>
          </table:table-cell>
          <table:table-cell office:value-type="float" office:value="0.396347" calcext:value-type="float">
            <text:p>0,396347</text:p>
          </table:table-cell>
          <table:table-cell office:value-type="float" office:value="0.409161" calcext:value-type="float">
            <text:p>0,409161</text:p>
          </table:table-cell>
          <table:table-cell office:value-type="float" office:value="0.417144" calcext:value-type="float">
            <text:p>0,417144</text:p>
          </table:table-cell>
          <table:table-cell office:value-type="float" office:value="0.425398" calcext:value-type="float">
            <text:p>0,425398</text:p>
          </table:table-cell>
          <table:table-cell office:value-type="float" office:value="0.433362" calcext:value-type="float">
            <text:p>0,433362</text:p>
          </table:table-cell>
          <table:table-cell office:value-type="float" office:value="0.443471" calcext:value-type="float">
            <text:p>0,443471</text:p>
          </table:table-cell>
          <table:table-cell office:value-type="float" office:value="0.517707" calcext:value-type="float">
            <text:p>0,517707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7911" calcext:value-type="float">
            <text:p>0,41791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28129" calcext:value-type="float">
            <text:p>0,228129</text:p>
          </table:table-cell>
          <table:table-cell office:value-type="float" office:value="0.362364" calcext:value-type="float">
            <text:p>0,362364</text:p>
          </table:table-cell>
          <table:table-cell office:value-type="float" office:value="0.382749" calcext:value-type="float">
            <text:p>0,382749</text:p>
          </table:table-cell>
          <table:table-cell office:value-type="float" office:value="0.390744" calcext:value-type="float">
            <text:p>0,390744</text:p>
          </table:table-cell>
          <table:table-cell office:value-type="float" office:value="0.398872" calcext:value-type="float">
            <text:p>0,398872</text:p>
          </table:table-cell>
          <table:table-cell office:value-type="float" office:value="0.408277" calcext:value-type="float">
            <text:p>0,408277</text:p>
          </table:table-cell>
          <table:table-cell office:value-type="float" office:value="0.417435" calcext:value-type="float">
            <text:p>0,417435</text:p>
          </table:table-cell>
          <table:table-cell office:value-type="float" office:value="0.425151" calcext:value-type="float">
            <text:p>0,425151</text:p>
          </table:table-cell>
          <table:table-cell office:value-type="float" office:value="0.432928" calcext:value-type="float">
            <text:p>0,432928</text:p>
          </table:table-cell>
          <table:table-cell office:value-type="float" office:value="0.442927" calcext:value-type="float">
            <text:p>0,442927</text:p>
          </table:table-cell>
          <table:table-cell office:value-type="float" office:value="0.509431" calcext:value-type="float">
            <text:p>0,509431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7088" calcext:value-type="float">
            <text:p>0,41708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25626" calcext:value-type="float">
            <text:p>0,325626</text:p>
          </table:table-cell>
          <table:table-cell office:value-type="float" office:value="0.370514" calcext:value-type="float">
            <text:p>0,370514</text:p>
          </table:table-cell>
          <table:table-cell office:value-type="float" office:value="0.385735" calcext:value-type="float">
            <text:p>0,385735</text:p>
          </table:table-cell>
          <table:table-cell office:value-type="float" office:value="0.393823" calcext:value-type="float">
            <text:p>0,393823</text:p>
          </table:table-cell>
          <table:table-cell office:value-type="float" office:value="0.400079" calcext:value-type="float">
            <text:p>0,400079</text:p>
          </table:table-cell>
          <table:table-cell office:value-type="float" office:value="0.408207" calcext:value-type="float">
            <text:p>0,408207</text:p>
          </table:table-cell>
          <table:table-cell office:value-type="float" office:value="0.416659" calcext:value-type="float">
            <text:p>0,416659</text:p>
          </table:table-cell>
          <table:table-cell office:value-type="float" office:value="0.423157" calcext:value-type="float">
            <text:p>0,423157</text:p>
          </table:table-cell>
          <table:table-cell office:value-type="float" office:value="0.430006" calcext:value-type="float">
            <text:p>0,430006</text:p>
          </table:table-cell>
          <table:table-cell office:value-type="float" office:value="0.439252" calcext:value-type="float">
            <text:p>0,439252</text:p>
          </table:table-cell>
          <table:table-cell office:value-type="float" office:value="0.499982" calcext:value-type="float">
            <text:p>0,499982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6741" calcext:value-type="float">
            <text:p>0,41674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65101" calcext:value-type="float">
            <text:p>0,265101</text:p>
          </table:table-cell>
          <table:table-cell office:value-type="float" office:value="0.359345" calcext:value-type="float">
            <text:p>0,359345</text:p>
          </table:table-cell>
          <table:table-cell office:value-type="float" office:value="0.383801" calcext:value-type="float">
            <text:p>0,383801</text:p>
          </table:table-cell>
          <table:table-cell office:value-type="float" office:value="0.39143" calcext:value-type="float">
            <text:p>0,39143</text:p>
          </table:table-cell>
          <table:table-cell office:value-type="float" office:value="0.396854" calcext:value-type="float">
            <text:p>0,396854</text:p>
          </table:table-cell>
          <table:table-cell office:value-type="float" office:value="0.403233" calcext:value-type="float">
            <text:p>0,403233</text:p>
          </table:table-cell>
          <table:table-cell office:value-type="float" office:value="0.409915" calcext:value-type="float">
            <text:p>0,409915</text:p>
          </table:table-cell>
          <table:table-cell office:value-type="float" office:value="0.416318" calcext:value-type="float">
            <text:p>0,416318</text:p>
          </table:table-cell>
          <table:table-cell office:value-type="float" office:value="0.425561" calcext:value-type="float">
            <text:p>0,425561</text:p>
          </table:table-cell>
          <table:table-cell office:value-type="float" office:value="0.43894" calcext:value-type="float">
            <text:p>0,43894</text:p>
          </table:table-cell>
          <table:table-cell office:value-type="float" office:value="0.513911" calcext:value-type="float">
            <text:p>0,513911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3931" calcext:value-type="float">
            <text:p>0,41393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65101" calcext:value-type="float">
            <text:p>0,265101</text:p>
          </table:table-cell>
          <table:table-cell office:value-type="float" office:value="0.354963" calcext:value-type="float">
            <text:p>0,354963</text:p>
          </table:table-cell>
          <table:table-cell office:value-type="float" office:value="0.385498" calcext:value-type="float">
            <text:p>0,385498</text:p>
          </table:table-cell>
          <table:table-cell office:value-type="float" office:value="0.393646" calcext:value-type="float">
            <text:p>0,393646</text:p>
          </table:table-cell>
          <table:table-cell office:value-type="float" office:value="0.399763" calcext:value-type="float">
            <text:p>0,399763</text:p>
          </table:table-cell>
          <table:table-cell office:value-type="float" office:value="0.405267" calcext:value-type="float">
            <text:p>0,405267</text:p>
          </table:table-cell>
          <table:table-cell office:value-type="float" office:value="0.412602" calcext:value-type="float">
            <text:p>0,412602</text:p>
          </table:table-cell>
          <table:table-cell office:value-type="float" office:value="0.420416" calcext:value-type="float">
            <text:p>0,420416</text:p>
          </table:table-cell>
          <table:table-cell office:value-type="float" office:value="0.431151" calcext:value-type="float">
            <text:p>0,431151</text:p>
          </table:table-cell>
          <table:table-cell office:value-type="float" office:value="0.445889" calcext:value-type="float">
            <text:p>0,445889</text:p>
          </table:table-cell>
          <table:table-cell office:value-type="float" office:value="0.51167" calcext:value-type="float">
            <text:p>0,51167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6086" calcext:value-type="float">
            <text:p>0,41608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09267" calcext:value-type="float">
            <text:p>0,309267</text:p>
          </table:table-cell>
          <table:table-cell office:value-type="float" office:value="0.358722" calcext:value-type="float">
            <text:p>0,358722</text:p>
          </table:table-cell>
          <table:table-cell office:value-type="float" office:value="0.386659" calcext:value-type="float">
            <text:p>0,386659</text:p>
          </table:table-cell>
          <table:table-cell office:value-type="float" office:value="0.393603" calcext:value-type="float">
            <text:p>0,393603</text:p>
          </table:table-cell>
          <table:table-cell office:value-type="float" office:value="0.399062" calcext:value-type="float">
            <text:p>0,399062</text:p>
          </table:table-cell>
          <table:table-cell office:value-type="float" office:value="0.406934" calcext:value-type="float">
            <text:p>0,406934</text:p>
          </table:table-cell>
          <table:table-cell office:value-type="float" office:value="0.414511" calcext:value-type="float">
            <text:p>0,414511</text:p>
          </table:table-cell>
          <table:table-cell office:value-type="float" office:value="0.422504" calcext:value-type="float">
            <text:p>0,422504</text:p>
          </table:table-cell>
          <table:table-cell office:value-type="float" office:value="0.43182" calcext:value-type="float">
            <text:p>0,43182</text:p>
          </table:table-cell>
          <table:table-cell office:value-type="float" office:value="0.450441" calcext:value-type="float">
            <text:p>0,450441</text:p>
          </table:table-cell>
          <table:table-cell office:value-type="float" office:value="0.524694" calcext:value-type="float">
            <text:p>0,524694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8895" calcext:value-type="float">
            <text:p>0,41889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88977" calcext:value-type="float">
            <text:p>0,088977</text:p>
          </table:table-cell>
          <table:table-cell office:value-type="float" office:value="0.330727" calcext:value-type="float">
            <text:p>0,330727</text:p>
          </table:table-cell>
          <table:table-cell office:value-type="float" office:value="0.383843" calcext:value-type="float">
            <text:p>0,383843</text:p>
          </table:table-cell>
          <table:table-cell office:value-type="float" office:value="0.393103" calcext:value-type="float">
            <text:p>0,393103</text:p>
          </table:table-cell>
          <table:table-cell office:value-type="float" office:value="0.399893" calcext:value-type="float">
            <text:p>0,399893</text:p>
          </table:table-cell>
          <table:table-cell office:value-type="float" office:value="0.40724" calcext:value-type="float">
            <text:p>0,40724</text:p>
          </table:table-cell>
          <table:table-cell office:value-type="float" office:value="0.414226" calcext:value-type="float">
            <text:p>0,414226</text:p>
          </table:table-cell>
          <table:table-cell office:value-type="float" office:value="0.421677" calcext:value-type="float">
            <text:p>0,421677</text:p>
          </table:table-cell>
          <table:table-cell office:value-type="float" office:value="0.431433" calcext:value-type="float">
            <text:p>0,431433</text:p>
          </table:table-cell>
          <table:table-cell office:value-type="float" office:value="0.447885" calcext:value-type="float">
            <text:p>0,447885</text:p>
          </table:table-cell>
          <table:table-cell office:value-type="float" office:value="0.51333" calcext:value-type="float">
            <text:p>0,51333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4336" calcext:value-type="float">
            <text:p>0,4143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75419" calcext:value-type="float">
            <text:p>0,175419</text:p>
          </table:table-cell>
          <table:table-cell office:value-type="float" office:value="0.333782" calcext:value-type="float">
            <text:p>0,333782</text:p>
          </table:table-cell>
          <table:table-cell office:value-type="float" office:value="0.386207" calcext:value-type="float">
            <text:p>0,386207</text:p>
          </table:table-cell>
          <table:table-cell office:value-type="float" office:value="0.394483" calcext:value-type="float">
            <text:p>0,394483</text:p>
          </table:table-cell>
          <table:table-cell office:value-type="float" office:value="0.402535" calcext:value-type="float">
            <text:p>0,402535</text:p>
          </table:table-cell>
          <table:table-cell office:value-type="float" office:value="0.410933" calcext:value-type="float">
            <text:p>0,410933</text:p>
          </table:table-cell>
          <table:table-cell office:value-type="float" office:value="0.416256" calcext:value-type="float">
            <text:p>0,416256</text:p>
          </table:table-cell>
          <table:table-cell office:value-type="float" office:value="0.426465" calcext:value-type="float">
            <text:p>0,426465</text:p>
          </table:table-cell>
          <table:table-cell office:value-type="float" office:value="0.434062" calcext:value-type="float">
            <text:p>0,434062</text:p>
          </table:table-cell>
          <table:table-cell office:value-type="float" office:value="0.453681" calcext:value-type="float">
            <text:p>0,453681</text:p>
          </table:table-cell>
          <table:table-cell office:value-type="float" office:value="0.51918" calcext:value-type="float">
            <text:p>0,51918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17758" calcext:value-type="float">
            <text:p>0,41775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75419" calcext:value-type="float">
            <text:p>0,175419</text:p>
          </table:table-cell>
          <table:table-cell office:value-type="float" office:value="0.347966" calcext:value-type="float">
            <text:p>0,347966</text:p>
          </table:table-cell>
          <table:table-cell office:value-type="float" office:value="0.38899" calcext:value-type="float">
            <text:p>0,38899</text:p>
          </table:table-cell>
          <table:table-cell office:value-type="float" office:value="0.396525" calcext:value-type="float">
            <text:p>0,396525</text:p>
          </table:table-cell>
          <table:table-cell office:value-type="float" office:value="0.404027" calcext:value-type="float">
            <text:p>0,404027</text:p>
          </table:table-cell>
          <table:table-cell office:value-type="float" office:value="0.412507" calcext:value-type="float">
            <text:p>0,412507</text:p>
          </table:table-cell>
          <table:table-cell office:value-type="float" office:value="0.421755" calcext:value-type="float">
            <text:p>0,421755</text:p>
          </table:table-cell>
          <table:table-cell office:value-type="float" office:value="0.431985" calcext:value-type="float">
            <text:p>0,431985</text:p>
          </table:table-cell>
          <table:table-cell office:value-type="float" office:value="0.436414" calcext:value-type="float">
            <text:p>0,436414</text:p>
          </table:table-cell>
          <table:table-cell office:value-type="float" office:value="0.455331" calcext:value-type="float">
            <text:p>0,455331</text:p>
          </table:table-cell>
          <table:table-cell office:value-type="float" office:value="0.516208" calcext:value-type="float">
            <text:p>0,516208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21171" calcext:value-type="float">
            <text:p>0,42117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57613" calcext:value-type="float">
            <text:p>0,157613</text:p>
          </table:table-cell>
          <table:table-cell office:value-type="float" office:value="0.342159" calcext:value-type="float">
            <text:p>0,342159</text:p>
          </table:table-cell>
          <table:table-cell office:value-type="float" office:value="0.386239" calcext:value-type="float">
            <text:p>0,386239</text:p>
          </table:table-cell>
          <table:table-cell office:value-type="float" office:value="0.394734" calcext:value-type="float">
            <text:p>0,394734</text:p>
          </table:table-cell>
          <table:table-cell office:value-type="float" office:value="0.404321" calcext:value-type="float">
            <text:p>0,404321</text:p>
          </table:table-cell>
          <table:table-cell office:value-type="float" office:value="0.414347" calcext:value-type="float">
            <text:p>0,414347</text:p>
          </table:table-cell>
          <table:table-cell office:value-type="float" office:value="0.424181" calcext:value-type="float">
            <text:p>0,424181</text:p>
          </table:table-cell>
          <table:table-cell office:value-type="float" office:value="0.432304" calcext:value-type="float">
            <text:p>0,432304</text:p>
          </table:table-cell>
          <table:table-cell office:value-type="float" office:value="0.436601" calcext:value-type="float">
            <text:p>0,436601</text:p>
          </table:table-cell>
          <table:table-cell office:value-type="float" office:value="0.457431" calcext:value-type="float">
            <text:p>0,457431</text:p>
          </table:table-cell>
          <table:table-cell office:value-type="float" office:value="0.528612" calcext:value-type="float">
            <text:p>0,528612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22093" calcext:value-type="float">
            <text:p>0,42209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4423" calcext:value-type="float">
            <text:p>0,134423</text:p>
          </table:table-cell>
          <table:table-cell office:value-type="float" office:value="0.341481" calcext:value-type="float">
            <text:p>0,341481</text:p>
          </table:table-cell>
          <table:table-cell office:value-type="float" office:value="0.384062" calcext:value-type="float">
            <text:p>0,384062</text:p>
          </table:table-cell>
          <table:table-cell office:value-type="float" office:value="0.391492" calcext:value-type="float">
            <text:p>0,391492</text:p>
          </table:table-cell>
          <table:table-cell office:value-type="float" office:value="0.398642" calcext:value-type="float">
            <text:p>0,398642</text:p>
          </table:table-cell>
          <table:table-cell office:value-type="float" office:value="0.408833" calcext:value-type="float">
            <text:p>0,408833</text:p>
          </table:table-cell>
          <table:table-cell office:value-type="float" office:value="0.419177" calcext:value-type="float">
            <text:p>0,419177</text:p>
          </table:table-cell>
          <table:table-cell office:value-type="float" office:value="0.43033" calcext:value-type="float">
            <text:p>0,43033</text:p>
          </table:table-cell>
          <table:table-cell office:value-type="float" office:value="0.437826" calcext:value-type="float">
            <text:p>0,437826</text:p>
          </table:table-cell>
          <table:table-cell office:value-type="float" office:value="0.461732" calcext:value-type="float">
            <text:p>0,461732</text:p>
          </table:table-cell>
          <table:table-cell office:value-type="float" office:value="0.537723" calcext:value-type="float">
            <text:p>0,537723</text:p>
          </table:table-cell>
          <table:table-cell office:value-type="float" office:value="0.671975" calcext:value-type="float">
            <text:p>0,671975</text:p>
          </table:table-cell>
          <table:table-cell office:value-type="float" office:value="0.42113" calcext:value-type="float">
            <text:p>0,4211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87484" calcext:value-type="float">
            <text:p>0,187484</text:p>
          </table:table-cell>
          <table:table-cell office:value-type="float" office:value="0.350601" calcext:value-type="float">
            <text:p>0,350601</text:p>
          </table:table-cell>
          <table:table-cell office:value-type="float" office:value="0.385321" calcext:value-type="float">
            <text:p>0,385321</text:p>
          </table:table-cell>
          <table:table-cell office:value-type="float" office:value="0.39199" calcext:value-type="float">
            <text:p>0,39199</text:p>
          </table:table-cell>
          <table:table-cell office:value-type="float" office:value="0.404332" calcext:value-type="float">
            <text:p>0,404332</text:p>
          </table:table-cell>
          <table:table-cell office:value-type="float" office:value="0.413911" calcext:value-type="float">
            <text:p>0,413911</text:p>
          </table:table-cell>
          <table:table-cell office:value-type="float" office:value="0.424428" calcext:value-type="float">
            <text:p>0,424428</text:p>
          </table:table-cell>
          <table:table-cell office:value-type="float" office:value="0.432594" calcext:value-type="float">
            <text:p>0,432594</text:p>
          </table:table-cell>
          <table:table-cell office:value-type="float" office:value="0.440811" calcext:value-type="float">
            <text:p>0,440811</text:p>
          </table:table-cell>
          <table:table-cell office:value-type="float" office:value="0.467015" calcext:value-type="float">
            <text:p>0,467015</text:p>
          </table:table-cell>
          <table:table-cell office:value-type="float" office:value="0.551397" calcext:value-type="float">
            <text:p>0,551397</text:p>
          </table:table-cell>
          <table:table-cell office:value-type="float" office:value="0.673459" calcext:value-type="float">
            <text:p>0,673459</text:p>
          </table:table-cell>
          <table:table-cell office:value-type="float" office:value="0.42624" calcext:value-type="float">
            <text:p>0,4262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0525" calcext:value-type="float">
            <text:p>0,20525</text:p>
          </table:table-cell>
          <table:table-cell office:value-type="float" office:value="0.330922" calcext:value-type="float">
            <text:p>0,330922</text:p>
          </table:table-cell>
          <table:table-cell office:value-type="float" office:value="0.386594" calcext:value-type="float">
            <text:p>0,386594</text:p>
          </table:table-cell>
          <table:table-cell office:value-type="float" office:value="0.396371" calcext:value-type="float">
            <text:p>0,396371</text:p>
          </table:table-cell>
          <table:table-cell office:value-type="float" office:value="0.40741" calcext:value-type="float">
            <text:p>0,40741</text:p>
          </table:table-cell>
          <table:table-cell office:value-type="float" office:value="0.413868" calcext:value-type="float">
            <text:p>0,413868</text:p>
          </table:table-cell>
          <table:table-cell office:value-type="float" office:value="0.422534" calcext:value-type="float">
            <text:p>0,422534</text:p>
          </table:table-cell>
          <table:table-cell office:value-type="float" office:value="0.433359" calcext:value-type="float">
            <text:p>0,433359</text:p>
          </table:table-cell>
          <table:table-cell office:value-type="float" office:value="0.444379" calcext:value-type="float">
            <text:p>0,444379</text:p>
          </table:table-cell>
          <table:table-cell office:value-type="float" office:value="0.471254" calcext:value-type="float">
            <text:p>0,471254</text:p>
          </table:table-cell>
          <table:table-cell office:value-type="float" office:value="0.546314" calcext:value-type="float">
            <text:p>0,546314</text:p>
          </table:table-cell>
          <table:table-cell office:value-type="float" office:value="0.673459" calcext:value-type="float">
            <text:p>0,673459</text:p>
          </table:table-cell>
          <table:table-cell office:value-type="float" office:value="0.425301" calcext:value-type="float">
            <text:p>0,42530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04389" calcext:value-type="float">
            <text:p>0,104389</text:p>
          </table:table-cell>
          <table:table-cell office:value-type="float" office:value="0.335984" calcext:value-type="float">
            <text:p>0,335984</text:p>
          </table:table-cell>
          <table:table-cell office:value-type="float" office:value="0.389183" calcext:value-type="float">
            <text:p>0,389183</text:p>
          </table:table-cell>
          <table:table-cell office:value-type="float" office:value="0.398868" calcext:value-type="float">
            <text:p>0,398868</text:p>
          </table:table-cell>
          <table:table-cell office:value-type="float" office:value="0.408607" calcext:value-type="float">
            <text:p>0,408607</text:p>
          </table:table-cell>
          <table:table-cell office:value-type="float" office:value="0.417051" calcext:value-type="float">
            <text:p>0,417051</text:p>
          </table:table-cell>
          <table:table-cell office:value-type="float" office:value="0.426313" calcext:value-type="float">
            <text:p>0,426313</text:p>
          </table:table-cell>
          <table:table-cell office:value-type="float" office:value="0.434331" calcext:value-type="float">
            <text:p>0,434331</text:p>
          </table:table-cell>
          <table:table-cell office:value-type="float" office:value="0.446137" calcext:value-type="float">
            <text:p>0,446137</text:p>
          </table:table-cell>
          <table:table-cell office:value-type="float" office:value="0.479127" calcext:value-type="float">
            <text:p>0,479127</text:p>
          </table:table-cell>
          <table:table-cell office:value-type="float" office:value="0.568899" calcext:value-type="float">
            <text:p>0,568899</text:p>
          </table:table-cell>
          <table:table-cell office:value-type="float" office:value="0.673459" calcext:value-type="float">
            <text:p>0,673459</text:p>
          </table:table-cell>
          <table:table-cell office:value-type="float" office:value="0.43045" calcext:value-type="float">
            <text:p>0,4304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044638" calcext:value-type="float">
            <text:p>-0,044638</text:p>
          </table:table-cell>
          <table:table-cell office:value-type="float" office:value="0.333442" calcext:value-type="float">
            <text:p>0,333442</text:p>
          </table:table-cell>
          <table:table-cell office:value-type="float" office:value="0.388913" calcext:value-type="float">
            <text:p>0,388913</text:p>
          </table:table-cell>
          <table:table-cell office:value-type="float" office:value="0.397217" calcext:value-type="float">
            <text:p>0,397217</text:p>
          </table:table-cell>
          <table:table-cell office:value-type="float" office:value="0.407192" calcext:value-type="float">
            <text:p>0,407192</text:p>
          </table:table-cell>
          <table:table-cell office:value-type="float" office:value="0.415554" calcext:value-type="float">
            <text:p>0,415554</text:p>
          </table:table-cell>
          <table:table-cell office:value-type="float" office:value="0.424869" calcext:value-type="float">
            <text:p>0,424869</text:p>
          </table:table-cell>
          <table:table-cell office:value-type="float" office:value="0.434199" calcext:value-type="float">
            <text:p>0,434199</text:p>
          </table:table-cell>
          <table:table-cell office:value-type="float" office:value="0.445321" calcext:value-type="float">
            <text:p>0,445321</text:p>
          </table:table-cell>
          <table:table-cell office:value-type="float" office:value="0.483216" calcext:value-type="float">
            <text:p>0,483216</text:p>
          </table:table-cell>
          <table:table-cell office:value-type="float" office:value="0.579777" calcext:value-type="float">
            <text:p>0,579777</text:p>
          </table:table-cell>
          <table:table-cell office:value-type="float" office:value="0.673459" calcext:value-type="float">
            <text:p>0,673459</text:p>
          </table:table-cell>
          <table:table-cell office:value-type="float" office:value="0.43097" calcext:value-type="float">
            <text:p>0,4309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96195" calcext:value-type="float">
            <text:p>0,196195</text:p>
          </table:table-cell>
          <table:table-cell office:value-type="float" office:value="0.334132" calcext:value-type="float">
            <text:p>0,334132</text:p>
          </table:table-cell>
          <table:table-cell office:value-type="float" office:value="0.38599" calcext:value-type="float">
            <text:p>0,38599</text:p>
          </table:table-cell>
          <table:table-cell office:value-type="float" office:value="0.395093" calcext:value-type="float">
            <text:p>0,395093</text:p>
          </table:table-cell>
          <table:table-cell office:value-type="float" office:value="0.405461" calcext:value-type="float">
            <text:p>0,405461</text:p>
          </table:table-cell>
          <table:table-cell office:value-type="float" office:value="0.414151" calcext:value-type="float">
            <text:p>0,414151</text:p>
          </table:table-cell>
          <table:table-cell office:value-type="float" office:value="0.422348" calcext:value-type="float">
            <text:p>0,422348</text:p>
          </table:table-cell>
          <table:table-cell office:value-type="float" office:value="0.433132" calcext:value-type="float">
            <text:p>0,433132</text:p>
          </table:table-cell>
          <table:table-cell office:value-type="float" office:value="0.445979" calcext:value-type="float">
            <text:p>0,445979</text:p>
          </table:table-cell>
          <table:table-cell office:value-type="float" office:value="0.493207" calcext:value-type="float">
            <text:p>0,493207</text:p>
          </table:table-cell>
          <table:table-cell office:value-type="float" office:value="0.577714" calcext:value-type="float">
            <text:p>0,577714</text:p>
          </table:table-cell>
          <table:table-cell office:value-type="float" office:value="0.679555" calcext:value-type="float">
            <text:p>0,679555</text:p>
          </table:table-cell>
          <table:table-cell office:value-type="float" office:value="0.430721" calcext:value-type="float">
            <text:p>0,43072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7286" calcext:value-type="float">
            <text:p>0,17286</text:p>
          </table:table-cell>
          <table:table-cell office:value-type="float" office:value="0.333654" calcext:value-type="float">
            <text:p>0,333654</text:p>
          </table:table-cell>
          <table:table-cell office:value-type="float" office:value="0.384463" calcext:value-type="float">
            <text:p>0,384463</text:p>
          </table:table-cell>
          <table:table-cell office:value-type="float" office:value="0.395156" calcext:value-type="float">
            <text:p>0,395156</text:p>
          </table:table-cell>
          <table:table-cell office:value-type="float" office:value="0.405541" calcext:value-type="float">
            <text:p>0,405541</text:p>
          </table:table-cell>
          <table:table-cell office:value-type="float" office:value="0.415884" calcext:value-type="float">
            <text:p>0,415884</text:p>
          </table:table-cell>
          <table:table-cell office:value-type="float" office:value="0.426129" calcext:value-type="float">
            <text:p>0,426129</text:p>
          </table:table-cell>
          <table:table-cell office:value-type="float" office:value="0.437043" calcext:value-type="float">
            <text:p>0,437043</text:p>
          </table:table-cell>
          <table:table-cell office:value-type="float" office:value="0.456141" calcext:value-type="float">
            <text:p>0,456141</text:p>
          </table:table-cell>
          <table:table-cell office:value-type="float" office:value="0.501673" calcext:value-type="float">
            <text:p>0,501673</text:p>
          </table:table-cell>
          <table:table-cell office:value-type="float" office:value="0.573632" calcext:value-type="float">
            <text:p>0,573632</text:p>
          </table:table-cell>
          <table:table-cell office:value-type="float" office:value="0.679555" calcext:value-type="float">
            <text:p>0,679555</text:p>
          </table:table-cell>
          <table:table-cell office:value-type="float" office:value="0.432932" calcext:value-type="float">
            <text:p>0,43293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06291" calcext:value-type="float">
            <text:p>-0,006291</text:p>
          </table:table-cell>
          <table:table-cell office:value-type="float" office:value="0.296585" calcext:value-type="float">
            <text:p>0,296585</text:p>
          </table:table-cell>
          <table:table-cell office:value-type="float" office:value="0.379811" calcext:value-type="float">
            <text:p>0,379811</text:p>
          </table:table-cell>
          <table:table-cell office:value-type="float" office:value="0.393896" calcext:value-type="float">
            <text:p>0,393896</text:p>
          </table:table-cell>
          <table:table-cell office:value-type="float" office:value="0.404401" calcext:value-type="float">
            <text:p>0,404401</text:p>
          </table:table-cell>
          <table:table-cell office:value-type="float" office:value="0.414329" calcext:value-type="float">
            <text:p>0,414329</text:p>
          </table:table-cell>
          <table:table-cell office:value-type="float" office:value="0.425663" calcext:value-type="float">
            <text:p>0,425663</text:p>
          </table:table-cell>
          <table:table-cell office:value-type="float" office:value="0.443826" calcext:value-type="float">
            <text:p>0,443826</text:p>
          </table:table-cell>
          <table:table-cell office:value-type="float" office:value="0.472246" calcext:value-type="float">
            <text:p>0,472246</text:p>
          </table:table-cell>
          <table:table-cell office:value-type="float" office:value="0.510116" calcext:value-type="float">
            <text:p>0,510116</text:p>
          </table:table-cell>
          <table:table-cell office:value-type="float" office:value="0.592115" calcext:value-type="float">
            <text:p>0,592115</text:p>
          </table:table-cell>
          <table:table-cell office:value-type="float" office:value="0.679555" calcext:value-type="float">
            <text:p>0,679555</text:p>
          </table:table-cell>
          <table:table-cell office:value-type="float" office:value="0.433299" calcext:value-type="float">
            <text:p>0,43329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006291" calcext:value-type="float">
            <text:p>-0,006291</text:p>
          </table:table-cell>
          <table:table-cell office:value-type="float" office:value="0.319595" calcext:value-type="float">
            <text:p>0,319595</text:p>
          </table:table-cell>
          <table:table-cell office:value-type="float" office:value="0.384276" calcext:value-type="float">
            <text:p>0,384276</text:p>
          </table:table-cell>
          <table:table-cell office:value-type="float" office:value="0.396113" calcext:value-type="float">
            <text:p>0,396113</text:p>
          </table:table-cell>
          <table:table-cell office:value-type="float" office:value="0.40794" calcext:value-type="float">
            <text:p>0,40794</text:p>
          </table:table-cell>
          <table:table-cell office:value-type="float" office:value="0.420136" calcext:value-type="float">
            <text:p>0,420136</text:p>
          </table:table-cell>
          <table:table-cell office:value-type="float" office:value="0.434645" calcext:value-type="float">
            <text:p>0,434645</text:p>
          </table:table-cell>
          <table:table-cell office:value-type="float" office:value="0.446936" calcext:value-type="float">
            <text:p>0,446936</text:p>
          </table:table-cell>
          <table:table-cell office:value-type="float" office:value="0.473214" calcext:value-type="float">
            <text:p>0,473214</text:p>
          </table:table-cell>
          <table:table-cell office:value-type="float" office:value="0.509084" calcext:value-type="float">
            <text:p>0,509084</text:p>
          </table:table-cell>
          <table:table-cell office:value-type="float" office:value="0.585903" calcext:value-type="float">
            <text:p>0,585903</text:p>
          </table:table-cell>
          <table:table-cell office:value-type="float" office:value="0.679555" calcext:value-type="float">
            <text:p>0,679555</text:p>
          </table:table-cell>
          <table:table-cell office:value-type="float" office:value="0.437784" calcext:value-type="float">
            <text:p>0,43778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57014" calcext:value-type="float">
            <text:p>0,157014</text:p>
          </table:table-cell>
          <table:table-cell office:value-type="float" office:value="0.313082" calcext:value-type="float">
            <text:p>0,313082</text:p>
          </table:table-cell>
          <table:table-cell office:value-type="float" office:value="0.380507" calcext:value-type="float">
            <text:p>0,380507</text:p>
          </table:table-cell>
          <table:table-cell office:value-type="float" office:value="0.394123" calcext:value-type="float">
            <text:p>0,394123</text:p>
          </table:table-cell>
          <table:table-cell office:value-type="float" office:value="0.402876" calcext:value-type="float">
            <text:p>0,402876</text:p>
          </table:table-cell>
          <table:table-cell office:value-type="float" office:value="0.413341" calcext:value-type="float">
            <text:p>0,413341</text:p>
          </table:table-cell>
          <table:table-cell office:value-type="float" office:value="0.424971" calcext:value-type="float">
            <text:p>0,424971</text:p>
          </table:table-cell>
          <table:table-cell office:value-type="float" office:value="0.441054" calcext:value-type="float">
            <text:p>0,441054</text:p>
          </table:table-cell>
          <table:table-cell office:value-type="float" office:value="0.477144" calcext:value-type="float">
            <text:p>0,477144</text:p>
          </table:table-cell>
          <table:table-cell office:value-type="float" office:value="0.513842" calcext:value-type="float">
            <text:p>0,513842</text:p>
          </table:table-cell>
          <table:table-cell office:value-type="float" office:value="0.605099" calcext:value-type="float">
            <text:p>0,605099</text:p>
          </table:table-cell>
          <table:table-cell office:value-type="float" office:value="0.679555" calcext:value-type="float">
            <text:p>0,679555</text:p>
          </table:table-cell>
          <table:table-cell office:value-type="float" office:value="0.436604" calcext:value-type="float">
            <text:p>0,43660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02729" calcext:value-type="float">
            <text:p>0,202729</text:p>
          </table:table-cell>
          <table:table-cell office:value-type="float" office:value="0.34465" calcext:value-type="float">
            <text:p>0,34465</text:p>
          </table:table-cell>
          <table:table-cell office:value-type="float" office:value="0.380202" calcext:value-type="float">
            <text:p>0,380202</text:p>
          </table:table-cell>
          <table:table-cell office:value-type="float" office:value="0.394414" calcext:value-type="float">
            <text:p>0,394414</text:p>
          </table:table-cell>
          <table:table-cell office:value-type="float" office:value="0.406753" calcext:value-type="float">
            <text:p>0,406753</text:p>
          </table:table-cell>
          <table:table-cell office:value-type="float" office:value="0.415701" calcext:value-type="float">
            <text:p>0,415701</text:p>
          </table:table-cell>
          <table:table-cell office:value-type="float" office:value="0.427372" calcext:value-type="float">
            <text:p>0,427372</text:p>
          </table:table-cell>
          <table:table-cell office:value-type="float" office:value="0.446553" calcext:value-type="float">
            <text:p>0,446553</text:p>
          </table:table-cell>
          <table:table-cell office:value-type="float" office:value="0.478914" calcext:value-type="float">
            <text:p>0,478914</text:p>
          </table:table-cell>
          <table:table-cell office:value-type="float" office:value="0.51091" calcext:value-type="float">
            <text:p>0,51091</text:p>
          </table:table-cell>
          <table:table-cell office:value-type="float" office:value="0.59468" calcext:value-type="float">
            <text:p>0,59468</text:p>
          </table:table-cell>
          <table:table-cell office:value-type="float" office:value="0.679555" calcext:value-type="float">
            <text:p>0,679555</text:p>
          </table:table-cell>
          <table:table-cell office:value-type="float" office:value="0.440015" calcext:value-type="float">
            <text:p>0,44001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82325" calcext:value-type="float">
            <text:p>0,182325</text:p>
          </table:table-cell>
          <table:table-cell office:value-type="float" office:value="0.320003" calcext:value-type="float">
            <text:p>0,320003</text:p>
          </table:table-cell>
          <table:table-cell office:value-type="float" office:value="0.378284" calcext:value-type="float">
            <text:p>0,378284</text:p>
          </table:table-cell>
          <table:table-cell office:value-type="float" office:value="0.391156" calcext:value-type="float">
            <text:p>0,391156</text:p>
          </table:table-cell>
          <table:table-cell office:value-type="float" office:value="0.39986" calcext:value-type="float">
            <text:p>0,39986</text:p>
          </table:table-cell>
          <table:table-cell office:value-type="float" office:value="0.41141" calcext:value-type="float">
            <text:p>0,41141</text:p>
          </table:table-cell>
          <table:table-cell office:value-type="float" office:value="0.418372" calcext:value-type="float">
            <text:p>0,418372</text:p>
          </table:table-cell>
          <table:table-cell office:value-type="float" office:value="0.437435" calcext:value-type="float">
            <text:p>0,437435</text:p>
          </table:table-cell>
          <table:table-cell office:value-type="float" office:value="0.469891" calcext:value-type="float">
            <text:p>0,469891</text:p>
          </table:table-cell>
          <table:table-cell office:value-type="float" office:value="0.505102" calcext:value-type="float">
            <text:p>0,505102</text:p>
          </table:table-cell>
          <table:table-cell office:value-type="float" office:value="0.584927" calcext:value-type="float">
            <text:p>0,584927</text:p>
          </table:table-cell>
          <table:table-cell office:value-type="float" office:value="0.679555" calcext:value-type="float">
            <text:p>0,679555</text:p>
          </table:table-cell>
          <table:table-cell office:value-type="float" office:value="0.431644" calcext:value-type="float">
            <text:p>0,43164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38784" calcext:value-type="float">
            <text:p>0,238784</text:p>
          </table:table-cell>
          <table:table-cell office:value-type="float" office:value="0.361489" calcext:value-type="float">
            <text:p>0,361489</text:p>
          </table:table-cell>
          <table:table-cell office:value-type="float" office:value="0.383873" calcext:value-type="float">
            <text:p>0,383873</text:p>
          </table:table-cell>
          <table:table-cell office:value-type="float" office:value="0.39601" calcext:value-type="float">
            <text:p>0,39601</text:p>
          </table:table-cell>
          <table:table-cell office:value-type="float" office:value="0.406439" calcext:value-type="float">
            <text:p>0,406439</text:p>
          </table:table-cell>
          <table:table-cell office:value-type="float" office:value="0.41579" calcext:value-type="float">
            <text:p>0,41579</text:p>
          </table:table-cell>
          <table:table-cell office:value-type="float" office:value="0.430872" calcext:value-type="float">
            <text:p>0,430872</text:p>
          </table:table-cell>
          <table:table-cell office:value-type="float" office:value="0.449162" calcext:value-type="float">
            <text:p>0,449162</text:p>
          </table:table-cell>
          <table:table-cell office:value-type="float" office:value="0.471131" calcext:value-type="float">
            <text:p>0,471131</text:p>
          </table:table-cell>
          <table:table-cell office:value-type="float" office:value="0.505068" calcext:value-type="float">
            <text:p>0,505068</text:p>
          </table:table-cell>
          <table:table-cell office:value-type="float" office:value="0.592898" calcext:value-type="float">
            <text:p>0,592898</text:p>
          </table:table-cell>
          <table:table-cell office:value-type="float" office:value="0.679555" calcext:value-type="float">
            <text:p>0,679555</text:p>
          </table:table-cell>
          <table:table-cell office:value-type="float" office:value="0.441273" calcext:value-type="float">
            <text:p>0,44127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71442" calcext:value-type="float">
            <text:p>0,271442</text:p>
          </table:table-cell>
          <table:table-cell office:value-type="float" office:value="0.356755" calcext:value-type="float">
            <text:p>0,356755</text:p>
          </table:table-cell>
          <table:table-cell office:value-type="float" office:value="0.380411" calcext:value-type="float">
            <text:p>0,380411</text:p>
          </table:table-cell>
          <table:table-cell office:value-type="float" office:value="0.393291" calcext:value-type="float">
            <text:p>0,393291</text:p>
          </table:table-cell>
          <table:table-cell office:value-type="float" office:value="0.403719" calcext:value-type="float">
            <text:p>0,403719</text:p>
          </table:table-cell>
          <table:table-cell office:value-type="float" office:value="0.411393" calcext:value-type="float">
            <text:p>0,411393</text:p>
          </table:table-cell>
          <table:table-cell office:value-type="float" office:value="0.423555" calcext:value-type="float">
            <text:p>0,423555</text:p>
          </table:table-cell>
          <table:table-cell office:value-type="float" office:value="0.442211" calcext:value-type="float">
            <text:p>0,442211</text:p>
          </table:table-cell>
          <table:table-cell office:value-type="float" office:value="0.472543" calcext:value-type="float">
            <text:p>0,472543</text:p>
          </table:table-cell>
          <table:table-cell office:value-type="float" office:value="0.511726" calcext:value-type="float">
            <text:p>0,511726</text:p>
          </table:table-cell>
          <table:table-cell office:value-type="float" office:value="0.599254" calcext:value-type="float">
            <text:p>0,599254</text:p>
          </table:table-cell>
          <table:table-cell office:value-type="float" office:value="0.681545" calcext:value-type="float">
            <text:p>0,681545</text:p>
          </table:table-cell>
          <table:table-cell office:value-type="float" office:value="0.439486" calcext:value-type="float">
            <text:p>0,43948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12531" calcext:value-type="float">
            <text:p>0,012531</text:p>
          </table:table-cell>
          <table:table-cell office:value-type="float" office:value="0.313562" calcext:value-type="float">
            <text:p>0,313562</text:p>
          </table:table-cell>
          <table:table-cell office:value-type="float" office:value="0.377768" calcext:value-type="float">
            <text:p>0,377768</text:p>
          </table:table-cell>
          <table:table-cell office:value-type="float" office:value="0.39215" calcext:value-type="float">
            <text:p>0,39215</text:p>
          </table:table-cell>
          <table:table-cell office:value-type="float" office:value="0.401049" calcext:value-type="float">
            <text:p>0,401049</text:p>
          </table:table-cell>
          <table:table-cell office:value-type="float" office:value="0.410028" calcext:value-type="float">
            <text:p>0,410028</text:p>
          </table:table-cell>
          <table:table-cell office:value-type="float" office:value="0.421278" calcext:value-type="float">
            <text:p>0,421278</text:p>
          </table:table-cell>
          <table:table-cell office:value-type="float" office:value="0.43818" calcext:value-type="float">
            <text:p>0,43818</text:p>
          </table:table-cell>
          <table:table-cell office:value-type="float" office:value="0.464745" calcext:value-type="float">
            <text:p>0,464745</text:p>
          </table:table-cell>
          <table:table-cell office:value-type="float" office:value="0.509479" calcext:value-type="float">
            <text:p>0,509479</text:p>
          </table:table-cell>
          <table:table-cell office:value-type="float" office:value="0.603485" calcext:value-type="float">
            <text:p>0,603485</text:p>
          </table:table-cell>
          <table:table-cell office:value-type="float" office:value="0.681545" calcext:value-type="float">
            <text:p>0,681545</text:p>
          </table:table-cell>
          <table:table-cell office:value-type="float" office:value="0.433172" calcext:value-type="float">
            <text:p>0,43317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2531" calcext:value-type="float">
            <text:p>0,012531</text:p>
          </table:table-cell>
          <table:table-cell office:value-type="float" office:value="0.316625" calcext:value-type="float">
            <text:p>0,316625</text:p>
          </table:table-cell>
          <table:table-cell office:value-type="float" office:value="0.381042" calcext:value-type="float">
            <text:p>0,381042</text:p>
          </table:table-cell>
          <table:table-cell office:value-type="float" office:value="0.393412" calcext:value-type="float">
            <text:p>0,393412</text:p>
          </table:table-cell>
          <table:table-cell office:value-type="float" office:value="0.40248" calcext:value-type="float">
            <text:p>0,40248</text:p>
          </table:table-cell>
          <table:table-cell office:value-type="float" office:value="0.413239" calcext:value-type="float">
            <text:p>0,413239</text:p>
          </table:table-cell>
          <table:table-cell office:value-type="float" office:value="0.431756" calcext:value-type="float">
            <text:p>0,431756</text:p>
          </table:table-cell>
          <table:table-cell office:value-type="float" office:value="0.455954" calcext:value-type="float">
            <text:p>0,455954</text:p>
          </table:table-cell>
          <table:table-cell office:value-type="float" office:value="0.48967" calcext:value-type="float">
            <text:p>0,48967</text:p>
          </table:table-cell>
          <table:table-cell office:value-type="float" office:value="0.536408" calcext:value-type="float">
            <text:p>0,536408</text:p>
          </table:table-cell>
          <table:table-cell office:value-type="float" office:value="0.617478" calcext:value-type="float">
            <text:p>0,617478</text:p>
          </table:table-cell>
          <table:table-cell office:value-type="float" office:value="0.681545" calcext:value-type="float">
            <text:p>0,681545</text:p>
          </table:table-cell>
          <table:table-cell office:value-type="float" office:value="0.443807" calcext:value-type="float">
            <text:p>0,44380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006811" calcext:value-type="float">
            <text:p>-0,006811</text:p>
          </table:table-cell>
          <table:table-cell office:value-type="float" office:value="0.224535" calcext:value-type="float">
            <text:p>0,224535</text:p>
          </table:table-cell>
          <table:table-cell office:value-type="float" office:value="0.378539" calcext:value-type="float">
            <text:p>0,378539</text:p>
          </table:table-cell>
          <table:table-cell office:value-type="float" office:value="0.393662" calcext:value-type="float">
            <text:p>0,393662</text:p>
          </table:table-cell>
          <table:table-cell office:value-type="float" office:value="0.401898" calcext:value-type="float">
            <text:p>0,401898</text:p>
          </table:table-cell>
          <table:table-cell office:value-type="float" office:value="0.41433" calcext:value-type="float">
            <text:p>0,41433</text:p>
          </table:table-cell>
          <table:table-cell office:value-type="float" office:value="0.432248" calcext:value-type="float">
            <text:p>0,432248</text:p>
          </table:table-cell>
          <table:table-cell office:value-type="float" office:value="0.45723" calcext:value-type="float">
            <text:p>0,45723</text:p>
          </table:table-cell>
          <table:table-cell office:value-type="float" office:value="0.487772" calcext:value-type="float">
            <text:p>0,487772</text:p>
          </table:table-cell>
          <table:table-cell office:value-type="float" office:value="0.532196" calcext:value-type="float">
            <text:p>0,532196</text:p>
          </table:table-cell>
          <table:table-cell office:value-type="float" office:value="0.611148" calcext:value-type="float">
            <text:p>0,611148</text:p>
          </table:table-cell>
          <table:table-cell office:value-type="float" office:value="0.681545" calcext:value-type="float">
            <text:p>0,681545</text:p>
          </table:table-cell>
          <table:table-cell office:value-type="float" office:value="0.433356" calcext:value-type="float">
            <text:p>0,43335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034758" calcext:value-type="float">
            <text:p>-0,034758</text:p>
          </table:table-cell>
          <table:table-cell office:value-type="float" office:value="0.289682" calcext:value-type="float">
            <text:p>0,289682</text:p>
          </table:table-cell>
          <table:table-cell office:value-type="float" office:value="0.384747" calcext:value-type="float">
            <text:p>0,384747</text:p>
          </table:table-cell>
          <table:table-cell office:value-type="float" office:value="0.398141" calcext:value-type="float">
            <text:p>0,398141</text:p>
          </table:table-cell>
          <table:table-cell office:value-type="float" office:value="0.407731" calcext:value-type="float">
            <text:p>0,407731</text:p>
          </table:table-cell>
          <table:table-cell office:value-type="float" office:value="0.420848" calcext:value-type="float">
            <text:p>0,420848</text:p>
          </table:table-cell>
          <table:table-cell office:value-type="float" office:value="0.440644" calcext:value-type="float">
            <text:p>0,440644</text:p>
          </table:table-cell>
          <table:table-cell office:value-type="float" office:value="0.471552" calcext:value-type="float">
            <text:p>0,471552</text:p>
          </table:table-cell>
          <table:table-cell office:value-type="float" office:value="0.49542" calcext:value-type="float">
            <text:p>0,49542</text:p>
          </table:table-cell>
          <table:table-cell office:value-type="float" office:value="0.543595" calcext:value-type="float">
            <text:p>0,543595</text:p>
          </table:table-cell>
          <table:table-cell office:value-type="float" office:value="0.611677" calcext:value-type="float">
            <text:p>0,611677</text:p>
          </table:table-cell>
          <table:table-cell office:value-type="float" office:value="0.681545" calcext:value-type="float">
            <text:p>0,681545</text:p>
          </table:table-cell>
          <table:table-cell office:value-type="float" office:value="0.446404" calcext:value-type="float">
            <text:p>0,44640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034758" calcext:value-type="float">
            <text:p>-0,034758</text:p>
          </table:table-cell>
          <table:table-cell office:value-type="float" office:value="0.206949" calcext:value-type="float">
            <text:p>0,206949</text:p>
          </table:table-cell>
          <table:table-cell office:value-type="float" office:value="0.37912" calcext:value-type="float">
            <text:p>0,37912</text:p>
          </table:table-cell>
          <table:table-cell office:value-type="float" office:value="0.402097" calcext:value-type="float">
            <text:p>0,402097</text:p>
          </table:table-cell>
          <table:table-cell office:value-type="float" office:value="0.417269" calcext:value-type="float">
            <text:p>0,417269</text:p>
          </table:table-cell>
          <table:table-cell office:value-type="float" office:value="0.432646" calcext:value-type="float">
            <text:p>0,432646</text:p>
          </table:table-cell>
          <table:table-cell office:value-type="float" office:value="0.455744" calcext:value-type="float">
            <text:p>0,455744</text:p>
          </table:table-cell>
          <table:table-cell office:value-type="float" office:value="0.480372" calcext:value-type="float">
            <text:p>0,480372</text:p>
          </table:table-cell>
          <table:table-cell office:value-type="float" office:value="0.499021" calcext:value-type="float">
            <text:p>0,499021</text:p>
          </table:table-cell>
          <table:table-cell office:value-type="float" office:value="0.556907" calcext:value-type="float">
            <text:p>0,556907</text:p>
          </table:table-cell>
          <table:table-cell office:value-type="float" office:value="0.626121" calcext:value-type="float">
            <text:p>0,626121</text:p>
          </table:table-cell>
          <table:table-cell office:value-type="float" office:value="0.684753" calcext:value-type="float">
            <text:p>0,684753</text:p>
          </table:table-cell>
          <table:table-cell office:value-type="float" office:value="0.445624" calcext:value-type="float">
            <text:p>0,44562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034758" calcext:value-type="float">
            <text:p>-0,034758</text:p>
          </table:table-cell>
          <table:table-cell office:value-type="float" office:value="0.154981" calcext:value-type="float">
            <text:p>0,154981</text:p>
          </table:table-cell>
          <table:table-cell office:value-type="float" office:value="0.379189" calcext:value-type="float">
            <text:p>0,379189</text:p>
          </table:table-cell>
          <table:table-cell office:value-type="float" office:value="0.399764" calcext:value-type="float">
            <text:p>0,399764</text:p>
          </table:table-cell>
          <table:table-cell office:value-type="float" office:value="0.411939" calcext:value-type="float">
            <text:p>0,411939</text:p>
          </table:table-cell>
          <table:table-cell office:value-type="float" office:value="0.426886" calcext:value-type="float">
            <text:p>0,426886</text:p>
          </table:table-cell>
          <table:table-cell office:value-type="float" office:value="0.446048" calcext:value-type="float">
            <text:p>0,446048</text:p>
          </table:table-cell>
          <table:table-cell office:value-type="float" office:value="0.46854" calcext:value-type="float">
            <text:p>0,46854</text:p>
          </table:table-cell>
          <table:table-cell office:value-type="float" office:value="0.49137" calcext:value-type="float">
            <text:p>0,49137</text:p>
          </table:table-cell>
          <table:table-cell office:value-type="float" office:value="0.534057" calcext:value-type="float">
            <text:p>0,534057</text:p>
          </table:table-cell>
          <table:table-cell office:value-type="float" office:value="0.636896" calcext:value-type="float">
            <text:p>0,636896</text:p>
          </table:table-cell>
          <table:table-cell office:value-type="float" office:value="0.719292" calcext:value-type="float">
            <text:p>0,719292</text:p>
          </table:table-cell>
          <table:table-cell office:value-type="float" office:value="0.434967" calcext:value-type="float">
            <text:p>0,43496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022566" calcext:value-type="float">
            <text:p>-0,022566</text:p>
          </table:table-cell>
          <table:table-cell office:value-type="float" office:value="0.234533" calcext:value-type="float">
            <text:p>0,234533</text:p>
          </table:table-cell>
          <table:table-cell office:value-type="float" office:value="0.381758" calcext:value-type="float">
            <text:p>0,381758</text:p>
          </table:table-cell>
          <table:table-cell office:value-type="float" office:value="0.402528" calcext:value-type="float">
            <text:p>0,402528</text:p>
          </table:table-cell>
          <table:table-cell office:value-type="float" office:value="0.415588" calcext:value-type="float">
            <text:p>0,415588</text:p>
          </table:table-cell>
          <table:table-cell office:value-type="float" office:value="0.432274" calcext:value-type="float">
            <text:p>0,432274</text:p>
          </table:table-cell>
          <table:table-cell office:value-type="float" office:value="0.447058" calcext:value-type="float">
            <text:p>0,447058</text:p>
          </table:table-cell>
          <table:table-cell office:value-type="float" office:value="0.467692" calcext:value-type="float">
            <text:p>0,467692</text:p>
          </table:table-cell>
          <table:table-cell office:value-type="float" office:value="0.494961" calcext:value-type="float">
            <text:p>0,494961</text:p>
          </table:table-cell>
          <table:table-cell office:value-type="float" office:value="0.54106" calcext:value-type="float">
            <text:p>0,54106</text:p>
          </table:table-cell>
          <table:table-cell office:value-type="float" office:value="0.632421" calcext:value-type="float">
            <text:p>0,632421</text:p>
          </table:table-cell>
          <table:table-cell office:value-type="float" office:value="0.719292" calcext:value-type="float">
            <text:p>0,719292</text:p>
          </table:table-cell>
          <table:table-cell office:value-type="float" office:value="0.444987" calcext:value-type="float">
            <text:p>0,44498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022566" calcext:value-type="float">
            <text:p>-0,022566</text:p>
          </table:table-cell>
          <table:table-cell office:value-type="float" office:value="0.26248" calcext:value-type="float">
            <text:p>0,26248</text:p>
          </table:table-cell>
          <table:table-cell office:value-type="float" office:value="0.387794" calcext:value-type="float">
            <text:p>0,387794</text:p>
          </table:table-cell>
          <table:table-cell office:value-type="float" office:value="0.405078" calcext:value-type="float">
            <text:p>0,405078</text:p>
          </table:table-cell>
          <table:table-cell office:value-type="float" office:value="0.418196" calcext:value-type="float">
            <text:p>0,418196</text:p>
          </table:table-cell>
          <table:table-cell office:value-type="float" office:value="0.433377" calcext:value-type="float">
            <text:p>0,433377</text:p>
          </table:table-cell>
          <table:table-cell office:value-type="float" office:value="0.448557" calcext:value-type="float">
            <text:p>0,448557</text:p>
          </table:table-cell>
          <table:table-cell office:value-type="float" office:value="0.467183" calcext:value-type="float">
            <text:p>0,467183</text:p>
          </table:table-cell>
          <table:table-cell office:value-type="float" office:value="0.492584" calcext:value-type="float">
            <text:p>0,492584</text:p>
          </table:table-cell>
          <table:table-cell office:value-type="float" office:value="0.543453" calcext:value-type="float">
            <text:p>0,543453</text:p>
          </table:table-cell>
          <table:table-cell office:value-type="float" office:value="0.650041" calcext:value-type="float">
            <text:p>0,650041</text:p>
          </table:table-cell>
          <table:table-cell office:value-type="float" office:value="0.719292" calcext:value-type="float">
            <text:p>0,719292</text:p>
          </table:table-cell>
          <table:table-cell office:value-type="float" office:value="0.450874" calcext:value-type="float">
            <text:p>0,45087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09008" calcext:value-type="float">
            <text:p>-0,009008</text:p>
          </table:table-cell>
          <table:table-cell office:value-type="float" office:value="0.281387" calcext:value-type="float">
            <text:p>0,281387</text:p>
          </table:table-cell>
          <table:table-cell office:value-type="float" office:value="0.390648" calcext:value-type="float">
            <text:p>0,390648</text:p>
          </table:table-cell>
          <table:table-cell office:value-type="float" office:value="0.4047" calcext:value-type="float">
            <text:p>0,4047</text:p>
          </table:table-cell>
          <table:table-cell office:value-type="float" office:value="0.41882" calcext:value-type="float">
            <text:p>0,41882</text:p>
          </table:table-cell>
          <table:table-cell office:value-type="float" office:value="0.436903" calcext:value-type="float">
            <text:p>0,436903</text:p>
          </table:table-cell>
          <table:table-cell office:value-type="float" office:value="0.451154" calcext:value-type="float">
            <text:p>0,451154</text:p>
          </table:table-cell>
          <table:table-cell office:value-type="float" office:value="0.471208" calcext:value-type="float">
            <text:p>0,471208</text:p>
          </table:table-cell>
          <table:table-cell office:value-type="float" office:value="0.495895" calcext:value-type="float">
            <text:p>0,495895</text:p>
          </table:table-cell>
          <table:table-cell office:value-type="float" office:value="0.550501" calcext:value-type="float">
            <text:p>0,550501</text:p>
          </table:table-cell>
          <table:table-cell office:value-type="float" office:value="0.658044" calcext:value-type="float">
            <text:p>0,658044</text:p>
          </table:table-cell>
          <table:table-cell office:value-type="float" office:value="0.719292" calcext:value-type="float">
            <text:p>0,719292</text:p>
          </table:table-cell>
          <table:table-cell office:value-type="float" office:value="0.455926" calcext:value-type="float">
            <text:p>0,45592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12416" calcext:value-type="float">
            <text:p>0,012416</text:p>
          </table:table-cell>
          <table:table-cell office:value-type="float" office:value="0.278455" calcext:value-type="float">
            <text:p>0,278455</text:p>
          </table:table-cell>
          <table:table-cell office:value-type="float" office:value="0.381867" calcext:value-type="float">
            <text:p>0,381867</text:p>
          </table:table-cell>
          <table:table-cell office:value-type="float" office:value="0.396266" calcext:value-type="float">
            <text:p>0,396266</text:p>
          </table:table-cell>
          <table:table-cell office:value-type="float" office:value="0.405715" calcext:value-type="float">
            <text:p>0,405715</text:p>
          </table:table-cell>
          <table:table-cell office:value-type="float" office:value="0.418768" calcext:value-type="float">
            <text:p>0,418768</text:p>
          </table:table-cell>
          <table:table-cell office:value-type="float" office:value="0.439616" calcext:value-type="float">
            <text:p>0,439616</text:p>
          </table:table-cell>
          <table:table-cell office:value-type="float" office:value="0.463371" calcext:value-type="float">
            <text:p>0,463371</text:p>
          </table:table-cell>
          <table:table-cell office:value-type="float" office:value="0.495231" calcext:value-type="float">
            <text:p>0,495231</text:p>
          </table:table-cell>
          <table:table-cell office:value-type="float" office:value="0.550476" calcext:value-type="float">
            <text:p>0,550476</text:p>
          </table:table-cell>
          <table:table-cell office:value-type="float" office:value="0.665184" calcext:value-type="float">
            <text:p>0,665184</text:p>
          </table:table-cell>
          <table:table-cell office:value-type="float" office:value="0.719501" calcext:value-type="float">
            <text:p>0,719501</text:p>
          </table:table-cell>
          <table:table-cell office:value-type="float" office:value="0.449495" calcext:value-type="float">
            <text:p>0,44949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006541" calcext:value-type="float">
            <text:p>-0,006541</text:p>
          </table:table-cell>
          <table:table-cell office:value-type="float" office:value="0.280427" calcext:value-type="float">
            <text:p>0,280427</text:p>
          </table:table-cell>
          <table:table-cell office:value-type="float" office:value="0.384129" calcext:value-type="float">
            <text:p>0,384129</text:p>
          </table:table-cell>
          <table:table-cell office:value-type="float" office:value="0.401096" calcext:value-type="float">
            <text:p>0,401096</text:p>
          </table:table-cell>
          <table:table-cell office:value-type="float" office:value="0.40903" calcext:value-type="float">
            <text:p>0,40903</text:p>
          </table:table-cell>
          <table:table-cell office:value-type="float" office:value="0.427374" calcext:value-type="float">
            <text:p>0,427374</text:p>
          </table:table-cell>
          <table:table-cell office:value-type="float" office:value="0.449302" calcext:value-type="float">
            <text:p>0,449302</text:p>
          </table:table-cell>
          <table:table-cell office:value-type="float" office:value="0.474675" calcext:value-type="float">
            <text:p>0,474675</text:p>
          </table:table-cell>
          <table:table-cell office:value-type="float" office:value="0.500364" calcext:value-type="float">
            <text:p>0,500364</text:p>
          </table:table-cell>
          <table:table-cell office:value-type="float" office:value="0.56199" calcext:value-type="float">
            <text:p>0,56199</text:p>
          </table:table-cell>
          <table:table-cell office:value-type="float" office:value="0.676731" calcext:value-type="float">
            <text:p>0,676731</text:p>
          </table:table-cell>
          <table:table-cell office:value-type="float" office:value="0.71993" calcext:value-type="float">
            <text:p>0,71993</text:p>
          </table:table-cell>
          <table:table-cell office:value-type="float" office:value="0.456512" calcext:value-type="float">
            <text:p>0,45651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71856" calcext:value-type="float">
            <text:p>0,171856</text:p>
          </table:table-cell>
          <table:table-cell office:value-type="float" office:value="0.328193" calcext:value-type="float">
            <text:p>0,328193</text:p>
          </table:table-cell>
          <table:table-cell office:value-type="float" office:value="0.387399" calcext:value-type="float">
            <text:p>0,387399</text:p>
          </table:table-cell>
          <table:table-cell office:value-type="float" office:value="0.403943" calcext:value-type="float">
            <text:p>0,403943</text:p>
          </table:table-cell>
          <table:table-cell office:value-type="float" office:value="0.416855" calcext:value-type="float">
            <text:p>0,416855</text:p>
          </table:table-cell>
          <table:table-cell office:value-type="float" office:value="0.436457" calcext:value-type="float">
            <text:p>0,436457</text:p>
          </table:table-cell>
          <table:table-cell office:value-type="float" office:value="0.453281" calcext:value-type="float">
            <text:p>0,453281</text:p>
          </table:table-cell>
          <table:table-cell office:value-type="float" office:value="0.477943" calcext:value-type="float">
            <text:p>0,477943</text:p>
          </table:table-cell>
          <table:table-cell office:value-type="float" office:value="0.506168" calcext:value-type="float">
            <text:p>0,506168</text:p>
          </table:table-cell>
          <table:table-cell office:value-type="float" office:value="0.584238" calcext:value-type="float">
            <text:p>0,584238</text:p>
          </table:table-cell>
          <table:table-cell office:value-type="float" office:value="0.680885" calcext:value-type="float">
            <text:p>0,680885</text:p>
          </table:table-cell>
          <table:table-cell office:value-type="float" office:value="0.719501" calcext:value-type="float">
            <text:p>0,719501</text:p>
          </table:table-cell>
          <table:table-cell office:value-type="float" office:value="0.467536" calcext:value-type="float">
            <text:p>0,46753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2817" calcext:value-type="float">
            <text:p>0,152817</text:p>
          </table:table-cell>
          <table:table-cell office:value-type="float" office:value="0.319871" calcext:value-type="float">
            <text:p>0,319871</text:p>
          </table:table-cell>
          <table:table-cell office:value-type="float" office:value="0.388939" calcext:value-type="float">
            <text:p>0,388939</text:p>
          </table:table-cell>
          <table:table-cell office:value-type="float" office:value="0.404147" calcext:value-type="float">
            <text:p>0,404147</text:p>
          </table:table-cell>
          <table:table-cell office:value-type="float" office:value="0.426591" calcext:value-type="float">
            <text:p>0,426591</text:p>
          </table:table-cell>
          <table:table-cell office:value-type="float" office:value="0.444687" calcext:value-type="float">
            <text:p>0,444687</text:p>
          </table:table-cell>
          <table:table-cell office:value-type="float" office:value="0.462991" calcext:value-type="float">
            <text:p>0,462991</text:p>
          </table:table-cell>
          <table:table-cell office:value-type="float" office:value="0.485229" calcext:value-type="float">
            <text:p>0,485229</text:p>
          </table:table-cell>
          <table:table-cell office:value-type="float" office:value="0.502582" calcext:value-type="float">
            <text:p>0,502582</text:p>
          </table:table-cell>
          <table:table-cell office:value-type="float" office:value="0.579984" calcext:value-type="float">
            <text:p>0,579984</text:p>
          </table:table-cell>
          <table:table-cell office:value-type="float" office:value="0.684924" calcext:value-type="float">
            <text:p>0,684924</text:p>
          </table:table-cell>
          <table:table-cell office:value-type="float" office:value="0.719784" calcext:value-type="float">
            <text:p>0,719784</text:p>
          </table:table-cell>
          <table:table-cell office:value-type="float" office:value="0.469994" calcext:value-type="float">
            <text:p>0,46999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45528" calcext:value-type="float">
            <text:p>0,145528</text:p>
          </table:table-cell>
          <table:table-cell office:value-type="float" office:value="0.327711" calcext:value-type="float">
            <text:p>0,327711</text:p>
          </table:table-cell>
          <table:table-cell office:value-type="float" office:value="0.392082" calcext:value-type="float">
            <text:p>0,392082</text:p>
          </table:table-cell>
          <table:table-cell office:value-type="float" office:value="0.411792" calcext:value-type="float">
            <text:p>0,411792</text:p>
          </table:table-cell>
          <table:table-cell office:value-type="float" office:value="0.440737" calcext:value-type="float">
            <text:p>0,440737</text:p>
          </table:table-cell>
          <table:table-cell office:value-type="float" office:value="0.467796" calcext:value-type="float">
            <text:p>0,467796</text:p>
          </table:table-cell>
          <table:table-cell office:value-type="float" office:value="0.484343" calcext:value-type="float">
            <text:p>0,484343</text:p>
          </table:table-cell>
          <table:table-cell office:value-type="float" office:value="0.498734" calcext:value-type="float">
            <text:p>0,498734</text:p>
          </table:table-cell>
          <table:table-cell office:value-type="float" office:value="0.537486" calcext:value-type="float">
            <text:p>0,537486</text:p>
          </table:table-cell>
          <table:table-cell office:value-type="float" office:value="0.627107" calcext:value-type="float">
            <text:p>0,627107</text:p>
          </table:table-cell>
          <table:table-cell office:value-type="float" office:value="0.694074" calcext:value-type="float">
            <text:p>0,694074</text:p>
          </table:table-cell>
          <table:table-cell office:value-type="float" office:value="0.730839" calcext:value-type="float">
            <text:p>0,730839</text:p>
          </table:table-cell>
          <table:table-cell office:value-type="float" office:value="0.488186" calcext:value-type="float">
            <text:p>0,48818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39785" calcext:value-type="float">
            <text:p>0,039785</text:p>
          </table:table-cell>
          <table:table-cell office:value-type="float" office:value="0.338864" calcext:value-type="float">
            <text:p>0,338864</text:p>
          </table:table-cell>
          <table:table-cell office:value-type="float" office:value="0.395705" calcext:value-type="float">
            <text:p>0,395705</text:p>
          </table:table-cell>
          <table:table-cell office:value-type="float" office:value="0.419198" calcext:value-type="float">
            <text:p>0,419198</text:p>
          </table:table-cell>
          <table:table-cell office:value-type="float" office:value="0.446847" calcext:value-type="float">
            <text:p>0,446847</text:p>
          </table:table-cell>
          <table:table-cell office:value-type="float" office:value="0.47434" calcext:value-type="float">
            <text:p>0,47434</text:p>
          </table:table-cell>
          <table:table-cell office:value-type="float" office:value="0.490519" calcext:value-type="float">
            <text:p>0,490519</text:p>
          </table:table-cell>
          <table:table-cell office:value-type="float" office:value="0.507804" calcext:value-type="float">
            <text:p>0,507804</text:p>
          </table:table-cell>
          <table:table-cell office:value-type="float" office:value="0.562494" calcext:value-type="float">
            <text:p>0,562494</text:p>
          </table:table-cell>
          <table:table-cell office:value-type="float" office:value="0.626837" calcext:value-type="float">
            <text:p>0,626837</text:p>
          </table:table-cell>
          <table:table-cell office:value-type="float" office:value="0.694938" calcext:value-type="float">
            <text:p>0,694938</text:p>
          </table:table-cell>
          <table:table-cell office:value-type="float" office:value="0.730839" calcext:value-type="float">
            <text:p>0,730839</text:p>
          </table:table-cell>
          <table:table-cell office:value-type="float" office:value="0.495755" calcext:value-type="float">
            <text:p>0,49575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39785" calcext:value-type="float">
            <text:p>0,039785</text:p>
          </table:table-cell>
          <table:table-cell office:value-type="float" office:value="0.291266" calcext:value-type="float">
            <text:p>0,291266</text:p>
          </table:table-cell>
          <table:table-cell office:value-type="float" office:value="0.388081" calcext:value-type="float">
            <text:p>0,388081</text:p>
          </table:table-cell>
          <table:table-cell office:value-type="float" office:value="0.419219" calcext:value-type="float">
            <text:p>0,419219</text:p>
          </table:table-cell>
          <table:table-cell office:value-type="float" office:value="0.451422" calcext:value-type="float">
            <text:p>0,451422</text:p>
          </table:table-cell>
          <table:table-cell office:value-type="float" office:value="0.476785" calcext:value-type="float">
            <text:p>0,476785</text:p>
          </table:table-cell>
          <table:table-cell office:value-type="float" office:value="0.496524" calcext:value-type="float">
            <text:p>0,496524</text:p>
          </table:table-cell>
          <table:table-cell office:value-type="float" office:value="0.524889" calcext:value-type="float">
            <text:p>0,524889</text:p>
          </table:table-cell>
          <table:table-cell office:value-type="float" office:value="0.576785" calcext:value-type="float">
            <text:p>0,576785</text:p>
          </table:table-cell>
          <table:table-cell office:value-type="float" office:value="0.634138" calcext:value-type="float">
            <text:p>0,634138</text:p>
          </table:table-cell>
          <table:table-cell office:value-type="float" office:value="0.692484" calcext:value-type="float">
            <text:p>0,692484</text:p>
          </table:table-cell>
          <table:table-cell office:value-type="float" office:value="0.730839" calcext:value-type="float">
            <text:p>0,730839</text:p>
          </table:table-cell>
          <table:table-cell office:value-type="float" office:value="0.495159" calcext:value-type="float">
            <text:p>0,49515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45528" calcext:value-type="float">
            <text:p>0,145528</text:p>
          </table:table-cell>
          <table:table-cell office:value-type="float" office:value="0.332507" calcext:value-type="float">
            <text:p>0,332507</text:p>
          </table:table-cell>
          <table:table-cell office:value-type="float" office:value="0.397771" calcext:value-type="float">
            <text:p>0,397771</text:p>
          </table:table-cell>
          <table:table-cell office:value-type="float" office:value="0.423181" calcext:value-type="float">
            <text:p>0,423181</text:p>
          </table:table-cell>
          <table:table-cell office:value-type="float" office:value="0.454523" calcext:value-type="float">
            <text:p>0,454523</text:p>
          </table:table-cell>
          <table:table-cell office:value-type="float" office:value="0.47433" calcext:value-type="float">
            <text:p>0,47433</text:p>
          </table:table-cell>
          <table:table-cell office:value-type="float" office:value="0.489139" calcext:value-type="float">
            <text:p>0,489139</text:p>
          </table:table-cell>
          <table:table-cell office:value-type="float" office:value="0.514637" calcext:value-type="float">
            <text:p>0,514637</text:p>
          </table:table-cell>
          <table:table-cell office:value-type="float" office:value="0.571176" calcext:value-type="float">
            <text:p>0,571176</text:p>
          </table:table-cell>
          <table:table-cell office:value-type="float" office:value="0.620613" calcext:value-type="float">
            <text:p>0,620613</text:p>
          </table:table-cell>
          <table:table-cell office:value-type="float" office:value="0.682959" calcext:value-type="float">
            <text:p>0,682959</text:p>
          </table:table-cell>
          <table:table-cell office:value-type="float" office:value="0.730839" calcext:value-type="float">
            <text:p>0,730839</text:p>
          </table:table-cell>
          <table:table-cell office:value-type="float" office:value="0.496084" calcext:value-type="float">
            <text:p>0,49608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36577" calcext:value-type="float">
            <text:p>0,136577</text:p>
          </table:table-cell>
          <table:table-cell office:value-type="float" office:value="0.326011" calcext:value-type="float">
            <text:p>0,326011</text:p>
          </table:table-cell>
          <table:table-cell office:value-type="float" office:value="0.393415" calcext:value-type="float">
            <text:p>0,393415</text:p>
          </table:table-cell>
          <table:table-cell office:value-type="float" office:value="0.420243" calcext:value-type="float">
            <text:p>0,420243</text:p>
          </table:table-cell>
          <table:table-cell office:value-type="float" office:value="0.45528" calcext:value-type="float">
            <text:p>0,45528</text:p>
          </table:table-cell>
          <table:table-cell office:value-type="float" office:value="0.476742" calcext:value-type="float">
            <text:p>0,476742</text:p>
          </table:table-cell>
          <table:table-cell office:value-type="float" office:value="0.493711" calcext:value-type="float">
            <text:p>0,493711</text:p>
          </table:table-cell>
          <table:table-cell office:value-type="float" office:value="0.532938" calcext:value-type="float">
            <text:p>0,532938</text:p>
          </table:table-cell>
          <table:table-cell office:value-type="float" office:value="0.574776" calcext:value-type="float">
            <text:p>0,574776</text:p>
          </table:table-cell>
          <table:table-cell office:value-type="float" office:value="0.618676" calcext:value-type="float">
            <text:p>0,618676</text:p>
          </table:table-cell>
          <table:table-cell office:value-type="float" office:value="0.685184" calcext:value-type="float">
            <text:p>0,685184</text:p>
          </table:table-cell>
          <table:table-cell office:value-type="float" office:value="0.730839" calcext:value-type="float">
            <text:p>0,730839</text:p>
          </table:table-cell>
          <table:table-cell office:value-type="float" office:value="0.497698" calcext:value-type="float">
            <text:p>0,49769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03893" calcext:value-type="float">
            <text:p>0,103893</text:p>
          </table:table-cell>
          <table:table-cell office:value-type="float" office:value="0.3113" calcext:value-type="float">
            <text:p>0,3113</text:p>
          </table:table-cell>
          <table:table-cell office:value-type="float" office:value="0.388015" calcext:value-type="float">
            <text:p>0,388015</text:p>
          </table:table-cell>
          <table:table-cell office:value-type="float" office:value="0.413535" calcext:value-type="float">
            <text:p>0,413535</text:p>
          </table:table-cell>
          <table:table-cell office:value-type="float" office:value="0.457005" calcext:value-type="float">
            <text:p>0,457005</text:p>
          </table:table-cell>
          <table:table-cell office:value-type="float" office:value="0.480499" calcext:value-type="float">
            <text:p>0,480499</text:p>
          </table:table-cell>
          <table:table-cell office:value-type="float" office:value="0.513973" calcext:value-type="float">
            <text:p>0,513973</text:p>
          </table:table-cell>
          <table:table-cell office:value-type="float" office:value="0.567802" calcext:value-type="float">
            <text:p>0,567802</text:p>
          </table:table-cell>
          <table:table-cell office:value-type="float" office:value="0.600027" calcext:value-type="float">
            <text:p>0,600027</text:p>
          </table:table-cell>
          <table:table-cell office:value-type="float" office:value="0.642019" calcext:value-type="float">
            <text:p>0,642019</text:p>
          </table:table-cell>
          <table:table-cell office:value-type="float" office:value="0.689551" calcext:value-type="float">
            <text:p>0,689551</text:p>
          </table:table-cell>
          <table:table-cell office:value-type="float" office:value="0.730839" calcext:value-type="float">
            <text:p>0,730839</text:p>
          </table:table-cell>
          <table:table-cell office:value-type="float" office:value="0.506373" calcext:value-type="float">
            <text:p>0,50637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03893" calcext:value-type="float">
            <text:p>0,103893</text:p>
          </table:table-cell>
          <table:table-cell office:value-type="float" office:value="0.349447" calcext:value-type="float">
            <text:p>0,349447</text:p>
          </table:table-cell>
          <table:table-cell office:value-type="float" office:value="0.407498" calcext:value-type="float">
            <text:p>0,407498</text:p>
          </table:table-cell>
          <table:table-cell office:value-type="float" office:value="0.453729" calcext:value-type="float">
            <text:p>0,453729</text:p>
          </table:table-cell>
          <table:table-cell office:value-type="float" office:value="0.479266" calcext:value-type="float">
            <text:p>0,479266</text:p>
          </table:table-cell>
          <table:table-cell office:value-type="float" office:value="0.50029" calcext:value-type="float">
            <text:p>0,50029</text:p>
          </table:table-cell>
          <table:table-cell office:value-type="float" office:value="0.550007" calcext:value-type="float">
            <text:p>0,550007</text:p>
          </table:table-cell>
          <table:table-cell office:value-type="float" office:value="0.587502" calcext:value-type="float">
            <text:p>0,587502</text:p>
          </table:table-cell>
          <table:table-cell office:value-type="float" office:value="0.623321" calcext:value-type="float">
            <text:p>0,623321</text:p>
          </table:table-cell>
          <table:table-cell office:value-type="float" office:value="0.667578" calcext:value-type="float">
            <text:p>0,667578</text:p>
          </table:table-cell>
          <table:table-cell office:value-type="float" office:value="0.70055" calcext:value-type="float">
            <text:p>0,70055</text:p>
          </table:table-cell>
          <table:table-cell office:value-type="float" office:value="0.730839" calcext:value-type="float">
            <text:p>0,730839</text:p>
          </table:table-cell>
          <table:table-cell office:value-type="float" office:value="0.531919" calcext:value-type="float">
            <text:p>0,53191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76583" calcext:value-type="float">
            <text:p>0,176583</text:p>
          </table:table-cell>
          <table:table-cell office:value-type="float" office:value="0.368688" calcext:value-type="float">
            <text:p>0,368688</text:p>
          </table:table-cell>
          <table:table-cell office:value-type="float" office:value="0.429013" calcext:value-type="float">
            <text:p>0,429013</text:p>
          </table:table-cell>
          <table:table-cell office:value-type="float" office:value="0.471329" calcext:value-type="float">
            <text:p>0,471329</text:p>
          </table:table-cell>
          <table:table-cell office:value-type="float" office:value="0.500236" calcext:value-type="float">
            <text:p>0,500236</text:p>
          </table:table-cell>
          <table:table-cell office:value-type="float" office:value="0.542494" calcext:value-type="float">
            <text:p>0,542494</text:p>
          </table:table-cell>
          <table:table-cell office:value-type="float" office:value="0.579459" calcext:value-type="float">
            <text:p>0,579459</text:p>
          </table:table-cell>
          <table:table-cell office:value-type="float" office:value="0.605249" calcext:value-type="float">
            <text:p>0,605249</text:p>
          </table:table-cell>
          <table:table-cell office:value-type="float" office:value="0.631203" calcext:value-type="float">
            <text:p>0,631203</text:p>
          </table:table-cell>
          <table:table-cell office:value-type="float" office:value="0.67341" calcext:value-type="float">
            <text:p>0,67341</text:p>
          </table:table-cell>
          <table:table-cell office:value-type="float" office:value="0.707082" calcext:value-type="float">
            <text:p>0,707082</text:p>
          </table:table-cell>
          <table:table-cell office:value-type="float" office:value="0.731011" calcext:value-type="float">
            <text:p>0,731011</text:p>
          </table:table-cell>
          <table:table-cell office:value-type="float" office:value="0.550816" calcext:value-type="float">
            <text:p>0,55081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57584" calcext:value-type="float">
            <text:p>0,257584</text:p>
          </table:table-cell>
          <table:table-cell office:value-type="float" office:value="0.377343" calcext:value-type="float">
            <text:p>0,377343</text:p>
          </table:table-cell>
          <table:table-cell office:value-type="float" office:value="0.427072" calcext:value-type="float">
            <text:p>0,427072</text:p>
          </table:table-cell>
          <table:table-cell office:value-type="float" office:value="0.468843" calcext:value-type="float">
            <text:p>0,468843</text:p>
          </table:table-cell>
          <table:table-cell office:value-type="float" office:value="0.50471" calcext:value-type="float">
            <text:p>0,50471</text:p>
          </table:table-cell>
          <table:table-cell office:value-type="float" office:value="0.548678" calcext:value-type="float">
            <text:p>0,548678</text:p>
          </table:table-cell>
          <table:table-cell office:value-type="float" office:value="0.590488" calcext:value-type="float">
            <text:p>0,590488</text:p>
          </table:table-cell>
          <table:table-cell office:value-type="float" office:value="0.607788" calcext:value-type="float">
            <text:p>0,607788</text:p>
          </table:table-cell>
          <table:table-cell office:value-type="float" office:value="0.631288" calcext:value-type="float">
            <text:p>0,631288</text:p>
          </table:table-cell>
          <table:table-cell office:value-type="float" office:value="0.668247" calcext:value-type="float">
            <text:p>0,668247</text:p>
          </table:table-cell>
          <table:table-cell office:value-type="float" office:value="0.70157" calcext:value-type="float">
            <text:p>0,70157</text:p>
          </table:table-cell>
          <table:table-cell office:value-type="float" office:value="0.731011" calcext:value-type="float">
            <text:p>0,731011</text:p>
          </table:table-cell>
          <table:table-cell office:value-type="float" office:value="0.552603" calcext:value-type="float">
            <text:p>0,55260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50068" calcext:value-type="float">
            <text:p>0,050068</text:p>
          </table:table-cell>
          <table:table-cell office:value-type="float" office:value="0.361987" calcext:value-type="float">
            <text:p>0,361987</text:p>
          </table:table-cell>
          <table:table-cell office:value-type="float" office:value="0.436871" calcext:value-type="float">
            <text:p>0,436871</text:p>
          </table:table-cell>
          <table:table-cell office:value-type="float" office:value="0.478481" calcext:value-type="float">
            <text:p>0,478481</text:p>
          </table:table-cell>
          <table:table-cell office:value-type="float" office:value="0.507734" calcext:value-type="float">
            <text:p>0,507734</text:p>
          </table:table-cell>
          <table:table-cell office:value-type="float" office:value="0.555854" calcext:value-type="float">
            <text:p>0,555854</text:p>
          </table:table-cell>
          <table:table-cell office:value-type="float" office:value="0.591349" calcext:value-type="float">
            <text:p>0,591349</text:p>
          </table:table-cell>
          <table:table-cell office:value-type="float" office:value="0.606709" calcext:value-type="float">
            <text:p>0,606709</text:p>
          </table:table-cell>
          <table:table-cell office:value-type="float" office:value="0.622996" calcext:value-type="float">
            <text:p>0,622996</text:p>
          </table:table-cell>
          <table:table-cell office:value-type="float" office:value="0.661912" calcext:value-type="float">
            <text:p>0,661912</text:p>
          </table:table-cell>
          <table:table-cell office:value-type="float" office:value="0.702497" calcext:value-type="float">
            <text:p>0,702497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552639" calcext:value-type="float">
            <text:p>0,55263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04417" calcext:value-type="float">
            <text:p>0,204417</text:p>
          </table:table-cell>
          <table:table-cell office:value-type="float" office:value="0.37182" calcext:value-type="float">
            <text:p>0,37182</text:p>
          </table:table-cell>
          <table:table-cell office:value-type="float" office:value="0.454439" calcext:value-type="float">
            <text:p>0,454439</text:p>
          </table:table-cell>
          <table:table-cell office:value-type="float" office:value="0.496572" calcext:value-type="float">
            <text:p>0,496572</text:p>
          </table:table-cell>
          <table:table-cell office:value-type="float" office:value="0.536928" calcext:value-type="float">
            <text:p>0,536928</text:p>
          </table:table-cell>
          <table:table-cell office:value-type="float" office:value="0.577937" calcext:value-type="float">
            <text:p>0,577937</text:p>
          </table:table-cell>
          <table:table-cell office:value-type="float" office:value="0.597663" calcext:value-type="float">
            <text:p>0,597663</text:p>
          </table:table-cell>
          <table:table-cell office:value-type="float" office:value="0.609635" calcext:value-type="float">
            <text:p>0,609635</text:p>
          </table:table-cell>
          <table:table-cell office:value-type="float" office:value="0.629696" calcext:value-type="float">
            <text:p>0,629696</text:p>
          </table:table-cell>
          <table:table-cell office:value-type="float" office:value="0.661632" calcext:value-type="float">
            <text:p>0,661632</text:p>
          </table:table-cell>
          <table:table-cell office:value-type="float" office:value="0.699968" calcext:value-type="float">
            <text:p>0,699968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563629" calcext:value-type="float">
            <text:p>0,56362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3099" calcext:value-type="float">
            <text:p>0,23099</text:p>
          </table:table-cell>
          <table:table-cell office:value-type="float" office:value="0.400153" calcext:value-type="float">
            <text:p>0,400153</text:p>
          </table:table-cell>
          <table:table-cell office:value-type="float" office:value="0.475017" calcext:value-type="float">
            <text:p>0,475017</text:p>
          </table:table-cell>
          <table:table-cell office:value-type="float" office:value="0.51725" calcext:value-type="float">
            <text:p>0,51725</text:p>
          </table:table-cell>
          <table:table-cell office:value-type="float" office:value="0.559735" calcext:value-type="float">
            <text:p>0,559735</text:p>
          </table:table-cell>
          <table:table-cell office:value-type="float" office:value="0.587218" calcext:value-type="float">
            <text:p>0,587218</text:p>
          </table:table-cell>
          <table:table-cell office:value-type="float" office:value="0.598746" calcext:value-type="float">
            <text:p>0,598746</text:p>
          </table:table-cell>
          <table:table-cell office:value-type="float" office:value="0.61113" calcext:value-type="float">
            <text:p>0,61113</text:p>
          </table:table-cell>
          <table:table-cell office:value-type="float" office:value="0.633584" calcext:value-type="float">
            <text:p>0,633584</text:p>
          </table:table-cell>
          <table:table-cell office:value-type="float" office:value="0.663715" calcext:value-type="float">
            <text:p>0,663715</text:p>
          </table:table-cell>
          <table:table-cell office:value-type="float" office:value="0.71167" calcext:value-type="float">
            <text:p>0,71167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575822" calcext:value-type="float">
            <text:p>0,57582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19547" calcext:value-type="float">
            <text:p>0,119547</text:p>
          </table:table-cell>
          <table:table-cell office:value-type="float" office:value="0.376503" calcext:value-type="float">
            <text:p>0,376503</text:p>
          </table:table-cell>
          <table:table-cell office:value-type="float" office:value="0.480262" calcext:value-type="float">
            <text:p>0,480262</text:p>
          </table:table-cell>
          <table:table-cell office:value-type="float" office:value="0.540351" calcext:value-type="float">
            <text:p>0,540351</text:p>
          </table:table-cell>
          <table:table-cell office:value-type="float" office:value="0.573229" calcext:value-type="float">
            <text:p>0,573229</text:p>
          </table:table-cell>
          <table:table-cell office:value-type="float" office:value="0.59675" calcext:value-type="float">
            <text:p>0,59675</text:p>
          </table:table-cell>
          <table:table-cell office:value-type="float" office:value="0.611231" calcext:value-type="float">
            <text:p>0,611231</text:p>
          </table:table-cell>
          <table:table-cell office:value-type="float" office:value="0.621886" calcext:value-type="float">
            <text:p>0,621886</text:p>
          </table:table-cell>
          <table:table-cell office:value-type="float" office:value="0.650988" calcext:value-type="float">
            <text:p>0,650988</text:p>
          </table:table-cell>
          <table:table-cell office:value-type="float" office:value="0.67687" calcext:value-type="float">
            <text:p>0,67687</text:p>
          </table:table-cell>
          <table:table-cell office:value-type="float" office:value="0.716107" calcext:value-type="float">
            <text:p>0,716107</text:p>
          </table:table-cell>
          <table:table-cell office:value-type="float" office:value="0.733208" calcext:value-type="float">
            <text:p>0,733208</text:p>
          </table:table-cell>
          <table:table-cell office:value-type="float" office:value="0.584418" calcext:value-type="float">
            <text:p>0,58441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05718" calcext:value-type="float">
            <text:p>0,205718</text:p>
          </table:table-cell>
          <table:table-cell office:value-type="float" office:value="0.428473" calcext:value-type="float">
            <text:p>0,428473</text:p>
          </table:table-cell>
          <table:table-cell office:value-type="float" office:value="0.515451" calcext:value-type="float">
            <text:p>0,515451</text:p>
          </table:table-cell>
          <table:table-cell office:value-type="float" office:value="0.556983" calcext:value-type="float">
            <text:p>0,556983</text:p>
          </table:table-cell>
          <table:table-cell office:value-type="float" office:value="0.582895" calcext:value-type="float">
            <text:p>0,582895</text:p>
          </table:table-cell>
          <table:table-cell office:value-type="float" office:value="0.600909" calcext:value-type="float">
            <text:p>0,600909</text:p>
          </table:table-cell>
          <table:table-cell office:value-type="float" office:value="0.612994" calcext:value-type="float">
            <text:p>0,612994</text:p>
          </table:table-cell>
          <table:table-cell office:value-type="float" office:value="0.624266" calcext:value-type="float">
            <text:p>0,624266</text:p>
          </table:table-cell>
          <table:table-cell office:value-type="float" office:value="0.646703" calcext:value-type="float">
            <text:p>0,646703</text:p>
          </table:table-cell>
          <table:table-cell office:value-type="float" office:value="0.674434" calcext:value-type="float">
            <text:p>0,674434</text:p>
          </table:table-cell>
          <table:table-cell office:value-type="float" office:value="0.715018" calcext:value-type="float">
            <text:p>0,715018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595813" calcext:value-type="float">
            <text:p>0,59581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63155" calcext:value-type="float">
            <text:p>0,163155</text:p>
          </table:table-cell>
          <table:table-cell office:value-type="float" office:value="0.425024" calcext:value-type="float">
            <text:p>0,425024</text:p>
          </table:table-cell>
          <table:table-cell office:value-type="float" office:value="0.522726" calcext:value-type="float">
            <text:p>0,522726</text:p>
          </table:table-cell>
          <table:table-cell office:value-type="float" office:value="0.563356" calcext:value-type="float">
            <text:p>0,563356</text:p>
          </table:table-cell>
          <table:table-cell office:value-type="float" office:value="0.583718" calcext:value-type="float">
            <text:p>0,583718</text:p>
          </table:table-cell>
          <table:table-cell office:value-type="float" office:value="0.598842" calcext:value-type="float">
            <text:p>0,598842</text:p>
          </table:table-cell>
          <table:table-cell office:value-type="float" office:value="0.61322" calcext:value-type="float">
            <text:p>0,61322</text:p>
          </table:table-cell>
          <table:table-cell office:value-type="float" office:value="0.631492" calcext:value-type="float">
            <text:p>0,631492</text:p>
          </table:table-cell>
          <table:table-cell office:value-type="float" office:value="0.653311" calcext:value-type="float">
            <text:p>0,653311</text:p>
          </table:table-cell>
          <table:table-cell office:value-type="float" office:value="0.67742" calcext:value-type="float">
            <text:p>0,67742</text:p>
          </table:table-cell>
          <table:table-cell office:value-type="float" office:value="0.710403" calcext:value-type="float">
            <text:p>0,710403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597951" calcext:value-type="float">
            <text:p>0,59795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63155" calcext:value-type="float">
            <text:p>0,163155</text:p>
          </table:table-cell>
          <table:table-cell office:value-type="float" office:value="0.443599" calcext:value-type="float">
            <text:p>0,443599</text:p>
          </table:table-cell>
          <table:table-cell office:value-type="float" office:value="0.536171" calcext:value-type="float">
            <text:p>0,536171</text:p>
          </table:table-cell>
          <table:table-cell office:value-type="float" office:value="0.568554" calcext:value-type="float">
            <text:p>0,568554</text:p>
          </table:table-cell>
          <table:table-cell office:value-type="float" office:value="0.585294" calcext:value-type="float">
            <text:p>0,585294</text:p>
          </table:table-cell>
          <table:table-cell office:value-type="float" office:value="0.599321" calcext:value-type="float">
            <text:p>0,599321</text:p>
          </table:table-cell>
          <table:table-cell office:value-type="float" office:value="0.6146" calcext:value-type="float">
            <text:p>0,6146</text:p>
          </table:table-cell>
          <table:table-cell office:value-type="float" office:value="0.636937" calcext:value-type="float">
            <text:p>0,636937</text:p>
          </table:table-cell>
          <table:table-cell office:value-type="float" office:value="0.666065" calcext:value-type="float">
            <text:p>0,666065</text:p>
          </table:table-cell>
          <table:table-cell office:value-type="float" office:value="0.685583" calcext:value-type="float">
            <text:p>0,685583</text:p>
          </table:table-cell>
          <table:table-cell office:value-type="float" office:value="0.718365" calcext:value-type="float">
            <text:p>0,718365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05449" calcext:value-type="float">
            <text:p>0,60544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63155" calcext:value-type="float">
            <text:p>0,163155</text:p>
          </table:table-cell>
          <table:table-cell office:value-type="float" office:value="0.473005" calcext:value-type="float">
            <text:p>0,473005</text:p>
          </table:table-cell>
          <table:table-cell office:value-type="float" office:value="0.546303" calcext:value-type="float">
            <text:p>0,546303</text:p>
          </table:table-cell>
          <table:table-cell office:value-type="float" office:value="0.577702" calcext:value-type="float">
            <text:p>0,577702</text:p>
          </table:table-cell>
          <table:table-cell office:value-type="float" office:value="0.594224" calcext:value-type="float">
            <text:p>0,594224</text:p>
          </table:table-cell>
          <table:table-cell office:value-type="float" office:value="0.608545" calcext:value-type="float">
            <text:p>0,608545</text:p>
          </table:table-cell>
          <table:table-cell office:value-type="float" office:value="0.624006" calcext:value-type="float">
            <text:p>0,624006</text:p>
          </table:table-cell>
          <table:table-cell office:value-type="float" office:value="0.650943" calcext:value-type="float">
            <text:p>0,650943</text:p>
          </table:table-cell>
          <table:table-cell office:value-type="float" office:value="0.678907" calcext:value-type="float">
            <text:p>0,678907</text:p>
          </table:table-cell>
          <table:table-cell office:value-type="float" office:value="0.699003" calcext:value-type="float">
            <text:p>0,699003</text:p>
          </table:table-cell>
          <table:table-cell office:value-type="float" office:value="0.719559" calcext:value-type="float">
            <text:p>0,719559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1722" calcext:value-type="float">
            <text:p>0,6172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57583" calcext:value-type="float">
            <text:p>0,457583</text:p>
          </table:table-cell>
          <table:table-cell office:value-type="float" office:value="0.49815" calcext:value-type="float">
            <text:p>0,49815</text:p>
          </table:table-cell>
          <table:table-cell office:value-type="float" office:value="0.558028" calcext:value-type="float">
            <text:p>0,558028</text:p>
          </table:table-cell>
          <table:table-cell office:value-type="float" office:value="0.589038" calcext:value-type="float">
            <text:p>0,589038</text:p>
          </table:table-cell>
          <table:table-cell office:value-type="float" office:value="0.606137" calcext:value-type="float">
            <text:p>0,606137</text:p>
          </table:table-cell>
          <table:table-cell office:value-type="float" office:value="0.618134" calcext:value-type="float">
            <text:p>0,618134</text:p>
          </table:table-cell>
          <table:table-cell office:value-type="float" office:value="0.640966" calcext:value-type="float">
            <text:p>0,640966</text:p>
          </table:table-cell>
          <table:table-cell office:value-type="float" office:value="0.661173" calcext:value-type="float">
            <text:p>0,661173</text:p>
          </table:table-cell>
          <table:table-cell office:value-type="float" office:value="0.680945" calcext:value-type="float">
            <text:p>0,680945</text:p>
          </table:table-cell>
          <table:table-cell office:value-type="float" office:value="0.705327" calcext:value-type="float">
            <text:p>0,705327</text:p>
          </table:table-cell>
          <table:table-cell office:value-type="float" office:value="0.720975" calcext:value-type="float">
            <text:p>0,720975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27887" calcext:value-type="float">
            <text:p>0,62788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7509" calcext:value-type="float">
            <text:p>0,247509</text:p>
          </table:table-cell>
          <table:table-cell office:value-type="float" office:value="0.506392" calcext:value-type="float">
            <text:p>0,506392</text:p>
          </table:table-cell>
          <table:table-cell office:value-type="float" office:value="0.573401" calcext:value-type="float">
            <text:p>0,573401</text:p>
          </table:table-cell>
          <table:table-cell office:value-type="float" office:value="0.593705" calcext:value-type="float">
            <text:p>0,593705</text:p>
          </table:table-cell>
          <table:table-cell office:value-type="float" office:value="0.608842" calcext:value-type="float">
            <text:p>0,608842</text:p>
          </table:table-cell>
          <table:table-cell office:value-type="float" office:value="0.618066" calcext:value-type="float">
            <text:p>0,618066</text:p>
          </table:table-cell>
          <table:table-cell office:value-type="float" office:value="0.642346" calcext:value-type="float">
            <text:p>0,642346</text:p>
          </table:table-cell>
          <table:table-cell office:value-type="float" office:value="0.664299" calcext:value-type="float">
            <text:p>0,664299</text:p>
          </table:table-cell>
          <table:table-cell office:value-type="float" office:value="0.683566" calcext:value-type="float">
            <text:p>0,683566</text:p>
          </table:table-cell>
          <table:table-cell office:value-type="float" office:value="0.704235" calcext:value-type="float">
            <text:p>0,704235</text:p>
          </table:table-cell>
          <table:table-cell office:value-type="float" office:value="0.719876" calcext:value-type="float">
            <text:p>0,719876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31473" calcext:value-type="float">
            <text:p>0,63147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45859" calcext:value-type="float">
            <text:p>0,245859</text:p>
          </table:table-cell>
          <table:table-cell office:value-type="float" office:value="0.510333" calcext:value-type="float">
            <text:p>0,510333</text:p>
          </table:table-cell>
          <table:table-cell office:value-type="float" office:value="0.574715" calcext:value-type="float">
            <text:p>0,574715</text:p>
          </table:table-cell>
          <table:table-cell office:value-type="float" office:value="0.596683" calcext:value-type="float">
            <text:p>0,596683</text:p>
          </table:table-cell>
          <table:table-cell office:value-type="float" office:value="0.612236" calcext:value-type="float">
            <text:p>0,612236</text:p>
          </table:table-cell>
          <table:table-cell office:value-type="float" office:value="0.626671" calcext:value-type="float">
            <text:p>0,626671</text:p>
          </table:table-cell>
          <table:table-cell office:value-type="float" office:value="0.649027" calcext:value-type="float">
            <text:p>0,649027</text:p>
          </table:table-cell>
          <table:table-cell office:value-type="float" office:value="0.67394" calcext:value-type="float">
            <text:p>0,67394</text:p>
          </table:table-cell>
          <table:table-cell office:value-type="float" office:value="0.68453" calcext:value-type="float">
            <text:p>0,68453</text:p>
          </table:table-cell>
          <table:table-cell office:value-type="float" office:value="0.704049" calcext:value-type="float">
            <text:p>0,704049</text:p>
          </table:table-cell>
          <table:table-cell office:value-type="float" office:value="0.72082" calcext:value-type="float">
            <text:p>0,72082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353" calcext:value-type="float">
            <text:p>0,635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45859" calcext:value-type="float">
            <text:p>0,245859</text:p>
          </table:table-cell>
          <table:table-cell office:value-type="float" office:value="0.470468" calcext:value-type="float">
            <text:p>0,470468</text:p>
          </table:table-cell>
          <table:table-cell office:value-type="float" office:value="0.558021" calcext:value-type="float">
            <text:p>0,558021</text:p>
          </table:table-cell>
          <table:table-cell office:value-type="float" office:value="0.585907" calcext:value-type="float">
            <text:p>0,585907</text:p>
          </table:table-cell>
          <table:table-cell office:value-type="float" office:value="0.609752" calcext:value-type="float">
            <text:p>0,609752</text:p>
          </table:table-cell>
          <table:table-cell office:value-type="float" office:value="0.624319" calcext:value-type="float">
            <text:p>0,624319</text:p>
          </table:table-cell>
          <table:table-cell office:value-type="float" office:value="0.645416" calcext:value-type="float">
            <text:p>0,645416</text:p>
          </table:table-cell>
          <table:table-cell office:value-type="float" office:value="0.668183" calcext:value-type="float">
            <text:p>0,668183</text:p>
          </table:table-cell>
          <table:table-cell office:value-type="float" office:value="0.682859" calcext:value-type="float">
            <text:p>0,682859</text:p>
          </table:table-cell>
          <table:table-cell office:value-type="float" office:value="0.701906" calcext:value-type="float">
            <text:p>0,701906</text:p>
          </table:table-cell>
          <table:table-cell office:value-type="float" office:value="0.721204" calcext:value-type="float">
            <text:p>0,721204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26803" calcext:value-type="float">
            <text:p>0,62680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82129" calcext:value-type="float">
            <text:p>0,382129</text:p>
          </table:table-cell>
          <table:table-cell office:value-type="float" office:value="0.507541" calcext:value-type="float">
            <text:p>0,507541</text:p>
          </table:table-cell>
          <table:table-cell office:value-type="float" office:value="0.567776" calcext:value-type="float">
            <text:p>0,567776</text:p>
          </table:table-cell>
          <table:table-cell office:value-type="float" office:value="0.602531" calcext:value-type="float">
            <text:p>0,602531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642623" calcext:value-type="float">
            <text:p>0,642623</text:p>
          </table:table-cell>
          <table:table-cell office:value-type="float" office:value="0.656379" calcext:value-type="float">
            <text:p>0,656379</text:p>
          </table:table-cell>
          <table:table-cell office:value-type="float" office:value="0.67601" calcext:value-type="float">
            <text:p>0,67601</text:p>
          </table:table-cell>
          <table:table-cell office:value-type="float" office:value="0.68522" calcext:value-type="float">
            <text:p>0,68522</text:p>
          </table:table-cell>
          <table:table-cell office:value-type="float" office:value="0.711693" calcext:value-type="float">
            <text:p>0,711693</text:p>
          </table:table-cell>
          <table:table-cell office:value-type="float" office:value="0.722341" calcext:value-type="float">
            <text:p>0,722341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39116" calcext:value-type="float">
            <text:p>0,63911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4885" calcext:value-type="float">
            <text:p>0,34885</text:p>
          </table:table-cell>
          <table:table-cell office:value-type="float" office:value="0.476346" calcext:value-type="float">
            <text:p>0,476346</text:p>
          </table:table-cell>
          <table:table-cell office:value-type="float" office:value="0.555651" calcext:value-type="float">
            <text:p>0,555651</text:p>
          </table:table-cell>
          <table:table-cell office:value-type="float" office:value="0.591651" calcext:value-type="float">
            <text:p>0,591651</text:p>
          </table:table-cell>
          <table:table-cell office:value-type="float" office:value="0.611911" calcext:value-type="float">
            <text:p>0,611911</text:p>
          </table:table-cell>
          <table:table-cell office:value-type="float" office:value="0.629004" calcext:value-type="float">
            <text:p>0,629004</text:p>
          </table:table-cell>
          <table:table-cell office:value-type="float" office:value="0.649622" calcext:value-type="float">
            <text:p>0,649622</text:p>
          </table:table-cell>
          <table:table-cell office:value-type="float" office:value="0.668235" calcext:value-type="float">
            <text:p>0,668235</text:p>
          </table:table-cell>
          <table:table-cell office:value-type="float" office:value="0.681661" calcext:value-type="float">
            <text:p>0,681661</text:p>
          </table:table-cell>
          <table:table-cell office:value-type="float" office:value="0.702499" calcext:value-type="float">
            <text:p>0,702499</text:p>
          </table:table-cell>
          <table:table-cell office:value-type="float" office:value="0.720306" calcext:value-type="float">
            <text:p>0,720306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28689" calcext:value-type="float">
            <text:p>0,6286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78004" calcext:value-type="float">
            <text:p>0,178004</text:p>
          </table:table-cell>
          <table:table-cell office:value-type="float" office:value="0.476253" calcext:value-type="float">
            <text:p>0,476253</text:p>
          </table:table-cell>
          <table:table-cell office:value-type="float" office:value="0.558323" calcext:value-type="float">
            <text:p>0,558323</text:p>
          </table:table-cell>
          <table:table-cell office:value-type="float" office:value="0.601045" calcext:value-type="float">
            <text:p>0,601045</text:p>
          </table:table-cell>
          <table:table-cell office:value-type="float" office:value="0.613465" calcext:value-type="float">
            <text:p>0,613465</text:p>
          </table:table-cell>
          <table:table-cell office:value-type="float" office:value="0.634718" calcext:value-type="float">
            <text:p>0,634718</text:p>
          </table:table-cell>
          <table:table-cell office:value-type="float" office:value="0.65052" calcext:value-type="float">
            <text:p>0,65052</text:p>
          </table:table-cell>
          <table:table-cell office:value-type="float" office:value="0.667702" calcext:value-type="float">
            <text:p>0,667702</text:p>
          </table:table-cell>
          <table:table-cell office:value-type="float" office:value="0.680131" calcext:value-type="float">
            <text:p>0,680131</text:p>
          </table:table-cell>
          <table:table-cell office:value-type="float" office:value="0.694971" calcext:value-type="float">
            <text:p>0,694971</text:p>
          </table:table-cell>
          <table:table-cell office:value-type="float" office:value="0.71924" calcext:value-type="float">
            <text:p>0,71924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29637" calcext:value-type="float">
            <text:p>0,62963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70389" calcext:value-type="float">
            <text:p>0,170389</text:p>
          </table:table-cell>
          <table:table-cell office:value-type="float" office:value="0.460111" calcext:value-type="float">
            <text:p>0,460111</text:p>
          </table:table-cell>
          <table:table-cell office:value-type="float" office:value="0.563029" calcext:value-type="float">
            <text:p>0,563029</text:p>
          </table:table-cell>
          <table:table-cell office:value-type="float" office:value="0.597426" calcext:value-type="float">
            <text:p>0,597426</text:p>
          </table:table-cell>
          <table:table-cell office:value-type="float" office:value="0.610541" calcext:value-type="float">
            <text:p>0,610541</text:p>
          </table:table-cell>
          <table:table-cell office:value-type="float" office:value="0.625166" calcext:value-type="float">
            <text:p>0,625166</text:p>
          </table:table-cell>
          <table:table-cell office:value-type="float" office:value="0.649681" calcext:value-type="float">
            <text:p>0,649681</text:p>
          </table:table-cell>
          <table:table-cell office:value-type="float" office:value="0.671565" calcext:value-type="float">
            <text:p>0,671565</text:p>
          </table:table-cell>
          <table:table-cell office:value-type="float" office:value="0.68173" calcext:value-type="float">
            <text:p>0,68173</text:p>
          </table:table-cell>
          <table:table-cell office:value-type="float" office:value="0.697529" calcext:value-type="float">
            <text:p>0,697529</text:p>
          </table:table-cell>
          <table:table-cell office:value-type="float" office:value="0.718528" calcext:value-type="float">
            <text:p>0,718528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27531" calcext:value-type="float">
            <text:p>0,62753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78004" calcext:value-type="float">
            <text:p>0,178004</text:p>
          </table:table-cell>
          <table:table-cell office:value-type="float" office:value="0.472764" calcext:value-type="float">
            <text:p>0,472764</text:p>
          </table:table-cell>
          <table:table-cell office:value-type="float" office:value="0.57202" calcext:value-type="float">
            <text:p>0,57202</text:p>
          </table:table-cell>
          <table:table-cell office:value-type="float" office:value="0.601921" calcext:value-type="float">
            <text:p>0,601921</text:p>
          </table:table-cell>
          <table:table-cell office:value-type="float" office:value="0.613577" calcext:value-type="float">
            <text:p>0,613577</text:p>
          </table:table-cell>
          <table:table-cell office:value-type="float" office:value="0.637206" calcext:value-type="float">
            <text:p>0,637206</text:p>
          </table:table-cell>
          <table:table-cell office:value-type="float" office:value="0.654922" calcext:value-type="float">
            <text:p>0,654922</text:p>
          </table:table-cell>
          <table:table-cell office:value-type="float" office:value="0.675116" calcext:value-type="float">
            <text:p>0,675116</text:p>
          </table:table-cell>
          <table:table-cell office:value-type="float" office:value="0.682987" calcext:value-type="float">
            <text:p>0,682987</text:p>
          </table:table-cell>
          <table:table-cell office:value-type="float" office:value="0.697898" calcext:value-type="float">
            <text:p>0,697898</text:p>
          </table:table-cell>
          <table:table-cell office:value-type="float" office:value="0.717891" calcext:value-type="float">
            <text:p>0,717891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3263" calcext:value-type="float">
            <text:p>0,6326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78004" calcext:value-type="float">
            <text:p>0,178004</text:p>
          </table:table-cell>
          <table:table-cell office:value-type="float" office:value="0.481858" calcext:value-type="float">
            <text:p>0,481858</text:p>
          </table:table-cell>
          <table:table-cell office:value-type="float" office:value="0.586181" calcext:value-type="float">
            <text:p>0,586181</text:p>
          </table:table-cell>
          <table:table-cell office:value-type="float" office:value="0.602946" calcext:value-type="float">
            <text:p>0,602946</text:p>
          </table:table-cell>
          <table:table-cell office:value-type="float" office:value="0.617694" calcext:value-type="float">
            <text:p>0,617694</text:p>
          </table:table-cell>
          <table:table-cell office:value-type="float" office:value="0.6386" calcext:value-type="float">
            <text:p>0,6386</text:p>
          </table:table-cell>
          <table:table-cell office:value-type="float" office:value="0.654604" calcext:value-type="float">
            <text:p>0,654604</text:p>
          </table:table-cell>
          <table:table-cell office:value-type="float" office:value="0.67444" calcext:value-type="float">
            <text:p>0,67444</text:p>
          </table:table-cell>
          <table:table-cell office:value-type="float" office:value="0.681848" calcext:value-type="float">
            <text:p>0,681848</text:p>
          </table:table-cell>
          <table:table-cell office:value-type="float" office:value="0.694035" calcext:value-type="float">
            <text:p>0,694035</text:p>
          </table:table-cell>
          <table:table-cell office:value-type="float" office:value="0.718092" calcext:value-type="float">
            <text:p>0,718092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3503" calcext:value-type="float">
            <text:p>0,6350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77675" calcext:value-type="float">
            <text:p>0,177675</text:p>
          </table:table-cell>
          <table:table-cell office:value-type="float" office:value="0.487923" calcext:value-type="float">
            <text:p>0,487923</text:p>
          </table:table-cell>
          <table:table-cell office:value-type="float" office:value="0.590902" calcext:value-type="float">
            <text:p>0,590902</text:p>
          </table:table-cell>
          <table:table-cell office:value-type="float" office:value="0.60927" calcext:value-type="float">
            <text:p>0,60927</text:p>
          </table:table-cell>
          <table:table-cell office:value-type="float" office:value="0.626397" calcext:value-type="float">
            <text:p>0,626397</text:p>
          </table:table-cell>
          <table:table-cell office:value-type="float" office:value="0.64508" calcext:value-type="float">
            <text:p>0,64508</text:p>
          </table:table-cell>
          <table:table-cell office:value-type="float" office:value="0.663642" calcext:value-type="float">
            <text:p>0,663642</text:p>
          </table:table-cell>
          <table:table-cell office:value-type="float" office:value="0.679058" calcext:value-type="float">
            <text:p>0,679058</text:p>
          </table:table-cell>
          <table:table-cell office:value-type="float" office:value="0.68395" calcext:value-type="float">
            <text:p>0,68395</text:p>
          </table:table-cell>
          <table:table-cell office:value-type="float" office:value="0.692428" calcext:value-type="float">
            <text:p>0,692428</text:p>
          </table:table-cell>
          <table:table-cell office:value-type="float" office:value="0.717362" calcext:value-type="float">
            <text:p>0,717362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39601" calcext:value-type="float">
            <text:p>0,63960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77675" calcext:value-type="float">
            <text:p>0,177675</text:p>
          </table:table-cell>
          <table:table-cell office:value-type="float" office:value="0.497238" calcext:value-type="float">
            <text:p>0,497238</text:p>
          </table:table-cell>
          <table:table-cell office:value-type="float" office:value="0.588527" calcext:value-type="float">
            <text:p>0,588527</text:p>
          </table:table-cell>
          <table:table-cell office:value-type="float" office:value="0.60591" calcext:value-type="float">
            <text:p>0,60591</text:p>
          </table:table-cell>
          <table:table-cell office:value-type="float" office:value="0.625264" calcext:value-type="float">
            <text:p>0,625264</text:p>
          </table:table-cell>
          <table:table-cell office:value-type="float" office:value="0.647462" calcext:value-type="float">
            <text:p>0,647462</text:p>
          </table:table-cell>
          <table:table-cell office:value-type="float" office:value="0.66495" calcext:value-type="float">
            <text:p>0,66495</text:p>
          </table:table-cell>
          <table:table-cell office:value-type="float" office:value="0.677736" calcext:value-type="float">
            <text:p>0,677736</text:p>
          </table:table-cell>
          <table:table-cell office:value-type="float" office:value="0.683734" calcext:value-type="float">
            <text:p>0,683734</text:p>
          </table:table-cell>
          <table:table-cell office:value-type="float" office:value="0.692269" calcext:value-type="float">
            <text:p>0,692269</text:p>
          </table:table-cell>
          <table:table-cell office:value-type="float" office:value="0.719124" calcext:value-type="float">
            <text:p>0,719124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40222" calcext:value-type="float">
            <text:p>0,64022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77675" calcext:value-type="float">
            <text:p>0,177675</text:p>
          </table:table-cell>
          <table:table-cell office:value-type="float" office:value="0.511547" calcext:value-type="float">
            <text:p>0,511547</text:p>
          </table:table-cell>
          <table:table-cell office:value-type="float" office:value="0.587632" calcext:value-type="float">
            <text:p>0,587632</text:p>
          </table:table-cell>
          <table:table-cell office:value-type="float" office:value="0.607234" calcext:value-type="float">
            <text:p>0,607234</text:p>
          </table:table-cell>
          <table:table-cell office:value-type="float" office:value="0.633924" calcext:value-type="float">
            <text:p>0,633924</text:p>
          </table:table-cell>
          <table:table-cell office:value-type="float" office:value="0.653525" calcext:value-type="float">
            <text:p>0,653525</text:p>
          </table:table-cell>
          <table:table-cell office:value-type="float" office:value="0.66805" calcext:value-type="float">
            <text:p>0,66805</text:p>
          </table:table-cell>
          <table:table-cell office:value-type="float" office:value="0.678283" calcext:value-type="float">
            <text:p>0,678283</text:p>
          </table:table-cell>
          <table:table-cell office:value-type="float" office:value="0.683853" calcext:value-type="float">
            <text:p>0,683853</text:p>
          </table:table-cell>
          <table:table-cell office:value-type="float" office:value="0.687697" calcext:value-type="float">
            <text:p>0,687697</text:p>
          </table:table-cell>
          <table:table-cell office:value-type="float" office:value="0.71467" calcext:value-type="float">
            <text:p>0,71467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42642" calcext:value-type="float">
            <text:p>0,64264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00617" calcext:value-type="float">
            <text:p>0,400617</text:p>
          </table:table-cell>
          <table:table-cell office:value-type="float" office:value="0.519852" calcext:value-type="float">
            <text:p>0,519852</text:p>
          </table:table-cell>
          <table:table-cell office:value-type="float" office:value="0.595797" calcext:value-type="float">
            <text:p>0,595797</text:p>
          </table:table-cell>
          <table:table-cell office:value-type="float" office:value="0.61519" calcext:value-type="float">
            <text:p>0,61519</text:p>
          </table:table-cell>
          <table:table-cell office:value-type="float" office:value="0.644216" calcext:value-type="float">
            <text:p>0,644216</text:p>
          </table:table-cell>
          <table:table-cell office:value-type="float" office:value="0.659694" calcext:value-type="float">
            <text:p>0,659694</text:p>
          </table:table-cell>
          <table:table-cell office:value-type="float" office:value="0.673083" calcext:value-type="float">
            <text:p>0,673083</text:p>
          </table:table-cell>
          <table:table-cell office:value-type="float" office:value="0.679407" calcext:value-type="float">
            <text:p>0,679407</text:p>
          </table:table-cell>
          <table:table-cell office:value-type="float" office:value="0.683685" calcext:value-type="float">
            <text:p>0,683685</text:p>
          </table:table-cell>
          <table:table-cell office:value-type="float" office:value="0.68862" calcext:value-type="float">
            <text:p>0,68862</text:p>
          </table:table-cell>
          <table:table-cell office:value-type="float" office:value="0.7157" calcext:value-type="float">
            <text:p>0,7157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47524" calcext:value-type="float">
            <text:p>0,64752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00617" calcext:value-type="float">
            <text:p>0,400617</text:p>
          </table:table-cell>
          <table:table-cell office:value-type="float" office:value="0.495952" calcext:value-type="float">
            <text:p>0,495952</text:p>
          </table:table-cell>
          <table:table-cell office:value-type="float" office:value="0.585723" calcext:value-type="float">
            <text:p>0,585723</text:p>
          </table:table-cell>
          <table:table-cell office:value-type="float" office:value="0.60643" calcext:value-type="float">
            <text:p>0,60643</text:p>
          </table:table-cell>
          <table:table-cell office:value-type="float" office:value="0.634094" calcext:value-type="float">
            <text:p>0,634094</text:p>
          </table:table-cell>
          <table:table-cell office:value-type="float" office:value="0.652616" calcext:value-type="float">
            <text:p>0,652616</text:p>
          </table:table-cell>
          <table:table-cell office:value-type="float" office:value="0.669495" calcext:value-type="float">
            <text:p>0,669495</text:p>
          </table:table-cell>
          <table:table-cell office:value-type="float" office:value="0.677999" calcext:value-type="float">
            <text:p>0,677999</text:p>
          </table:table-cell>
          <table:table-cell office:value-type="float" office:value="0.684011" calcext:value-type="float">
            <text:p>0,684011</text:p>
          </table:table-cell>
          <table:table-cell office:value-type="float" office:value="0.694172" calcext:value-type="float">
            <text:p>0,694172</text:p>
          </table:table-cell>
          <table:table-cell office:value-type="float" office:value="0.716416" calcext:value-type="float">
            <text:p>0,716416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41691" calcext:value-type="float">
            <text:p>0,64169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00943" calcext:value-type="float">
            <text:p>0,400943</text:p>
          </table:table-cell>
          <table:table-cell office:value-type="float" office:value="0.5185" calcext:value-type="float">
            <text:p>0,5185</text:p>
          </table:table-cell>
          <table:table-cell office:value-type="float" office:value="0.60102" calcext:value-type="float">
            <text:p>0,60102</text:p>
          </table:table-cell>
          <table:table-cell office:value-type="float" office:value="0.631738" calcext:value-type="float">
            <text:p>0,631738</text:p>
          </table:table-cell>
          <table:table-cell office:value-type="float" office:value="0.649987" calcext:value-type="float">
            <text:p>0,649987</text:p>
          </table:table-cell>
          <table:table-cell office:value-type="float" office:value="0.661164" calcext:value-type="float">
            <text:p>0,661164</text:p>
          </table:table-cell>
          <table:table-cell office:value-type="float" office:value="0.672417" calcext:value-type="float">
            <text:p>0,672417</text:p>
          </table:table-cell>
          <table:table-cell office:value-type="float" office:value="0.678906" calcext:value-type="float">
            <text:p>0,678906</text:p>
          </table:table-cell>
          <table:table-cell office:value-type="float" office:value="0.684388" calcext:value-type="float">
            <text:p>0,684388</text:p>
          </table:table-cell>
          <table:table-cell office:value-type="float" office:value="0.699848" calcext:value-type="float">
            <text:p>0,699848</text:p>
          </table:table-cell>
          <table:table-cell office:value-type="float" office:value="0.717486" calcext:value-type="float">
            <text:p>0,717486</text:p>
          </table:table-cell>
          <table:table-cell office:value-type="float" office:value="0.732761" calcext:value-type="float">
            <text:p>0,732761</text:p>
          </table:table-cell>
          <table:table-cell office:value-type="float" office:value="0.651545" calcext:value-type="float">
            <text:p>0,6515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00867" calcext:value-type="float">
            <text:p>0,400867</text:p>
          </table:table-cell>
          <table:table-cell office:value-type="float" office:value="0.530076" calcext:value-type="float">
            <text:p>0,530076</text:p>
          </table:table-cell>
          <table:table-cell office:value-type="float" office:value="0.601814" calcext:value-type="float">
            <text:p>0,601814</text:p>
          </table:table-cell>
          <table:table-cell office:value-type="float" office:value="0.624254" calcext:value-type="float">
            <text:p>0,624254</text:p>
          </table:table-cell>
          <table:table-cell office:value-type="float" office:value="0.649262" calcext:value-type="float">
            <text:p>0,649262</text:p>
          </table:table-cell>
          <table:table-cell office:value-type="float" office:value="0.658565" calcext:value-type="float">
            <text:p>0,658565</text:p>
          </table:table-cell>
          <table:table-cell office:value-type="float" office:value="0.67252" calcext:value-type="float">
            <text:p>0,67252</text:p>
          </table:table-cell>
          <table:table-cell office:value-type="float" office:value="0.679171" calcext:value-type="float">
            <text:p>0,679171</text:p>
          </table:table-cell>
          <table:table-cell office:value-type="float" office:value="0.685253" calcext:value-type="float">
            <text:p>0,685253</text:p>
          </table:table-cell>
          <table:table-cell office:value-type="float" office:value="0.703256" calcext:value-type="float">
            <text:p>0,703256</text:p>
          </table:table-cell>
          <table:table-cell office:value-type="float" office:value="0.722564" calcext:value-type="float">
            <text:p>0,722564</text:p>
          </table:table-cell>
          <table:table-cell office:value-type="float" office:value="0.751046" calcext:value-type="float">
            <text:p>0,751046</text:p>
          </table:table-cell>
          <table:table-cell office:value-type="float" office:value="0.652673" calcext:value-type="float">
            <text:p>0,65267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91736" calcext:value-type="float">
            <text:p>0,391736</text:p>
          </table:table-cell>
          <table:table-cell office:value-type="float" office:value="0.515583" calcext:value-type="float">
            <text:p>0,515583</text:p>
          </table:table-cell>
          <table:table-cell office:value-type="float" office:value="0.600655" calcext:value-type="float">
            <text:p>0,600655</text:p>
          </table:table-cell>
          <table:table-cell office:value-type="float" office:value="0.630503" calcext:value-type="float">
            <text:p>0,630503</text:p>
          </table:table-cell>
          <table:table-cell office:value-type="float" office:value="0.651265" calcext:value-type="float">
            <text:p>0,651265</text:p>
          </table:table-cell>
          <table:table-cell office:value-type="float" office:value="0.662473" calcext:value-type="float">
            <text:p>0,662473</text:p>
          </table:table-cell>
          <table:table-cell office:value-type="float" office:value="0.67424" calcext:value-type="float">
            <text:p>0,67424</text:p>
          </table:table-cell>
          <table:table-cell office:value-type="float" office:value="0.68213" calcext:value-type="float">
            <text:p>0,68213</text:p>
          </table:table-cell>
          <table:table-cell office:value-type="float" office:value="0.687969" calcext:value-type="float">
            <text:p>0,687969</text:p>
          </table:table-cell>
          <table:table-cell office:value-type="float" office:value="0.708638" calcext:value-type="float">
            <text:p>0,708638</text:p>
          </table:table-cell>
          <table:table-cell office:value-type="float" office:value="0.725223" calcext:value-type="float">
            <text:p>0,725223</text:p>
          </table:table-cell>
          <table:table-cell office:value-type="float" office:value="0.751046" calcext:value-type="float">
            <text:p>0,751046</text:p>
          </table:table-cell>
          <table:table-cell office:value-type="float" office:value="0.653868" calcext:value-type="float">
            <text:p>0,65386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7933" calcext:value-type="float">
            <text:p>0,37933</text:p>
          </table:table-cell>
          <table:table-cell office:value-type="float" office:value="0.531746" calcext:value-type="float">
            <text:p>0,531746</text:p>
          </table:table-cell>
          <table:table-cell office:value-type="float" office:value="0.616898" calcext:value-type="float">
            <text:p>0,616898</text:p>
          </table:table-cell>
          <table:table-cell office:value-type="float" office:value="0.648118" calcext:value-type="float">
            <text:p>0,648118</text:p>
          </table:table-cell>
          <table:table-cell office:value-type="float" office:value="0.654976" calcext:value-type="float">
            <text:p>0,654976</text:p>
          </table:table-cell>
          <table:table-cell office:value-type="float" office:value="0.669077" calcext:value-type="float">
            <text:p>0,669077</text:p>
          </table:table-cell>
          <table:table-cell office:value-type="float" office:value="0.678815" calcext:value-type="float">
            <text:p>0,678815</text:p>
          </table:table-cell>
          <table:table-cell office:value-type="float" office:value="0.684468" calcext:value-type="float">
            <text:p>0,684468</text:p>
          </table:table-cell>
          <table:table-cell office:value-type="float" office:value="0.691665" calcext:value-type="float">
            <text:p>0,691665</text:p>
          </table:table-cell>
          <table:table-cell office:value-type="float" office:value="0.710241" calcext:value-type="float">
            <text:p>0,710241</text:p>
          </table:table-cell>
          <table:table-cell office:value-type="float" office:value="0.730833" calcext:value-type="float">
            <text:p>0,730833</text:p>
          </table:table-cell>
          <table:table-cell office:value-type="float" office:value="0.758298" calcext:value-type="float">
            <text:p>0,758298</text:p>
          </table:table-cell>
          <table:table-cell office:value-type="float" office:value="0.661684" calcext:value-type="float">
            <text:p>0,66168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99337" calcext:value-type="float">
            <text:p>0,399337</text:p>
          </table:table-cell>
          <table:table-cell office:value-type="float" office:value="0.551379" calcext:value-type="float">
            <text:p>0,551379</text:p>
          </table:table-cell>
          <table:table-cell office:value-type="float" office:value="0.628644" calcext:value-type="float">
            <text:p>0,628644</text:p>
          </table:table-cell>
          <table:table-cell office:value-type="float" office:value="0.651901" calcext:value-type="float">
            <text:p>0,651901</text:p>
          </table:table-cell>
          <table:table-cell office:value-type="float" office:value="0.664852" calcext:value-type="float">
            <text:p>0,664852</text:p>
          </table:table-cell>
          <table:table-cell office:value-type="float" office:value="0.676597" calcext:value-type="float">
            <text:p>0,676597</text:p>
          </table:table-cell>
          <table:table-cell office:value-type="float" office:value="0.683689" calcext:value-type="float">
            <text:p>0,683689</text:p>
          </table:table-cell>
          <table:table-cell office:value-type="float" office:value="0.694157" calcext:value-type="float">
            <text:p>0,694157</text:p>
          </table:table-cell>
          <table:table-cell office:value-type="float" office:value="0.710414" calcext:value-type="float">
            <text:p>0,710414</text:p>
          </table:table-cell>
          <table:table-cell office:value-type="float" office:value="0.717002" calcext:value-type="float">
            <text:p>0,717002</text:p>
          </table:table-cell>
          <table:table-cell office:value-type="float" office:value="0.741023" calcext:value-type="float">
            <text:p>0,741023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71966" calcext:value-type="float">
            <text:p>0,67196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13069" calcext:value-type="float">
            <text:p>0,013069</text:p>
          </table:table-cell>
          <table:table-cell office:value-type="float" office:value="0.532033" calcext:value-type="float">
            <text:p>0,532033</text:p>
          </table:table-cell>
          <table:table-cell office:value-type="float" office:value="0.639301" calcext:value-type="float">
            <text:p>0,639301</text:p>
          </table:table-cell>
          <table:table-cell office:value-type="float" office:value="0.658272" calcext:value-type="float">
            <text:p>0,658272</text:p>
          </table:table-cell>
          <table:table-cell office:value-type="float" office:value="0.672127" calcext:value-type="float">
            <text:p>0,672127</text:p>
          </table:table-cell>
          <table:table-cell office:value-type="float" office:value="0.680614" calcext:value-type="float">
            <text:p>0,680614</text:p>
          </table:table-cell>
          <table:table-cell office:value-type="float" office:value="0.688731" calcext:value-type="float">
            <text:p>0,688731</text:p>
          </table:table-cell>
          <table:table-cell office:value-type="float" office:value="0.706528" calcext:value-type="float">
            <text:p>0,706528</text:p>
          </table:table-cell>
          <table:table-cell office:value-type="float" office:value="0.712423" calcext:value-type="float">
            <text:p>0,712423</text:p>
          </table:table-cell>
          <table:table-cell office:value-type="float" office:value="0.718702" calcext:value-type="float">
            <text:p>0,718702</text:p>
          </table:table-cell>
          <table:table-cell office:value-type="float" office:value="0.745009" calcext:value-type="float">
            <text:p>0,745009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75374" calcext:value-type="float">
            <text:p>0,67537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88639" calcext:value-type="float">
            <text:p>0,388639</text:p>
          </table:table-cell>
          <table:table-cell office:value-type="float" office:value="0.553064" calcext:value-type="float">
            <text:p>0,553064</text:p>
          </table:table-cell>
          <table:table-cell office:value-type="float" office:value="0.645101" calcext:value-type="float">
            <text:p>0,645101</text:p>
          </table:table-cell>
          <table:table-cell office:value-type="float" office:value="0.662264" calcext:value-type="float">
            <text:p>0,662264</text:p>
          </table:table-cell>
          <table:table-cell office:value-type="float" office:value="0.675357" calcext:value-type="float">
            <text:p>0,675357</text:p>
          </table:table-cell>
          <table:table-cell office:value-type="float" office:value="0.683347" calcext:value-type="float">
            <text:p>0,683347</text:p>
          </table:table-cell>
          <table:table-cell office:value-type="float" office:value="0.692817" calcext:value-type="float">
            <text:p>0,692817</text:p>
          </table:table-cell>
          <table:table-cell office:value-type="float" office:value="0.707946" calcext:value-type="float">
            <text:p>0,707946</text:p>
          </table:table-cell>
          <table:table-cell office:value-type="float" office:value="0.713342" calcext:value-type="float">
            <text:p>0,713342</text:p>
          </table:table-cell>
          <table:table-cell office:value-type="float" office:value="0.721019" calcext:value-type="float">
            <text:p>0,721019</text:p>
          </table:table-cell>
          <table:table-cell office:value-type="float" office:value="0.747418" calcext:value-type="float">
            <text:p>0,747418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80167" calcext:value-type="float">
            <text:p>0,68016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65576" calcext:value-type="float">
            <text:p>0,465576</text:p>
          </table:table-cell>
          <table:table-cell office:value-type="float" office:value="0.577922" calcext:value-type="float">
            <text:p>0,577922</text:p>
          </table:table-cell>
          <table:table-cell office:value-type="float" office:value="0.643159" calcext:value-type="float">
            <text:p>0,643159</text:p>
          </table:table-cell>
          <table:table-cell office:value-type="float" office:value="0.658218" calcext:value-type="float">
            <text:p>0,658218</text:p>
          </table:table-cell>
          <table:table-cell office:value-type="float" office:value="0.673655" calcext:value-type="float">
            <text:p>0,673655</text:p>
          </table:table-cell>
          <table:table-cell office:value-type="float" office:value="0.683649" calcext:value-type="float">
            <text:p>0,683649</text:p>
          </table:table-cell>
          <table:table-cell office:value-type="float" office:value="0.699132" calcext:value-type="float">
            <text:p>0,699132</text:p>
          </table:table-cell>
          <table:table-cell office:value-type="float" office:value="0.709351" calcext:value-type="float">
            <text:p>0,709351</text:p>
          </table:table-cell>
          <table:table-cell office:value-type="float" office:value="0.714155" calcext:value-type="float">
            <text:p>0,714155</text:p>
          </table:table-cell>
          <table:table-cell office:value-type="float" office:value="0.72887" calcext:value-type="float">
            <text:p>0,72887</text:p>
          </table:table-cell>
          <table:table-cell office:value-type="float" office:value="0.751815" calcext:value-type="float">
            <text:p>0,751815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83993" calcext:value-type="float">
            <text:p>0,68399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77437" calcext:value-type="float">
            <text:p>0,377437</text:p>
          </table:table-cell>
          <table:table-cell office:value-type="float" office:value="0.577308" calcext:value-type="float">
            <text:p>0,577308</text:p>
          </table:table-cell>
          <table:table-cell office:value-type="float" office:value="0.646148" calcext:value-type="float">
            <text:p>0,646148</text:p>
          </table:table-cell>
          <table:table-cell office:value-type="float" office:value="0.655903" calcext:value-type="float">
            <text:p>0,655903</text:p>
          </table:table-cell>
          <table:table-cell office:value-type="float" office:value="0.671119" calcext:value-type="float">
            <text:p>0,671119</text:p>
          </table:table-cell>
          <table:table-cell office:value-type="float" office:value="0.680821" calcext:value-type="float">
            <text:p>0,680821</text:p>
          </table:table-cell>
          <table:table-cell office:value-type="float" office:value="0.691402" calcext:value-type="float">
            <text:p>0,691402</text:p>
          </table:table-cell>
          <table:table-cell office:value-type="float" office:value="0.704828" calcext:value-type="float">
            <text:p>0,704828</text:p>
          </table:table-cell>
          <table:table-cell office:value-type="float" office:value="0.712137" calcext:value-type="float">
            <text:p>0,712137</text:p>
          </table:table-cell>
          <table:table-cell office:value-type="float" office:value="0.718348" calcext:value-type="float">
            <text:p>0,718348</text:p>
          </table:table-cell>
          <table:table-cell office:value-type="float" office:value="0.745729" calcext:value-type="float">
            <text:p>0,745729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80374" calcext:value-type="float">
            <text:p>0,68037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87669" calcext:value-type="float">
            <text:p>0,287669</text:p>
          </table:table-cell>
          <table:table-cell office:value-type="float" office:value="0.58134" calcext:value-type="float">
            <text:p>0,58134</text:p>
          </table:table-cell>
          <table:table-cell office:value-type="float" office:value="0.651282" calcext:value-type="float">
            <text:p>0,651282</text:p>
          </table:table-cell>
          <table:table-cell office:value-type="float" office:value="0.660888" calcext:value-type="float">
            <text:p>0,660888</text:p>
          </table:table-cell>
          <table:table-cell office:value-type="float" office:value="0.673099" calcext:value-type="float">
            <text:p>0,673099</text:p>
          </table:table-cell>
          <table:table-cell office:value-type="float" office:value="0.679007" calcext:value-type="float">
            <text:p>0,679007</text:p>
          </table:table-cell>
          <table:table-cell office:value-type="float" office:value="0.686721" calcext:value-type="float">
            <text:p>0,686721</text:p>
          </table:table-cell>
          <table:table-cell office:value-type="float" office:value="0.702817" calcext:value-type="float">
            <text:p>0,702817</text:p>
          </table:table-cell>
          <table:table-cell office:value-type="float" office:value="0.711683" calcext:value-type="float">
            <text:p>0,711683</text:p>
          </table:table-cell>
          <table:table-cell office:value-type="float" office:value="0.71783" calcext:value-type="float">
            <text:p>0,71783</text:p>
          </table:table-cell>
          <table:table-cell office:value-type="float" office:value="0.744512" calcext:value-type="float">
            <text:p>0,744512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80918" calcext:value-type="float">
            <text:p>0,68091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87669" calcext:value-type="float">
            <text:p>0,287669</text:p>
          </table:table-cell>
          <table:table-cell office:value-type="float" office:value="0.584899" calcext:value-type="float">
            <text:p>0,584899</text:p>
          </table:table-cell>
          <table:table-cell office:value-type="float" office:value="0.648573" calcext:value-type="float">
            <text:p>0,648573</text:p>
          </table:table-cell>
          <table:table-cell office:value-type="float" office:value="0.660663" calcext:value-type="float">
            <text:p>0,660663</text:p>
          </table:table-cell>
          <table:table-cell office:value-type="float" office:value="0.673688" calcext:value-type="float">
            <text:p>0,673688</text:p>
          </table:table-cell>
          <table:table-cell office:value-type="float" office:value="0.682031" calcext:value-type="float">
            <text:p>0,682031</text:p>
          </table:table-cell>
          <table:table-cell office:value-type="float" office:value="0.695739" calcext:value-type="float">
            <text:p>0,695739</text:p>
          </table:table-cell>
          <table:table-cell office:value-type="float" office:value="0.706964" calcext:value-type="float">
            <text:p>0,706964</text:p>
          </table:table-cell>
          <table:table-cell office:value-type="float" office:value="0.713018" calcext:value-type="float">
            <text:p>0,713018</text:p>
          </table:table-cell>
          <table:table-cell office:value-type="float" office:value="0.718523" calcext:value-type="float">
            <text:p>0,718523</text:p>
          </table:table-cell>
          <table:table-cell office:value-type="float" office:value="0.738771" calcext:value-type="float">
            <text:p>0,738771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82287" calcext:value-type="float">
            <text:p>0,68228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84" calcext:value-type="float">
            <text:p>0,0784</text:p>
          </table:table-cell>
          <table:table-cell office:value-type="float" office:value="0.536006" calcext:value-type="float">
            <text:p>0,536006</text:p>
          </table:table-cell>
          <table:table-cell office:value-type="float" office:value="0.643752" calcext:value-type="float">
            <text:p>0,643752</text:p>
          </table:table-cell>
          <table:table-cell office:value-type="float" office:value="0.661084" calcext:value-type="float">
            <text:p>0,661084</text:p>
          </table:table-cell>
          <table:table-cell office:value-type="float" office:value="0.67354" calcext:value-type="float">
            <text:p>0,67354</text:p>
          </table:table-cell>
          <table:table-cell office:value-type="float" office:value="0.684466" calcext:value-type="float">
            <text:p>0,684466</text:p>
          </table:table-cell>
          <table:table-cell office:value-type="float" office:value="0.700371" calcext:value-type="float">
            <text:p>0,700371</text:p>
          </table:table-cell>
          <table:table-cell office:value-type="float" office:value="0.709055" calcext:value-type="float">
            <text:p>0,709055</text:p>
          </table:table-cell>
          <table:table-cell office:value-type="float" office:value="0.713536" calcext:value-type="float">
            <text:p>0,713536</text:p>
          </table:table-cell>
          <table:table-cell office:value-type="float" office:value="0.722796" calcext:value-type="float">
            <text:p>0,722796</text:p>
          </table:table-cell>
          <table:table-cell office:value-type="float" office:value="0.743949" calcext:value-type="float">
            <text:p>0,743949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78856" calcext:value-type="float">
            <text:p>0,67885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53098" calcext:value-type="float">
            <text:p>0,253098</text:p>
          </table:table-cell>
          <table:table-cell office:value-type="float" office:value="0.561247" calcext:value-type="float">
            <text:p>0,561247</text:p>
          </table:table-cell>
          <table:table-cell office:value-type="float" office:value="0.635668" calcext:value-type="float">
            <text:p>0,635668</text:p>
          </table:table-cell>
          <table:table-cell office:value-type="float" office:value="0.666374" calcext:value-type="float">
            <text:p>0,666374</text:p>
          </table:table-cell>
          <table:table-cell office:value-type="float" office:value="0.677693" calcext:value-type="float">
            <text:p>0,677693</text:p>
          </table:table-cell>
          <table:table-cell office:value-type="float" office:value="0.687985" calcext:value-type="float">
            <text:p>0,687985</text:p>
          </table:table-cell>
          <table:table-cell office:value-type="float" office:value="0.701135" calcext:value-type="float">
            <text:p>0,701135</text:p>
          </table:table-cell>
          <table:table-cell office:value-type="float" office:value="0.708396" calcext:value-type="float">
            <text:p>0,708396</text:p>
          </table:table-cell>
          <table:table-cell office:value-type="float" office:value="0.712828" calcext:value-type="float">
            <text:p>0,712828</text:p>
          </table:table-cell>
          <table:table-cell office:value-type="float" office:value="0.723967" calcext:value-type="float">
            <text:p>0,723967</text:p>
          </table:table-cell>
          <table:table-cell office:value-type="float" office:value="0.745299" calcext:value-type="float">
            <text:p>0,745299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82059" calcext:value-type="float">
            <text:p>0,68205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53098" calcext:value-type="float">
            <text:p>0,253098</text:p>
          </table:table-cell>
          <table:table-cell office:value-type="float" office:value="0.524156" calcext:value-type="float">
            <text:p>0,524156</text:p>
          </table:table-cell>
          <table:table-cell office:value-type="float" office:value="0.64237" calcext:value-type="float">
            <text:p>0,64237</text:p>
          </table:table-cell>
          <table:table-cell office:value-type="float" office:value="0.663011" calcext:value-type="float">
            <text:p>0,663011</text:p>
          </table:table-cell>
          <table:table-cell office:value-type="float" office:value="0.679981" calcext:value-type="float">
            <text:p>0,679981</text:p>
          </table:table-cell>
          <table:table-cell office:value-type="float" office:value="0.69031" calcext:value-type="float">
            <text:p>0,69031</text:p>
          </table:table-cell>
          <table:table-cell office:value-type="float" office:value="0.701039" calcext:value-type="float">
            <text:p>0,701039</text:p>
          </table:table-cell>
          <table:table-cell office:value-type="float" office:value="0.707949" calcext:value-type="float">
            <text:p>0,707949</text:p>
          </table:table-cell>
          <table:table-cell office:value-type="float" office:value="0.713828" calcext:value-type="float">
            <text:p>0,713828</text:p>
          </table:table-cell>
          <table:table-cell office:value-type="float" office:value="0.726972" calcext:value-type="float">
            <text:p>0,726972</text:p>
          </table:table-cell>
          <table:table-cell office:value-type="float" office:value="0.744653" calcext:value-type="float">
            <text:p>0,744653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79427" calcext:value-type="float">
            <text:p>0,67942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93688" calcext:value-type="float">
            <text:p>0,193688</text:p>
          </table:table-cell>
          <table:table-cell office:value-type="float" office:value="0.485772" calcext:value-type="float">
            <text:p>0,485772</text:p>
          </table:table-cell>
          <table:table-cell office:value-type="float" office:value="0.641588" calcext:value-type="float">
            <text:p>0,641588</text:p>
          </table:table-cell>
          <table:table-cell office:value-type="float" office:value="0.661074" calcext:value-type="float">
            <text:p>0,661074</text:p>
          </table:table-cell>
          <table:table-cell office:value-type="float" office:value="0.681263" calcext:value-type="float">
            <text:p>0,681263</text:p>
          </table:table-cell>
          <table:table-cell office:value-type="float" office:value="0.693608" calcext:value-type="float">
            <text:p>0,693608</text:p>
          </table:table-cell>
          <table:table-cell office:value-type="float" office:value="0.703288" calcext:value-type="float">
            <text:p>0,703288</text:p>
          </table:table-cell>
          <table:table-cell office:value-type="float" office:value="0.710182" calcext:value-type="float">
            <text:p>0,710182</text:p>
          </table:table-cell>
          <table:table-cell office:value-type="float" office:value="0.71592" calcext:value-type="float">
            <text:p>0,71592</text:p>
          </table:table-cell>
          <table:table-cell office:value-type="float" office:value="0.726752" calcext:value-type="float">
            <text:p>0,726752</text:p>
          </table:table-cell>
          <table:table-cell office:value-type="float" office:value="0.746758" calcext:value-type="float">
            <text:p>0,746758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7662" calcext:value-type="float">
            <text:p>0,6766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78026" calcext:value-type="float">
            <text:p>0,178026</text:p>
          </table:table-cell>
          <table:table-cell office:value-type="float" office:value="0.405328" calcext:value-type="float">
            <text:p>0,405328</text:p>
          </table:table-cell>
          <table:table-cell office:value-type="float" office:value="0.63578" calcext:value-type="float">
            <text:p>0,63578</text:p>
          </table:table-cell>
          <table:table-cell office:value-type="float" office:value="0.652247" calcext:value-type="float">
            <text:p>0,652247</text:p>
          </table:table-cell>
          <table:table-cell office:value-type="float" office:value="0.674055" calcext:value-type="float">
            <text:p>0,674055</text:p>
          </table:table-cell>
          <table:table-cell office:value-type="float" office:value="0.690288" calcext:value-type="float">
            <text:p>0,690288</text:p>
          </table:table-cell>
          <table:table-cell office:value-type="float" office:value="0.702044" calcext:value-type="float">
            <text:p>0,702044</text:p>
          </table:table-cell>
          <table:table-cell office:value-type="float" office:value="0.709512" calcext:value-type="float">
            <text:p>0,709512</text:p>
          </table:table-cell>
          <table:table-cell office:value-type="float" office:value="0.714625" calcext:value-type="float">
            <text:p>0,714625</text:p>
          </table:table-cell>
          <table:table-cell office:value-type="float" office:value="0.730801" calcext:value-type="float">
            <text:p>0,730801</text:p>
          </table:table-cell>
          <table:table-cell office:value-type="float" office:value="0.748519" calcext:value-type="float">
            <text:p>0,748519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6632" calcext:value-type="float">
            <text:p>0,6663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47407" calcext:value-type="float">
            <text:p>0,147407</text:p>
          </table:table-cell>
          <table:table-cell office:value-type="float" office:value="0.458821" calcext:value-type="float">
            <text:p>0,458821</text:p>
          </table:table-cell>
          <table:table-cell office:value-type="float" office:value="0.647811" calcext:value-type="float">
            <text:p>0,647811</text:p>
          </table:table-cell>
          <table:table-cell office:value-type="float" office:value="0.663578" calcext:value-type="float">
            <text:p>0,663578</text:p>
          </table:table-cell>
          <table:table-cell office:value-type="float" office:value="0.681331" calcext:value-type="float">
            <text:p>0,681331</text:p>
          </table:table-cell>
          <table:table-cell office:value-type="float" office:value="0.69411" calcext:value-type="float">
            <text:p>0,69411</text:p>
          </table:table-cell>
          <table:table-cell office:value-type="float" office:value="0.706034" calcext:value-type="float">
            <text:p>0,706034</text:p>
          </table:table-cell>
          <table:table-cell office:value-type="float" office:value="0.711523" calcext:value-type="float">
            <text:p>0,711523</text:p>
          </table:table-cell>
          <table:table-cell office:value-type="float" office:value="0.716554" calcext:value-type="float">
            <text:p>0,716554</text:p>
          </table:table-cell>
          <table:table-cell office:value-type="float" office:value="0.734719" calcext:value-type="float">
            <text:p>0,734719</text:p>
          </table:table-cell>
          <table:table-cell office:value-type="float" office:value="0.748484" calcext:value-type="float">
            <text:p>0,748484</text:p>
          </table:table-cell>
          <table:table-cell office:value-type="float" office:value="0.762711" calcext:value-type="float">
            <text:p>0,762711</text:p>
          </table:table-cell>
          <table:table-cell office:value-type="float" office:value="0.676297" calcext:value-type="float">
            <text:p>0,67629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16616" calcext:value-type="float">
            <text:p>0,016616</text:p>
          </table:table-cell>
          <table:table-cell office:value-type="float" office:value="0.47819" calcext:value-type="float">
            <text:p>0,47819</text:p>
          </table:table-cell>
          <table:table-cell office:value-type="float" office:value="0.6531" calcext:value-type="float">
            <text:p>0,6531</text:p>
          </table:table-cell>
          <table:table-cell office:value-type="float" office:value="0.67276" calcext:value-type="float">
            <text:p>0,67276</text:p>
          </table:table-cell>
          <table:table-cell office:value-type="float" office:value="0.685364" calcext:value-type="float">
            <text:p>0,685364</text:p>
          </table:table-cell>
          <table:table-cell office:value-type="float" office:value="0.698207" calcext:value-type="float">
            <text:p>0,698207</text:p>
          </table:table-cell>
          <table:table-cell office:value-type="float" office:value="0.707444" calcext:value-type="float">
            <text:p>0,707444</text:p>
          </table:table-cell>
          <table:table-cell office:value-type="float" office:value="0.711675" calcext:value-type="float">
            <text:p>0,711675</text:p>
          </table:table-cell>
          <table:table-cell office:value-type="float" office:value="0.718079" calcext:value-type="float">
            <text:p>0,718079</text:p>
          </table:table-cell>
          <table:table-cell office:value-type="float" office:value="0.736595" calcext:value-type="float">
            <text:p>0,736595</text:p>
          </table:table-cell>
          <table:table-cell office:value-type="float" office:value="0.750754" calcext:value-type="float">
            <text:p>0,750754</text:p>
          </table:table-cell>
          <table:table-cell office:value-type="float" office:value="0.762723" calcext:value-type="float">
            <text:p>0,762723</text:p>
          </table:table-cell>
          <table:table-cell office:value-type="float" office:value="0.681217" calcext:value-type="float">
            <text:p>0,681217</text:p>
          </table:table-cell>
          <table:table-cell>
            <draw:frame draw:z-index="0" draw:style-name="gr1" draw:text-style-name="P1" svg:width="22.348cm" svg:height="12.57cm" svg:x="0.059cm" svg:y="-0.001cm">
              <draw:object draw:notify-on-update-of-ranges="mcc.A2:mcc.A251 mcc.C1:mcc.C1 mcc.C2:mcc.C251 mcc.D1:mcc.D1 mcc.D2:mcc.D251 mcc.E1:mcc.E1 mcc.E2:mcc.E251 mcc.F1:mcc.F1 mcc.F2:mcc.F251 mcc.G1:mcc.G1 mcc.G2:mcc.G251 mcc.H1:mcc.H1 mcc.H2:mcc.H251 mcc.I1:mcc.I1 mcc.I2:mcc.I251 mcc.J1:mcc.J1 mcc.J2:mcc.J251 mcc.K1:mcc.K1 mcc.K2:mcc.K251 mcc.L1:mcc.L1 mcc.L2:mcc.L251 mcc.M1:mcc.M1 mcc.M2:mcc.M251 mcc.N1:mcc.N1 mcc.N2:mcc.N2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84099" calcext:value-type="float">
            <text:p>0,384099</text:p>
          </table:table-cell>
          <table:table-cell office:value-type="float" office:value="0.605803" calcext:value-type="float">
            <text:p>0,605803</text:p>
          </table:table-cell>
          <table:table-cell office:value-type="float" office:value="0.667811" calcext:value-type="float">
            <text:p>0,667811</text:p>
          </table:table-cell>
          <table:table-cell office:value-type="float" office:value="0.683863" calcext:value-type="float">
            <text:p>0,683863</text:p>
          </table:table-cell>
          <table:table-cell office:value-type="float" office:value="0.698744" calcext:value-type="float">
            <text:p>0,698744</text:p>
          </table:table-cell>
          <table:table-cell office:value-type="float" office:value="0.707148" calcext:value-type="float">
            <text:p>0,707148</text:p>
          </table:table-cell>
          <table:table-cell office:value-type="float" office:value="0.71092" calcext:value-type="float">
            <text:p>0,71092</text:p>
          </table:table-cell>
          <table:table-cell office:value-type="float" office:value="0.714235" calcext:value-type="float">
            <text:p>0,714235</text:p>
          </table:table-cell>
          <table:table-cell office:value-type="float" office:value="0.727799" calcext:value-type="float">
            <text:p>0,727799</text:p>
          </table:table-cell>
          <table:table-cell office:value-type="float" office:value="0.741866" calcext:value-type="float">
            <text:p>0,741866</text:p>
          </table:table-cell>
          <table:table-cell office:value-type="float" office:value="0.754269" calcext:value-type="float">
            <text:p>0,754269</text:p>
          </table:table-cell>
          <table:table-cell office:value-type="float" office:value="0.763281" calcext:value-type="float">
            <text:p>0,763281</text:p>
          </table:table-cell>
          <table:table-cell office:value-type="float" office:value="0.701246" calcext:value-type="float">
            <text:p>0,70124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95475" calcext:value-type="float">
            <text:p>0,395475</text:p>
          </table:table-cell>
          <table:table-cell office:value-type="float" office:value="0.608015" calcext:value-type="float">
            <text:p>0,608015</text:p>
          </table:table-cell>
          <table:table-cell office:value-type="float" office:value="0.665892" calcext:value-type="float">
            <text:p>0,665892</text:p>
          </table:table-cell>
          <table:table-cell office:value-type="float" office:value="0.683452" calcext:value-type="float">
            <text:p>0,683452</text:p>
          </table:table-cell>
          <table:table-cell office:value-type="float" office:value="0.699536" calcext:value-type="float">
            <text:p>0,699536</text:p>
          </table:table-cell>
          <table:table-cell office:value-type="float" office:value="0.709508" calcext:value-type="float">
            <text:p>0,709508</text:p>
          </table:table-cell>
          <table:table-cell office:value-type="float" office:value="0.712615" calcext:value-type="float">
            <text:p>0,712615</text:p>
          </table:table-cell>
          <table:table-cell office:value-type="float" office:value="0.718155" calcext:value-type="float">
            <text:p>0,718155</text:p>
          </table:table-cell>
          <table:table-cell office:value-type="float" office:value="0.733934" calcext:value-type="float">
            <text:p>0,733934</text:p>
          </table:table-cell>
          <table:table-cell office:value-type="float" office:value="0.743692" calcext:value-type="float">
            <text:p>0,743692</text:p>
          </table:table-cell>
          <table:table-cell office:value-type="float" office:value="0.75477" calcext:value-type="float">
            <text:p>0,75477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702957" calcext:value-type="float">
            <text:p>0,70295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86277" calcext:value-type="float">
            <text:p>0,286277</text:p>
          </table:table-cell>
          <table:table-cell office:value-type="float" office:value="0.613615" calcext:value-type="float">
            <text:p>0,613615</text:p>
          </table:table-cell>
          <table:table-cell office:value-type="float" office:value="0.664482" calcext:value-type="float">
            <text:p>0,664482</text:p>
          </table:table-cell>
          <table:table-cell office:value-type="float" office:value="0.683259" calcext:value-type="float">
            <text:p>0,683259</text:p>
          </table:table-cell>
          <table:table-cell office:value-type="float" office:value="0.697976" calcext:value-type="float">
            <text:p>0,697976</text:p>
          </table:table-cell>
          <table:table-cell office:value-type="float" office:value="0.707191" calcext:value-type="float">
            <text:p>0,707191</text:p>
          </table:table-cell>
          <table:table-cell office:value-type="float" office:value="0.712415" calcext:value-type="float">
            <text:p>0,712415</text:p>
          </table:table-cell>
          <table:table-cell office:value-type="float" office:value="0.723631" calcext:value-type="float">
            <text:p>0,723631</text:p>
          </table:table-cell>
          <table:table-cell office:value-type="float" office:value="0.736504" calcext:value-type="float">
            <text:p>0,736504</text:p>
          </table:table-cell>
          <table:table-cell office:value-type="float" office:value="0.744467" calcext:value-type="float">
            <text:p>0,744467</text:p>
          </table:table-cell>
          <table:table-cell office:value-type="float" office:value="0.754671" calcext:value-type="float">
            <text:p>0,754671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703821" calcext:value-type="float">
            <text:p>0,70382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81886" calcext:value-type="float">
            <text:p>0,381886</text:p>
          </table:table-cell>
          <table:table-cell office:value-type="float" office:value="0.605714" calcext:value-type="float">
            <text:p>0,605714</text:p>
          </table:table-cell>
          <table:table-cell office:value-type="float" office:value="0.668379" calcext:value-type="float">
            <text:p>0,668379</text:p>
          </table:table-cell>
          <table:table-cell office:value-type="float" office:value="0.685194" calcext:value-type="float">
            <text:p>0,685194</text:p>
          </table:table-cell>
          <table:table-cell office:value-type="float" office:value="0.70034" calcext:value-type="float">
            <text:p>0,70034</text:p>
          </table:table-cell>
          <table:table-cell office:value-type="float" office:value="0.706937" calcext:value-type="float">
            <text:p>0,706937</text:p>
          </table:table-cell>
          <table:table-cell office:value-type="float" office:value="0.711358" calcext:value-type="float">
            <text:p>0,711358</text:p>
          </table:table-cell>
          <table:table-cell office:value-type="float" office:value="0.718523" calcext:value-type="float">
            <text:p>0,718523</text:p>
          </table:table-cell>
          <table:table-cell office:value-type="float" office:value="0.732754" calcext:value-type="float">
            <text:p>0,732754</text:p>
          </table:table-cell>
          <table:table-cell office:value-type="float" office:value="0.742116" calcext:value-type="float">
            <text:p>0,742116</text:p>
          </table:table-cell>
          <table:table-cell office:value-type="float" office:value="0.754795" calcext:value-type="float">
            <text:p>0,754795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702611" calcext:value-type="float">
            <text:p>0,70261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81886" calcext:value-type="float">
            <text:p>0,381886</text:p>
          </table:table-cell>
          <table:table-cell office:value-type="float" office:value="0.557356" calcext:value-type="float">
            <text:p>0,557356</text:p>
          </table:table-cell>
          <table:table-cell office:value-type="float" office:value="0.654696" calcext:value-type="float">
            <text:p>0,654696</text:p>
          </table:table-cell>
          <table:table-cell office:value-type="float" office:value="0.677326" calcext:value-type="float">
            <text:p>0,677326</text:p>
          </table:table-cell>
          <table:table-cell office:value-type="float" office:value="0.691035" calcext:value-type="float">
            <text:p>0,691035</text:p>
          </table:table-cell>
          <table:table-cell office:value-type="float" office:value="0.700853" calcext:value-type="float">
            <text:p>0,700853</text:p>
          </table:table-cell>
          <table:table-cell office:value-type="float" office:value="0.707088" calcext:value-type="float">
            <text:p>0,707088</text:p>
          </table:table-cell>
          <table:table-cell office:value-type="float" office:value="0.713624" calcext:value-type="float">
            <text:p>0,713624</text:p>
          </table:table-cell>
          <table:table-cell office:value-type="float" office:value="0.728712" calcext:value-type="float">
            <text:p>0,728712</text:p>
          </table:table-cell>
          <table:table-cell office:value-type="float" office:value="0.741195" calcext:value-type="float">
            <text:p>0,741195</text:p>
          </table:table-cell>
          <table:table-cell office:value-type="float" office:value="0.753686" calcext:value-type="float">
            <text:p>0,753686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692557" calcext:value-type="float">
            <text:p>0,69255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81886" calcext:value-type="float">
            <text:p>0,381886</text:p>
          </table:table-cell>
          <table:table-cell office:value-type="float" office:value="0.590743" calcext:value-type="float">
            <text:p>0,590743</text:p>
          </table:table-cell>
          <table:table-cell office:value-type="float" office:value="0.655586" calcext:value-type="float">
            <text:p>0,655586</text:p>
          </table:table-cell>
          <table:table-cell office:value-type="float" office:value="0.67468" calcext:value-type="float">
            <text:p>0,67468</text:p>
          </table:table-cell>
          <table:table-cell office:value-type="float" office:value="0.684852" calcext:value-type="float">
            <text:p>0,684852</text:p>
          </table:table-cell>
          <table:table-cell office:value-type="float" office:value="0.697783" calcext:value-type="float">
            <text:p>0,697783</text:p>
          </table:table-cell>
          <table:table-cell office:value-type="float" office:value="0.705499" calcext:value-type="float">
            <text:p>0,705499</text:p>
          </table:table-cell>
          <table:table-cell office:value-type="float" office:value="0.71487" calcext:value-type="float">
            <text:p>0,71487</text:p>
          </table:table-cell>
          <table:table-cell office:value-type="float" office:value="0.73112" calcext:value-type="float">
            <text:p>0,73112</text:p>
          </table:table-cell>
          <table:table-cell office:value-type="float" office:value="0.742168" calcext:value-type="float">
            <text:p>0,742168</text:p>
          </table:table-cell>
          <table:table-cell office:value-type="float" office:value="0.753336" calcext:value-type="float">
            <text:p>0,753336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695064" calcext:value-type="float">
            <text:p>0,69506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83066" calcext:value-type="float">
            <text:p>0,383066</text:p>
          </table:table-cell>
          <table:table-cell office:value-type="float" office:value="0.619555" calcext:value-type="float">
            <text:p>0,619555</text:p>
          </table:table-cell>
          <table:table-cell office:value-type="float" office:value="0.66678" calcext:value-type="float">
            <text:p>0,66678</text:p>
          </table:table-cell>
          <table:table-cell office:value-type="float" office:value="0.680376" calcext:value-type="float">
            <text:p>0,680376</text:p>
          </table:table-cell>
          <table:table-cell office:value-type="float" office:value="0.690804" calcext:value-type="float">
            <text:p>0,690804</text:p>
          </table:table-cell>
          <table:table-cell office:value-type="float" office:value="0.700919" calcext:value-type="float">
            <text:p>0,700919</text:p>
          </table:table-cell>
          <table:table-cell office:value-type="float" office:value="0.709066" calcext:value-type="float">
            <text:p>0,709066</text:p>
          </table:table-cell>
          <table:table-cell office:value-type="float" office:value="0.718883" calcext:value-type="float">
            <text:p>0,718883</text:p>
          </table:table-cell>
          <table:table-cell office:value-type="float" office:value="0.733672" calcext:value-type="float">
            <text:p>0,733672</text:p>
          </table:table-cell>
          <table:table-cell office:value-type="float" office:value="0.743267" calcext:value-type="float">
            <text:p>0,743267</text:p>
          </table:table-cell>
          <table:table-cell office:value-type="float" office:value="0.754431" calcext:value-type="float">
            <text:p>0,754431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701775" calcext:value-type="float">
            <text:p>0,70177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47809" calcext:value-type="float">
            <text:p>0,147809</text:p>
          </table:table-cell>
          <table:table-cell office:value-type="float" office:value="0.608191" calcext:value-type="float">
            <text:p>0,608191</text:p>
          </table:table-cell>
          <table:table-cell office:value-type="float" office:value="0.668312" calcext:value-type="float">
            <text:p>0,668312</text:p>
          </table:table-cell>
          <table:table-cell office:value-type="float" office:value="0.681379" calcext:value-type="float">
            <text:p>0,681379</text:p>
          </table:table-cell>
          <table:table-cell office:value-type="float" office:value="0.692735" calcext:value-type="float">
            <text:p>0,692735</text:p>
          </table:table-cell>
          <table:table-cell office:value-type="float" office:value="0.704456" calcext:value-type="float">
            <text:p>0,704456</text:p>
          </table:table-cell>
          <table:table-cell office:value-type="float" office:value="0.711785" calcext:value-type="float">
            <text:p>0,711785</text:p>
          </table:table-cell>
          <table:table-cell office:value-type="float" office:value="0.722411" calcext:value-type="float">
            <text:p>0,722411</text:p>
          </table:table-cell>
          <table:table-cell office:value-type="float" office:value="0.735649" calcext:value-type="float">
            <text:p>0,735649</text:p>
          </table:table-cell>
          <table:table-cell office:value-type="float" office:value="0.744289" calcext:value-type="float">
            <text:p>0,744289</text:p>
          </table:table-cell>
          <table:table-cell office:value-type="float" office:value="0.757861" calcext:value-type="float">
            <text:p>0,757861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702707" calcext:value-type="float">
            <text:p>0,70270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05961" calcext:value-type="float">
            <text:p>0,505961</text:p>
          </table:table-cell>
          <table:table-cell office:value-type="float" office:value="0.624788" calcext:value-type="float">
            <text:p>0,624788</text:p>
          </table:table-cell>
          <table:table-cell office:value-type="float" office:value="0.67222" calcext:value-type="float">
            <text:p>0,67222</text:p>
          </table:table-cell>
          <table:table-cell office:value-type="float" office:value="0.683264" calcext:value-type="float">
            <text:p>0,683264</text:p>
          </table:table-cell>
          <table:table-cell office:value-type="float" office:value="0.696255" calcext:value-type="float">
            <text:p>0,696255</text:p>
          </table:table-cell>
          <table:table-cell office:value-type="float" office:value="0.706606" calcext:value-type="float">
            <text:p>0,706606</text:p>
          </table:table-cell>
          <table:table-cell office:value-type="float" office:value="0.712236" calcext:value-type="float">
            <text:p>0,712236</text:p>
          </table:table-cell>
          <table:table-cell office:value-type="float" office:value="0.719358" calcext:value-type="float">
            <text:p>0,719358</text:p>
          </table:table-cell>
          <table:table-cell office:value-type="float" office:value="0.734968" calcext:value-type="float">
            <text:p>0,734968</text:p>
          </table:table-cell>
          <table:table-cell office:value-type="float" office:value="0.743676" calcext:value-type="float">
            <text:p>0,743676</text:p>
          </table:table-cell>
          <table:table-cell office:value-type="float" office:value="0.756272" calcext:value-type="float">
            <text:p>0,756272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704964" calcext:value-type="float">
            <text:p>0,70496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05961" calcext:value-type="float">
            <text:p>0,505961</text:p>
          </table:table-cell>
          <table:table-cell office:value-type="float" office:value="0.601069" calcext:value-type="float">
            <text:p>0,601069</text:p>
          </table:table-cell>
          <table:table-cell office:value-type="float" office:value="0.669471" calcext:value-type="float">
            <text:p>0,669471</text:p>
          </table:table-cell>
          <table:table-cell office:value-type="float" office:value="0.682666" calcext:value-type="float">
            <text:p>0,682666</text:p>
          </table:table-cell>
          <table:table-cell office:value-type="float" office:value="0.695061" calcext:value-type="float">
            <text:p>0,695061</text:p>
          </table:table-cell>
          <table:table-cell office:value-type="float" office:value="0.702851" calcext:value-type="float">
            <text:p>0,702851</text:p>
          </table:table-cell>
          <table:table-cell office:value-type="float" office:value="0.712154" calcext:value-type="float">
            <text:p>0,712154</text:p>
          </table:table-cell>
          <table:table-cell office:value-type="float" office:value="0.719922" calcext:value-type="float">
            <text:p>0,719922</text:p>
          </table:table-cell>
          <table:table-cell office:value-type="float" office:value="0.736942" calcext:value-type="float">
            <text:p>0,736942</text:p>
          </table:table-cell>
          <table:table-cell office:value-type="float" office:value="0.744987" calcext:value-type="float">
            <text:p>0,744987</text:p>
          </table:table-cell>
          <table:table-cell office:value-type="float" office:value="0.754883" calcext:value-type="float">
            <text:p>0,754883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702001" calcext:value-type="float">
            <text:p>0,70200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34565" calcext:value-type="float">
            <text:p>0,234565</text:p>
          </table:table-cell>
          <table:table-cell office:value-type="float" office:value="0.54012" calcext:value-type="float">
            <text:p>0,54012</text:p>
          </table:table-cell>
          <table:table-cell office:value-type="float" office:value="0.666187" calcext:value-type="float">
            <text:p>0,666187</text:p>
          </table:table-cell>
          <table:table-cell office:value-type="float" office:value="0.682159" calcext:value-type="float">
            <text:p>0,682159</text:p>
          </table:table-cell>
          <table:table-cell office:value-type="float" office:value="0.695357" calcext:value-type="float">
            <text:p>0,695357</text:p>
          </table:table-cell>
          <table:table-cell office:value-type="float" office:value="0.702239" calcext:value-type="float">
            <text:p>0,702239</text:p>
          </table:table-cell>
          <table:table-cell office:value-type="float" office:value="0.711753" calcext:value-type="float">
            <text:p>0,711753</text:p>
          </table:table-cell>
          <table:table-cell office:value-type="float" office:value="0.717594" calcext:value-type="float">
            <text:p>0,717594</text:p>
          </table:table-cell>
          <table:table-cell office:value-type="float" office:value="0.731898" calcext:value-type="float">
            <text:p>0,731898</text:p>
          </table:table-cell>
          <table:table-cell office:value-type="float" office:value="0.742097" calcext:value-type="float">
            <text:p>0,742097</text:p>
          </table:table-cell>
          <table:table-cell office:value-type="float" office:value="0.753623" calcext:value-type="float">
            <text:p>0,753623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694303" calcext:value-type="float">
            <text:p>0,69430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95746" calcext:value-type="float">
            <text:p>0,295746</text:p>
          </table:table-cell>
          <table:table-cell office:value-type="float" office:value="0.602385" calcext:value-type="float">
            <text:p>0,602385</text:p>
          </table:table-cell>
          <table:table-cell office:value-type="float" office:value="0.6715" calcext:value-type="float">
            <text:p>0,6715</text:p>
          </table:table-cell>
          <table:table-cell office:value-type="float" office:value="0.68271" calcext:value-type="float">
            <text:p>0,68271</text:p>
          </table:table-cell>
          <table:table-cell office:value-type="float" office:value="0.693966" calcext:value-type="float">
            <text:p>0,693966</text:p>
          </table:table-cell>
          <table:table-cell office:value-type="float" office:value="0.700919" calcext:value-type="float">
            <text:p>0,700919</text:p>
          </table:table-cell>
          <table:table-cell office:value-type="float" office:value="0.708041" calcext:value-type="float">
            <text:p>0,708041</text:p>
          </table:table-cell>
          <table:table-cell office:value-type="float" office:value="0.714821" calcext:value-type="float">
            <text:p>0,714821</text:p>
          </table:table-cell>
          <table:table-cell office:value-type="float" office:value="0.727512" calcext:value-type="float">
            <text:p>0,727512</text:p>
          </table:table-cell>
          <table:table-cell office:value-type="float" office:value="0.740432" calcext:value-type="float">
            <text:p>0,740432</text:p>
          </table:table-cell>
          <table:table-cell office:value-type="float" office:value="0.751684" calcext:value-type="float">
            <text:p>0,751684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699397" calcext:value-type="float">
            <text:p>0,69939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43128" calcext:value-type="float">
            <text:p>0,243128</text:p>
          </table:table-cell>
          <table:table-cell office:value-type="float" office:value="0.515785" calcext:value-type="float">
            <text:p>0,515785</text:p>
          </table:table-cell>
          <table:table-cell office:value-type="float" office:value="0.658309" calcext:value-type="float">
            <text:p>0,658309</text:p>
          </table:table-cell>
          <table:table-cell office:value-type="float" office:value="0.677005" calcext:value-type="float">
            <text:p>0,677005</text:p>
          </table:table-cell>
          <table:table-cell office:value-type="float" office:value="0.687297" calcext:value-type="float">
            <text:p>0,687297</text:p>
          </table:table-cell>
          <table:table-cell office:value-type="float" office:value="0.700408" calcext:value-type="float">
            <text:p>0,700408</text:p>
          </table:table-cell>
          <table:table-cell office:value-type="float" office:value="0.706796" calcext:value-type="float">
            <text:p>0,706796</text:p>
          </table:table-cell>
          <table:table-cell office:value-type="float" office:value="0.715905" calcext:value-type="float">
            <text:p>0,715905</text:p>
          </table:table-cell>
          <table:table-cell office:value-type="float" office:value="0.733431" calcext:value-type="float">
            <text:p>0,733431</text:p>
          </table:table-cell>
          <table:table-cell office:value-type="float" office:value="0.741623" calcext:value-type="float">
            <text:p>0,741623</text:p>
          </table:table-cell>
          <table:table-cell office:value-type="float" office:value="0.7528" calcext:value-type="float">
            <text:p>0,7528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688936" calcext:value-type="float">
            <text:p>0,68893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73441" calcext:value-type="float">
            <text:p>0,273441</text:p>
          </table:table-cell>
          <table:table-cell office:value-type="float" office:value="0.552002" calcext:value-type="float">
            <text:p>0,552002</text:p>
          </table:table-cell>
          <table:table-cell office:value-type="float" office:value="0.652374" calcext:value-type="float">
            <text:p>0,652374</text:p>
          </table:table-cell>
          <table:table-cell office:value-type="float" office:value="0.671236" calcext:value-type="float">
            <text:p>0,671236</text:p>
          </table:table-cell>
          <table:table-cell office:value-type="float" office:value="0.680302" calcext:value-type="float">
            <text:p>0,680302</text:p>
          </table:table-cell>
          <table:table-cell office:value-type="float" office:value="0.694837" calcext:value-type="float">
            <text:p>0,694837</text:p>
          </table:table-cell>
          <table:table-cell office:value-type="float" office:value="0.706965" calcext:value-type="float">
            <text:p>0,706965</text:p>
          </table:table-cell>
          <table:table-cell office:value-type="float" office:value="0.719217" calcext:value-type="float">
            <text:p>0,719217</text:p>
          </table:table-cell>
          <table:table-cell office:value-type="float" office:value="0.735478" calcext:value-type="float">
            <text:p>0,735478</text:p>
          </table:table-cell>
          <table:table-cell office:value-type="float" office:value="0.742721" calcext:value-type="float">
            <text:p>0,742721</text:p>
          </table:table-cell>
          <table:table-cell office:value-type="float" office:value="0.7535" calcext:value-type="float">
            <text:p>0,7535</text:p>
          </table:table-cell>
          <table:table-cell office:value-type="float" office:value="0.763574" calcext:value-type="float">
            <text:p>0,763574</text:p>
          </table:table-cell>
          <table:table-cell office:value-type="float" office:value="0.690863" calcext:value-type="float">
            <text:p>0,69086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71488" calcext:value-type="float">
            <text:p>0,071488</text:p>
          </table:table-cell>
          <table:table-cell office:value-type="float" office:value="0.535044" calcext:value-type="float">
            <text:p>0,535044</text:p>
          </table:table-cell>
          <table:table-cell office:value-type="float" office:value="0.652071" calcext:value-type="float">
            <text:p>0,652071</text:p>
          </table:table-cell>
          <table:table-cell office:value-type="float" office:value="0.671404" calcext:value-type="float">
            <text:p>0,671404</text:p>
          </table:table-cell>
          <table:table-cell office:value-type="float" office:value="0.684109" calcext:value-type="float">
            <text:p>0,684109</text:p>
          </table:table-cell>
          <table:table-cell office:value-type="float" office:value="0.697115" calcext:value-type="float">
            <text:p>0,697115</text:p>
          </table:table-cell>
          <table:table-cell office:value-type="float" office:value="0.706697" calcext:value-type="float">
            <text:p>0,706697</text:p>
          </table:table-cell>
          <table:table-cell office:value-type="float" office:value="0.719228" calcext:value-type="float">
            <text:p>0,719228</text:p>
          </table:table-cell>
          <table:table-cell office:value-type="float" office:value="0.735746" calcext:value-type="float">
            <text:p>0,735746</text:p>
          </table:table-cell>
          <table:table-cell office:value-type="float" office:value="0.74242" calcext:value-type="float">
            <text:p>0,74242</text:p>
          </table:table-cell>
          <table:table-cell office:value-type="float" office:value="0.753915" calcext:value-type="float">
            <text:p>0,753915</text:p>
          </table:table-cell>
          <table:table-cell office:value-type="float" office:value="0.766417" calcext:value-type="float">
            <text:p>0,766417</text:p>
          </table:table-cell>
          <table:table-cell office:value-type="float" office:value="0.689775" calcext:value-type="float">
            <text:p>0,68977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5572" calcext:value-type="float">
            <text:p>0,15572</text:p>
          </table:table-cell>
          <table:table-cell office:value-type="float" office:value="0.55237" calcext:value-type="float">
            <text:p>0,55237</text:p>
          </table:table-cell>
          <table:table-cell office:value-type="float" office:value="0.661103" calcext:value-type="float">
            <text:p>0,661103</text:p>
          </table:table-cell>
          <table:table-cell office:value-type="float" office:value="0.677946" calcext:value-type="float">
            <text:p>0,677946</text:p>
          </table:table-cell>
          <table:table-cell office:value-type="float" office:value="0.690335" calcext:value-type="float">
            <text:p>0,690335</text:p>
          </table:table-cell>
          <table:table-cell office:value-type="float" office:value="0.703409" calcext:value-type="float">
            <text:p>0,703409</text:p>
          </table:table-cell>
          <table:table-cell office:value-type="float" office:value="0.711625" calcext:value-type="float">
            <text:p>0,711625</text:p>
          </table:table-cell>
          <table:table-cell office:value-type="float" office:value="0.726228" calcext:value-type="float">
            <text:p>0,726228</text:p>
          </table:table-cell>
          <table:table-cell office:value-type="float" office:value="0.737291" calcext:value-type="float">
            <text:p>0,737291</text:p>
          </table:table-cell>
          <table:table-cell office:value-type="float" office:value="0.743284" calcext:value-type="float">
            <text:p>0,743284</text:p>
          </table:table-cell>
          <table:table-cell office:value-type="float" office:value="0.752686" calcext:value-type="float">
            <text:p>0,752686</text:p>
          </table:table-cell>
          <table:table-cell office:value-type="float" office:value="0.766417" calcext:value-type="float">
            <text:p>0,766417</text:p>
          </table:table-cell>
          <table:table-cell office:value-type="float" office:value="0.695628" calcext:value-type="float">
            <text:p>0,69562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62" calcext:value-type="float">
            <text:p>0,262</text:p>
          </table:table-cell>
          <table:table-cell office:value-type="float" office:value="0.592586" calcext:value-type="float">
            <text:p>0,592586</text:p>
          </table:table-cell>
          <table:table-cell office:value-type="float" office:value="0.671114" calcext:value-type="float">
            <text:p>0,671114</text:p>
          </table:table-cell>
          <table:table-cell office:value-type="float" office:value="0.682977" calcext:value-type="float">
            <text:p>0,682977</text:p>
          </table:table-cell>
          <table:table-cell office:value-type="float" office:value="0.697471" calcext:value-type="float">
            <text:p>0,697471</text:p>
          </table:table-cell>
          <table:table-cell office:value-type="float" office:value="0.708118" calcext:value-type="float">
            <text:p>0,708118</text:p>
          </table:table-cell>
          <table:table-cell office:value-type="float" office:value="0.719535" calcext:value-type="float">
            <text:p>0,719535</text:p>
          </table:table-cell>
          <table:table-cell office:value-type="float" office:value="0.733945" calcext:value-type="float">
            <text:p>0,733945</text:p>
          </table:table-cell>
          <table:table-cell office:value-type="float" office:value="0.740016" calcext:value-type="float">
            <text:p>0,740016</text:p>
          </table:table-cell>
          <table:table-cell office:value-type="float" office:value="0.74501" calcext:value-type="float">
            <text:p>0,74501</text:p>
          </table:table-cell>
          <table:table-cell office:value-type="float" office:value="0.753608" calcext:value-type="float">
            <text:p>0,753608</text:p>
          </table:table-cell>
          <table:table-cell office:value-type="float" office:value="0.766417" calcext:value-type="float">
            <text:p>0,766417</text:p>
          </table:table-cell>
          <table:table-cell office:value-type="float" office:value="0.704438" calcext:value-type="float">
            <text:p>0,70443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3559" calcext:value-type="float">
            <text:p>0,13559</text:p>
          </table:table-cell>
          <table:table-cell office:value-type="float" office:value="0.596376" calcext:value-type="float">
            <text:p>0,596376</text:p>
          </table:table-cell>
          <table:table-cell office:value-type="float" office:value="0.677217" calcext:value-type="float">
            <text:p>0,677217</text:p>
          </table:table-cell>
          <table:table-cell office:value-type="float" office:value="0.688729" calcext:value-type="float">
            <text:p>0,688729</text:p>
          </table:table-cell>
          <table:table-cell office:value-type="float" office:value="0.70335" calcext:value-type="float">
            <text:p>0,70335</text:p>
          </table:table-cell>
          <table:table-cell office:value-type="float" office:value="0.710387" calcext:value-type="float">
            <text:p>0,710387</text:p>
          </table:table-cell>
          <table:table-cell office:value-type="float" office:value="0.718255" calcext:value-type="float">
            <text:p>0,718255</text:p>
          </table:table-cell>
          <table:table-cell office:value-type="float" office:value="0.732138" calcext:value-type="float">
            <text:p>0,732138</text:p>
          </table:table-cell>
          <table:table-cell office:value-type="float" office:value="0.738593" calcext:value-type="float">
            <text:p>0,738593</text:p>
          </table:table-cell>
          <table:table-cell office:value-type="float" office:value="0.74442" calcext:value-type="float">
            <text:p>0,74442</text:p>
          </table:table-cell>
          <table:table-cell office:value-type="float" office:value="0.754618" calcext:value-type="float">
            <text:p>0,754618</text:p>
          </table:table-cell>
          <table:table-cell office:value-type="float" office:value="0.766417" calcext:value-type="float">
            <text:p>0,766417</text:p>
          </table:table-cell>
          <table:table-cell office:value-type="float" office:value="0.706408" calcext:value-type="float">
            <text:p>0,70640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16984" calcext:value-type="float">
            <text:p>0,016984</text:p>
          </table:table-cell>
          <table:table-cell office:value-type="float" office:value="0.564101" calcext:value-type="float">
            <text:p>0,564101</text:p>
          </table:table-cell>
          <table:table-cell office:value-type="float" office:value="0.674622" calcext:value-type="float">
            <text:p>0,674622</text:p>
          </table:table-cell>
          <table:table-cell office:value-type="float" office:value="0.690764" calcext:value-type="float">
            <text:p>0,690764</text:p>
          </table:table-cell>
          <table:table-cell office:value-type="float" office:value="0.705138" calcext:value-type="float">
            <text:p>0,705138</text:p>
          </table:table-cell>
          <table:table-cell office:value-type="float" office:value="0.710886" calcext:value-type="float">
            <text:p>0,710886</text:p>
          </table:table-cell>
          <table:table-cell office:value-type="float" office:value="0.719802" calcext:value-type="float">
            <text:p>0,719802</text:p>
          </table:table-cell>
          <table:table-cell office:value-type="float" office:value="0.73171" calcext:value-type="float">
            <text:p>0,73171</text:p>
          </table:table-cell>
          <table:table-cell office:value-type="float" office:value="0.738294" calcext:value-type="float">
            <text:p>0,738294</text:p>
          </table:table-cell>
          <table:table-cell office:value-type="float" office:value="0.743673" calcext:value-type="float">
            <text:p>0,743673</text:p>
          </table:table-cell>
          <table:table-cell office:value-type="float" office:value="0.754227" calcext:value-type="float">
            <text:p>0,754227</text:p>
          </table:table-cell>
          <table:table-cell office:value-type="float" office:value="0.766417" calcext:value-type="float">
            <text:p>0,766417</text:p>
          </table:table-cell>
          <table:table-cell office:value-type="float" office:value="0.703322" calcext:value-type="float">
            <text:p>0,70332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35526" calcext:value-type="float">
            <text:p>0,135526</text:p>
          </table:table-cell>
          <table:table-cell office:value-type="float" office:value="0.623097" calcext:value-type="float">
            <text:p>0,623097</text:p>
          </table:table-cell>
          <table:table-cell office:value-type="float" office:value="0.677904" calcext:value-type="float">
            <text:p>0,677904</text:p>
          </table:table-cell>
          <table:table-cell office:value-type="float" office:value="0.688147" calcext:value-type="float">
            <text:p>0,688147</text:p>
          </table:table-cell>
          <table:table-cell office:value-type="float" office:value="0.70203" calcext:value-type="float">
            <text:p>0,70203</text:p>
          </table:table-cell>
          <table:table-cell office:value-type="float" office:value="0.709214" calcext:value-type="float">
            <text:p>0,709214</text:p>
          </table:table-cell>
          <table:table-cell office:value-type="float" office:value="0.716225" calcext:value-type="float">
            <text:p>0,716225</text:p>
          </table:table-cell>
          <table:table-cell office:value-type="float" office:value="0.729279" calcext:value-type="float">
            <text:p>0,729279</text:p>
          </table:table-cell>
          <table:table-cell office:value-type="float" office:value="0.736837" calcext:value-type="float">
            <text:p>0,736837</text:p>
          </table:table-cell>
          <table:table-cell office:value-type="float" office:value="0.744683" calcext:value-type="float">
            <text:p>0,744683</text:p>
          </table:table-cell>
          <table:table-cell office:value-type="float" office:value="0.753693" calcext:value-type="float">
            <text:p>0,753693</text:p>
          </table:table-cell>
          <table:table-cell office:value-type="float" office:value="0.766417" calcext:value-type="float">
            <text:p>0,766417</text:p>
          </table:table-cell>
          <table:table-cell office:value-type="float" office:value="0.708111" calcext:value-type="float">
            <text:p>0,70811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89563" calcext:value-type="float">
            <text:p>0,389563</text:p>
          </table:table-cell>
          <table:table-cell office:value-type="float" office:value="0.614022" calcext:value-type="float">
            <text:p>0,614022</text:p>
          </table:table-cell>
          <table:table-cell office:value-type="float" office:value="0.673608" calcext:value-type="float">
            <text:p>0,673608</text:p>
          </table:table-cell>
          <table:table-cell office:value-type="float" office:value="0.686026" calcext:value-type="float">
            <text:p>0,686026</text:p>
          </table:table-cell>
          <table:table-cell office:value-type="float" office:value="0.70136" calcext:value-type="float">
            <text:p>0,70136</text:p>
          </table:table-cell>
          <table:table-cell office:value-type="float" office:value="0.708715" calcext:value-type="float">
            <text:p>0,708715</text:p>
          </table:table-cell>
          <table:table-cell office:value-type="float" office:value="0.714932" calcext:value-type="float">
            <text:p>0,714932</text:p>
          </table:table-cell>
          <table:table-cell office:value-type="float" office:value="0.727458" calcext:value-type="float">
            <text:p>0,727458</text:p>
          </table:table-cell>
          <table:table-cell office:value-type="float" office:value="0.735815" calcext:value-type="float">
            <text:p>0,735815</text:p>
          </table:table-cell>
          <table:table-cell office:value-type="float" office:value="0.741869" calcext:value-type="float">
            <text:p>0,741869</text:p>
          </table:table-cell>
          <table:table-cell office:value-type="float" office:value="0.751865" calcext:value-type="float">
            <text:p>0,751865</text:p>
          </table:table-cell>
          <table:table-cell office:value-type="float" office:value="0.766417" calcext:value-type="float">
            <text:p>0,766417</text:p>
          </table:table-cell>
          <table:table-cell office:value-type="float" office:value="0.705567" calcext:value-type="float">
            <text:p>0,70556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04923" calcext:value-type="float">
            <text:p>0,304923</text:p>
          </table:table-cell>
          <table:table-cell office:value-type="float" office:value="0.592682" calcext:value-type="float">
            <text:p>0,592682</text:p>
          </table:table-cell>
          <table:table-cell office:value-type="float" office:value="0.674613" calcext:value-type="float">
            <text:p>0,674613</text:p>
          </table:table-cell>
          <table:table-cell office:value-type="float" office:value="0.687333" calcext:value-type="float">
            <text:p>0,687333</text:p>
          </table:table-cell>
          <table:table-cell office:value-type="float" office:value="0.702598" calcext:value-type="float">
            <text:p>0,702598</text:p>
          </table:table-cell>
          <table:table-cell office:value-type="float" office:value="0.708827" calcext:value-type="float">
            <text:p>0,708827</text:p>
          </table:table-cell>
          <table:table-cell office:value-type="float" office:value="0.717151" calcext:value-type="float">
            <text:p>0,717151</text:p>
          </table:table-cell>
          <table:table-cell office:value-type="float" office:value="0.730668" calcext:value-type="float">
            <text:p>0,730668</text:p>
          </table:table-cell>
          <table:table-cell office:value-type="float" office:value="0.738437" calcext:value-type="float">
            <text:p>0,738437</text:p>
          </table:table-cell>
          <table:table-cell office:value-type="float" office:value="0.743411" calcext:value-type="float">
            <text:p>0,743411</text:p>
          </table:table-cell>
          <table:table-cell office:value-type="float" office:value="0.75412" calcext:value-type="float">
            <text:p>0,75412</text:p>
          </table:table-cell>
          <table:table-cell office:value-type="float" office:value="0.766417" calcext:value-type="float">
            <text:p>0,766417</text:p>
          </table:table-cell>
          <table:table-cell office:value-type="float" office:value="0.704984" calcext:value-type="float">
            <text:p>0,70498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04923" calcext:value-type="float">
            <text:p>0,304923</text:p>
          </table:table-cell>
          <table:table-cell office:value-type="float" office:value="0.581915" calcext:value-type="float">
            <text:p>0,581915</text:p>
          </table:table-cell>
          <table:table-cell office:value-type="float" office:value="0.672191" calcext:value-type="float">
            <text:p>0,672191</text:p>
          </table:table-cell>
          <table:table-cell office:value-type="float" office:value="0.687281" calcext:value-type="float">
            <text:p>0,687281</text:p>
          </table:table-cell>
          <table:table-cell office:value-type="float" office:value="0.702219" calcext:value-type="float">
            <text:p>0,702219</text:p>
          </table:table-cell>
          <table:table-cell office:value-type="float" office:value="0.71156" calcext:value-type="float">
            <text:p>0,71156</text:p>
          </table:table-cell>
          <table:table-cell office:value-type="float" office:value="0.728403" calcext:value-type="float">
            <text:p>0,728403</text:p>
          </table:table-cell>
          <table:table-cell office:value-type="float" office:value="0.734419" calcext:value-type="float">
            <text:p>0,734419</text:p>
          </table:table-cell>
          <table:table-cell office:value-type="float" office:value="0.739225" calcext:value-type="float">
            <text:p>0,739225</text:p>
          </table:table-cell>
          <table:table-cell office:value-type="float" office:value="0.743774" calcext:value-type="float">
            <text:p>0,743774</text:p>
          </table:table-cell>
          <table:table-cell office:value-type="float" office:value="0.752735" calcext:value-type="float">
            <text:p>0,752735</text:p>
          </table:table-cell>
          <table:table-cell office:value-type="float" office:value="0.766417" calcext:value-type="float">
            <text:p>0,766417</text:p>
          </table:table-cell>
          <table:table-cell office:value-type="float" office:value="0.705372" calcext:value-type="float">
            <text:p>0,70537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81584" calcext:value-type="float">
            <text:p>0,281584</text:p>
          </table:table-cell>
          <table:table-cell office:value-type="float" office:value="0.574912" calcext:value-type="float">
            <text:p>0,574912</text:p>
          </table:table-cell>
          <table:table-cell office:value-type="float" office:value="0.67304" calcext:value-type="float">
            <text:p>0,67304</text:p>
          </table:table-cell>
          <table:table-cell office:value-type="float" office:value="0.696656" calcext:value-type="float">
            <text:p>0,696656</text:p>
          </table:table-cell>
          <table:table-cell office:value-type="float" office:value="0.708306" calcext:value-type="float">
            <text:p>0,708306</text:p>
          </table:table-cell>
          <table:table-cell office:value-type="float" office:value="0.721577" calcext:value-type="float">
            <text:p>0,721577</text:p>
          </table:table-cell>
          <table:table-cell office:value-type="float" office:value="0.732013" calcext:value-type="float">
            <text:p>0,732013</text:p>
          </table:table-cell>
          <table:table-cell office:value-type="float" office:value="0.736728" calcext:value-type="float">
            <text:p>0,736728</text:p>
          </table:table-cell>
          <table:table-cell office:value-type="float" office:value="0.740803" calcext:value-type="float">
            <text:p>0,740803</text:p>
          </table:table-cell>
          <table:table-cell office:value-type="float" office:value="0.745363" calcext:value-type="float">
            <text:p>0,745363</text:p>
          </table:table-cell>
          <table:table-cell office:value-type="float" office:value="0.754211" calcext:value-type="float">
            <text:p>0,754211</text:p>
          </table:table-cell>
          <table:table-cell office:value-type="float" office:value="0.766783" calcext:value-type="float">
            <text:p>0,766783</text:p>
          </table:table-cell>
          <table:table-cell office:value-type="float" office:value="0.708361" calcext:value-type="float">
            <text:p>0,70836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93883" calcext:value-type="float">
            <text:p>0,093883</text:p>
          </table:table-cell>
          <table:table-cell office:value-type="float" office:value="0.52226" calcext:value-type="float">
            <text:p>0,52226</text:p>
          </table:table-cell>
          <table:table-cell office:value-type="float" office:value="0.665233" calcext:value-type="float">
            <text:p>0,665233</text:p>
          </table:table-cell>
          <table:table-cell office:value-type="float" office:value="0.689387" calcext:value-type="float">
            <text:p>0,689387</text:p>
          </table:table-cell>
          <table:table-cell office:value-type="float" office:value="0.708671" calcext:value-type="float">
            <text:p>0,708671</text:p>
          </table:table-cell>
          <table:table-cell office:value-type="float" office:value="0.724644" calcext:value-type="float">
            <text:p>0,724644</text:p>
          </table:table-cell>
          <table:table-cell office:value-type="float" office:value="0.733362" calcext:value-type="float">
            <text:p>0,733362</text:p>
          </table:table-cell>
          <table:table-cell office:value-type="float" office:value="0.737397" calcext:value-type="float">
            <text:p>0,737397</text:p>
          </table:table-cell>
          <table:table-cell office:value-type="float" office:value="0.741625" calcext:value-type="float">
            <text:p>0,741625</text:p>
          </table:table-cell>
          <table:table-cell office:value-type="float" office:value="0.745756" calcext:value-type="float">
            <text:p>0,745756</text:p>
          </table:table-cell>
          <table:table-cell office:value-type="float" office:value="0.754659" calcext:value-type="float">
            <text:p>0,754659</text:p>
          </table:table-cell>
          <table:table-cell office:value-type="float" office:value="0.766783" calcext:value-type="float">
            <text:p>0,766783</text:p>
          </table:table-cell>
          <table:table-cell office:value-type="float" office:value="0.702299" calcext:value-type="float">
            <text:p>0,70229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23387" calcext:value-type="float">
            <text:p>0,123387</text:p>
          </table:table-cell>
          <table:table-cell office:value-type="float" office:value="0.560605" calcext:value-type="float">
            <text:p>0,560605</text:p>
          </table:table-cell>
          <table:table-cell office:value-type="float" office:value="0.671973" calcext:value-type="float">
            <text:p>0,671973</text:p>
          </table:table-cell>
          <table:table-cell office:value-type="float" office:value="0.695292" calcext:value-type="float">
            <text:p>0,695292</text:p>
          </table:table-cell>
          <table:table-cell office:value-type="float" office:value="0.714046" calcext:value-type="float">
            <text:p>0,714046</text:p>
          </table:table-cell>
          <table:table-cell office:value-type="float" office:value="0.728028" calcext:value-type="float">
            <text:p>0,728028</text:p>
          </table:table-cell>
          <table:table-cell office:value-type="float" office:value="0.733911" calcext:value-type="float">
            <text:p>0,733911</text:p>
          </table:table-cell>
          <table:table-cell office:value-type="float" office:value="0.739672" calcext:value-type="float">
            <text:p>0,739672</text:p>
          </table:table-cell>
          <table:table-cell office:value-type="float" office:value="0.743544" calcext:value-type="float">
            <text:p>0,743544</text:p>
          </table:table-cell>
          <table:table-cell office:value-type="float" office:value="0.747751" calcext:value-type="float">
            <text:p>0,747751</text:p>
          </table:table-cell>
          <table:table-cell office:value-type="float" office:value="0.755256" calcext:value-type="float">
            <text:p>0,755256</text:p>
          </table:table-cell>
          <table:table-cell office:value-type="float" office:value="0.766783" calcext:value-type="float">
            <text:p>0,766783</text:p>
          </table:table-cell>
          <table:table-cell office:value-type="float" office:value="0.709008" calcext:value-type="float">
            <text:p>0,70900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93666" calcext:value-type="float">
            <text:p>0,093666</text:p>
          </table:table-cell>
          <table:table-cell office:value-type="float" office:value="0.525945" calcext:value-type="float">
            <text:p>0,525945</text:p>
          </table:table-cell>
          <table:table-cell office:value-type="float" office:value="0.674387" calcext:value-type="float">
            <text:p>0,674387</text:p>
          </table:table-cell>
          <table:table-cell office:value-type="float" office:value="0.700869" calcext:value-type="float">
            <text:p>0,700869</text:p>
          </table:table-cell>
          <table:table-cell office:value-type="float" office:value="0.718422" calcext:value-type="float">
            <text:p>0,718422</text:p>
          </table:table-cell>
          <table:table-cell office:value-type="float" office:value="0.730552" calcext:value-type="float">
            <text:p>0,730552</text:p>
          </table:table-cell>
          <table:table-cell office:value-type="float" office:value="0.736026" calcext:value-type="float">
            <text:p>0,736026</text:p>
          </table:table-cell>
          <table:table-cell office:value-type="float" office:value="0.739971" calcext:value-type="float">
            <text:p>0,739971</text:p>
          </table:table-cell>
          <table:table-cell office:value-type="float" office:value="0.743829" calcext:value-type="float">
            <text:p>0,743829</text:p>
          </table:table-cell>
          <table:table-cell office:value-type="float" office:value="0.747706" calcext:value-type="float">
            <text:p>0,747706</text:p>
          </table:table-cell>
          <table:table-cell office:value-type="float" office:value="0.755369" calcext:value-type="float">
            <text:p>0,755369</text:p>
          </table:table-cell>
          <table:table-cell office:value-type="float" office:value="0.766783" calcext:value-type="float">
            <text:p>0,766783</text:p>
          </table:table-cell>
          <table:table-cell office:value-type="float" office:value="0.707308" calcext:value-type="float">
            <text:p>0,70730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164" calcext:value-type="float">
            <text:p>0,04164</text:p>
          </table:table-cell>
          <table:table-cell office:value-type="float" office:value="0.48241" calcext:value-type="float">
            <text:p>0,48241</text:p>
          </table:table-cell>
          <table:table-cell office:value-type="float" office:value="0.67049" calcext:value-type="float">
            <text:p>0,67049</text:p>
          </table:table-cell>
          <table:table-cell office:value-type="float" office:value="0.695773" calcext:value-type="float">
            <text:p>0,695773</text:p>
          </table:table-cell>
          <table:table-cell office:value-type="float" office:value="0.721181" calcext:value-type="float">
            <text:p>0,721181</text:p>
          </table:table-cell>
          <table:table-cell office:value-type="float" office:value="0.731021" calcext:value-type="float">
            <text:p>0,731021</text:p>
          </table:table-cell>
          <table:table-cell office:value-type="float" office:value="0.736589" calcext:value-type="float">
            <text:p>0,736589</text:p>
          </table:table-cell>
          <table:table-cell office:value-type="float" office:value="0.741333" calcext:value-type="float">
            <text:p>0,741333</text:p>
          </table:table-cell>
          <table:table-cell office:value-type="float" office:value="0.744501" calcext:value-type="float">
            <text:p>0,744501</text:p>
          </table:table-cell>
          <table:table-cell office:value-type="float" office:value="0.748442" calcext:value-type="float">
            <text:p>0,748442</text:p>
          </table:table-cell>
          <table:table-cell office:value-type="float" office:value="0.75743" calcext:value-type="float">
            <text:p>0,75743</text:p>
          </table:table-cell>
          <table:table-cell office:value-type="float" office:value="0.767012" calcext:value-type="float">
            <text:p>0,767012</text:p>
          </table:table-cell>
          <table:table-cell office:value-type="float" office:value="0.702917" calcext:value-type="float">
            <text:p>0,70291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1677" calcext:value-type="float">
            <text:p>0,071677</text:p>
          </table:table-cell>
          <table:table-cell office:value-type="float" office:value="0.561244" calcext:value-type="float">
            <text:p>0,561244</text:p>
          </table:table-cell>
          <table:table-cell office:value-type="float" office:value="0.672552" calcext:value-type="float">
            <text:p>0,672552</text:p>
          </table:table-cell>
          <table:table-cell office:value-type="float" office:value="0.694822" calcext:value-type="float">
            <text:p>0,694822</text:p>
          </table:table-cell>
          <table:table-cell office:value-type="float" office:value="0.718076" calcext:value-type="float">
            <text:p>0,718076</text:p>
          </table:table-cell>
          <table:table-cell office:value-type="float" office:value="0.729961" calcext:value-type="float">
            <text:p>0,729961</text:p>
          </table:table-cell>
          <table:table-cell office:value-type="float" office:value="0.735324" calcext:value-type="float">
            <text:p>0,735324</text:p>
          </table:table-cell>
          <table:table-cell office:value-type="float" office:value="0.740083" calcext:value-type="float">
            <text:p>0,740083</text:p>
          </table:table-cell>
          <table:table-cell office:value-type="float" office:value="0.743691" calcext:value-type="float">
            <text:p>0,743691</text:p>
          </table:table-cell>
          <table:table-cell office:value-type="float" office:value="0.74897" calcext:value-type="float">
            <text:p>0,74897</text:p>
          </table:table-cell>
          <table:table-cell office:value-type="float" office:value="0.758386" calcext:value-type="float">
            <text:p>0,758386</text:p>
          </table:table-cell>
          <table:table-cell office:value-type="float" office:value="0.766783" calcext:value-type="float">
            <text:p>0,766783</text:p>
          </table:table-cell>
          <table:table-cell office:value-type="float" office:value="0.710311" calcext:value-type="float">
            <text:p>0,71031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3692" calcext:value-type="float">
            <text:p>0,073692</text:p>
          </table:table-cell>
          <table:table-cell office:value-type="float" office:value="0.524909" calcext:value-type="float">
            <text:p>0,524909</text:p>
          </table:table-cell>
          <table:table-cell office:value-type="float" office:value="0.66873" calcext:value-type="float">
            <text:p>0,66873</text:p>
          </table:table-cell>
          <table:table-cell office:value-type="float" office:value="0.695003" calcext:value-type="float">
            <text:p>0,695003</text:p>
          </table:table-cell>
          <table:table-cell office:value-type="float" office:value="0.718489" calcext:value-type="float">
            <text:p>0,718489</text:p>
          </table:table-cell>
          <table:table-cell office:value-type="float" office:value="0.730866" calcext:value-type="float">
            <text:p>0,730866</text:p>
          </table:table-cell>
          <table:table-cell office:value-type="float" office:value="0.735739" calcext:value-type="float">
            <text:p>0,735739</text:p>
          </table:table-cell>
          <table:table-cell office:value-type="float" office:value="0.740564" calcext:value-type="float">
            <text:p>0,740564</text:p>
          </table:table-cell>
          <table:table-cell office:value-type="float" office:value="0.744865" calcext:value-type="float">
            <text:p>0,744865</text:p>
          </table:table-cell>
          <table:table-cell office:value-type="float" office:value="0.749352" calcext:value-type="float">
            <text:p>0,749352</text:p>
          </table:table-cell>
          <table:table-cell office:value-type="float" office:value="0.756671" calcext:value-type="float">
            <text:p>0,756671</text:p>
          </table:table-cell>
          <table:table-cell office:value-type="float" office:value="0.766783" calcext:value-type="float">
            <text:p>0,766783</text:p>
          </table:table-cell>
          <table:table-cell office:value-type="float" office:value="0.706519" calcext:value-type="float">
            <text:p>0,70651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73692" calcext:value-type="float">
            <text:p>0,073692</text:p>
          </table:table-cell>
          <table:table-cell office:value-type="float" office:value="0.443309" calcext:value-type="float">
            <text:p>0,443309</text:p>
          </table:table-cell>
          <table:table-cell office:value-type="float" office:value="0.6708" calcext:value-type="float">
            <text:p>0,6708</text:p>
          </table:table-cell>
          <table:table-cell office:value-type="float" office:value="0.692718" calcext:value-type="float">
            <text:p>0,692718</text:p>
          </table:table-cell>
          <table:table-cell office:value-type="float" office:value="0.706503" calcext:value-type="float">
            <text:p>0,706503</text:p>
          </table:table-cell>
          <table:table-cell office:value-type="float" office:value="0.727038" calcext:value-type="float">
            <text:p>0,727038</text:p>
          </table:table-cell>
          <table:table-cell office:value-type="float" office:value="0.734747" calcext:value-type="float">
            <text:p>0,734747</text:p>
          </table:table-cell>
          <table:table-cell office:value-type="float" office:value="0.740262" calcext:value-type="float">
            <text:p>0,740262</text:p>
          </table:table-cell>
          <table:table-cell office:value-type="float" office:value="0.744592" calcext:value-type="float">
            <text:p>0,744592</text:p>
          </table:table-cell>
          <table:table-cell office:value-type="float" office:value="0.749205" calcext:value-type="float">
            <text:p>0,749205</text:p>
          </table:table-cell>
          <table:table-cell office:value-type="float" office:value="0.756232" calcext:value-type="float">
            <text:p>0,756232</text:p>
          </table:table-cell>
          <table:table-cell office:value-type="float" office:value="0.766783" calcext:value-type="float">
            <text:p>0,766783</text:p>
          </table:table-cell>
          <table:table-cell office:value-type="float" office:value="0.696541" calcext:value-type="float">
            <text:p>0,69654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93883" calcext:value-type="float">
            <text:p>0,093883</text:p>
          </table:table-cell>
          <table:table-cell office:value-type="float" office:value="0.428603" calcext:value-type="float">
            <text:p>0,428603</text:p>
          </table:table-cell>
          <table:table-cell office:value-type="float" office:value="0.676249" calcext:value-type="float">
            <text:p>0,676249</text:p>
          </table:table-cell>
          <table:table-cell office:value-type="float" office:value="0.699694" calcext:value-type="float">
            <text:p>0,699694</text:p>
          </table:table-cell>
          <table:table-cell office:value-type="float" office:value="0.709352" calcext:value-type="float">
            <text:p>0,709352</text:p>
          </table:table-cell>
          <table:table-cell office:value-type="float" office:value="0.723694" calcext:value-type="float">
            <text:p>0,723694</text:p>
          </table:table-cell>
          <table:table-cell office:value-type="float" office:value="0.733018" calcext:value-type="float">
            <text:p>0,733018</text:p>
          </table:table-cell>
          <table:table-cell office:value-type="float" office:value="0.738891" calcext:value-type="float">
            <text:p>0,738891</text:p>
          </table:table-cell>
          <table:table-cell office:value-type="float" office:value="0.744911" calcext:value-type="float">
            <text:p>0,744911</text:p>
          </table:table-cell>
          <table:table-cell office:value-type="float" office:value="0.749734" calcext:value-type="float">
            <text:p>0,749734</text:p>
          </table:table-cell>
          <table:table-cell office:value-type="float" office:value="0.755729" calcext:value-type="float">
            <text:p>0,755729</text:p>
          </table:table-cell>
          <table:table-cell office:value-type="float" office:value="0.766783" calcext:value-type="float">
            <text:p>0,766783</text:p>
          </table:table-cell>
          <table:table-cell office:value-type="float" office:value="0.695988" calcext:value-type="float">
            <text:p>0,69598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64853" calcext:value-type="float">
            <text:p>0,064853</text:p>
          </table:table-cell>
          <table:table-cell office:value-type="float" office:value="0.401772" calcext:value-type="float">
            <text:p>0,401772</text:p>
          </table:table-cell>
          <table:table-cell office:value-type="float" office:value="0.672019" calcext:value-type="float">
            <text:p>0,672019</text:p>
          </table:table-cell>
          <table:table-cell office:value-type="float" office:value="0.695658" calcext:value-type="float">
            <text:p>0,695658</text:p>
          </table:table-cell>
          <table:table-cell office:value-type="float" office:value="0.70431" calcext:value-type="float">
            <text:p>0,70431</text:p>
          </table:table-cell>
          <table:table-cell office:value-type="float" office:value="0.715828" calcext:value-type="float">
            <text:p>0,715828</text:p>
          </table:table-cell>
          <table:table-cell office:value-type="float" office:value="0.730372" calcext:value-type="float">
            <text:p>0,730372</text:p>
          </table:table-cell>
          <table:table-cell office:value-type="float" office:value="0.737597" calcext:value-type="float">
            <text:p>0,737597</text:p>
          </table:table-cell>
          <table:table-cell office:value-type="float" office:value="0.744659" calcext:value-type="float">
            <text:p>0,744659</text:p>
          </table:table-cell>
          <table:table-cell office:value-type="float" office:value="0.750235" calcext:value-type="float">
            <text:p>0,750235</text:p>
          </table:table-cell>
          <table:table-cell office:value-type="float" office:value="0.757329" calcext:value-type="float">
            <text:p>0,757329</text:p>
          </table:table-cell>
          <table:table-cell office:value-type="float" office:value="0.766783" calcext:value-type="float">
            <text:p>0,766783</text:p>
          </table:table-cell>
          <table:table-cell office:value-type="float" office:value="0.690978" calcext:value-type="float">
            <text:p>0,6909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1:32:43.305247007</dc:date>
    <meta:editing-duration>PT45S</meta:editing-duration>
    <meta:editing-cycles>2</meta:editing-cycles>
    <meta:generator>LibreOffice/7.6.4.1$Linux_X86_64 LibreOffice_project/60$Build-1</meta:generator>
    <meta:document-statistic meta:table-count="1" meta:cell-count="35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251 mcc.C1:mcc.N251" chart:data-source-has-labels="both" svg:x="1.457cm" svg:y="0.251cm" svg:width="17.567cm" svg:height="11.088cm">
          <chart:coordinate-region svg:x="2.29cm" svg:y="0.45cm" svg:width="16.734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25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251" chart:label-cell-address="mcc.C1:mcc.C1" chart:class="chart:line">
            <chart:data-point chart:repeated="250"/>
          </chart:series>
          <chart:series chart:style-name="ch9" chart:values-cell-range-address="mcc.D2:mcc.D251" chart:label-cell-address="mcc.D1:mcc.D1" chart:class="chart:line">
            <chart:data-point chart:repeated="250"/>
          </chart:series>
          <chart:series chart:style-name="ch10" chart:values-cell-range-address="mcc.E2:mcc.E251" chart:label-cell-address="mcc.E1:mcc.E1" chart:class="chart:line">
            <chart:data-point chart:repeated="250"/>
          </chart:series>
          <chart:series chart:style-name="ch11" chart:values-cell-range-address="mcc.F2:mcc.F251" chart:label-cell-address="mcc.F1:mcc.F1" chart:class="chart:line">
            <chart:data-point chart:repeated="250"/>
          </chart:series>
          <chart:series chart:style-name="ch12" chart:values-cell-range-address="mcc.G2:mcc.G251" chart:label-cell-address="mcc.G1:mcc.G1" chart:class="chart:line">
            <chart:data-point chart:repeated="250"/>
          </chart:series>
          <chart:series chart:style-name="ch13" chart:values-cell-range-address="mcc.H2:mcc.H251" chart:label-cell-address="mcc.H1:mcc.H1" chart:class="chart:line">
            <chart:data-point chart:repeated="250"/>
          </chart:series>
          <chart:series chart:style-name="ch14" chart:values-cell-range-address="mcc.I2:mcc.I251" chart:label-cell-address="mcc.I1:mcc.I1" chart:class="chart:line">
            <chart:data-point chart:repeated="250"/>
          </chart:series>
          <chart:series chart:style-name="ch15" chart:values-cell-range-address="mcc.J2:mcc.J251" chart:label-cell-address="mcc.J1:mcc.J1" chart:class="chart:line">
            <chart:data-point chart:repeated="250"/>
          </chart:series>
          <chart:series chart:style-name="ch16" chart:values-cell-range-address="mcc.K2:mcc.K251" chart:label-cell-address="mcc.K1:mcc.K1" chart:class="chart:line">
            <chart:data-point chart:repeated="250"/>
          </chart:series>
          <chart:series chart:style-name="ch17" chart:values-cell-range-address="mcc.L2:mcc.L251" chart:label-cell-address="mcc.L1:mcc.L1" chart:class="chart:line">
            <chart:data-point chart:repeated="250"/>
          </chart:series>
          <chart:series chart:style-name="ch18" chart:values-cell-range-address="mcc.M2:mcc.M251" chart:label-cell-address="mcc.M1:mcc.M1" chart:class="chart:line">
            <chart:data-point chart:repeated="250"/>
          </chart:series>
          <chart:series chart:style-name="ch19" chart:values-cell-range-address="mcc.N2:mcc.N251" chart:label-cell-address="mcc.N1:mcc.N1" chart:class="chart:line">
            <chart:data-point chart:repeated="2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51</svg:desc>
                </draw:g>
              </table:table-cell>
              <table:table-cell office:value-type="float" office:value="-0.252679">
                <text:p>-0.252679</text:p>
                <draw:g>
                  <svg:desc>mcc.C2:mcc.C251</svg:desc>
                </draw:g>
              </table:table-cell>
              <table:table-cell office:value-type="float" office:value="-0.099306">
                <text:p>-0.099306</text:p>
                <draw:g>
                  <svg:desc>mcc.D2:mcc.D251</svg:desc>
                </draw:g>
              </table:table-cell>
              <table:table-cell office:value-type="float" office:value="-0.033623">
                <text:p>-0.033623</text:p>
                <draw:g>
                  <svg:desc>mcc.E2:mcc.E251</svg:desc>
                </draw:g>
              </table:table-cell>
              <table:table-cell office:value-type="float" office:value="-0.008182">
                <text:p>-0.008182</text:p>
                <draw:g>
                  <svg:desc>mcc.F2:mcc.F251</svg:desc>
                </draw:g>
              </table:table-cell>
              <table:table-cell office:value-type="float" office:value="-0.001967">
                <text:p>-0.001967</text:p>
                <draw:g>
                  <svg:desc>mcc.G2:mcc.G251</svg:desc>
                </draw:g>
              </table:table-cell>
              <table:table-cell office:value-type="float" office:value="0.002664">
                <text:p>0.002664</text:p>
                <draw:g>
                  <svg:desc>mcc.H2:mcc.H251</svg:desc>
                </draw:g>
              </table:table-cell>
              <table:table-cell office:value-type="float" office:value="0.011123">
                <text:p>0.011123</text:p>
                <draw:g>
                  <svg:desc>mcc.I2:mcc.I251</svg:desc>
                </draw:g>
              </table:table-cell>
              <table:table-cell office:value-type="float" office:value="0.050134">
                <text:p>0.050134</text:p>
                <draw:g>
                  <svg:desc>mcc.J2:mcc.J251</svg:desc>
                </draw:g>
              </table:table-cell>
              <table:table-cell office:value-type="float" office:value="0.122142">
                <text:p>0.122142</text:p>
                <draw:g>
                  <svg:desc>mcc.K2:mcc.K251</svg:desc>
                </draw:g>
              </table:table-cell>
              <table:table-cell office:value-type="float" office:value="0.24273">
                <text:p>0.24273</text:p>
                <draw:g>
                  <svg:desc>mcc.L2:mcc.L251</svg:desc>
                </draw:g>
              </table:table-cell>
              <table:table-cell office:value-type="float" office:value="0.388143">
                <text:p>0.388143</text:p>
                <draw:g>
                  <svg:desc>mcc.M2:mcc.M251</svg:desc>
                </draw:g>
              </table:table-cell>
              <table:table-cell office:value-type="float" office:value="0.003303">
                <text:p>0.003303</text:p>
                <draw:g>
                  <svg:desc>mcc.N2:mcc.N2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161177">
                <text:p>-0.161177</text:p>
              </table:table-cell>
              <table:table-cell office:value-type="float" office:value="-0.052235">
                <text:p>-0.052235</text:p>
              </table:table-cell>
              <table:table-cell office:value-type="float" office:value="-0.011178">
                <text:p>-0.011178</text:p>
              </table:table-cell>
              <table:table-cell office:value-type="float" office:value="-0.001199">
                <text:p>-0.001199</text:p>
              </table:table-cell>
              <table:table-cell office:value-type="float" office:value="0.005186">
                <text:p>0.005186</text:p>
              </table:table-cell>
              <table:table-cell office:value-type="float" office:value="0.015556">
                <text:p>0.015556</text:p>
              </table:table-cell>
              <table:table-cell office:value-type="float" office:value="0.050298">
                <text:p>0.050298</text:p>
              </table:table-cell>
              <table:table-cell office:value-type="float" office:value="0.09398">
                <text:p>0.09398</text:p>
              </table:table-cell>
              <table:table-cell office:value-type="float" office:value="0.166161">
                <text:p>0.166161</text:p>
              </table:table-cell>
              <table:table-cell office:value-type="float" office:value="0.294264">
                <text:p>0.294264</text:p>
              </table:table-cell>
              <table:table-cell office:value-type="float" office:value="0.450469">
                <text:p>0.450469</text:p>
              </table:table-cell>
              <table:table-cell office:value-type="float" office:value="0.039966">
                <text:p>0.0399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162205">
                <text:p>-0.162205</text:p>
              </table:table-cell>
              <table:table-cell office:value-type="float" office:value="-0.045831">
                <text:p>-0.045831</text:p>
              </table:table-cell>
              <table:table-cell office:value-type="float" office:value="-0.010869">
                <text:p>-0.010869</text:p>
              </table:table-cell>
              <table:table-cell office:value-type="float" office:value="-0.001975">
                <text:p>-0.001975</text:p>
              </table:table-cell>
              <table:table-cell office:value-type="float" office:value="0.003524">
                <text:p>0.003524</text:p>
              </table:table-cell>
              <table:table-cell office:value-type="float" office:value="0.013155">
                <text:p>0.013155</text:p>
              </table:table-cell>
              <table:table-cell office:value-type="float" office:value="0.043877">
                <text:p>0.043877</text:p>
              </table:table-cell>
              <table:table-cell office:value-type="float" office:value="0.100186">
                <text:p>0.100186</text:p>
              </table:table-cell>
              <table:table-cell office:value-type="float" office:value="0.167651">
                <text:p>0.167651</text:p>
              </table:table-cell>
              <table:table-cell office:value-type="float" office:value="0.303028">
                <text:p>0.303028</text:p>
              </table:table-cell>
              <table:table-cell office:value-type="float" office:value="0.450469">
                <text:p>0.450469</text:p>
              </table:table-cell>
              <table:table-cell office:value-type="float" office:value="0.041054">
                <text:p>0.0410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166907">
                <text:p>-0.166907</text:p>
              </table:table-cell>
              <table:table-cell office:value-type="float" office:value="-0.06214">
                <text:p>-0.06214</text:p>
              </table:table-cell>
              <table:table-cell office:value-type="float" office:value="-0.010969">
                <text:p>-0.010969</text:p>
              </table:table-cell>
              <table:table-cell office:value-type="float" office:value="-0.001593">
                <text:p>-0.001593</text:p>
              </table:table-cell>
              <table:table-cell office:value-type="float" office:value="0.003106">
                <text:p>0.003106</text:p>
              </table:table-cell>
              <table:table-cell office:value-type="float" office:value="0.018037">
                <text:p>0.018037</text:p>
              </table:table-cell>
              <table:table-cell office:value-type="float" office:value="0.063834">
                <text:p>0.063834</text:p>
              </table:table-cell>
              <table:table-cell office:value-type="float" office:value="0.102657">
                <text:p>0.102657</text:p>
              </table:table-cell>
              <table:table-cell office:value-type="float" office:value="0.153529">
                <text:p>0.153529</text:p>
              </table:table-cell>
              <table:table-cell office:value-type="float" office:value="0.335533">
                <text:p>0.335533</text:p>
              </table:table-cell>
              <table:table-cell office:value-type="float" office:value="0.450469">
                <text:p>0.450469</text:p>
              </table:table-cell>
              <table:table-cell office:value-type="float" office:value="0.043509">
                <text:p>0.0435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189237">
                <text:p>-0.189237</text:p>
              </table:table-cell>
              <table:table-cell office:value-type="float" office:value="-0.05497">
                <text:p>-0.05497</text:p>
              </table:table-cell>
              <table:table-cell office:value-type="float" office:value="-0.01205">
                <text:p>-0.01205</text:p>
              </table:table-cell>
              <table:table-cell office:value-type="float" office:value="-0.001699">
                <text:p>-0.001699</text:p>
              </table:table-cell>
              <table:table-cell office:value-type="float" office:value="0.002379">
                <text:p>0.002379</text:p>
              </table:table-cell>
              <table:table-cell office:value-type="float" office:value="0.012534">
                <text:p>0.012534</text:p>
              </table:table-cell>
              <table:table-cell office:value-type="float" office:value="0.060196">
                <text:p>0.060196</text:p>
              </table:table-cell>
              <table:table-cell office:value-type="float" office:value="0.101866">
                <text:p>0.101866</text:p>
              </table:table-cell>
              <table:table-cell office:value-type="float" office:value="0.161577">
                <text:p>0.161577</text:p>
              </table:table-cell>
              <table:table-cell office:value-type="float" office:value="0.333957">
                <text:p>0.333957</text:p>
              </table:table-cell>
              <table:table-cell office:value-type="float" office:value="0.450469">
                <text:p>0.450469</text:p>
              </table:table-cell>
              <table:table-cell office:value-type="float" office:value="0.041455">
                <text:p>0.0414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144753">
                <text:p>-0.144753</text:p>
              </table:table-cell>
              <table:table-cell office:value-type="float" office:value="-0.036603">
                <text:p>-0.036603</text:p>
              </table:table-cell>
              <table:table-cell office:value-type="float" office:value="-0.006951">
                <text:p>-0.006951</text:p>
              </table:table-cell>
              <table:table-cell office:value-type="float" office:value="0.000583">
                <text:p>0.000583</text:p>
              </table:table-cell>
              <table:table-cell office:value-type="float" office:value="0.008042">
                <text:p>0.008042</text:p>
              </table:table-cell>
              <table:table-cell office:value-type="float" office:value="0.039305">
                <text:p>0.039305</text:p>
              </table:table-cell>
              <table:table-cell office:value-type="float" office:value="0.076013">
                <text:p>0.076013</text:p>
              </table:table-cell>
              <table:table-cell office:value-type="float" office:value="0.114988">
                <text:p>0.114988</text:p>
              </table:table-cell>
              <table:table-cell office:value-type="float" office:value="0.178617">
                <text:p>0.178617</text:p>
              </table:table-cell>
              <table:table-cell office:value-type="float" office:value="0.367885">
                <text:p>0.367885</text:p>
              </table:table-cell>
              <table:table-cell office:value-type="float" office:value="0.478275">
                <text:p>0.478275</text:p>
              </table:table-cell>
              <table:table-cell office:value-type="float" office:value="0.059713">
                <text:p>0.0597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15951">
                <text:p>-0.115951</text:p>
              </table:table-cell>
              <table:table-cell office:value-type="float" office:value="-0.029185">
                <text:p>-0.029185</text:p>
              </table:table-cell>
              <table:table-cell office:value-type="float" office:value="-0.004099">
                <text:p>-0.004099</text:p>
              </table:table-cell>
              <table:table-cell office:value-type="float" office:value="0.000783">
                <text:p>0.000783</text:p>
              </table:table-cell>
              <table:table-cell office:value-type="float" office:value="0.009238">
                <text:p>0.009238</text:p>
              </table:table-cell>
              <table:table-cell office:value-type="float" office:value="0.045956">
                <text:p>0.045956</text:p>
              </table:table-cell>
              <table:table-cell office:value-type="float" office:value="0.087682">
                <text:p>0.087682</text:p>
              </table:table-cell>
              <table:table-cell office:value-type="float" office:value="0.133594">
                <text:p>0.133594</text:p>
              </table:table-cell>
              <table:table-cell office:value-type="float" office:value="0.214256">
                <text:p>0.214256</text:p>
              </table:table-cell>
              <table:table-cell office:value-type="float" office:value="0.387372">
                <text:p>0.387372</text:p>
              </table:table-cell>
              <table:table-cell office:value-type="float" office:value="0.503823">
                <text:p>0.503823</text:p>
              </table:table-cell>
              <table:table-cell office:value-type="float" office:value="0.072964">
                <text:p>0.0729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96824">
                <text:p>-0.096824</text:p>
              </table:table-cell>
              <table:table-cell office:value-type="float" office:value="-0.01301">
                <text:p>-0.01301</text:p>
              </table:table-cell>
              <table:table-cell office:value-type="float" office:value="-0.001171">
                <text:p>-0.001171</text:p>
              </table:table-cell>
              <table:table-cell office:value-type="float" office:value="0.003616">
                <text:p>0.003616</text:p>
              </table:table-cell>
              <table:table-cell office:value-type="float" office:value="0.022741">
                <text:p>0.022741</text:p>
              </table:table-cell>
              <table:table-cell office:value-type="float" office:value="0.064088">
                <text:p>0.064088</text:p>
              </table:table-cell>
              <table:table-cell office:value-type="float" office:value="0.097429">
                <text:p>0.097429</text:p>
              </table:table-cell>
              <table:table-cell office:value-type="float" office:value="0.144468">
                <text:p>0.144468</text:p>
              </table:table-cell>
              <table:table-cell office:value-type="float" office:value="0.263593">
                <text:p>0.263593</text:p>
              </table:table-cell>
              <table:table-cell office:value-type="float" office:value="0.424182">
                <text:p>0.424182</text:p>
              </table:table-cell>
              <table:table-cell office:value-type="float" office:value="0.516181">
                <text:p>0.516181</text:p>
              </table:table-cell>
              <table:table-cell office:value-type="float" office:value="0.090911">
                <text:p>0.0909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80872">
                <text:p>-0.080872</text:p>
              </table:table-cell>
              <table:table-cell office:value-type="float" office:value="-0.009913">
                <text:p>-0.009913</text:p>
              </table:table-cell>
              <table:table-cell office:value-type="float" office:value="-0.000165">
                <text:p>-0.000165</text:p>
              </table:table-cell>
              <table:table-cell office:value-type="float" office:value="0.008394">
                <text:p>0.008394</text:p>
              </table:table-cell>
              <table:table-cell office:value-type="float" office:value="0.031439">
                <text:p>0.031439</text:p>
              </table:table-cell>
              <table:table-cell office:value-type="float" office:value="0.069868">
                <text:p>0.069868</text:p>
              </table:table-cell>
              <table:table-cell office:value-type="float" office:value="0.11773">
                <text:p>0.11773</text:p>
              </table:table-cell>
              <table:table-cell office:value-type="float" office:value="0.190189">
                <text:p>0.190189</text:p>
              </table:table-cell>
              <table:table-cell office:value-type="float" office:value="0.297622">
                <text:p>0.297622</text:p>
              </table:table-cell>
              <table:table-cell office:value-type="float" office:value="0.426275">
                <text:p>0.426275</text:p>
              </table:table-cell>
              <table:table-cell office:value-type="float" office:value="0.516181">
                <text:p>0.516181</text:p>
              </table:table-cell>
              <table:table-cell office:value-type="float" office:value="0.105057">
                <text:p>0.1050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68015">
                <text:p>-0.068015</text:p>
              </table:table-cell>
              <table:table-cell office:value-type="float" office:value="-0.005325">
                <text:p>-0.005325</text:p>
              </table:table-cell>
              <table:table-cell office:value-type="float" office:value="0.004376">
                <text:p>0.004376</text:p>
              </table:table-cell>
              <table:table-cell office:value-type="float" office:value="0.020263">
                <text:p>0.020263</text:p>
              </table:table-cell>
              <table:table-cell office:value-type="float" office:value="0.049459">
                <text:p>0.049459</text:p>
              </table:table-cell>
              <table:table-cell office:value-type="float" office:value="0.092696">
                <text:p>0.092696</text:p>
              </table:table-cell>
              <table:table-cell office:value-type="float" office:value="0.137632">
                <text:p>0.137632</text:p>
              </table:table-cell>
              <table:table-cell office:value-type="float" office:value="0.221613">
                <text:p>0.221613</text:p>
              </table:table-cell>
              <table:table-cell office:value-type="float" office:value="0.326484">
                <text:p>0.326484</text:p>
              </table:table-cell>
              <table:table-cell office:value-type="float" office:value="0.438305">
                <text:p>0.438305</text:p>
              </table:table-cell>
              <table:table-cell office:value-type="float" office:value="0.516181">
                <text:p>0.516181</text:p>
              </table:table-cell>
              <table:table-cell office:value-type="float" office:value="0.121749">
                <text:p>0.1217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71893">
                <text:p>-0.071893</text:p>
              </table:table-cell>
              <table:table-cell office:value-type="float" office:value="-0.007767">
                <text:p>-0.007767</text:p>
              </table:table-cell>
              <table:table-cell office:value-type="float" office:value="0.003634">
                <text:p>0.003634</text:p>
              </table:table-cell>
              <table:table-cell office:value-type="float" office:value="0.025059">
                <text:p>0.025059</text:p>
              </table:table-cell>
              <table:table-cell office:value-type="float" office:value="0.068874">
                <text:p>0.068874</text:p>
              </table:table-cell>
              <table:table-cell office:value-type="float" office:value="0.116502">
                <text:p>0.116502</text:p>
              </table:table-cell>
              <table:table-cell office:value-type="float" office:value="0.178477">
                <text:p>0.178477</text:p>
              </table:table-cell>
              <table:table-cell office:value-type="float" office:value="0.262086">
                <text:p>0.262086</text:p>
              </table:table-cell>
              <table:table-cell office:value-type="float" office:value="0.342439">
                <text:p>0.342439</text:p>
              </table:table-cell>
              <table:table-cell office:value-type="float" office:value="0.440179">
                <text:p>0.440179</text:p>
              </table:table-cell>
              <table:table-cell office:value-type="float" office:value="0.516181">
                <text:p>0.516181</text:p>
              </table:table-cell>
              <table:table-cell office:value-type="float" office:value="0.135759">
                <text:p>0.1357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100619">
                <text:p>-0.100619</text:p>
              </table:table-cell>
              <table:table-cell office:value-type="float" office:value="-0.006894">
                <text:p>-0.006894</text:p>
              </table:table-cell>
              <table:table-cell office:value-type="float" office:value="0.010939">
                <text:p>0.010939</text:p>
              </table:table-cell>
              <table:table-cell office:value-type="float" office:value="0.053762">
                <text:p>0.053762</text:p>
              </table:table-cell>
              <table:table-cell office:value-type="float" office:value="0.103913">
                <text:p>0.103913</text:p>
              </table:table-cell>
              <table:table-cell office:value-type="float" office:value="0.156153">
                <text:p>0.156153</text:p>
              </table:table-cell>
              <table:table-cell office:value-type="float" office:value="0.220074">
                <text:p>0.220074</text:p>
              </table:table-cell>
              <table:table-cell office:value-type="float" office:value="0.301944">
                <text:p>0.301944</text:p>
              </table:table-cell>
              <table:table-cell office:value-type="float" office:value="0.357176">
                <text:p>0.357176</text:p>
              </table:table-cell>
              <table:table-cell office:value-type="float" office:value="0.449959">
                <text:p>0.449959</text:p>
              </table:table-cell>
              <table:table-cell office:value-type="float" office:value="0.517607">
                <text:p>0.517607</text:p>
              </table:table-cell>
              <table:table-cell office:value-type="float" office:value="0.154641">
                <text:p>0.1546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74853">
                <text:p>-0.074853</text:p>
              </table:table-cell>
              <table:table-cell office:value-type="float" office:value="-0.006004">
                <text:p>-0.006004</text:p>
              </table:table-cell>
              <table:table-cell office:value-type="float" office:value="0.011436">
                <text:p>0.011436</text:p>
              </table:table-cell>
              <table:table-cell office:value-type="float" office:value="0.067291">
                <text:p>0.067291</text:p>
              </table:table-cell>
              <table:table-cell office:value-type="float" office:value="0.126213">
                <text:p>0.126213</text:p>
              </table:table-cell>
              <table:table-cell office:value-type="float" office:value="0.190529">
                <text:p>0.190529</text:p>
              </table:table-cell>
              <table:table-cell office:value-type="float" office:value="0.265461">
                <text:p>0.265461</text:p>
              </table:table-cell>
              <table:table-cell office:value-type="float" office:value="0.319409">
                <text:p>0.319409</text:p>
              </table:table-cell>
              <table:table-cell office:value-type="float" office:value="0.369654">
                <text:p>0.369654</text:p>
              </table:table-cell>
              <table:table-cell office:value-type="float" office:value="0.468189">
                <text:p>0.468189</text:p>
              </table:table-cell>
              <table:table-cell office:value-type="float" office:value="0.548281">
                <text:p>0.548281</text:p>
              </table:table-cell>
              <table:table-cell office:value-type="float" office:value="0.173732">
                <text:p>0.1737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9107">
                <text:p>-0.09107</text:p>
              </table:table-cell>
              <table:table-cell office:value-type="float" office:value="-0.001519">
                <text:p>-0.001519</text:p>
              </table:table-cell>
              <table:table-cell office:value-type="float" office:value="0.04446">
                <text:p>0.04446</text:p>
              </table:table-cell>
              <table:table-cell office:value-type="float" office:value="0.109438">
                <text:p>0.109438</text:p>
              </table:table-cell>
              <table:table-cell office:value-type="float" office:value="0.151633">
                <text:p>0.151633</text:p>
              </table:table-cell>
              <table:table-cell office:value-type="float" office:value="0.205544">
                <text:p>0.205544</text:p>
              </table:table-cell>
              <table:table-cell office:value-type="float" office:value="0.25373">
                <text:p>0.25373</text:p>
              </table:table-cell>
              <table:table-cell office:value-type="float" office:value="0.309945">
                <text:p>0.309945</text:p>
              </table:table-cell>
              <table:table-cell office:value-type="float" office:value="0.37324">
                <text:p>0.37324</text:p>
              </table:table-cell>
              <table:table-cell office:value-type="float" office:value="0.47949">
                <text:p>0.47949</text:p>
              </table:table-cell>
              <table:table-cell office:value-type="float" office:value="0.548281">
                <text:p>0.548281</text:p>
              </table:table-cell>
              <table:table-cell office:value-type="float" office:value="0.183489">
                <text:p>0.1834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55493">
                <text:p>-0.055493</text:p>
              </table:table-cell>
              <table:table-cell office:value-type="float" office:value="0.009483">
                <text:p>0.009483</text:p>
              </table:table-cell>
              <table:table-cell office:value-type="float" office:value="0.068608">
                <text:p>0.068608</text:p>
              </table:table-cell>
              <table:table-cell office:value-type="float" office:value="0.11608">
                <text:p>0.11608</text:p>
              </table:table-cell>
              <table:table-cell office:value-type="float" office:value="0.157636">
                <text:p>0.157636</text:p>
              </table:table-cell>
              <table:table-cell office:value-type="float" office:value="0.217769">
                <text:p>0.217769</text:p>
              </table:table-cell>
              <table:table-cell office:value-type="float" office:value="0.280356">
                <text:p>0.280356</text:p>
              </table:table-cell>
              <table:table-cell office:value-type="float" office:value="0.324582">
                <text:p>0.324582</text:p>
              </table:table-cell>
              <table:table-cell office:value-type="float" office:value="0.386456">
                <text:p>0.386456</text:p>
              </table:table-cell>
              <table:table-cell office:value-type="float" office:value="0.490947">
                <text:p>0.490947</text:p>
              </table:table-cell>
              <table:table-cell office:value-type="float" office:value="0.636237">
                <text:p>0.636237</text:p>
              </table:table-cell>
              <table:table-cell office:value-type="float" office:value="0.199642">
                <text:p>0.1996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5251">
                <text:p>-0.05251</text:p>
              </table:table-cell>
              <table:table-cell office:value-type="float" office:value="0.003042">
                <text:p>0.003042</text:p>
              </table:table-cell>
              <table:table-cell office:value-type="float" office:value="0.054086">
                <text:p>0.054086</text:p>
              </table:table-cell>
              <table:table-cell office:value-type="float" office:value="0.117083">
                <text:p>0.117083</text:p>
              </table:table-cell>
              <table:table-cell office:value-type="float" office:value="0.165235">
                <text:p>0.165235</text:p>
              </table:table-cell>
              <table:table-cell office:value-type="float" office:value="0.225023">
                <text:p>0.225023</text:p>
              </table:table-cell>
              <table:table-cell office:value-type="float" office:value="0.286072">
                <text:p>0.286072</text:p>
              </table:table-cell>
              <table:table-cell office:value-type="float" office:value="0.328262">
                <text:p>0.328262</text:p>
              </table:table-cell>
              <table:table-cell office:value-type="float" office:value="0.39252">
                <text:p>0.39252</text:p>
              </table:table-cell>
              <table:table-cell office:value-type="float" office:value="0.497472">
                <text:p>0.497472</text:p>
              </table:table-cell>
              <table:table-cell office:value-type="float" office:value="0.636237">
                <text:p>0.636237</text:p>
              </table:table-cell>
              <table:table-cell office:value-type="float" office:value="0.201629">
                <text:p>0.2016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3706">
                <text:p>-0.03706</text:p>
              </table:table-cell>
              <table:table-cell office:value-type="float" office:value="0.018628">
                <text:p>0.018628</text:p>
              </table:table-cell>
              <table:table-cell office:value-type="float" office:value="0.093758">
                <text:p>0.093758</text:p>
              </table:table-cell>
              <table:table-cell office:value-type="float" office:value="0.141972">
                <text:p>0.141972</text:p>
              </table:table-cell>
              <table:table-cell office:value-type="float" office:value="0.192831">
                <text:p>0.192831</text:p>
              </table:table-cell>
              <table:table-cell office:value-type="float" office:value="0.249947">
                <text:p>0.249947</text:p>
              </table:table-cell>
              <table:table-cell office:value-type="float" office:value="0.295399">
                <text:p>0.295399</text:p>
              </table:table-cell>
              <table:table-cell office:value-type="float" office:value="0.34816">
                <text:p>0.34816</text:p>
              </table:table-cell>
              <table:table-cell office:value-type="float" office:value="0.403385">
                <text:p>0.403385</text:p>
              </table:table-cell>
              <table:table-cell office:value-type="float" office:value="0.493824">
                <text:p>0.493824</text:p>
              </table:table-cell>
              <table:table-cell office:value-type="float" office:value="0.636237">
                <text:p>0.636237</text:p>
              </table:table-cell>
              <table:table-cell office:value-type="float" office:value="0.220084">
                <text:p>0.2200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3467">
                <text:p>-0.03467</text:p>
              </table:table-cell>
              <table:table-cell office:value-type="float" office:value="0.007556">
                <text:p>0.007556</text:p>
              </table:table-cell>
              <table:table-cell office:value-type="float" office:value="0.075988">
                <text:p>0.075988</text:p>
              </table:table-cell>
              <table:table-cell office:value-type="float" office:value="0.139984">
                <text:p>0.139984</text:p>
              </table:table-cell>
              <table:table-cell office:value-type="float" office:value="0.199249">
                <text:p>0.199249</text:p>
              </table:table-cell>
              <table:table-cell office:value-type="float" office:value="0.25783">
                <text:p>0.25783</text:p>
              </table:table-cell>
              <table:table-cell office:value-type="float" office:value="0.308956">
                <text:p>0.308956</text:p>
              </table:table-cell>
              <table:table-cell office:value-type="float" office:value="0.359002">
                <text:p>0.359002</text:p>
              </table:table-cell>
              <table:table-cell office:value-type="float" office:value="0.402856">
                <text:p>0.402856</text:p>
              </table:table-cell>
              <table:table-cell office:value-type="float" office:value="0.496136">
                <text:p>0.496136</text:p>
              </table:table-cell>
              <table:table-cell office:value-type="float" office:value="0.636237">
                <text:p>0.636237</text:p>
              </table:table-cell>
              <table:table-cell office:value-type="float" office:value="0.221289">
                <text:p>0.2212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50298">
                <text:p>-0.050298</text:p>
              </table:table-cell>
              <table:table-cell office:value-type="float" office:value="0.003384">
                <text:p>0.003384</text:p>
              </table:table-cell>
              <table:table-cell office:value-type="float" office:value="0.052511">
                <text:p>0.052511</text:p>
              </table:table-cell>
              <table:table-cell office:value-type="float" office:value="0.127475">
                <text:p>0.127475</text:p>
              </table:table-cell>
              <table:table-cell office:value-type="float" office:value="0.183323">
                <text:p>0.183323</text:p>
              </table:table-cell>
              <table:table-cell office:value-type="float" office:value="0.231609">
                <text:p>0.231609</text:p>
              </table:table-cell>
              <table:table-cell office:value-type="float" office:value="0.29405">
                <text:p>0.29405</text:p>
              </table:table-cell>
              <table:table-cell office:value-type="float" office:value="0.349347">
                <text:p>0.349347</text:p>
              </table:table-cell>
              <table:table-cell office:value-type="float" office:value="0.397101">
                <text:p>0.397101</text:p>
              </table:table-cell>
              <table:table-cell office:value-type="float" office:value="0.494636">
                <text:p>0.494636</text:p>
              </table:table-cell>
              <table:table-cell office:value-type="float" office:value="0.636237">
                <text:p>0.636237</text:p>
              </table:table-cell>
              <table:table-cell office:value-type="float" office:value="0.208314">
                <text:p>0.2083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42427">
                <text:p>-0.042427</text:p>
              </table:table-cell>
              <table:table-cell office:value-type="float" office:value="0.021781">
                <text:p>0.021781</text:p>
              </table:table-cell>
              <table:table-cell office:value-type="float" office:value="0.084391">
                <text:p>0.084391</text:p>
              </table:table-cell>
              <table:table-cell office:value-type="float" office:value="0.12488">
                <text:p>0.12488</text:p>
              </table:table-cell>
              <table:table-cell office:value-type="float" office:value="0.180548">
                <text:p>0.180548</text:p>
              </table:table-cell>
              <table:table-cell office:value-type="float" office:value="0.245703">
                <text:p>0.245703</text:p>
              </table:table-cell>
              <table:table-cell office:value-type="float" office:value="0.3122">
                <text:p>0.3122</text:p>
              </table:table-cell>
              <table:table-cell office:value-type="float" office:value="0.359469">
                <text:p>0.359469</text:p>
              </table:table-cell>
              <table:table-cell office:value-type="float" office:value="0.406568">
                <text:p>0.406568</text:p>
              </table:table-cell>
              <table:table-cell office:value-type="float" office:value="0.500309">
                <text:p>0.500309</text:p>
              </table:table-cell>
              <table:table-cell office:value-type="float" office:value="0.641958">
                <text:p>0.641958</text:p>
              </table:table-cell>
              <table:table-cell office:value-type="float" office:value="0.219342">
                <text:p>0.2193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47595">
                <text:p>-0.047595</text:p>
              </table:table-cell>
              <table:table-cell office:value-type="float" office:value="0.039725">
                <text:p>0.039725</text:p>
              </table:table-cell>
              <table:table-cell office:value-type="float" office:value="0.101095">
                <text:p>0.101095</text:p>
              </table:table-cell>
              <table:table-cell office:value-type="float" office:value="0.16211">
                <text:p>0.16211</text:p>
              </table:table-cell>
              <table:table-cell office:value-type="float" office:value="0.234774">
                <text:p>0.234774</text:p>
              </table:table-cell>
              <table:table-cell office:value-type="float" office:value="0.298217">
                <text:p>0.298217</text:p>
              </table:table-cell>
              <table:table-cell office:value-type="float" office:value="0.33483">
                <text:p>0.33483</text:p>
              </table:table-cell>
              <table:table-cell office:value-type="float" office:value="0.371522">
                <text:p>0.371522</text:p>
              </table:table-cell>
              <table:table-cell office:value-type="float" office:value="0.408787">
                <text:p>0.408787</text:p>
              </table:table-cell>
              <table:table-cell office:value-type="float" office:value="0.502611">
                <text:p>0.502611</text:p>
              </table:table-cell>
              <table:table-cell office:value-type="float" office:value="0.641958">
                <text:p>0.641958</text:p>
              </table:table-cell>
              <table:table-cell office:value-type="float" office:value="0.240608">
                <text:p>0.2406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3188">
                <text:p>-0.03188</text:p>
              </table:table-cell>
              <table:table-cell office:value-type="float" office:value="0.036144">
                <text:p>0.036144</text:p>
              </table:table-cell>
              <table:table-cell office:value-type="float" office:value="0.104337">
                <text:p>0.104337</text:p>
              </table:table-cell>
              <table:table-cell office:value-type="float" office:value="0.162557">
                <text:p>0.162557</text:p>
              </table:table-cell>
              <table:table-cell office:value-type="float" office:value="0.238196">
                <text:p>0.238196</text:p>
              </table:table-cell>
              <table:table-cell office:value-type="float" office:value="0.29135">
                <text:p>0.29135</text:p>
              </table:table-cell>
              <table:table-cell office:value-type="float" office:value="0.338471">
                <text:p>0.338471</text:p>
              </table:table-cell>
              <table:table-cell office:value-type="float" office:value="0.369633">
                <text:p>0.369633</text:p>
              </table:table-cell>
              <table:table-cell office:value-type="float" office:value="0.403548">
                <text:p>0.403548</text:p>
              </table:table-cell>
              <table:table-cell office:value-type="float" office:value="0.497654">
                <text:p>0.497654</text:p>
              </table:table-cell>
              <table:table-cell office:value-type="float" office:value="0.641958">
                <text:p>0.641958</text:p>
              </table:table-cell>
              <table:table-cell office:value-type="float" office:value="0.241001">
                <text:p>0.2410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15191">
                <text:p>-0.015191</text:p>
              </table:table-cell>
              <table:table-cell office:value-type="float" office:value="0.060451">
                <text:p>0.060451</text:p>
              </table:table-cell>
              <table:table-cell office:value-type="float" office:value="0.127269">
                <text:p>0.127269</text:p>
              </table:table-cell>
              <table:table-cell office:value-type="float" office:value="0.184095">
                <text:p>0.184095</text:p>
              </table:table-cell>
              <table:table-cell office:value-type="float" office:value="0.255517">
                <text:p>0.255517</text:p>
              </table:table-cell>
              <table:table-cell office:value-type="float" office:value="0.310662">
                <text:p>0.310662</text:p>
              </table:table-cell>
              <table:table-cell office:value-type="float" office:value="0.348182">
                <text:p>0.348182</text:p>
              </table:table-cell>
              <table:table-cell office:value-type="float" office:value="0.381566">
                <text:p>0.381566</text:p>
              </table:table-cell>
              <table:table-cell office:value-type="float" office:value="0.415518">
                <text:p>0.415518</text:p>
              </table:table-cell>
              <table:table-cell office:value-type="float" office:value="0.516047">
                <text:p>0.516047</text:p>
              </table:table-cell>
              <table:table-cell office:value-type="float" office:value="0.641958">
                <text:p>0.641958</text:p>
              </table:table-cell>
              <table:table-cell office:value-type="float" office:value="0.258412">
                <text:p>0.2584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041096">
                <text:p>-0.041096</text:p>
              </table:table-cell>
              <table:table-cell office:value-type="float" office:value="0.033046">
                <text:p>0.033046</text:p>
              </table:table-cell>
              <table:table-cell office:value-type="float" office:value="0.11037">
                <text:p>0.11037</text:p>
              </table:table-cell>
              <table:table-cell office:value-type="float" office:value="0.175241">
                <text:p>0.175241</text:p>
              </table:table-cell>
              <table:table-cell office:value-type="float" office:value="0.236391">
                <text:p>0.236391</text:p>
              </table:table-cell>
              <table:table-cell office:value-type="float" office:value="0.284814">
                <text:p>0.284814</text:p>
              </table:table-cell>
              <table:table-cell office:value-type="float" office:value="0.33512">
                <text:p>0.33512</text:p>
              </table:table-cell>
              <table:table-cell office:value-type="float" office:value="0.368174">
                <text:p>0.368174</text:p>
              </table:table-cell>
              <table:table-cell office:value-type="float" office:value="0.413821">
                <text:p>0.413821</text:p>
              </table:table-cell>
              <table:table-cell office:value-type="float" office:value="0.514902">
                <text:p>0.514902</text:p>
              </table:table-cell>
              <table:table-cell office:value-type="float" office:value="0.641958">
                <text:p>0.641958</text:p>
              </table:table-cell>
              <table:table-cell office:value-type="float" office:value="0.243078">
                <text:p>0.2430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35947">
                <text:p>-0.035947</text:p>
              </table:table-cell>
              <table:table-cell office:value-type="float" office:value="0.058529">
                <text:p>0.058529</text:p>
              </table:table-cell>
              <table:table-cell office:value-type="float" office:value="0.12523">
                <text:p>0.12523</text:p>
              </table:table-cell>
              <table:table-cell office:value-type="float" office:value="0.194696">
                <text:p>0.194696</text:p>
              </table:table-cell>
              <table:table-cell office:value-type="float" office:value="0.245878">
                <text:p>0.245878</text:p>
              </table:table-cell>
              <table:table-cell office:value-type="float" office:value="0.305634">
                <text:p>0.305634</text:p>
              </table:table-cell>
              <table:table-cell office:value-type="float" office:value="0.345786">
                <text:p>0.345786</text:p>
              </table:table-cell>
              <table:table-cell office:value-type="float" office:value="0.383879">
                <text:p>0.383879</text:p>
              </table:table-cell>
              <table:table-cell office:value-type="float" office:value="0.415039">
                <text:p>0.415039</text:p>
              </table:table-cell>
              <table:table-cell office:value-type="float" office:value="0.502206">
                <text:p>0.502206</text:p>
              </table:table-cell>
              <table:table-cell office:value-type="float" office:value="0.641958">
                <text:p>0.641958</text:p>
              </table:table-cell>
              <table:table-cell office:value-type="float" office:value="0.254093">
                <text:p>0.25409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053926">
                <text:p>-0.053926</text:p>
              </table:table-cell>
              <table:table-cell office:value-type="float" office:value="0.068571">
                <text:p>0.068571</text:p>
              </table:table-cell>
              <table:table-cell office:value-type="float" office:value="0.13733">
                <text:p>0.13733</text:p>
              </table:table-cell>
              <table:table-cell office:value-type="float" office:value="0.206137">
                <text:p>0.206137</text:p>
              </table:table-cell>
              <table:table-cell office:value-type="float" office:value="0.27267">
                <text:p>0.27267</text:p>
              </table:table-cell>
              <table:table-cell office:value-type="float" office:value="0.330825">
                <text:p>0.330825</text:p>
              </table:table-cell>
              <table:table-cell office:value-type="float" office:value="0.371441">
                <text:p>0.371441</text:p>
              </table:table-cell>
              <table:table-cell office:value-type="float" office:value="0.403603">
                <text:p>0.403603</text:p>
              </table:table-cell>
              <table:table-cell office:value-type="float" office:value="0.429359">
                <text:p>0.429359</text:p>
              </table:table-cell>
              <table:table-cell office:value-type="float" office:value="0.509357">
                <text:p>0.509357</text:p>
              </table:table-cell>
              <table:table-cell office:value-type="float" office:value="0.641958">
                <text:p>0.641958</text:p>
              </table:table-cell>
              <table:table-cell office:value-type="float" office:value="0.267537">
                <text:p>0.2675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031224">
                <text:p>-0.031224</text:p>
              </table:table-cell>
              <table:table-cell office:value-type="float" office:value="0.050057">
                <text:p>0.050057</text:p>
              </table:table-cell>
              <table:table-cell office:value-type="float" office:value="0.130873">
                <text:p>0.130873</text:p>
              </table:table-cell>
              <table:table-cell office:value-type="float" office:value="0.209439">
                <text:p>0.209439</text:p>
              </table:table-cell>
              <table:table-cell office:value-type="float" office:value="0.263034">
                <text:p>0.263034</text:p>
              </table:table-cell>
              <table:table-cell office:value-type="float" office:value="0.309603">
                <text:p>0.309603</text:p>
              </table:table-cell>
              <table:table-cell office:value-type="float" office:value="0.354077">
                <text:p>0.354077</text:p>
              </table:table-cell>
              <table:table-cell office:value-type="float" office:value="0.394584">
                <text:p>0.394584</text:p>
              </table:table-cell>
              <table:table-cell office:value-type="float" office:value="0.425332">
                <text:p>0.425332</text:p>
              </table:table-cell>
              <table:table-cell office:value-type="float" office:value="0.501853">
                <text:p>0.501853</text:p>
              </table:table-cell>
              <table:table-cell office:value-type="float" office:value="0.641958">
                <text:p>0.641958</text:p>
              </table:table-cell>
              <table:table-cell office:value-type="float" office:value="0.260763">
                <text:p>0.2607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1082">
                <text:p>0.001082</text:p>
              </table:table-cell>
              <table:table-cell office:value-type="float" office:value="0.086271">
                <text:p>0.086271</text:p>
              </table:table-cell>
              <table:table-cell office:value-type="float" office:value="0.149229">
                <text:p>0.149229</text:p>
              </table:table-cell>
              <table:table-cell office:value-type="float" office:value="0.21393">
                <text:p>0.21393</text:p>
              </table:table-cell>
              <table:table-cell office:value-type="float" office:value="0.273089">
                <text:p>0.273089</text:p>
              </table:table-cell>
              <table:table-cell office:value-type="float" office:value="0.328891">
                <text:p>0.328891</text:p>
              </table:table-cell>
              <table:table-cell office:value-type="float" office:value="0.36623">
                <text:p>0.36623</text:p>
              </table:table-cell>
              <table:table-cell office:value-type="float" office:value="0.407203">
                <text:p>0.407203</text:p>
              </table:table-cell>
              <table:table-cell office:value-type="float" office:value="0.438105">
                <text:p>0.438105</text:p>
              </table:table-cell>
              <table:table-cell office:value-type="float" office:value="0.514205">
                <text:p>0.514205</text:p>
              </table:table-cell>
              <table:table-cell office:value-type="float" office:value="0.641958">
                <text:p>0.641958</text:p>
              </table:table-cell>
              <table:table-cell office:value-type="float" office:value="0.277824">
                <text:p>0.27782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9173">
                <text:p>0.009173</text:p>
              </table:table-cell>
              <table:table-cell office:value-type="float" office:value="0.117636">
                <text:p>0.117636</text:p>
              </table:table-cell>
              <table:table-cell office:value-type="float" office:value="0.197377">
                <text:p>0.197377</text:p>
              </table:table-cell>
              <table:table-cell office:value-type="float" office:value="0.263272">
                <text:p>0.263272</text:p>
              </table:table-cell>
              <table:table-cell office:value-type="float" office:value="0.305349">
                <text:p>0.305349</text:p>
              </table:table-cell>
              <table:table-cell office:value-type="float" office:value="0.350859">
                <text:p>0.350859</text:p>
              </table:table-cell>
              <table:table-cell office:value-type="float" office:value="0.389538">
                <text:p>0.389538</text:p>
              </table:table-cell>
              <table:table-cell office:value-type="float" office:value="0.415264">
                <text:p>0.415264</text:p>
              </table:table-cell>
              <table:table-cell office:value-type="float" office:value="0.447911">
                <text:p>0.447911</text:p>
              </table:table-cell>
              <table:table-cell office:value-type="float" office:value="0.523783">
                <text:p>0.523783</text:p>
              </table:table-cell>
              <table:table-cell office:value-type="float" office:value="0.641958">
                <text:p>0.641958</text:p>
              </table:table-cell>
              <table:table-cell office:value-type="float" office:value="0.302016">
                <text:p>0.3020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876">
                <text:p>0.004876</text:p>
              </table:table-cell>
              <table:table-cell office:value-type="float" office:value="0.147847">
                <text:p>0.147847</text:p>
              </table:table-cell>
              <table:table-cell office:value-type="float" office:value="0.238189">
                <text:p>0.238189</text:p>
              </table:table-cell>
              <table:table-cell office:value-type="float" office:value="0.289919">
                <text:p>0.289919</text:p>
              </table:table-cell>
              <table:table-cell office:value-type="float" office:value="0.329303">
                <text:p>0.329303</text:p>
              </table:table-cell>
              <table:table-cell office:value-type="float" office:value="0.358748">
                <text:p>0.358748</text:p>
              </table:table-cell>
              <table:table-cell office:value-type="float" office:value="0.392161">
                <text:p>0.392161</text:p>
              </table:table-cell>
              <table:table-cell office:value-type="float" office:value="0.418713">
                <text:p>0.418713</text:p>
              </table:table-cell>
              <table:table-cell office:value-type="float" office:value="0.441084">
                <text:p>0.441084</text:p>
              </table:table-cell>
              <table:table-cell office:value-type="float" office:value="0.513781">
                <text:p>0.513781</text:p>
              </table:table-cell>
              <table:table-cell office:value-type="float" office:value="0.641958">
                <text:p>0.641958</text:p>
              </table:table-cell>
              <table:table-cell office:value-type="float" office:value="0.313462">
                <text:p>0.3134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6914">
                <text:p>0.006914</text:p>
              </table:table-cell>
              <table:table-cell office:value-type="float" office:value="0.16946">
                <text:p>0.16946</text:p>
              </table:table-cell>
              <table:table-cell office:value-type="float" office:value="0.245914">
                <text:p>0.245914</text:p>
              </table:table-cell>
              <table:table-cell office:value-type="float" office:value="0.293328">
                <text:p>0.293328</text:p>
              </table:table-cell>
              <table:table-cell office:value-type="float" office:value="0.327155">
                <text:p>0.327155</text:p>
              </table:table-cell>
              <table:table-cell office:value-type="float" office:value="0.361364">
                <text:p>0.361364</text:p>
              </table:table-cell>
              <table:table-cell office:value-type="float" office:value="0.391412">
                <text:p>0.391412</text:p>
              </table:table-cell>
              <table:table-cell office:value-type="float" office:value="0.416552">
                <text:p>0.416552</text:p>
              </table:table-cell>
              <table:table-cell office:value-type="float" office:value="0.442907">
                <text:p>0.442907</text:p>
              </table:table-cell>
              <table:table-cell office:value-type="float" office:value="0.518862">
                <text:p>0.518862</text:p>
              </table:table-cell>
              <table:table-cell office:value-type="float" office:value="0.641958">
                <text:p>0.641958</text:p>
              </table:table-cell>
              <table:table-cell office:value-type="float" office:value="0.317387">
                <text:p>0.31738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019619">
                <text:p>-0.019619</text:p>
              </table:table-cell>
              <table:table-cell office:value-type="float" office:value="0.111328">
                <text:p>0.111328</text:p>
              </table:table-cell>
              <table:table-cell office:value-type="float" office:value="0.227552">
                <text:p>0.227552</text:p>
              </table:table-cell>
              <table:table-cell office:value-type="float" office:value="0.294302">
                <text:p>0.294302</text:p>
              </table:table-cell>
              <table:table-cell office:value-type="float" office:value="0.335174">
                <text:p>0.335174</text:p>
              </table:table-cell>
              <table:table-cell office:value-type="float" office:value="0.36016">
                <text:p>0.36016</text:p>
              </table:table-cell>
              <table:table-cell office:value-type="float" office:value="0.393017">
                <text:p>0.393017</text:p>
              </table:table-cell>
              <table:table-cell office:value-type="float" office:value="0.421943">
                <text:p>0.421943</text:p>
              </table:table-cell>
              <table:table-cell office:value-type="float" office:value="0.447494">
                <text:p>0.447494</text:p>
              </table:table-cell>
              <table:table-cell office:value-type="float" office:value="0.512738">
                <text:p>0.512738</text:p>
              </table:table-cell>
              <table:table-cell office:value-type="float" office:value="0.641958">
                <text:p>0.641958</text:p>
              </table:table-cell>
              <table:table-cell office:value-type="float" office:value="0.308409">
                <text:p>0.3084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96">
                <text:p>0.00096</text:p>
              </table:table-cell>
              <table:table-cell office:value-type="float" office:value="0.14779">
                <text:p>0.14779</text:p>
              </table:table-cell>
              <table:table-cell office:value-type="float" office:value="0.250214">
                <text:p>0.250214</text:p>
              </table:table-cell>
              <table:table-cell office:value-type="float" office:value="0.309108">
                <text:p>0.309108</text:p>
              </table:table-cell>
              <table:table-cell office:value-type="float" office:value="0.347486">
                <text:p>0.347486</text:p>
              </table:table-cell>
              <table:table-cell office:value-type="float" office:value="0.377548">
                <text:p>0.377548</text:p>
              </table:table-cell>
              <table:table-cell office:value-type="float" office:value="0.405926">
                <text:p>0.405926</text:p>
              </table:table-cell>
              <table:table-cell office:value-type="float" office:value="0.431523">
                <text:p>0.431523</text:p>
              </table:table-cell>
              <table:table-cell office:value-type="float" office:value="0.455819">
                <text:p>0.455819</text:p>
              </table:table-cell>
              <table:table-cell office:value-type="float" office:value="0.515933">
                <text:p>0.515933</text:p>
              </table:table-cell>
              <table:table-cell office:value-type="float" office:value="0.641958">
                <text:p>0.641958</text:p>
              </table:table-cell>
              <table:table-cell office:value-type="float" office:value="0.324231">
                <text:p>0.3242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1094">
                <text:p>0.01094</text:p>
              </table:table-cell>
              <table:table-cell office:value-type="float" office:value="0.19826">
                <text:p>0.19826</text:p>
              </table:table-cell>
              <table:table-cell office:value-type="float" office:value="0.282415">
                <text:p>0.282415</text:p>
              </table:table-cell>
              <table:table-cell office:value-type="float" office:value="0.328632">
                <text:p>0.328632</text:p>
              </table:table-cell>
              <table:table-cell office:value-type="float" office:value="0.358757">
                <text:p>0.358757</text:p>
              </table:table-cell>
              <table:table-cell office:value-type="float" office:value="0.390774">
                <text:p>0.390774</text:p>
              </table:table-cell>
              <table:table-cell office:value-type="float" office:value="0.412678">
                <text:p>0.412678</text:p>
              </table:table-cell>
              <table:table-cell office:value-type="float" office:value="0.43212">
                <text:p>0.43212</text:p>
              </table:table-cell>
              <table:table-cell office:value-type="float" office:value="0.453341">
                <text:p>0.453341</text:p>
              </table:table-cell>
              <table:table-cell office:value-type="float" office:value="0.512208">
                <text:p>0.512208</text:p>
              </table:table-cell>
              <table:table-cell office:value-type="float" office:value="0.641958">
                <text:p>0.641958</text:p>
              </table:table-cell>
              <table:table-cell office:value-type="float" office:value="0.338012">
                <text:p>0.3380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2533">
                <text:p>0.012533</text:p>
              </table:table-cell>
              <table:table-cell office:value-type="float" office:value="0.191126">
                <text:p>0.191126</text:p>
              </table:table-cell>
              <table:table-cell office:value-type="float" office:value="0.293531">
                <text:p>0.293531</text:p>
              </table:table-cell>
              <table:table-cell office:value-type="float" office:value="0.33002">
                <text:p>0.33002</text:p>
              </table:table-cell>
              <table:table-cell office:value-type="float" office:value="0.357481">
                <text:p>0.357481</text:p>
              </table:table-cell>
              <table:table-cell office:value-type="float" office:value="0.38624">
                <text:p>0.38624</text:p>
              </table:table-cell>
              <table:table-cell office:value-type="float" office:value="0.406316">
                <text:p>0.406316</text:p>
              </table:table-cell>
              <table:table-cell office:value-type="float" office:value="0.424886">
                <text:p>0.424886</text:p>
              </table:table-cell>
              <table:table-cell office:value-type="float" office:value="0.443616">
                <text:p>0.443616</text:p>
              </table:table-cell>
              <table:table-cell office:value-type="float" office:value="0.50218">
                <text:p>0.50218</text:p>
              </table:table-cell>
              <table:table-cell office:value-type="float" office:value="0.641958">
                <text:p>0.641958</text:p>
              </table:table-cell>
              <table:table-cell office:value-type="float" office:value="0.334793">
                <text:p>0.33479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59595">
                <text:p>0.059595</text:p>
              </table:table-cell>
              <table:table-cell office:value-type="float" office:value="0.241854">
                <text:p>0.241854</text:p>
              </table:table-cell>
              <table:table-cell office:value-type="float" office:value="0.309791">
                <text:p>0.309791</text:p>
              </table:table-cell>
              <table:table-cell office:value-type="float" office:value="0.34641">
                <text:p>0.34641</text:p>
              </table:table-cell>
              <table:table-cell office:value-type="float" office:value="0.375962">
                <text:p>0.375962</text:p>
              </table:table-cell>
              <table:table-cell office:value-type="float" office:value="0.396854">
                <text:p>0.396854</text:p>
              </table:table-cell>
              <table:table-cell office:value-type="float" office:value="0.414603">
                <text:p>0.414603</text:p>
              </table:table-cell>
              <table:table-cell office:value-type="float" office:value="0.430748">
                <text:p>0.430748</text:p>
              </table:table-cell>
              <table:table-cell office:value-type="float" office:value="0.449147">
                <text:p>0.449147</text:p>
              </table:table-cell>
              <table:table-cell office:value-type="float" office:value="0.50783">
                <text:p>0.50783</text:p>
              </table:table-cell>
              <table:table-cell office:value-type="float" office:value="0.641958">
                <text:p>0.641958</text:p>
              </table:table-cell>
              <table:table-cell office:value-type="float" office:value="0.353279">
                <text:p>0.35327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64789">
                <text:p>0.064789</text:p>
              </table:table-cell>
              <table:table-cell office:value-type="float" office:value="0.230037">
                <text:p>0.230037</text:p>
              </table:table-cell>
              <table:table-cell office:value-type="float" office:value="0.299534">
                <text:p>0.299534</text:p>
              </table:table-cell>
              <table:table-cell office:value-type="float" office:value="0.34656">
                <text:p>0.34656</text:p>
              </table:table-cell>
              <table:table-cell office:value-type="float" office:value="0.377577">
                <text:p>0.377577</text:p>
              </table:table-cell>
              <table:table-cell office:value-type="float" office:value="0.395422">
                <text:p>0.395422</text:p>
              </table:table-cell>
              <table:table-cell office:value-type="float" office:value="0.407081">
                <text:p>0.407081</text:p>
              </table:table-cell>
              <table:table-cell office:value-type="float" office:value="0.426063">
                <text:p>0.426063</text:p>
              </table:table-cell>
              <table:table-cell office:value-type="float" office:value="0.440405">
                <text:p>0.440405</text:p>
              </table:table-cell>
              <table:table-cell office:value-type="float" office:value="0.505618">
                <text:p>0.505618</text:p>
              </table:table-cell>
              <table:table-cell office:value-type="float" office:value="0.641958">
                <text:p>0.641958</text:p>
              </table:table-cell>
              <table:table-cell office:value-type="float" office:value="0.349309">
                <text:p>0.3493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34559">
                <text:p>0.034559</text:p>
              </table:table-cell>
              <table:table-cell office:value-type="float" office:value="0.225103">
                <text:p>0.225103</text:p>
              </table:table-cell>
              <table:table-cell office:value-type="float" office:value="0.30199">
                <text:p>0.30199</text:p>
              </table:table-cell>
              <table:table-cell office:value-type="float" office:value="0.351507">
                <text:p>0.351507</text:p>
              </table:table-cell>
              <table:table-cell office:value-type="float" office:value="0.384187">
                <text:p>0.384187</text:p>
              </table:table-cell>
              <table:table-cell office:value-type="float" office:value="0.396065">
                <text:p>0.396065</text:p>
              </table:table-cell>
              <table:table-cell office:value-type="float" office:value="0.407012">
                <text:p>0.407012</text:p>
              </table:table-cell>
              <table:table-cell office:value-type="float" office:value="0.422515">
                <text:p>0.422515</text:p>
              </table:table-cell>
              <table:table-cell office:value-type="float" office:value="0.440902">
                <text:p>0.440902</text:p>
              </table:table-cell>
              <table:table-cell office:value-type="float" office:value="0.50325">
                <text:p>0.50325</text:p>
              </table:table-cell>
              <table:table-cell office:value-type="float" office:value="0.641958">
                <text:p>0.641958</text:p>
              </table:table-cell>
              <table:table-cell office:value-type="float" office:value="0.346709">
                <text:p>0.3467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87865">
                <text:p>0.087865</text:p>
              </table:table-cell>
              <table:table-cell office:value-type="float" office:value="0.263536">
                <text:p>0.263536</text:p>
              </table:table-cell>
              <table:table-cell office:value-type="float" office:value="0.32321">
                <text:p>0.32321</text:p>
              </table:table-cell>
              <table:table-cell office:value-type="float" office:value="0.362896">
                <text:p>0.362896</text:p>
              </table:table-cell>
              <table:table-cell office:value-type="float" office:value="0.390831">
                <text:p>0.390831</text:p>
              </table:table-cell>
              <table:table-cell office:value-type="float" office:value="0.401729">
                <text:p>0.401729</text:p>
              </table:table-cell>
              <table:table-cell office:value-type="float" office:value="0.415104">
                <text:p>0.415104</text:p>
              </table:table-cell>
              <table:table-cell office:value-type="float" office:value="0.429931">
                <text:p>0.429931</text:p>
              </table:table-cell>
              <table:table-cell office:value-type="float" office:value="0.446573">
                <text:p>0.446573</text:p>
              </table:table-cell>
              <table:table-cell office:value-type="float" office:value="0.515829">
                <text:p>0.515829</text:p>
              </table:table-cell>
              <table:table-cell office:value-type="float" office:value="0.641958">
                <text:p>0.641958</text:p>
              </table:table-cell>
              <table:table-cell office:value-type="float" office:value="0.36375">
                <text:p>0.3637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19093">
                <text:p>0.119093</text:p>
              </table:table-cell>
              <table:table-cell office:value-type="float" office:value="0.289253">
                <text:p>0.289253</text:p>
              </table:table-cell>
              <table:table-cell office:value-type="float" office:value="0.337916">
                <text:p>0.337916</text:p>
              </table:table-cell>
              <table:table-cell office:value-type="float" office:value="0.369275">
                <text:p>0.369275</text:p>
              </table:table-cell>
              <table:table-cell office:value-type="float" office:value="0.393723">
                <text:p>0.393723</text:p>
              </table:table-cell>
              <table:table-cell office:value-type="float" office:value="0.402105">
                <text:p>0.402105</text:p>
              </table:table-cell>
              <table:table-cell office:value-type="float" office:value="0.413387">
                <text:p>0.413387</text:p>
              </table:table-cell>
              <table:table-cell office:value-type="float" office:value="0.432519">
                <text:p>0.432519</text:p>
              </table:table-cell>
              <table:table-cell office:value-type="float" office:value="0.449477">
                <text:p>0.449477</text:p>
              </table:table-cell>
              <table:table-cell office:value-type="float" office:value="0.522216">
                <text:p>0.522216</text:p>
              </table:table-cell>
              <table:table-cell office:value-type="float" office:value="0.641958">
                <text:p>0.641958</text:p>
              </table:table-cell>
              <table:table-cell office:value-type="float" office:value="0.372896">
                <text:p>0.3728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2053">
                <text:p>0.102053</text:p>
              </table:table-cell>
              <table:table-cell office:value-type="float" office:value="0.287805">
                <text:p>0.287805</text:p>
              </table:table-cell>
              <table:table-cell office:value-type="float" office:value="0.340011">
                <text:p>0.340011</text:p>
              </table:table-cell>
              <table:table-cell office:value-type="float" office:value="0.370553">
                <text:p>0.370553</text:p>
              </table:table-cell>
              <table:table-cell office:value-type="float" office:value="0.393093">
                <text:p>0.393093</text:p>
              </table:table-cell>
              <table:table-cell office:value-type="float" office:value="0.402058">
                <text:p>0.402058</text:p>
              </table:table-cell>
              <table:table-cell office:value-type="float" office:value="0.413153">
                <text:p>0.413153</text:p>
              </table:table-cell>
              <table:table-cell office:value-type="float" office:value="0.42922">
                <text:p>0.42922</text:p>
              </table:table-cell>
              <table:table-cell office:value-type="float" office:value="0.453777">
                <text:p>0.453777</text:p>
              </table:table-cell>
              <table:table-cell office:value-type="float" office:value="0.524775">
                <text:p>0.524775</text:p>
              </table:table-cell>
              <table:table-cell office:value-type="float" office:value="0.641958">
                <text:p>0.641958</text:p>
              </table:table-cell>
              <table:table-cell office:value-type="float" office:value="0.37165">
                <text:p>0.3716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5487">
                <text:p>0.155487</text:p>
              </table:table-cell>
              <table:table-cell office:value-type="float" office:value="0.292769">
                <text:p>0.292769</text:p>
              </table:table-cell>
              <table:table-cell office:value-type="float" office:value="0.337248">
                <text:p>0.337248</text:p>
              </table:table-cell>
              <table:table-cell office:value-type="float" office:value="0.375658">
                <text:p>0.375658</text:p>
              </table:table-cell>
              <table:table-cell office:value-type="float" office:value="0.393392">
                <text:p>0.393392</text:p>
              </table:table-cell>
              <table:table-cell office:value-type="float" office:value="0.400852">
                <text:p>0.400852</text:p>
              </table:table-cell>
              <table:table-cell office:value-type="float" office:value="0.411615">
                <text:p>0.411615</text:p>
              </table:table-cell>
              <table:table-cell office:value-type="float" office:value="0.425809">
                <text:p>0.425809</text:p>
              </table:table-cell>
              <table:table-cell office:value-type="float" office:value="0.452885">
                <text:p>0.452885</text:p>
              </table:table-cell>
              <table:table-cell office:value-type="float" office:value="0.527893">
                <text:p>0.527893</text:p>
              </table:table-cell>
              <table:table-cell office:value-type="float" office:value="0.641958">
                <text:p>0.641958</text:p>
              </table:table-cell>
              <table:table-cell office:value-type="float" office:value="0.377361">
                <text:p>0.37736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33167">
                <text:p>0.133167</text:p>
              </table:table-cell>
              <table:table-cell office:value-type="float" office:value="0.280858">
                <text:p>0.280858</text:p>
              </table:table-cell>
              <table:table-cell office:value-type="float" office:value="0.331448">
                <text:p>0.331448</text:p>
              </table:table-cell>
              <table:table-cell office:value-type="float" office:value="0.367639">
                <text:p>0.367639</text:p>
              </table:table-cell>
              <table:table-cell office:value-type="float" office:value="0.391892">
                <text:p>0.391892</text:p>
              </table:table-cell>
              <table:table-cell office:value-type="float" office:value="0.400324">
                <text:p>0.400324</text:p>
              </table:table-cell>
              <table:table-cell office:value-type="float" office:value="0.412062">
                <text:p>0.412062</text:p>
              </table:table-cell>
              <table:table-cell office:value-type="float" office:value="0.428412">
                <text:p>0.428412</text:p>
              </table:table-cell>
              <table:table-cell office:value-type="float" office:value="0.456601">
                <text:p>0.456601</text:p>
              </table:table-cell>
              <table:table-cell office:value-type="float" office:value="0.528632">
                <text:p>0.528632</text:p>
              </table:table-cell>
              <table:table-cell office:value-type="float" office:value="0.641958">
                <text:p>0.641958</text:p>
              </table:table-cell>
              <table:table-cell office:value-type="float" office:value="0.373103">
                <text:p>0.37310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41344">
                <text:p>0.141344</text:p>
              </table:table-cell>
              <table:table-cell office:value-type="float" office:value="0.28765">
                <text:p>0.28765</text:p>
              </table:table-cell>
              <table:table-cell office:value-type="float" office:value="0.342126">
                <text:p>0.342126</text:p>
              </table:table-cell>
              <table:table-cell office:value-type="float" office:value="0.377098">
                <text:p>0.377098</text:p>
              </table:table-cell>
              <table:table-cell office:value-type="float" office:value="0.39185">
                <text:p>0.39185</text:p>
              </table:table-cell>
              <table:table-cell office:value-type="float" office:value="0.400517">
                <text:p>0.400517</text:p>
              </table:table-cell>
              <table:table-cell office:value-type="float" office:value="0.415064">
                <text:p>0.415064</text:p>
              </table:table-cell>
              <table:table-cell office:value-type="float" office:value="0.431032">
                <text:p>0.431032</text:p>
              </table:table-cell>
              <table:table-cell office:value-type="float" office:value="0.452556">
                <text:p>0.452556</text:p>
              </table:table-cell>
              <table:table-cell office:value-type="float" office:value="0.508989">
                <text:p>0.508989</text:p>
              </table:table-cell>
              <table:table-cell office:value-type="float" office:value="0.641958">
                <text:p>0.641958</text:p>
              </table:table-cell>
              <table:table-cell office:value-type="float" office:value="0.374823">
                <text:p>0.37482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52245">
                <text:p>0.152245</text:p>
              </table:table-cell>
              <table:table-cell office:value-type="float" office:value="0.280458">
                <text:p>0.280458</text:p>
              </table:table-cell>
              <table:table-cell office:value-type="float" office:value="0.337268">
                <text:p>0.337268</text:p>
              </table:table-cell>
              <table:table-cell office:value-type="float" office:value="0.381731">
                <text:p>0.381731</text:p>
              </table:table-cell>
              <table:table-cell office:value-type="float" office:value="0.397542">
                <text:p>0.397542</text:p>
              </table:table-cell>
              <table:table-cell office:value-type="float" office:value="0.407608">
                <text:p>0.407608</text:p>
              </table:table-cell>
              <table:table-cell office:value-type="float" office:value="0.419295">
                <text:p>0.419295</text:p>
              </table:table-cell>
              <table:table-cell office:value-type="float" office:value="0.43006">
                <text:p>0.43006</text:p>
              </table:table-cell>
              <table:table-cell office:value-type="float" office:value="0.450409">
                <text:p>0.450409</text:p>
              </table:table-cell>
              <table:table-cell office:value-type="float" office:value="0.508094">
                <text:p>0.508094</text:p>
              </table:table-cell>
              <table:table-cell office:value-type="float" office:value="0.641958">
                <text:p>0.641958</text:p>
              </table:table-cell>
              <table:table-cell office:value-type="float" office:value="0.376471">
                <text:p>0.37647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1304">
                <text:p>0.11304</text:p>
              </table:table-cell>
              <table:table-cell office:value-type="float" office:value="0.263783">
                <text:p>0.263783</text:p>
              </table:table-cell>
              <table:table-cell office:value-type="float" office:value="0.322671">
                <text:p>0.322671</text:p>
              </table:table-cell>
              <table:table-cell office:value-type="float" office:value="0.360329">
                <text:p>0.360329</text:p>
              </table:table-cell>
              <table:table-cell office:value-type="float" office:value="0.388906">
                <text:p>0.388906</text:p>
              </table:table-cell>
              <table:table-cell office:value-type="float" office:value="0.399837">
                <text:p>0.399837</text:p>
              </table:table-cell>
              <table:table-cell office:value-type="float" office:value="0.413336">
                <text:p>0.413336</text:p>
              </table:table-cell>
              <table:table-cell office:value-type="float" office:value="0.427186">
                <text:p>0.427186</text:p>
              </table:table-cell>
              <table:table-cell office:value-type="float" office:value="0.447457">
                <text:p>0.447457</text:p>
              </table:table-cell>
              <table:table-cell office:value-type="float" office:value="0.507818">
                <text:p>0.507818</text:p>
              </table:table-cell>
              <table:table-cell office:value-type="float" office:value="0.641958">
                <text:p>0.641958</text:p>
              </table:table-cell>
              <table:table-cell office:value-type="float" office:value="0.364436">
                <text:p>0.3644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61032">
                <text:p>0.061032</text:p>
              </table:table-cell>
              <table:table-cell office:value-type="float" office:value="0.232199">
                <text:p>0.232199</text:p>
              </table:table-cell>
              <table:table-cell office:value-type="float" office:value="0.307915">
                <text:p>0.307915</text:p>
              </table:table-cell>
              <table:table-cell office:value-type="float" office:value="0.348792">
                <text:p>0.348792</text:p>
              </table:table-cell>
              <table:table-cell office:value-type="float" office:value="0.382456">
                <text:p>0.382456</text:p>
              </table:table-cell>
              <table:table-cell office:value-type="float" office:value="0.398307">
                <text:p>0.398307</text:p>
              </table:table-cell>
              <table:table-cell office:value-type="float" office:value="0.411892">
                <text:p>0.411892</text:p>
              </table:table-cell>
              <table:table-cell office:value-type="float" office:value="0.430012">
                <text:p>0.430012</text:p>
              </table:table-cell>
              <table:table-cell office:value-type="float" office:value="0.448061">
                <text:p>0.448061</text:p>
              </table:table-cell>
              <table:table-cell office:value-type="float" office:value="0.504263">
                <text:p>0.504263</text:p>
              </table:table-cell>
              <table:table-cell office:value-type="float" office:value="0.641958">
                <text:p>0.641958</text:p>
              </table:table-cell>
              <table:table-cell office:value-type="float" office:value="0.352493">
                <text:p>0.35249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41311">
                <text:p>0.041311</text:p>
              </table:table-cell>
              <table:table-cell office:value-type="float" office:value="0.171889">
                <text:p>0.171889</text:p>
              </table:table-cell>
              <table:table-cell office:value-type="float" office:value="0.262229">
                <text:p>0.262229</text:p>
              </table:table-cell>
              <table:table-cell office:value-type="float" office:value="0.332153">
                <text:p>0.332153</text:p>
              </table:table-cell>
              <table:table-cell office:value-type="float" office:value="0.367088">
                <text:p>0.367088</text:p>
              </table:table-cell>
              <table:table-cell office:value-type="float" office:value="0.391477">
                <text:p>0.391477</text:p>
              </table:table-cell>
              <table:table-cell office:value-type="float" office:value="0.406824">
                <text:p>0.406824</text:p>
              </table:table-cell>
              <table:table-cell office:value-type="float" office:value="0.425164">
                <text:p>0.425164</text:p>
              </table:table-cell>
              <table:table-cell office:value-type="float" office:value="0.438785">
                <text:p>0.438785</text:p>
              </table:table-cell>
              <table:table-cell office:value-type="float" office:value="0.492622">
                <text:p>0.492622</text:p>
              </table:table-cell>
              <table:table-cell office:value-type="float" office:value="0.641958">
                <text:p>0.641958</text:p>
              </table:table-cell>
              <table:table-cell office:value-type="float" office:value="0.332954">
                <text:p>0.33295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44105">
                <text:p>0.044105</text:p>
              </table:table-cell>
              <table:table-cell office:value-type="float" office:value="0.155982">
                <text:p>0.155982</text:p>
              </table:table-cell>
              <table:table-cell office:value-type="float" office:value="0.249578">
                <text:p>0.249578</text:p>
              </table:table-cell>
              <table:table-cell office:value-type="float" office:value="0.325651">
                <text:p>0.325651</text:p>
              </table:table-cell>
              <table:table-cell office:value-type="float" office:value="0.367904">
                <text:p>0.367904</text:p>
              </table:table-cell>
              <table:table-cell office:value-type="float" office:value="0.391525">
                <text:p>0.391525</text:p>
              </table:table-cell>
              <table:table-cell office:value-type="float" office:value="0.406702">
                <text:p>0.406702</text:p>
              </table:table-cell>
              <table:table-cell office:value-type="float" office:value="0.424139">
                <text:p>0.424139</text:p>
              </table:table-cell>
              <table:table-cell office:value-type="float" office:value="0.440463">
                <text:p>0.440463</text:p>
              </table:table-cell>
              <table:table-cell office:value-type="float" office:value="0.494304">
                <text:p>0.494304</text:p>
              </table:table-cell>
              <table:table-cell office:value-type="float" office:value="0.641958">
                <text:p>0.641958</text:p>
              </table:table-cell>
              <table:table-cell office:value-type="float" office:value="0.330035">
                <text:p>0.33003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49563">
                <text:p>0.049563</text:p>
              </table:table-cell>
              <table:table-cell office:value-type="float" office:value="0.182538">
                <text:p>0.182538</text:p>
              </table:table-cell>
              <table:table-cell office:value-type="float" office:value="0.275948">
                <text:p>0.275948</text:p>
              </table:table-cell>
              <table:table-cell office:value-type="float" office:value="0.342684">
                <text:p>0.342684</text:p>
              </table:table-cell>
              <table:table-cell office:value-type="float" office:value="0.375305">
                <text:p>0.375305</text:p>
              </table:table-cell>
              <table:table-cell office:value-type="float" office:value="0.393878">
                <text:p>0.393878</text:p>
              </table:table-cell>
              <table:table-cell office:value-type="float" office:value="0.409367">
                <text:p>0.409367</text:p>
              </table:table-cell>
              <table:table-cell office:value-type="float" office:value="0.424432">
                <text:p>0.424432</text:p>
              </table:table-cell>
              <table:table-cell office:value-type="float" office:value="0.441111">
                <text:p>0.441111</text:p>
              </table:table-cell>
              <table:table-cell office:value-type="float" office:value="0.506986">
                <text:p>0.506986</text:p>
              </table:table-cell>
              <table:table-cell office:value-type="float" office:value="0.653408">
                <text:p>0.653408</text:p>
              </table:table-cell>
              <table:table-cell office:value-type="float" office:value="0.340181">
                <text:p>0.3401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0338">
                <text:p>0.080338</text:p>
              </table:table-cell>
              <table:table-cell office:value-type="float" office:value="0.229432">
                <text:p>0.229432</text:p>
              </table:table-cell>
              <table:table-cell office:value-type="float" office:value="0.321289">
                <text:p>0.321289</text:p>
              </table:table-cell>
              <table:table-cell office:value-type="float" office:value="0.365339">
                <text:p>0.365339</text:p>
              </table:table-cell>
              <table:table-cell office:value-type="float" office:value="0.388145">
                <text:p>0.388145</text:p>
              </table:table-cell>
              <table:table-cell office:value-type="float" office:value="0.398429">
                <text:p>0.398429</text:p>
              </table:table-cell>
              <table:table-cell office:value-type="float" office:value="0.412738">
                <text:p>0.412738</text:p>
              </table:table-cell>
              <table:table-cell office:value-type="float" office:value="0.42553">
                <text:p>0.42553</text:p>
              </table:table-cell>
              <table:table-cell office:value-type="float" office:value="0.445273">
                <text:p>0.445273</text:p>
              </table:table-cell>
              <table:table-cell office:value-type="float" office:value="0.506349">
                <text:p>0.506349</text:p>
              </table:table-cell>
              <table:table-cell office:value-type="float" office:value="0.653408">
                <text:p>0.653408</text:p>
              </table:table-cell>
              <table:table-cell office:value-type="float" office:value="0.357286">
                <text:p>0.35728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93821">
                <text:p>0.093821</text:p>
              </table:table-cell>
              <table:table-cell office:value-type="float" office:value="0.258617">
                <text:p>0.258617</text:p>
              </table:table-cell>
              <table:table-cell office:value-type="float" office:value="0.343669">
                <text:p>0.343669</text:p>
              </table:table-cell>
              <table:table-cell office:value-type="float" office:value="0.377147">
                <text:p>0.377147</text:p>
              </table:table-cell>
              <table:table-cell office:value-type="float" office:value="0.391668">
                <text:p>0.391668</text:p>
              </table:table-cell>
              <table:table-cell office:value-type="float" office:value="0.400364">
                <text:p>0.400364</text:p>
              </table:table-cell>
              <table:table-cell office:value-type="float" office:value="0.414457">
                <text:p>0.414457</text:p>
              </table:table-cell>
              <table:table-cell office:value-type="float" office:value="0.427044">
                <text:p>0.427044</text:p>
              </table:table-cell>
              <table:table-cell office:value-type="float" office:value="0.446191">
                <text:p>0.446191</text:p>
              </table:table-cell>
              <table:table-cell office:value-type="float" office:value="0.510318">
                <text:p>0.510318</text:p>
              </table:table-cell>
              <table:table-cell office:value-type="float" office:value="0.653408">
                <text:p>0.653408</text:p>
              </table:table-cell>
              <table:table-cell office:value-type="float" office:value="0.36633">
                <text:p>0.366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71821">
                <text:p>0.071821</text:p>
              </table:table-cell>
              <table:table-cell office:value-type="float" office:value="0.256932">
                <text:p>0.256932</text:p>
              </table:table-cell>
              <table:table-cell office:value-type="float" office:value="0.334112">
                <text:p>0.334112</text:p>
              </table:table-cell>
              <table:table-cell office:value-type="float" office:value="0.370991">
                <text:p>0.370991</text:p>
              </table:table-cell>
              <table:table-cell office:value-type="float" office:value="0.389522">
                <text:p>0.389522</text:p>
              </table:table-cell>
              <table:table-cell office:value-type="float" office:value="0.39856">
                <text:p>0.39856</text:p>
              </table:table-cell>
              <table:table-cell office:value-type="float" office:value="0.410909">
                <text:p>0.410909</text:p>
              </table:table-cell>
              <table:table-cell office:value-type="float" office:value="0.422444">
                <text:p>0.422444</text:p>
              </table:table-cell>
              <table:table-cell office:value-type="float" office:value="0.445113">
                <text:p>0.445113</text:p>
              </table:table-cell>
              <table:table-cell office:value-type="float" office:value="0.503154">
                <text:p>0.503154</text:p>
              </table:table-cell>
              <table:table-cell office:value-type="float" office:value="0.653408">
                <text:p>0.653408</text:p>
              </table:table-cell>
              <table:table-cell office:value-type="float" office:value="0.360356">
                <text:p>0.36035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14906">
                <text:p>0.114906</text:p>
              </table:table-cell>
              <table:table-cell office:value-type="float" office:value="0.296326">
                <text:p>0.296326</text:p>
              </table:table-cell>
              <table:table-cell office:value-type="float" office:value="0.349736">
                <text:p>0.349736</text:p>
              </table:table-cell>
              <table:table-cell office:value-type="float" office:value="0.37424">
                <text:p>0.37424</text:p>
              </table:table-cell>
              <table:table-cell office:value-type="float" office:value="0.389889">
                <text:p>0.389889</text:p>
              </table:table-cell>
              <table:table-cell office:value-type="float" office:value="0.39837">
                <text:p>0.39837</text:p>
              </table:table-cell>
              <table:table-cell office:value-type="float" office:value="0.410894">
                <text:p>0.410894</text:p>
              </table:table-cell>
              <table:table-cell office:value-type="float" office:value="0.424367">
                <text:p>0.424367</text:p>
              </table:table-cell>
              <table:table-cell office:value-type="float" office:value="0.446794">
                <text:p>0.446794</text:p>
              </table:table-cell>
              <table:table-cell office:value-type="float" office:value="0.508635">
                <text:p>0.508635</text:p>
              </table:table-cell>
              <table:table-cell office:value-type="float" office:value="0.653408">
                <text:p>0.653408</text:p>
              </table:table-cell>
              <table:table-cell office:value-type="float" office:value="0.371416">
                <text:p>0.3714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24988">
                <text:p>0.124988</text:p>
              </table:table-cell>
              <table:table-cell office:value-type="float" office:value="0.316603">
                <text:p>0.316603</text:p>
              </table:table-cell>
              <table:table-cell office:value-type="float" office:value="0.358692">
                <text:p>0.358692</text:p>
              </table:table-cell>
              <table:table-cell office:value-type="float" office:value="0.378143">
                <text:p>0.378143</text:p>
              </table:table-cell>
              <table:table-cell office:value-type="float" office:value="0.3912">
                <text:p>0.3912</text:p>
              </table:table-cell>
              <table:table-cell office:value-type="float" office:value="0.399912">
                <text:p>0.399912</text:p>
              </table:table-cell>
              <table:table-cell office:value-type="float" office:value="0.411331">
                <text:p>0.411331</text:p>
              </table:table-cell>
              <table:table-cell office:value-type="float" office:value="0.422043">
                <text:p>0.422043</text:p>
              </table:table-cell>
              <table:table-cell office:value-type="float" office:value="0.442696">
                <text:p>0.442696</text:p>
              </table:table-cell>
              <table:table-cell office:value-type="float" office:value="0.500634">
                <text:p>0.500634</text:p>
              </table:table-cell>
              <table:table-cell office:value-type="float" office:value="0.653408">
                <text:p>0.653408</text:p>
              </table:table-cell>
              <table:table-cell office:value-type="float" office:value="0.374624">
                <text:p>0.3746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01466">
                <text:p>0.101466</text:p>
              </table:table-cell>
              <table:table-cell office:value-type="float" office:value="0.308305">
                <text:p>0.308305</text:p>
              </table:table-cell>
              <table:table-cell office:value-type="float" office:value="0.355988">
                <text:p>0.355988</text:p>
              </table:table-cell>
              <table:table-cell office:value-type="float" office:value="0.377395">
                <text:p>0.377395</text:p>
              </table:table-cell>
              <table:table-cell office:value-type="float" office:value="0.390613">
                <text:p>0.390613</text:p>
              </table:table-cell>
              <table:table-cell office:value-type="float" office:value="0.397974">
                <text:p>0.397974</text:p>
              </table:table-cell>
              <table:table-cell office:value-type="float" office:value="0.412293">
                <text:p>0.412293</text:p>
              </table:table-cell>
              <table:table-cell office:value-type="float" office:value="0.424869">
                <text:p>0.424869</text:p>
              </table:table-cell>
              <table:table-cell office:value-type="float" office:value="0.443409">
                <text:p>0.443409</text:p>
              </table:table-cell>
              <table:table-cell office:value-type="float" office:value="0.499797">
                <text:p>0.499797</text:p>
              </table:table-cell>
              <table:table-cell office:value-type="float" office:value="0.653408">
                <text:p>0.653408</text:p>
              </table:table-cell>
              <table:table-cell office:value-type="float" office:value="0.371211">
                <text:p>0.3712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47831">
                <text:p>0.147831</text:p>
              </table:table-cell>
              <table:table-cell office:value-type="float" office:value="0.328597">
                <text:p>0.328597</text:p>
              </table:table-cell>
              <table:table-cell office:value-type="float" office:value="0.366003">
                <text:p>0.366003</text:p>
              </table:table-cell>
              <table:table-cell office:value-type="float" office:value="0.383366">
                <text:p>0.383366</text:p>
              </table:table-cell>
              <table:table-cell office:value-type="float" office:value="0.393751">
                <text:p>0.393751</text:p>
              </table:table-cell>
              <table:table-cell office:value-type="float" office:value="0.402417">
                <text:p>0.402417</text:p>
              </table:table-cell>
              <table:table-cell office:value-type="float" office:value="0.415339">
                <text:p>0.415339</text:p>
              </table:table-cell>
              <table:table-cell office:value-type="float" office:value="0.429217">
                <text:p>0.429217</text:p>
              </table:table-cell>
              <table:table-cell office:value-type="float" office:value="0.448626">
                <text:p>0.448626</text:p>
              </table:table-cell>
              <table:table-cell office:value-type="float" office:value="0.506673">
                <text:p>0.506673</text:p>
              </table:table-cell>
              <table:table-cell office:value-type="float" office:value="0.653408">
                <text:p>0.653408</text:p>
              </table:table-cell>
              <table:table-cell office:value-type="float" office:value="0.382182">
                <text:p>0.3821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10368">
                <text:p>0.210368</text:p>
              </table:table-cell>
              <table:table-cell office:value-type="float" office:value="0.344651">
                <text:p>0.344651</text:p>
              </table:table-cell>
              <table:table-cell office:value-type="float" office:value="0.374748">
                <text:p>0.374748</text:p>
              </table:table-cell>
              <table:table-cell office:value-type="float" office:value="0.389098">
                <text:p>0.389098</text:p>
              </table:table-cell>
              <table:table-cell office:value-type="float" office:value="0.39633">
                <text:p>0.39633</text:p>
              </table:table-cell>
              <table:table-cell office:value-type="float" office:value="0.404981">
                <text:p>0.404981</text:p>
              </table:table-cell>
              <table:table-cell office:value-type="float" office:value="0.41741">
                <text:p>0.41741</text:p>
              </table:table-cell>
              <table:table-cell office:value-type="float" office:value="0.432565">
                <text:p>0.432565</text:p>
              </table:table-cell>
              <table:table-cell office:value-type="float" office:value="0.452956">
                <text:p>0.452956</text:p>
              </table:table-cell>
              <table:table-cell office:value-type="float" office:value="0.511488">
                <text:p>0.511488</text:p>
              </table:table-cell>
              <table:table-cell office:value-type="float" office:value="0.653408">
                <text:p>0.653408</text:p>
              </table:table-cell>
              <table:table-cell office:value-type="float" office:value="0.39346">
                <text:p>0.393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81393">
                <text:p>0.181393</text:p>
              </table:table-cell>
              <table:table-cell office:value-type="float" office:value="0.339845">
                <text:p>0.339845</text:p>
              </table:table-cell>
              <table:table-cell office:value-type="float" office:value="0.378541">
                <text:p>0.378541</text:p>
              </table:table-cell>
              <table:table-cell office:value-type="float" office:value="0.391167">
                <text:p>0.391167</text:p>
              </table:table-cell>
              <table:table-cell office:value-type="float" office:value="0.39741">
                <text:p>0.39741</text:p>
              </table:table-cell>
              <table:table-cell office:value-type="float" office:value="0.41013">
                <text:p>0.41013</text:p>
              </table:table-cell>
              <table:table-cell office:value-type="float" office:value="0.424482">
                <text:p>0.424482</text:p>
              </table:table-cell>
              <table:table-cell office:value-type="float" office:value="0.434636">
                <text:p>0.434636</text:p>
              </table:table-cell>
              <table:table-cell office:value-type="float" office:value="0.453673">
                <text:p>0.453673</text:p>
              </table:table-cell>
              <table:table-cell office:value-type="float" office:value="0.512977">
                <text:p>0.512977</text:p>
              </table:table-cell>
              <table:table-cell office:value-type="float" office:value="0.653408">
                <text:p>0.653408</text:p>
              </table:table-cell>
              <table:table-cell office:value-type="float" office:value="0.392425">
                <text:p>0.3924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01913">
                <text:p>0.201913</text:p>
              </table:table-cell>
              <table:table-cell office:value-type="float" office:value="0.355092">
                <text:p>0.355092</text:p>
              </table:table-cell>
              <table:table-cell office:value-type="float" office:value="0.376961">
                <text:p>0.376961</text:p>
              </table:table-cell>
              <table:table-cell office:value-type="float" office:value="0.390052">
                <text:p>0.390052</text:p>
              </table:table-cell>
              <table:table-cell office:value-type="float" office:value="0.397438">
                <text:p>0.397438</text:p>
              </table:table-cell>
              <table:table-cell office:value-type="float" office:value="0.411658">
                <text:p>0.411658</text:p>
              </table:table-cell>
              <table:table-cell office:value-type="float" office:value="0.424119">
                <text:p>0.424119</text:p>
              </table:table-cell>
              <table:table-cell office:value-type="float" office:value="0.433171">
                <text:p>0.433171</text:p>
              </table:table-cell>
              <table:table-cell office:value-type="float" office:value="0.449088">
                <text:p>0.449088</text:p>
              </table:table-cell>
              <table:table-cell office:value-type="float" office:value="0.503802">
                <text:p>0.503802</text:p>
              </table:table-cell>
              <table:table-cell office:value-type="float" office:value="0.653408">
                <text:p>0.653408</text:p>
              </table:table-cell>
              <table:table-cell office:value-type="float" office:value="0.394329">
                <text:p>0.3943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0762">
                <text:p>0.230762</text:p>
              </table:table-cell>
              <table:table-cell office:value-type="float" office:value="0.355925">
                <text:p>0.355925</text:p>
              </table:table-cell>
              <table:table-cell office:value-type="float" office:value="0.379713">
                <text:p>0.379713</text:p>
              </table:table-cell>
              <table:table-cell office:value-type="float" office:value="0.392269">
                <text:p>0.392269</text:p>
              </table:table-cell>
              <table:table-cell office:value-type="float" office:value="0.401307">
                <text:p>0.401307</text:p>
              </table:table-cell>
              <table:table-cell office:value-type="float" office:value="0.413681">
                <text:p>0.413681</text:p>
              </table:table-cell>
              <table:table-cell office:value-type="float" office:value="0.426428">
                <text:p>0.426428</text:p>
              </table:table-cell>
              <table:table-cell office:value-type="float" office:value="0.436162">
                <text:p>0.436162</text:p>
              </table:table-cell>
              <table:table-cell office:value-type="float" office:value="0.452658">
                <text:p>0.452658</text:p>
              </table:table-cell>
              <table:table-cell office:value-type="float" office:value="0.508308">
                <text:p>0.508308</text:p>
              </table:table-cell>
              <table:table-cell office:value-type="float" office:value="0.653408">
                <text:p>0.653408</text:p>
              </table:table-cell>
              <table:table-cell office:value-type="float" office:value="0.399721">
                <text:p>0.3997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24635">
                <text:p>0.224635</text:p>
              </table:table-cell>
              <table:table-cell office:value-type="float" office:value="0.35083">
                <text:p>0.35083</text:p>
              </table:table-cell>
              <table:table-cell office:value-type="float" office:value="0.376767">
                <text:p>0.376767</text:p>
              </table:table-cell>
              <table:table-cell office:value-type="float" office:value="0.390315">
                <text:p>0.390315</text:p>
              </table:table-cell>
              <table:table-cell office:value-type="float" office:value="0.402005">
                <text:p>0.402005</text:p>
              </table:table-cell>
              <table:table-cell office:value-type="float" office:value="0.417247">
                <text:p>0.417247</text:p>
              </table:table-cell>
              <table:table-cell office:value-type="float" office:value="0.429359">
                <text:p>0.429359</text:p>
              </table:table-cell>
              <table:table-cell office:value-type="float" office:value="0.437695">
                <text:p>0.437695</text:p>
              </table:table-cell>
              <table:table-cell office:value-type="float" office:value="0.456968">
                <text:p>0.456968</text:p>
              </table:table-cell>
              <table:table-cell office:value-type="float" office:value="0.526776">
                <text:p>0.526776</text:p>
              </table:table-cell>
              <table:table-cell office:value-type="float" office:value="0.653408">
                <text:p>0.653408</text:p>
              </table:table-cell>
              <table:table-cell office:value-type="float" office:value="0.40126">
                <text:p>0.4012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44291">
                <text:p>0.244291</text:p>
              </table:table-cell>
              <table:table-cell office:value-type="float" office:value="0.36162">
                <text:p>0.36162</text:p>
              </table:table-cell>
              <table:table-cell office:value-type="float" office:value="0.384617">
                <text:p>0.384617</text:p>
              </table:table-cell>
              <table:table-cell office:value-type="float" office:value="0.392937">
                <text:p>0.392937</text:p>
              </table:table-cell>
              <table:table-cell office:value-type="float" office:value="0.402538">
                <text:p>0.402538</text:p>
              </table:table-cell>
              <table:table-cell office:value-type="float" office:value="0.415087">
                <text:p>0.415087</text:p>
              </table:table-cell>
              <table:table-cell office:value-type="float" office:value="0.429419">
                <text:p>0.429419</text:p>
              </table:table-cell>
              <table:table-cell office:value-type="float" office:value="0.436591">
                <text:p>0.436591</text:p>
              </table:table-cell>
              <table:table-cell office:value-type="float" office:value="0.455415">
                <text:p>0.455415</text:p>
              </table:table-cell>
              <table:table-cell office:value-type="float" office:value="0.54415">
                <text:p>0.54415</text:p>
              </table:table-cell>
              <table:table-cell office:value-type="float" office:value="0.655591">
                <text:p>0.655591</text:p>
              </table:table-cell>
              <table:table-cell office:value-type="float" office:value="0.406667">
                <text:p>0.4066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51524">
                <text:p>0.251524</text:p>
              </table:table-cell>
              <table:table-cell office:value-type="float" office:value="0.363744">
                <text:p>0.363744</text:p>
              </table:table-cell>
              <table:table-cell office:value-type="float" office:value="0.384338">
                <text:p>0.384338</text:p>
              </table:table-cell>
              <table:table-cell office:value-type="float" office:value="0.392344">
                <text:p>0.392344</text:p>
              </table:table-cell>
              <table:table-cell office:value-type="float" office:value="0.404281">
                <text:p>0.404281</text:p>
              </table:table-cell>
              <table:table-cell office:value-type="float" office:value="0.421335">
                <text:p>0.421335</text:p>
              </table:table-cell>
              <table:table-cell office:value-type="float" office:value="0.432">
                <text:p>0.432</text:p>
              </table:table-cell>
              <table:table-cell office:value-type="float" office:value="0.440476">
                <text:p>0.440476</text:p>
              </table:table-cell>
              <table:table-cell office:value-type="float" office:value="0.457356">
                <text:p>0.457356</text:p>
              </table:table-cell>
              <table:table-cell office:value-type="float" office:value="0.532934">
                <text:p>0.532934</text:p>
              </table:table-cell>
              <table:table-cell office:value-type="float" office:value="0.655591">
                <text:p>0.655591</text:p>
              </table:table-cell>
              <table:table-cell office:value-type="float" office:value="0.408033">
                <text:p>0.4080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7879">
                <text:p>0.17879</text:p>
              </table:table-cell>
              <table:table-cell office:value-type="float" office:value="0.330158">
                <text:p>0.330158</text:p>
              </table:table-cell>
              <table:table-cell office:value-type="float" office:value="0.378395">
                <text:p>0.378395</text:p>
              </table:table-cell>
              <table:table-cell office:value-type="float" office:value="0.391866">
                <text:p>0.391866</text:p>
              </table:table-cell>
              <table:table-cell office:value-type="float" office:value="0.403225">
                <text:p>0.403225</text:p>
              </table:table-cell>
              <table:table-cell office:value-type="float" office:value="0.415788">
                <text:p>0.415788</text:p>
              </table:table-cell>
              <table:table-cell office:value-type="float" office:value="0.427172">
                <text:p>0.427172</text:p>
              </table:table-cell>
              <table:table-cell office:value-type="float" office:value="0.434423">
                <text:p>0.434423</text:p>
              </table:table-cell>
              <table:table-cell office:value-type="float" office:value="0.448652">
                <text:p>0.448652</text:p>
              </table:table-cell>
              <table:table-cell office:value-type="float" office:value="0.512411">
                <text:p>0.512411</text:p>
              </table:table-cell>
              <table:table-cell office:value-type="float" office:value="0.655591">
                <text:p>0.655591</text:p>
              </table:table-cell>
              <table:table-cell office:value-type="float" office:value="0.392088">
                <text:p>0.39208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19269">
                <text:p>0.219269</text:p>
              </table:table-cell>
              <table:table-cell office:value-type="float" office:value="0.354815">
                <text:p>0.354815</text:p>
              </table:table-cell>
              <table:table-cell office:value-type="float" office:value="0.381085">
                <text:p>0.381085</text:p>
              </table:table-cell>
              <table:table-cell office:value-type="float" office:value="0.393741">
                <text:p>0.393741</text:p>
              </table:table-cell>
              <table:table-cell office:value-type="float" office:value="0.40572">
                <text:p>0.40572</text:p>
              </table:table-cell>
              <table:table-cell office:value-type="float" office:value="0.418295">
                <text:p>0.418295</text:p>
              </table:table-cell>
              <table:table-cell office:value-type="float" office:value="0.427814">
                <text:p>0.427814</text:p>
              </table:table-cell>
              <table:table-cell office:value-type="float" office:value="0.435581">
                <text:p>0.435581</text:p>
              </table:table-cell>
              <table:table-cell office:value-type="float" office:value="0.450269">
                <text:p>0.450269</text:p>
              </table:table-cell>
              <table:table-cell office:value-type="float" office:value="0.510658">
                <text:p>0.510658</text:p>
              </table:table-cell>
              <table:table-cell office:value-type="float" office:value="0.655591">
                <text:p>0.655591</text:p>
              </table:table-cell>
              <table:table-cell office:value-type="float" office:value="0.399725">
                <text:p>0.3997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37821">
                <text:p>0.237821</text:p>
              </table:table-cell>
              <table:table-cell office:value-type="float" office:value="0.3618">
                <text:p>0.3618</text:p>
              </table:table-cell>
              <table:table-cell office:value-type="float" office:value="0.382449">
                <text:p>0.382449</text:p>
              </table:table-cell>
              <table:table-cell office:value-type="float" office:value="0.394459">
                <text:p>0.394459</text:p>
              </table:table-cell>
              <table:table-cell office:value-type="float" office:value="0.402991">
                <text:p>0.402991</text:p>
              </table:table-cell>
              <table:table-cell office:value-type="float" office:value="0.415427">
                <text:p>0.415427</text:p>
              </table:table-cell>
              <table:table-cell office:value-type="float" office:value="0.427028">
                <text:p>0.427028</text:p>
              </table:table-cell>
              <table:table-cell office:value-type="float" office:value="0.435536">
                <text:p>0.435536</text:p>
              </table:table-cell>
              <table:table-cell office:value-type="float" office:value="0.450677">
                <text:p>0.450677</text:p>
              </table:table-cell>
              <table:table-cell office:value-type="float" office:value="0.529232">
                <text:p>0.529232</text:p>
              </table:table-cell>
              <table:table-cell office:value-type="float" office:value="0.655591">
                <text:p>0.655591</text:p>
              </table:table-cell>
              <table:table-cell office:value-type="float" office:value="0.403742">
                <text:p>0.40374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71619">
                <text:p>0.271619</text:p>
              </table:table-cell>
              <table:table-cell office:value-type="float" office:value="0.371177">
                <text:p>0.371177</text:p>
              </table:table-cell>
              <table:table-cell office:value-type="float" office:value="0.388675">
                <text:p>0.388675</text:p>
              </table:table-cell>
              <table:table-cell office:value-type="float" office:value="0.396181">
                <text:p>0.396181</text:p>
              </table:table-cell>
              <table:table-cell office:value-type="float" office:value="0.407397">
                <text:p>0.407397</text:p>
              </table:table-cell>
              <table:table-cell office:value-type="float" office:value="0.416984">
                <text:p>0.416984</text:p>
              </table:table-cell>
              <table:table-cell office:value-type="float" office:value="0.427156">
                <text:p>0.427156</text:p>
              </table:table-cell>
              <table:table-cell office:value-type="float" office:value="0.436789">
                <text:p>0.436789</text:p>
              </table:table-cell>
              <table:table-cell office:value-type="float" office:value="0.451715">
                <text:p>0.451715</text:p>
              </table:table-cell>
              <table:table-cell office:value-type="float" office:value="0.513431">
                <text:p>0.513431</text:p>
              </table:table-cell>
              <table:table-cell office:value-type="float" office:value="0.655591">
                <text:p>0.655591</text:p>
              </table:table-cell>
              <table:table-cell office:value-type="float" office:value="0.408112">
                <text:p>0.40811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4274">
                <text:p>0.24274</text:p>
              </table:table-cell>
              <table:table-cell office:value-type="float" office:value="0.364076">
                <text:p>0.364076</text:p>
              </table:table-cell>
              <table:table-cell office:value-type="float" office:value="0.385385">
                <text:p>0.385385</text:p>
              </table:table-cell>
              <table:table-cell office:value-type="float" office:value="0.396333">
                <text:p>0.396333</text:p>
              </table:table-cell>
              <table:table-cell office:value-type="float" office:value="0.407585">
                <text:p>0.407585</text:p>
              </table:table-cell>
              <table:table-cell office:value-type="float" office:value="0.418938">
                <text:p>0.418938</text:p>
              </table:table-cell>
              <table:table-cell office:value-type="float" office:value="0.428637">
                <text:p>0.428637</text:p>
              </table:table-cell>
              <table:table-cell office:value-type="float" office:value="0.440011">
                <text:p>0.440011</text:p>
              </table:table-cell>
              <table:table-cell office:value-type="float" office:value="0.45169">
                <text:p>0.45169</text:p>
              </table:table-cell>
              <table:table-cell office:value-type="float" office:value="0.507654">
                <text:p>0.507654</text:p>
              </table:table-cell>
              <table:table-cell office:value-type="float" office:value="0.655591">
                <text:p>0.655591</text:p>
              </table:table-cell>
              <table:table-cell office:value-type="float" office:value="0.404305">
                <text:p>0.40430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84251">
                <text:p>0.284251</text:p>
              </table:table-cell>
              <table:table-cell office:value-type="float" office:value="0.373867">
                <text:p>0.373867</text:p>
              </table:table-cell>
              <table:table-cell office:value-type="float" office:value="0.38869">
                <text:p>0.38869</text:p>
              </table:table-cell>
              <table:table-cell office:value-type="float" office:value="0.397756">
                <text:p>0.397756</text:p>
              </table:table-cell>
              <table:table-cell office:value-type="float" office:value="0.408332">
                <text:p>0.408332</text:p>
              </table:table-cell>
              <table:table-cell office:value-type="float" office:value="0.419096">
                <text:p>0.419096</text:p>
              </table:table-cell>
              <table:table-cell office:value-type="float" office:value="0.428964">
                <text:p>0.428964</text:p>
              </table:table-cell>
              <table:table-cell office:value-type="float" office:value="0.439453">
                <text:p>0.439453</text:p>
              </table:table-cell>
              <table:table-cell office:value-type="float" office:value="0.452965">
                <text:p>0.452965</text:p>
              </table:table-cell>
              <table:table-cell office:value-type="float" office:value="0.509722">
                <text:p>0.509722</text:p>
              </table:table-cell>
              <table:table-cell office:value-type="float" office:value="0.655591">
                <text:p>0.655591</text:p>
              </table:table-cell>
              <table:table-cell office:value-type="float" office:value="0.41031">
                <text:p>0.410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34649">
                <text:p>0.234649</text:p>
              </table:table-cell>
              <table:table-cell office:value-type="float" office:value="0.36612">
                <text:p>0.36612</text:p>
              </table:table-cell>
              <table:table-cell office:value-type="float" office:value="0.386928">
                <text:p>0.386928</text:p>
              </table:table-cell>
              <table:table-cell office:value-type="float" office:value="0.395594">
                <text:p>0.395594</text:p>
              </table:table-cell>
              <table:table-cell office:value-type="float" office:value="0.406651">
                <text:p>0.406651</text:p>
              </table:table-cell>
              <table:table-cell office:value-type="float" office:value="0.419147">
                <text:p>0.419147</text:p>
              </table:table-cell>
              <table:table-cell office:value-type="float" office:value="0.426662">
                <text:p>0.426662</text:p>
              </table:table-cell>
              <table:table-cell office:value-type="float" office:value="0.435485">
                <text:p>0.435485</text:p>
              </table:table-cell>
              <table:table-cell office:value-type="float" office:value="0.446019">
                <text:p>0.446019</text:p>
              </table:table-cell>
              <table:table-cell office:value-type="float" office:value="0.500096">
                <text:p>0.500096</text:p>
              </table:table-cell>
              <table:table-cell office:value-type="float" office:value="0.655591">
                <text:p>0.655591</text:p>
              </table:table-cell>
              <table:table-cell office:value-type="float" office:value="0.401735">
                <text:p>0.40173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49947">
                <text:p>0.249947</text:p>
              </table:table-cell>
              <table:table-cell office:value-type="float" office:value="0.372737">
                <text:p>0.372737</text:p>
              </table:table-cell>
              <table:table-cell office:value-type="float" office:value="0.387867">
                <text:p>0.387867</text:p>
              </table:table-cell>
              <table:table-cell office:value-type="float" office:value="0.397225">
                <text:p>0.397225</text:p>
              </table:table-cell>
              <table:table-cell office:value-type="float" office:value="0.408977">
                <text:p>0.408977</text:p>
              </table:table-cell>
              <table:table-cell office:value-type="float" office:value="0.42029">
                <text:p>0.42029</text:p>
              </table:table-cell>
              <table:table-cell office:value-type="float" office:value="0.427654">
                <text:p>0.427654</text:p>
              </table:table-cell>
              <table:table-cell office:value-type="float" office:value="0.434793">
                <text:p>0.434793</text:p>
              </table:table-cell>
              <table:table-cell office:value-type="float" office:value="0.442581">
                <text:p>0.442581</text:p>
              </table:table-cell>
              <table:table-cell office:value-type="float" office:value="0.497914">
                <text:p>0.497914</text:p>
              </table:table-cell>
              <table:table-cell office:value-type="float" office:value="0.655591">
                <text:p>0.655591</text:p>
              </table:table-cell>
              <table:table-cell office:value-type="float" office:value="0.403998">
                <text:p>0.40399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47646">
                <text:p>0.247646</text:p>
              </table:table-cell>
              <table:table-cell office:value-type="float" office:value="0.371708">
                <text:p>0.371708</text:p>
              </table:table-cell>
              <table:table-cell office:value-type="float" office:value="0.388522">
                <text:p>0.388522</text:p>
              </table:table-cell>
              <table:table-cell office:value-type="float" office:value="0.398655">
                <text:p>0.398655</text:p>
              </table:table-cell>
              <table:table-cell office:value-type="float" office:value="0.411343">
                <text:p>0.411343</text:p>
              </table:table-cell>
              <table:table-cell office:value-type="float" office:value="0.420061">
                <text:p>0.420061</text:p>
              </table:table-cell>
              <table:table-cell office:value-type="float" office:value="0.42911">
                <text:p>0.42911</text:p>
              </table:table-cell>
              <table:table-cell office:value-type="float" office:value="0.436938">
                <text:p>0.436938</text:p>
              </table:table-cell>
              <table:table-cell office:value-type="float" office:value="0.447459">
                <text:p>0.447459</text:p>
              </table:table-cell>
              <table:table-cell office:value-type="float" office:value="0.49848">
                <text:p>0.49848</text:p>
              </table:table-cell>
              <table:table-cell office:value-type="float" office:value="0.655591">
                <text:p>0.655591</text:p>
              </table:table-cell>
              <table:table-cell office:value-type="float" office:value="0.404992">
                <text:p>0.40499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26812">
                <text:p>0.226812</text:p>
              </table:table-cell>
              <table:table-cell office:value-type="float" office:value="0.368801">
                <text:p>0.368801</text:p>
              </table:table-cell>
              <table:table-cell office:value-type="float" office:value="0.389188">
                <text:p>0.389188</text:p>
              </table:table-cell>
              <table:table-cell office:value-type="float" office:value="0.399259">
                <text:p>0.399259</text:p>
              </table:table-cell>
              <table:table-cell office:value-type="float" office:value="0.411195">
                <text:p>0.411195</text:p>
              </table:table-cell>
              <table:table-cell office:value-type="float" office:value="0.419651">
                <text:p>0.419651</text:p>
              </table:table-cell>
              <table:table-cell office:value-type="float" office:value="0.427787">
                <text:p>0.427787</text:p>
              </table:table-cell>
              <table:table-cell office:value-type="float" office:value="0.435483">
                <text:p>0.435483</text:p>
              </table:table-cell>
              <table:table-cell office:value-type="float" office:value="0.447009">
                <text:p>0.447009</text:p>
              </table:table-cell>
              <table:table-cell office:value-type="float" office:value="0.491957">
                <text:p>0.491957</text:p>
              </table:table-cell>
              <table:table-cell office:value-type="float" office:value="0.655591">
                <text:p>0.655591</text:p>
              </table:table-cell>
              <table:table-cell office:value-type="float" office:value="0.401714">
                <text:p>0.40171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43759">
                <text:p>0.143759</text:p>
              </table:table-cell>
              <table:table-cell office:value-type="float" office:value="0.359328">
                <text:p>0.359328</text:p>
              </table:table-cell>
              <table:table-cell office:value-type="float" office:value="0.38239">
                <text:p>0.38239</text:p>
              </table:table-cell>
              <table:table-cell office:value-type="float" office:value="0.393526">
                <text:p>0.393526</text:p>
              </table:table-cell>
              <table:table-cell office:value-type="float" office:value="0.404697">
                <text:p>0.404697</text:p>
              </table:table-cell>
              <table:table-cell office:value-type="float" office:value="0.413099">
                <text:p>0.413099</text:p>
              </table:table-cell>
              <table:table-cell office:value-type="float" office:value="0.421125">
                <text:p>0.421125</text:p>
              </table:table-cell>
              <table:table-cell office:value-type="float" office:value="0.430002">
                <text:p>0.430002</text:p>
              </table:table-cell>
              <table:table-cell office:value-type="float" office:value="0.437099">
                <text:p>0.437099</text:p>
              </table:table-cell>
              <table:table-cell office:value-type="float" office:value="0.475407">
                <text:p>0.475407</text:p>
              </table:table-cell>
              <table:table-cell office:value-type="float" office:value="0.655591">
                <text:p>0.655591</text:p>
              </table:table-cell>
              <table:table-cell office:value-type="float" office:value="0.386043">
                <text:p>0.38604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71833">
                <text:p>0.171833</text:p>
              </table:table-cell>
              <table:table-cell office:value-type="float" office:value="0.364309">
                <text:p>0.364309</text:p>
              </table:table-cell>
              <table:table-cell office:value-type="float" office:value="0.386807">
                <text:p>0.386807</text:p>
              </table:table-cell>
              <table:table-cell office:value-type="float" office:value="0.395054">
                <text:p>0.395054</text:p>
              </table:table-cell>
              <table:table-cell office:value-type="float" office:value="0.405279">
                <text:p>0.405279</text:p>
              </table:table-cell>
              <table:table-cell office:value-type="float" office:value="0.413159">
                <text:p>0.413159</text:p>
              </table:table-cell>
              <table:table-cell office:value-type="float" office:value="0.421004">
                <text:p>0.421004</text:p>
              </table:table-cell>
              <table:table-cell office:value-type="float" office:value="0.430933">
                <text:p>0.430933</text:p>
              </table:table-cell>
              <table:table-cell office:value-type="float" office:value="0.439032">
                <text:p>0.439032</text:p>
              </table:table-cell>
              <table:table-cell office:value-type="float" office:value="0.481892">
                <text:p>0.481892</text:p>
              </table:table-cell>
              <table:table-cell office:value-type="float" office:value="0.655591">
                <text:p>0.655591</text:p>
              </table:table-cell>
              <table:table-cell office:value-type="float" office:value="0.39093">
                <text:p>0.3909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92435">
                <text:p>0.192435</text:p>
              </table:table-cell>
              <table:table-cell office:value-type="float" office:value="0.364133">
                <text:p>0.364133</text:p>
              </table:table-cell>
              <table:table-cell office:value-type="float" office:value="0.385898">
                <text:p>0.385898</text:p>
              </table:table-cell>
              <table:table-cell office:value-type="float" office:value="0.392463">
                <text:p>0.392463</text:p>
              </table:table-cell>
              <table:table-cell office:value-type="float" office:value="0.401498">
                <text:p>0.401498</text:p>
              </table:table-cell>
              <table:table-cell office:value-type="float" office:value="0.408763">
                <text:p>0.408763</text:p>
              </table:table-cell>
              <table:table-cell office:value-type="float" office:value="0.417373">
                <text:p>0.417373</text:p>
              </table:table-cell>
              <table:table-cell office:value-type="float" office:value="0.428186">
                <text:p>0.428186</text:p>
              </table:table-cell>
              <table:table-cell office:value-type="float" office:value="0.437771">
                <text:p>0.437771</text:p>
              </table:table-cell>
              <table:table-cell office:value-type="float" office:value="0.487331">
                <text:p>0.487331</text:p>
              </table:table-cell>
              <table:table-cell office:value-type="float" office:value="0.655591">
                <text:p>0.655591</text:p>
              </table:table-cell>
              <table:table-cell office:value-type="float" office:value="0.391585">
                <text:p>0.39158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72395">
                <text:p>0.272395</text:p>
              </table:table-cell>
              <table:table-cell office:value-type="float" office:value="0.374003">
                <text:p>0.374003</text:p>
              </table:table-cell>
              <table:table-cell office:value-type="float" office:value="0.388118">
                <text:p>0.388118</text:p>
              </table:table-cell>
              <table:table-cell office:value-type="float" office:value="0.393207">
                <text:p>0.393207</text:p>
              </table:table-cell>
              <table:table-cell office:value-type="float" office:value="0.399385">
                <text:p>0.399385</text:p>
              </table:table-cell>
              <table:table-cell office:value-type="float" office:value="0.405557">
                <text:p>0.405557</text:p>
              </table:table-cell>
              <table:table-cell office:value-type="float" office:value="0.415298">
                <text:p>0.415298</text:p>
              </table:table-cell>
              <table:table-cell office:value-type="float" office:value="0.426625">
                <text:p>0.426625</text:p>
              </table:table-cell>
              <table:table-cell office:value-type="float" office:value="0.437778">
                <text:p>0.437778</text:p>
              </table:table-cell>
              <table:table-cell office:value-type="float" office:value="0.487309">
                <text:p>0.487309</text:p>
              </table:table-cell>
              <table:table-cell office:value-type="float" office:value="0.655591">
                <text:p>0.655591</text:p>
              </table:table-cell>
              <table:table-cell office:value-type="float" office:value="0.399968">
                <text:p>0.3999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51446">
                <text:p>0.251446</text:p>
              </table:table-cell>
              <table:table-cell office:value-type="float" office:value="0.371172">
                <text:p>0.371172</text:p>
              </table:table-cell>
              <table:table-cell office:value-type="float" office:value="0.385096">
                <text:p>0.385096</text:p>
              </table:table-cell>
              <table:table-cell office:value-type="float" office:value="0.391762">
                <text:p>0.391762</text:p>
              </table:table-cell>
              <table:table-cell office:value-type="float" office:value="0.398488">
                <text:p>0.398488</text:p>
              </table:table-cell>
              <table:table-cell office:value-type="float" office:value="0.404652">
                <text:p>0.404652</text:p>
              </table:table-cell>
              <table:table-cell office:value-type="float" office:value="0.414842">
                <text:p>0.414842</text:p>
              </table:table-cell>
              <table:table-cell office:value-type="float" office:value="0.426954">
                <text:p>0.426954</text:p>
              </table:table-cell>
              <table:table-cell office:value-type="float" office:value="0.436339">
                <text:p>0.436339</text:p>
              </table:table-cell>
              <table:table-cell office:value-type="float" office:value="0.467323">
                <text:p>0.467323</text:p>
              </table:table-cell>
              <table:table-cell office:value-type="float" office:value="0.655591">
                <text:p>0.655591</text:p>
              </table:table-cell>
              <table:table-cell office:value-type="float" office:value="0.394807">
                <text:p>0.39480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72685">
                <text:p>0.272685</text:p>
              </table:table-cell>
              <table:table-cell office:value-type="float" office:value="0.372033">
                <text:p>0.372033</text:p>
              </table:table-cell>
              <table:table-cell office:value-type="float" office:value="0.388263">
                <text:p>0.388263</text:p>
              </table:table-cell>
              <table:table-cell office:value-type="float" office:value="0.395271">
                <text:p>0.395271</text:p>
              </table:table-cell>
              <table:table-cell office:value-type="float" office:value="0.402447">
                <text:p>0.402447</text:p>
              </table:table-cell>
              <table:table-cell office:value-type="float" office:value="0.410845">
                <text:p>0.410845</text:p>
              </table:table-cell>
              <table:table-cell office:value-type="float" office:value="0.418466">
                <text:p>0.418466</text:p>
              </table:table-cell>
              <table:table-cell office:value-type="float" office:value="0.429972">
                <text:p>0.429972</text:p>
              </table:table-cell>
              <table:table-cell office:value-type="float" office:value="0.438305">
                <text:p>0.438305</text:p>
              </table:table-cell>
              <table:table-cell office:value-type="float" office:value="0.470528">
                <text:p>0.470528</text:p>
              </table:table-cell>
              <table:table-cell office:value-type="float" office:value="0.655591">
                <text:p>0.655591</text:p>
              </table:table-cell>
              <table:table-cell office:value-type="float" office:value="0.399881">
                <text:p>0.3998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00997">
                <text:p>0.300997</text:p>
              </table:table-cell>
              <table:table-cell office:value-type="float" office:value="0.374916">
                <text:p>0.374916</text:p>
              </table:table-cell>
              <table:table-cell office:value-type="float" office:value="0.388163">
                <text:p>0.388163</text:p>
              </table:table-cell>
              <table:table-cell office:value-type="float" office:value="0.395017">
                <text:p>0.395017</text:p>
              </table:table-cell>
              <table:table-cell office:value-type="float" office:value="0.401255">
                <text:p>0.401255</text:p>
              </table:table-cell>
              <table:table-cell office:value-type="float" office:value="0.410784">
                <text:p>0.410784</text:p>
              </table:table-cell>
              <table:table-cell office:value-type="float" office:value="0.420246">
                <text:p>0.420246</text:p>
              </table:table-cell>
              <table:table-cell office:value-type="float" office:value="0.429875">
                <text:p>0.429875</text:p>
              </table:table-cell>
              <table:table-cell office:value-type="float" office:value="0.439045">
                <text:p>0.439045</text:p>
              </table:table-cell>
              <table:table-cell office:value-type="float" office:value="0.474096">
                <text:p>0.474096</text:p>
              </table:table-cell>
              <table:table-cell office:value-type="float" office:value="0.655591">
                <text:p>0.655591</text:p>
              </table:table-cell>
              <table:table-cell office:value-type="float" office:value="0.403439">
                <text:p>0.4034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43758">
                <text:p>0.243758</text:p>
              </table:table-cell>
              <table:table-cell office:value-type="float" office:value="0.362984">
                <text:p>0.362984</text:p>
              </table:table-cell>
              <table:table-cell office:value-type="float" office:value="0.382976">
                <text:p>0.382976</text:p>
              </table:table-cell>
              <table:table-cell office:value-type="float" office:value="0.39381">
                <text:p>0.39381</text:p>
              </table:table-cell>
              <table:table-cell office:value-type="float" office:value="0.400881">
                <text:p>0.400881</text:p>
              </table:table-cell>
              <table:table-cell office:value-type="float" office:value="0.410562">
                <text:p>0.410562</text:p>
              </table:table-cell>
              <table:table-cell office:value-type="float" office:value="0.420207">
                <text:p>0.420207</text:p>
              </table:table-cell>
              <table:table-cell office:value-type="float" office:value="0.429786">
                <text:p>0.429786</text:p>
              </table:table-cell>
              <table:table-cell office:value-type="float" office:value="0.440613">
                <text:p>0.440613</text:p>
              </table:table-cell>
              <table:table-cell office:value-type="float" office:value="0.48212">
                <text:p>0.48212</text:p>
              </table:table-cell>
              <table:table-cell office:value-type="float" office:value="0.655591">
                <text:p>0.655591</text:p>
              </table:table-cell>
              <table:table-cell office:value-type="float" office:value="0.39677">
                <text:p>0.3967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70754">
                <text:p>0.270754</text:p>
              </table:table-cell>
              <table:table-cell office:value-type="float" office:value="0.365194">
                <text:p>0.365194</text:p>
              </table:table-cell>
              <table:table-cell office:value-type="float" office:value="0.384147">
                <text:p>0.384147</text:p>
              </table:table-cell>
              <table:table-cell office:value-type="float" office:value="0.393988">
                <text:p>0.393988</text:p>
              </table:table-cell>
              <table:table-cell office:value-type="float" office:value="0.401609">
                <text:p>0.401609</text:p>
              </table:table-cell>
              <table:table-cell office:value-type="float" office:value="0.411356">
                <text:p>0.411356</text:p>
              </table:table-cell>
              <table:table-cell office:value-type="float" office:value="0.420784">
                <text:p>0.420784</text:p>
              </table:table-cell>
              <table:table-cell office:value-type="float" office:value="0.43058">
                <text:p>0.43058</text:p>
              </table:table-cell>
              <table:table-cell office:value-type="float" office:value="0.44186">
                <text:p>0.44186</text:p>
              </table:table-cell>
              <table:table-cell office:value-type="float" office:value="0.480732">
                <text:p>0.480732</text:p>
              </table:table-cell>
              <table:table-cell office:value-type="float" office:value="0.655591">
                <text:p>0.655591</text:p>
              </table:table-cell>
              <table:table-cell office:value-type="float" office:value="0.4001">
                <text:p>0.400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05288">
                <text:p>0.305288</text:p>
              </table:table-cell>
              <table:table-cell office:value-type="float" office:value="0.371742">
                <text:p>0.371742</text:p>
              </table:table-cell>
              <table:table-cell office:value-type="float" office:value="0.387197">
                <text:p>0.387197</text:p>
              </table:table-cell>
              <table:table-cell office:value-type="float" office:value="0.395353">
                <text:p>0.395353</text:p>
              </table:table-cell>
              <table:table-cell office:value-type="float" office:value="0.403379">
                <text:p>0.403379</text:p>
              </table:table-cell>
              <table:table-cell office:value-type="float" office:value="0.413255">
                <text:p>0.413255</text:p>
              </table:table-cell>
              <table:table-cell office:value-type="float" office:value="0.423385">
                <text:p>0.423385</text:p>
              </table:table-cell>
              <table:table-cell office:value-type="float" office:value="0.433369">
                <text:p>0.433369</text:p>
              </table:table-cell>
              <table:table-cell office:value-type="float" office:value="0.442551">
                <text:p>0.442551</text:p>
              </table:table-cell>
              <table:table-cell office:value-type="float" office:value="0.487236">
                <text:p>0.487236</text:p>
              </table:table-cell>
              <table:table-cell office:value-type="float" office:value="0.655591">
                <text:p>0.655591</text:p>
              </table:table-cell>
              <table:table-cell office:value-type="float" office:value="0.406276">
                <text:p>0.4062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301035">
                <text:p>0.301035</text:p>
              </table:table-cell>
              <table:table-cell office:value-type="float" office:value="0.371404">
                <text:p>0.371404</text:p>
              </table:table-cell>
              <table:table-cell office:value-type="float" office:value="0.382792">
                <text:p>0.382792</text:p>
              </table:table-cell>
              <table:table-cell office:value-type="float" office:value="0.392256">
                <text:p>0.392256</text:p>
              </table:table-cell>
              <table:table-cell office:value-type="float" office:value="0.39992">
                <text:p>0.39992</text:p>
              </table:table-cell>
              <table:table-cell office:value-type="float" office:value="0.410725">
                <text:p>0.410725</text:p>
              </table:table-cell>
              <table:table-cell office:value-type="float" office:value="0.42051">
                <text:p>0.42051</text:p>
              </table:table-cell>
              <table:table-cell office:value-type="float" office:value="0.430774">
                <text:p>0.430774</text:p>
              </table:table-cell>
              <table:table-cell office:value-type="float" office:value="0.438178">
                <text:p>0.438178</text:p>
              </table:table-cell>
              <table:table-cell office:value-type="float" office:value="0.477115">
                <text:p>0.477115</text:p>
              </table:table-cell>
              <table:table-cell office:value-type="float" office:value="0.655591">
                <text:p>0.655591</text:p>
              </table:table-cell>
              <table:table-cell office:value-type="float" office:value="0.402471">
                <text:p>0.40247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98848">
                <text:p>0.298848</text:p>
              </table:table-cell>
              <table:table-cell office:value-type="float" office:value="0.371501">
                <text:p>0.371501</text:p>
              </table:table-cell>
              <table:table-cell office:value-type="float" office:value="0.385104">
                <text:p>0.385104</text:p>
              </table:table-cell>
              <table:table-cell office:value-type="float" office:value="0.391758">
                <text:p>0.391758</text:p>
              </table:table-cell>
              <table:table-cell office:value-type="float" office:value="0.399472">
                <text:p>0.399472</text:p>
              </table:table-cell>
              <table:table-cell office:value-type="float" office:value="0.408949">
                <text:p>0.408949</text:p>
              </table:table-cell>
              <table:table-cell office:value-type="float" office:value="0.417526">
                <text:p>0.417526</text:p>
              </table:table-cell>
              <table:table-cell office:value-type="float" office:value="0.427431">
                <text:p>0.427431</text:p>
              </table:table-cell>
              <table:table-cell office:value-type="float" office:value="0.438249">
                <text:p>0.438249</text:p>
              </table:table-cell>
              <table:table-cell office:value-type="float" office:value="0.48182">
                <text:p>0.48182</text:p>
              </table:table-cell>
              <table:table-cell office:value-type="float" office:value="0.655591">
                <text:p>0.655591</text:p>
              </table:table-cell>
              <table:table-cell office:value-type="float" office:value="0.402066">
                <text:p>0.40206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252977">
                <text:p>0.252977</text:p>
              </table:table-cell>
              <table:table-cell office:value-type="float" office:value="0.368785">
                <text:p>0.368785</text:p>
              </table:table-cell>
              <table:table-cell office:value-type="float" office:value="0.383646">
                <text:p>0.383646</text:p>
              </table:table-cell>
              <table:table-cell office:value-type="float" office:value="0.3899">
                <text:p>0.3899</text:p>
              </table:table-cell>
              <table:table-cell office:value-type="float" office:value="0.397675">
                <text:p>0.397675</text:p>
              </table:table-cell>
              <table:table-cell office:value-type="float" office:value="0.406344">
                <text:p>0.406344</text:p>
              </table:table-cell>
              <table:table-cell office:value-type="float" office:value="0.417173">
                <text:p>0.417173</text:p>
              </table:table-cell>
              <table:table-cell office:value-type="float" office:value="0.426931">
                <text:p>0.426931</text:p>
              </table:table-cell>
              <table:table-cell office:value-type="float" office:value="0.438407">
                <text:p>0.438407</text:p>
              </table:table-cell>
              <table:table-cell office:value-type="float" office:value="0.472593">
                <text:p>0.472593</text:p>
              </table:table-cell>
              <table:table-cell office:value-type="float" office:value="0.655591">
                <text:p>0.655591</text:p>
              </table:table-cell>
              <table:table-cell office:value-type="float" office:value="0.395443">
                <text:p>0.3954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44192">
                <text:p>0.344192</text:p>
              </table:table-cell>
              <table:table-cell office:value-type="float" office:value="0.369458">
                <text:p>0.369458</text:p>
              </table:table-cell>
              <table:table-cell office:value-type="float" office:value="0.383056">
                <text:p>0.383056</text:p>
              </table:table-cell>
              <table:table-cell office:value-type="float" office:value="0.3903">
                <text:p>0.3903</text:p>
              </table:table-cell>
              <table:table-cell office:value-type="float" office:value="0.396659">
                <text:p>0.396659</text:p>
              </table:table-cell>
              <table:table-cell office:value-type="float" office:value="0.405436">
                <text:p>0.405436</text:p>
              </table:table-cell>
              <table:table-cell office:value-type="float" office:value="0.414624">
                <text:p>0.414624</text:p>
              </table:table-cell>
              <table:table-cell office:value-type="float" office:value="0.426552">
                <text:p>0.426552</text:p>
              </table:table-cell>
              <table:table-cell office:value-type="float" office:value="0.43785">
                <text:p>0.43785</text:p>
              </table:table-cell>
              <table:table-cell office:value-type="float" office:value="0.472122">
                <text:p>0.472122</text:p>
              </table:table-cell>
              <table:table-cell office:value-type="float" office:value="0.655591">
                <text:p>0.655591</text:p>
              </table:table-cell>
              <table:table-cell office:value-type="float" office:value="0.404025">
                <text:p>0.4040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18833">
                <text:p>0.318833</text:p>
              </table:table-cell>
              <table:table-cell office:value-type="float" office:value="0.369244">
                <text:p>0.369244</text:p>
              </table:table-cell>
              <table:table-cell office:value-type="float" office:value="0.384201">
                <text:p>0.384201</text:p>
              </table:table-cell>
              <table:table-cell office:value-type="float" office:value="0.390495">
                <text:p>0.390495</text:p>
              </table:table-cell>
              <table:table-cell office:value-type="float" office:value="0.396592">
                <text:p>0.396592</text:p>
              </table:table-cell>
              <table:table-cell office:value-type="float" office:value="0.405667">
                <text:p>0.405667</text:p>
              </table:table-cell>
              <table:table-cell office:value-type="float" office:value="0.415078">
                <text:p>0.415078</text:p>
              </table:table-cell>
              <table:table-cell office:value-type="float" office:value="0.427216">
                <text:p>0.427216</text:p>
              </table:table-cell>
              <table:table-cell office:value-type="float" office:value="0.435841">
                <text:p>0.435841</text:p>
              </table:table-cell>
              <table:table-cell office:value-type="float" office:value="0.469795">
                <text:p>0.469795</text:p>
              </table:table-cell>
              <table:table-cell office:value-type="float" office:value="0.655591">
                <text:p>0.655591</text:p>
              </table:table-cell>
              <table:table-cell office:value-type="float" office:value="0.401296">
                <text:p>0.40129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4496">
                <text:p>0.34496</text:p>
              </table:table-cell>
              <table:table-cell office:value-type="float" office:value="0.376839">
                <text:p>0.376839</text:p>
              </table:table-cell>
              <table:table-cell office:value-type="float" office:value="0.388388">
                <text:p>0.388388</text:p>
              </table:table-cell>
              <table:table-cell office:value-type="float" office:value="0.393817">
                <text:p>0.393817</text:p>
              </table:table-cell>
              <table:table-cell office:value-type="float" office:value="0.401428">
                <text:p>0.401428</text:p>
              </table:table-cell>
              <table:table-cell office:value-type="float" office:value="0.410828">
                <text:p>0.410828</text:p>
              </table:table-cell>
              <table:table-cell office:value-type="float" office:value="0.421517">
                <text:p>0.421517</text:p>
              </table:table-cell>
              <table:table-cell office:value-type="float" office:value="0.430772">
                <text:p>0.430772</text:p>
              </table:table-cell>
              <table:table-cell office:value-type="float" office:value="0.440097">
                <text:p>0.440097</text:p>
              </table:table-cell>
              <table:table-cell office:value-type="float" office:value="0.474426">
                <text:p>0.474426</text:p>
              </table:table-cell>
              <table:table-cell office:value-type="float" office:value="0.655591">
                <text:p>0.655591</text:p>
              </table:table-cell>
              <table:table-cell office:value-type="float" office:value="0.408307">
                <text:p>0.4083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46978">
                <text:p>0.346978</text:p>
              </table:table-cell>
              <table:table-cell office:value-type="float" office:value="0.380766">
                <text:p>0.380766</text:p>
              </table:table-cell>
              <table:table-cell office:value-type="float" office:value="0.389473">
                <text:p>0.389473</text:p>
              </table:table-cell>
              <table:table-cell office:value-type="float" office:value="0.396011">
                <text:p>0.396011</text:p>
              </table:table-cell>
              <table:table-cell office:value-type="float" office:value="0.406779">
                <text:p>0.406779</text:p>
              </table:table-cell>
              <table:table-cell office:value-type="float" office:value="0.415934">
                <text:p>0.415934</text:p>
              </table:table-cell>
              <table:table-cell office:value-type="float" office:value="0.426595">
                <text:p>0.426595</text:p>
              </table:table-cell>
              <table:table-cell office:value-type="float" office:value="0.43435">
                <text:p>0.43435</text:p>
              </table:table-cell>
              <table:table-cell office:value-type="float" office:value="0.443451">
                <text:p>0.443451</text:p>
              </table:table-cell>
              <table:table-cell office:value-type="float" office:value="0.484206">
                <text:p>0.484206</text:p>
              </table:table-cell>
              <table:table-cell office:value-type="float" office:value="0.655591">
                <text:p>0.655591</text:p>
              </table:table-cell>
              <table:table-cell office:value-type="float" office:value="0.412454">
                <text:p>0.41245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34694">
                <text:p>0.334694</text:p>
              </table:table-cell>
              <table:table-cell office:value-type="float" office:value="0.386321">
                <text:p>0.386321</text:p>
              </table:table-cell>
              <table:table-cell office:value-type="float" office:value="0.392388">
                <text:p>0.392388</text:p>
              </table:table-cell>
              <table:table-cell office:value-type="float" office:value="0.401008">
                <text:p>0.401008</text:p>
              </table:table-cell>
              <table:table-cell office:value-type="float" office:value="0.413265">
                <text:p>0.413265</text:p>
              </table:table-cell>
              <table:table-cell office:value-type="float" office:value="0.421831">
                <text:p>0.421831</text:p>
              </table:table-cell>
              <table:table-cell office:value-type="float" office:value="0.431522">
                <text:p>0.431522</text:p>
              </table:table-cell>
              <table:table-cell office:value-type="float" office:value="0.440051">
                <text:p>0.440051</text:p>
              </table:table-cell>
              <table:table-cell office:value-type="float" office:value="0.447976">
                <text:p>0.447976</text:p>
              </table:table-cell>
              <table:table-cell office:value-type="float" office:value="0.483208">
                <text:p>0.483208</text:p>
              </table:table-cell>
              <table:table-cell office:value-type="float" office:value="0.655591">
                <text:p>0.655591</text:p>
              </table:table-cell>
              <table:table-cell office:value-type="float" office:value="0.415226">
                <text:p>0.41522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34636">
                <text:p>0.334636</text:p>
              </table:table-cell>
              <table:table-cell office:value-type="float" office:value="0.384954">
                <text:p>0.384954</text:p>
              </table:table-cell>
              <table:table-cell office:value-type="float" office:value="0.390509">
                <text:p>0.390509</text:p>
              </table:table-cell>
              <table:table-cell office:value-type="float" office:value="0.400338">
                <text:p>0.400338</text:p>
              </table:table-cell>
              <table:table-cell office:value-type="float" office:value="0.412018">
                <text:p>0.412018</text:p>
              </table:table-cell>
              <table:table-cell office:value-type="float" office:value="0.423221">
                <text:p>0.423221</text:p>
              </table:table-cell>
              <table:table-cell office:value-type="float" office:value="0.433849">
                <text:p>0.433849</text:p>
              </table:table-cell>
              <table:table-cell office:value-type="float" office:value="0.441031">
                <text:p>0.441031</text:p>
              </table:table-cell>
              <table:table-cell office:value-type="float" office:value="0.451296">
                <text:p>0.451296</text:p>
              </table:table-cell>
              <table:table-cell office:value-type="float" office:value="0.493255">
                <text:p>0.493255</text:p>
              </table:table-cell>
              <table:table-cell office:value-type="float" office:value="0.655591">
                <text:p>0.655591</text:p>
              </table:table-cell>
              <table:table-cell office:value-type="float" office:value="0.416511">
                <text:p>0.41651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33845">
                <text:p>0.333845</text:p>
              </table:table-cell>
              <table:table-cell office:value-type="float" office:value="0.381281">
                <text:p>0.381281</text:p>
              </table:table-cell>
              <table:table-cell office:value-type="float" office:value="0.388055">
                <text:p>0.388055</text:p>
              </table:table-cell>
              <table:table-cell office:value-type="float" office:value="0.392684">
                <text:p>0.392684</text:p>
              </table:table-cell>
              <table:table-cell office:value-type="float" office:value="0.402383">
                <text:p>0.402383</text:p>
              </table:table-cell>
              <table:table-cell office:value-type="float" office:value="0.415793">
                <text:p>0.415793</text:p>
              </table:table-cell>
              <table:table-cell office:value-type="float" office:value="0.425526">
                <text:p>0.425526</text:p>
              </table:table-cell>
              <table:table-cell office:value-type="float" office:value="0.43653">
                <text:p>0.43653</text:p>
              </table:table-cell>
              <table:table-cell office:value-type="float" office:value="0.4474">
                <text:p>0.4474</text:p>
              </table:table-cell>
              <table:table-cell office:value-type="float" office:value="0.490571">
                <text:p>0.490571</text:p>
              </table:table-cell>
              <table:table-cell office:value-type="float" office:value="0.668505">
                <text:p>0.668505</text:p>
              </table:table-cell>
              <table:table-cell office:value-type="float" office:value="0.411407">
                <text:p>0.41140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35396">
                <text:p>0.335396</text:p>
              </table:table-cell>
              <table:table-cell office:value-type="float" office:value="0.380378">
                <text:p>0.380378</text:p>
              </table:table-cell>
              <table:table-cell office:value-type="float" office:value="0.38655">
                <text:p>0.38655</text:p>
              </table:table-cell>
              <table:table-cell office:value-type="float" office:value="0.390578">
                <text:p>0.390578</text:p>
              </table:table-cell>
              <table:table-cell office:value-type="float" office:value="0.395436">
                <text:p>0.395436</text:p>
              </table:table-cell>
              <table:table-cell office:value-type="float" office:value="0.407424">
                <text:p>0.407424</text:p>
              </table:table-cell>
              <table:table-cell office:value-type="float" office:value="0.420474">
                <text:p>0.420474</text:p>
              </table:table-cell>
              <table:table-cell office:value-type="float" office:value="0.43167">
                <text:p>0.43167</text:p>
              </table:table-cell>
              <table:table-cell office:value-type="float" office:value="0.443813">
                <text:p>0.443813</text:p>
              </table:table-cell>
              <table:table-cell office:value-type="float" office:value="0.49689">
                <text:p>0.49689</text:p>
              </table:table-cell>
              <table:table-cell office:value-type="float" office:value="0.668505">
                <text:p>0.668505</text:p>
              </table:table-cell>
              <table:table-cell office:value-type="float" office:value="0.408861">
                <text:p>0.4088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19388">
                <text:p>0.319388</text:p>
              </table:table-cell>
              <table:table-cell office:value-type="float" office:value="0.379026">
                <text:p>0.379026</text:p>
              </table:table-cell>
              <table:table-cell office:value-type="float" office:value="0.38765">
                <text:p>0.38765</text:p>
              </table:table-cell>
              <table:table-cell office:value-type="float" office:value="0.391993">
                <text:p>0.391993</text:p>
              </table:table-cell>
              <table:table-cell office:value-type="float" office:value="0.398314">
                <text:p>0.398314</text:p>
              </table:table-cell>
              <table:table-cell office:value-type="float" office:value="0.408747">
                <text:p>0.408747</text:p>
              </table:table-cell>
              <table:table-cell office:value-type="float" office:value="0.419013">
                <text:p>0.419013</text:p>
              </table:table-cell>
              <table:table-cell office:value-type="float" office:value="0.430664">
                <text:p>0.430664</text:p>
              </table:table-cell>
              <table:table-cell office:value-type="float" office:value="0.441018">
                <text:p>0.441018</text:p>
              </table:table-cell>
              <table:table-cell office:value-type="float" office:value="0.508181">
                <text:p>0.508181</text:p>
              </table:table-cell>
              <table:table-cell office:value-type="float" office:value="0.668505">
                <text:p>0.668505</text:p>
              </table:table-cell>
              <table:table-cell office:value-type="float" office:value="0.408399">
                <text:p>0.4083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5187">
                <text:p>0.35187</text:p>
              </table:table-cell>
              <table:table-cell office:value-type="float" office:value="0.377203">
                <text:p>0.377203</text:p>
              </table:table-cell>
              <table:table-cell office:value-type="float" office:value="0.386892">
                <text:p>0.386892</text:p>
              </table:table-cell>
              <table:table-cell office:value-type="float" office:value="0.392506">
                <text:p>0.392506</text:p>
              </table:table-cell>
              <table:table-cell office:value-type="float" office:value="0.399702">
                <text:p>0.399702</text:p>
              </table:table-cell>
              <table:table-cell office:value-type="float" office:value="0.407485">
                <text:p>0.407485</text:p>
              </table:table-cell>
              <table:table-cell office:value-type="float" office:value="0.417062">
                <text:p>0.417062</text:p>
              </table:table-cell>
              <table:table-cell office:value-type="float" office:value="0.429727">
                <text:p>0.429727</text:p>
              </table:table-cell>
              <table:table-cell office:value-type="float" office:value="0.440991">
                <text:p>0.440991</text:p>
              </table:table-cell>
              <table:table-cell office:value-type="float" office:value="0.510291">
                <text:p>0.510291</text:p>
              </table:table-cell>
              <table:table-cell office:value-type="float" office:value="0.668505">
                <text:p>0.668505</text:p>
              </table:table-cell>
              <table:table-cell office:value-type="float" office:value="0.411373">
                <text:p>0.41137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352107">
                <text:p>0.352107</text:p>
              </table:table-cell>
              <table:table-cell office:value-type="float" office:value="0.373552">
                <text:p>0.373552</text:p>
              </table:table-cell>
              <table:table-cell office:value-type="float" office:value="0.384846">
                <text:p>0.384846</text:p>
              </table:table-cell>
              <table:table-cell office:value-type="float" office:value="0.391549">
                <text:p>0.391549</text:p>
              </table:table-cell>
              <table:table-cell office:value-type="float" office:value="0.399324">
                <text:p>0.399324</text:p>
              </table:table-cell>
              <table:table-cell office:value-type="float" office:value="0.407781">
                <text:p>0.407781</text:p>
              </table:table-cell>
              <table:table-cell office:value-type="float" office:value="0.416263">
                <text:p>0.416263</text:p>
              </table:table-cell>
              <table:table-cell office:value-type="float" office:value="0.426456">
                <text:p>0.426456</text:p>
              </table:table-cell>
              <table:table-cell office:value-type="float" office:value="0.436591">
                <text:p>0.436591</text:p>
              </table:table-cell>
              <table:table-cell office:value-type="float" office:value="0.480266">
                <text:p>0.480266</text:p>
              </table:table-cell>
              <table:table-cell office:value-type="float" office:value="0.668505">
                <text:p>0.668505</text:p>
              </table:table-cell>
              <table:table-cell office:value-type="float" office:value="0.406873">
                <text:p>0.40687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29545">
                <text:p>0.329545</text:p>
              </table:table-cell>
              <table:table-cell office:value-type="float" office:value="0.380144">
                <text:p>0.380144</text:p>
              </table:table-cell>
              <table:table-cell office:value-type="float" office:value="0.38914">
                <text:p>0.38914</text:p>
              </table:table-cell>
              <table:table-cell office:value-type="float" office:value="0.396955">
                <text:p>0.396955</text:p>
              </table:table-cell>
              <table:table-cell office:value-type="float" office:value="0.404052">
                <text:p>0.404052</text:p>
              </table:table-cell>
              <table:table-cell office:value-type="float" office:value="0.414029">
                <text:p>0.414029</text:p>
              </table:table-cell>
              <table:table-cell office:value-type="float" office:value="0.424082">
                <text:p>0.424082</text:p>
              </table:table-cell>
              <table:table-cell office:value-type="float" office:value="0.433981">
                <text:p>0.433981</text:p>
              </table:table-cell>
              <table:table-cell office:value-type="float" office:value="0.444189">
                <text:p>0.444189</text:p>
              </table:table-cell>
              <table:table-cell office:value-type="float" office:value="0.495881">
                <text:p>0.495881</text:p>
              </table:table-cell>
              <table:table-cell office:value-type="float" office:value="0.668989">
                <text:p>0.668989</text:p>
              </table:table-cell>
              <table:table-cell office:value-type="float" office:value="0.4112">
                <text:p>0.411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0462">
                <text:p>0.30462</text:p>
              </table:table-cell>
              <table:table-cell office:value-type="float" office:value="0.379263">
                <text:p>0.379263</text:p>
              </table:table-cell>
              <table:table-cell office:value-type="float" office:value="0.389085">
                <text:p>0.389085</text:p>
              </table:table-cell>
              <table:table-cell office:value-type="float" office:value="0.397821">
                <text:p>0.397821</text:p>
              </table:table-cell>
              <table:table-cell office:value-type="float" office:value="0.408784">
                <text:p>0.408784</text:p>
              </table:table-cell>
              <table:table-cell office:value-type="float" office:value="0.415855">
                <text:p>0.415855</text:p>
              </table:table-cell>
              <table:table-cell office:value-type="float" office:value="0.425259">
                <text:p>0.425259</text:p>
              </table:table-cell>
              <table:table-cell office:value-type="float" office:value="0.43651">
                <text:p>0.43651</text:p>
              </table:table-cell>
              <table:table-cell office:value-type="float" office:value="0.447043">
                <text:p>0.447043</text:p>
              </table:table-cell>
              <table:table-cell office:value-type="float" office:value="0.49343">
                <text:p>0.49343</text:p>
              </table:table-cell>
              <table:table-cell office:value-type="float" office:value="0.668989">
                <text:p>0.668989</text:p>
              </table:table-cell>
              <table:table-cell office:value-type="float" office:value="0.409767">
                <text:p>0.4097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2086">
                <text:p>0.32086</text:p>
              </table:table-cell>
              <table:table-cell office:value-type="float" office:value="0.377155">
                <text:p>0.377155</text:p>
              </table:table-cell>
              <table:table-cell office:value-type="float" office:value="0.387757">
                <text:p>0.387757</text:p>
              </table:table-cell>
              <table:table-cell office:value-type="float" office:value="0.397407">
                <text:p>0.397407</text:p>
              </table:table-cell>
              <table:table-cell office:value-type="float" office:value="0.40927">
                <text:p>0.40927</text:p>
              </table:table-cell>
              <table:table-cell office:value-type="float" office:value="0.416592">
                <text:p>0.416592</text:p>
              </table:table-cell>
              <table:table-cell office:value-type="float" office:value="0.42775">
                <text:p>0.42775</text:p>
              </table:table-cell>
              <table:table-cell office:value-type="float" office:value="0.436809">
                <text:p>0.436809</text:p>
              </table:table-cell>
              <table:table-cell office:value-type="float" office:value="0.446471">
                <text:p>0.446471</text:p>
              </table:table-cell>
              <table:table-cell office:value-type="float" office:value="0.492245">
                <text:p>0.492245</text:p>
              </table:table-cell>
              <table:table-cell office:value-type="float" office:value="0.668989">
                <text:p>0.668989</text:p>
              </table:table-cell>
              <table:table-cell office:value-type="float" office:value="0.411232">
                <text:p>0.41123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39776">
                <text:p>0.339776</text:p>
              </table:table-cell>
              <table:table-cell office:value-type="float" office:value="0.3841">
                <text:p>0.3841</text:p>
              </table:table-cell>
              <table:table-cell office:value-type="float" office:value="0.395456">
                <text:p>0.395456</text:p>
              </table:table-cell>
              <table:table-cell office:value-type="float" office:value="0.407903">
                <text:p>0.407903</text:p>
              </table:table-cell>
              <table:table-cell office:value-type="float" office:value="0.414267">
                <text:p>0.414267</text:p>
              </table:table-cell>
              <table:table-cell office:value-type="float" office:value="0.422444">
                <text:p>0.422444</text:p>
              </table:table-cell>
              <table:table-cell office:value-type="float" office:value="0.432892">
                <text:p>0.432892</text:p>
              </table:table-cell>
              <table:table-cell office:value-type="float" office:value="0.440048">
                <text:p>0.440048</text:p>
              </table:table-cell>
              <table:table-cell office:value-type="float" office:value="0.447491">
                <text:p>0.447491</text:p>
              </table:table-cell>
              <table:table-cell office:value-type="float" office:value="0.499621">
                <text:p>0.499621</text:p>
              </table:table-cell>
              <table:table-cell office:value-type="float" office:value="0.668989">
                <text:p>0.668989</text:p>
              </table:table-cell>
              <table:table-cell office:value-type="float" office:value="0.4184">
                <text:p>0.41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43162">
                <text:p>0.343162</text:p>
              </table:table-cell>
              <table:table-cell office:value-type="float" office:value="0.383353">
                <text:p>0.383353</text:p>
              </table:table-cell>
              <table:table-cell office:value-type="float" office:value="0.395538">
                <text:p>0.395538</text:p>
              </table:table-cell>
              <table:table-cell office:value-type="float" office:value="0.409251">
                <text:p>0.409251</text:p>
              </table:table-cell>
              <table:table-cell office:value-type="float" office:value="0.416873">
                <text:p>0.416873</text:p>
              </table:table-cell>
              <table:table-cell office:value-type="float" office:value="0.424902">
                <text:p>0.424902</text:p>
              </table:table-cell>
              <table:table-cell office:value-type="float" office:value="0.435313">
                <text:p>0.435313</text:p>
              </table:table-cell>
              <table:table-cell office:value-type="float" office:value="0.44182">
                <text:p>0.44182</text:p>
              </table:table-cell>
              <table:table-cell office:value-type="float" office:value="0.448841">
                <text:p>0.448841</text:p>
              </table:table-cell>
              <table:table-cell office:value-type="float" office:value="0.505839">
                <text:p>0.505839</text:p>
              </table:table-cell>
              <table:table-cell office:value-type="float" office:value="0.668989">
                <text:p>0.668989</text:p>
              </table:table-cell>
              <table:table-cell office:value-type="float" office:value="0.420489">
                <text:p>0.42048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42476">
                <text:p>0.342476</text:p>
              </table:table-cell>
              <table:table-cell office:value-type="float" office:value="0.381903">
                <text:p>0.381903</text:p>
              </table:table-cell>
              <table:table-cell office:value-type="float" office:value="0.390839">
                <text:p>0.390839</text:p>
              </table:table-cell>
              <table:table-cell office:value-type="float" office:value="0.402991">
                <text:p>0.402991</text:p>
              </table:table-cell>
              <table:table-cell office:value-type="float" office:value="0.414047">
                <text:p>0.414047</text:p>
              </table:table-cell>
              <table:table-cell office:value-type="float" office:value="0.419456">
                <text:p>0.419456</text:p>
              </table:table-cell>
              <table:table-cell office:value-type="float" office:value="0.430439">
                <text:p>0.430439</text:p>
              </table:table-cell>
              <table:table-cell office:value-type="float" office:value="0.437291">
                <text:p>0.437291</text:p>
              </table:table-cell>
              <table:table-cell office:value-type="float" office:value="0.44871">
                <text:p>0.44871</text:p>
              </table:table-cell>
              <table:table-cell office:value-type="float" office:value="0.52103">
                <text:p>0.52103</text:p>
              </table:table-cell>
              <table:table-cell office:value-type="float" office:value="0.668989">
                <text:p>0.668989</text:p>
              </table:table-cell>
              <table:table-cell office:value-type="float" office:value="0.418918">
                <text:p>0.41891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34478">
                <text:p>0.34478</text:p>
              </table:table-cell>
              <table:table-cell office:value-type="float" office:value="0.385526">
                <text:p>0.385526</text:p>
              </table:table-cell>
              <table:table-cell office:value-type="float" office:value="0.392693">
                <text:p>0.392693</text:p>
              </table:table-cell>
              <table:table-cell office:value-type="float" office:value="0.403498">
                <text:p>0.403498</text:p>
              </table:table-cell>
              <table:table-cell office:value-type="float" office:value="0.414064">
                <text:p>0.414064</text:p>
              </table:table-cell>
              <table:table-cell office:value-type="float" office:value="0.418317">
                <text:p>0.418317</text:p>
              </table:table-cell>
              <table:table-cell office:value-type="float" office:value="0.428123">
                <text:p>0.428123</text:p>
              </table:table-cell>
              <table:table-cell office:value-type="float" office:value="0.435889">
                <text:p>0.435889</text:p>
              </table:table-cell>
              <table:table-cell office:value-type="float" office:value="0.444094">
                <text:p>0.444094</text:p>
              </table:table-cell>
              <table:table-cell office:value-type="float" office:value="0.505742">
                <text:p>0.505742</text:p>
              </table:table-cell>
              <table:table-cell office:value-type="float" office:value="0.668989">
                <text:p>0.668989</text:p>
              </table:table-cell>
              <table:table-cell office:value-type="float" office:value="0.417273">
                <text:p>0.41727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31466">
                <text:p>0.331466</text:p>
              </table:table-cell>
              <table:table-cell office:value-type="float" office:value="0.386403">
                <text:p>0.386403</text:p>
              </table:table-cell>
              <table:table-cell office:value-type="float" office:value="0.393215">
                <text:p>0.393215</text:p>
              </table:table-cell>
              <table:table-cell office:value-type="float" office:value="0.402207">
                <text:p>0.402207</text:p>
              </table:table-cell>
              <table:table-cell office:value-type="float" office:value="0.412732">
                <text:p>0.412732</text:p>
              </table:table-cell>
              <table:table-cell office:value-type="float" office:value="0.418046">
                <text:p>0.418046</text:p>
              </table:table-cell>
              <table:table-cell office:value-type="float" office:value="0.428429">
                <text:p>0.428429</text:p>
              </table:table-cell>
              <table:table-cell office:value-type="float" office:value="0.436739">
                <text:p>0.436739</text:p>
              </table:table-cell>
              <table:table-cell office:value-type="float" office:value="0.444055">
                <text:p>0.444055</text:p>
              </table:table-cell>
              <table:table-cell office:value-type="float" office:value="0.508194">
                <text:p>0.508194</text:p>
              </table:table-cell>
              <table:table-cell office:value-type="float" office:value="0.671975">
                <text:p>0.671975</text:p>
              </table:table-cell>
              <table:table-cell office:value-type="float" office:value="0.416148">
                <text:p>0.41614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43878">
                <text:p>0.343878</text:p>
              </table:table-cell>
              <table:table-cell office:value-type="float" office:value="0.385668">
                <text:p>0.385668</text:p>
              </table:table-cell>
              <table:table-cell office:value-type="float" office:value="0.392428">
                <text:p>0.392428</text:p>
              </table:table-cell>
              <table:table-cell office:value-type="float" office:value="0.40295">
                <text:p>0.40295</text:p>
              </table:table-cell>
              <table:table-cell office:value-type="float" office:value="0.41361">
                <text:p>0.41361</text:p>
              </table:table-cell>
              <table:table-cell office:value-type="float" office:value="0.419129">
                <text:p>0.419129</text:p>
              </table:table-cell>
              <table:table-cell office:value-type="float" office:value="0.429722">
                <text:p>0.429722</text:p>
              </table:table-cell>
              <table:table-cell office:value-type="float" office:value="0.436841">
                <text:p>0.436841</text:p>
              </table:table-cell>
              <table:table-cell office:value-type="float" office:value="0.44407">
                <text:p>0.44407</text:p>
              </table:table-cell>
              <table:table-cell office:value-type="float" office:value="0.508248">
                <text:p>0.508248</text:p>
              </table:table-cell>
              <table:table-cell office:value-type="float" office:value="0.671975">
                <text:p>0.671975</text:p>
              </table:table-cell>
              <table:table-cell office:value-type="float" office:value="0.417654">
                <text:p>0.41765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31062">
                <text:p>0.331062</text:p>
              </table:table-cell>
              <table:table-cell office:value-type="float" office:value="0.385643">
                <text:p>0.385643</text:p>
              </table:table-cell>
              <table:table-cell office:value-type="float" office:value="0.392439">
                <text:p>0.392439</text:p>
              </table:table-cell>
              <table:table-cell office:value-type="float" office:value="0.40157">
                <text:p>0.40157</text:p>
              </table:table-cell>
              <table:table-cell office:value-type="float" office:value="0.411883">
                <text:p>0.411883</text:p>
              </table:table-cell>
              <table:table-cell office:value-type="float" office:value="0.417957">
                <text:p>0.417957</text:p>
              </table:table-cell>
              <table:table-cell office:value-type="float" office:value="0.428233">
                <text:p>0.428233</text:p>
              </table:table-cell>
              <table:table-cell office:value-type="float" office:value="0.437578">
                <text:p>0.437578</text:p>
              </table:table-cell>
              <table:table-cell office:value-type="float" office:value="0.4446">
                <text:p>0.4446</text:p>
              </table:table-cell>
              <table:table-cell office:value-type="float" office:value="0.510098">
                <text:p>0.510098</text:p>
              </table:table-cell>
              <table:table-cell office:value-type="float" office:value="0.671975">
                <text:p>0.671975</text:p>
              </table:table-cell>
              <table:table-cell office:value-type="float" office:value="0.416106">
                <text:p>0.41610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26176">
                <text:p>0.326176</text:p>
              </table:table-cell>
              <table:table-cell office:value-type="float" office:value="0.3831">
                <text:p>0.3831</text:p>
              </table:table-cell>
              <table:table-cell office:value-type="float" office:value="0.392618">
                <text:p>0.392618</text:p>
              </table:table-cell>
              <table:table-cell office:value-type="float" office:value="0.400951">
                <text:p>0.400951</text:p>
              </table:table-cell>
              <table:table-cell office:value-type="float" office:value="0.409845">
                <text:p>0.409845</text:p>
              </table:table-cell>
              <table:table-cell office:value-type="float" office:value="0.416563">
                <text:p>0.416563</text:p>
              </table:table-cell>
              <table:table-cell office:value-type="float" office:value="0.424278">
                <text:p>0.424278</text:p>
              </table:table-cell>
              <table:table-cell office:value-type="float" office:value="0.435589">
                <text:p>0.435589</text:p>
              </table:table-cell>
              <table:table-cell office:value-type="float" office:value="0.44402">
                <text:p>0.44402</text:p>
              </table:table-cell>
              <table:table-cell office:value-type="float" office:value="0.510244">
                <text:p>0.510244</text:p>
              </table:table-cell>
              <table:table-cell office:value-type="float" office:value="0.671975">
                <text:p>0.671975</text:p>
              </table:table-cell>
              <table:table-cell office:value-type="float" office:value="0.414338">
                <text:p>0.41433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330855">
                <text:p>0.330855</text:p>
              </table:table-cell>
              <table:table-cell office:value-type="float" office:value="0.382543">
                <text:p>0.382543</text:p>
              </table:table-cell>
              <table:table-cell office:value-type="float" office:value="0.390623">
                <text:p>0.390623</text:p>
              </table:table-cell>
              <table:table-cell office:value-type="float" office:value="0.400022">
                <text:p>0.400022</text:p>
              </table:table-cell>
              <table:table-cell office:value-type="float" office:value="0.41034">
                <text:p>0.41034</text:p>
              </table:table-cell>
              <table:table-cell office:value-type="float" office:value="0.416181">
                <text:p>0.416181</text:p>
              </table:table-cell>
              <table:table-cell office:value-type="float" office:value="0.42246">
                <text:p>0.42246</text:p>
              </table:table-cell>
              <table:table-cell office:value-type="float" office:value="0.433587">
                <text:p>0.433587</text:p>
              </table:table-cell>
              <table:table-cell office:value-type="float" office:value="0.443209">
                <text:p>0.443209</text:p>
              </table:table-cell>
              <table:table-cell office:value-type="float" office:value="0.480802">
                <text:p>0.480802</text:p>
              </table:table-cell>
              <table:table-cell office:value-type="float" office:value="0.671975">
                <text:p>0.671975</text:p>
              </table:table-cell>
              <table:table-cell office:value-type="float" office:value="0.411062">
                <text:p>0.4110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41196">
                <text:p>0.341196</text:p>
              </table:table-cell>
              <table:table-cell office:value-type="float" office:value="0.383594">
                <text:p>0.383594</text:p>
              </table:table-cell>
              <table:table-cell office:value-type="float" office:value="0.390488">
                <text:p>0.390488</text:p>
              </table:table-cell>
              <table:table-cell office:value-type="float" office:value="0.397669">
                <text:p>0.397669</text:p>
              </table:table-cell>
              <table:table-cell office:value-type="float" office:value="0.40911">
                <text:p>0.40911</text:p>
              </table:table-cell>
              <table:table-cell office:value-type="float" office:value="0.414995">
                <text:p>0.414995</text:p>
              </table:table-cell>
              <table:table-cell office:value-type="float" office:value="0.421866">
                <text:p>0.421866</text:p>
              </table:table-cell>
              <table:table-cell office:value-type="float" office:value="0.434302">
                <text:p>0.434302</text:p>
              </table:table-cell>
              <table:table-cell office:value-type="float" office:value="0.442885">
                <text:p>0.442885</text:p>
              </table:table-cell>
              <table:table-cell office:value-type="float" office:value="0.480898">
                <text:p>0.480898</text:p>
              </table:table-cell>
              <table:table-cell office:value-type="float" office:value="0.671975">
                <text:p>0.671975</text:p>
              </table:table-cell>
              <table:table-cell office:value-type="float" office:value="0.4117">
                <text:p>0.411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40843">
                <text:p>0.340843</text:p>
              </table:table-cell>
              <table:table-cell office:value-type="float" office:value="0.382948">
                <text:p>0.382948</text:p>
              </table:table-cell>
              <table:table-cell office:value-type="float" office:value="0.388668">
                <text:p>0.388668</text:p>
              </table:table-cell>
              <table:table-cell office:value-type="float" office:value="0.39819">
                <text:p>0.39819</text:p>
              </table:table-cell>
              <table:table-cell office:value-type="float" office:value="0.409948">
                <text:p>0.409948</text:p>
              </table:table-cell>
              <table:table-cell office:value-type="float" office:value="0.415114">
                <text:p>0.415114</text:p>
              </table:table-cell>
              <table:table-cell office:value-type="float" office:value="0.419342">
                <text:p>0.419342</text:p>
              </table:table-cell>
              <table:table-cell office:value-type="float" office:value="0.433486">
                <text:p>0.433486</text:p>
              </table:table-cell>
              <table:table-cell office:value-type="float" office:value="0.442204">
                <text:p>0.442204</text:p>
              </table:table-cell>
              <table:table-cell office:value-type="float" office:value="0.486677">
                <text:p>0.486677</text:p>
              </table:table-cell>
              <table:table-cell office:value-type="float" office:value="0.671975">
                <text:p>0.671975</text:p>
              </table:table-cell>
              <table:table-cell office:value-type="float" office:value="0.411742">
                <text:p>0.41174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63824">
                <text:p>0.363824</text:p>
              </table:table-cell>
              <table:table-cell office:value-type="float" office:value="0.384382">
                <text:p>0.384382</text:p>
              </table:table-cell>
              <table:table-cell office:value-type="float" office:value="0.389864">
                <text:p>0.389864</text:p>
              </table:table-cell>
              <table:table-cell office:value-type="float" office:value="0.397164">
                <text:p>0.397164</text:p>
              </table:table-cell>
              <table:table-cell office:value-type="float" office:value="0.409572">
                <text:p>0.409572</text:p>
              </table:table-cell>
              <table:table-cell office:value-type="float" office:value="0.41462">
                <text:p>0.41462</text:p>
              </table:table-cell>
              <table:table-cell office:value-type="float" office:value="0.417208">
                <text:p>0.417208</text:p>
              </table:table-cell>
              <table:table-cell office:value-type="float" office:value="0.42979">
                <text:p>0.42979</text:p>
              </table:table-cell>
              <table:table-cell office:value-type="float" office:value="0.439518">
                <text:p>0.439518</text:p>
              </table:table-cell>
              <table:table-cell office:value-type="float" office:value="0.482207">
                <text:p>0.482207</text:p>
              </table:table-cell>
              <table:table-cell office:value-type="float" office:value="0.671975">
                <text:p>0.671975</text:p>
              </table:table-cell>
              <table:table-cell office:value-type="float" office:value="0.412815">
                <text:p>0.41281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68077">
                <text:p>0.368077</text:p>
              </table:table-cell>
              <table:table-cell office:value-type="float" office:value="0.38332">
                <text:p>0.38332</text:p>
              </table:table-cell>
              <table:table-cell office:value-type="float" office:value="0.390057">
                <text:p>0.390057</text:p>
              </table:table-cell>
              <table:table-cell office:value-type="float" office:value="0.396595">
                <text:p>0.396595</text:p>
              </table:table-cell>
              <table:table-cell office:value-type="float" office:value="0.409288">
                <text:p>0.409288</text:p>
              </table:table-cell>
              <table:table-cell office:value-type="float" office:value="0.414699">
                <text:p>0.414699</text:p>
              </table:table-cell>
              <table:table-cell office:value-type="float" office:value="0.417122">
                <text:p>0.417122</text:p>
              </table:table-cell>
              <table:table-cell office:value-type="float" office:value="0.427021">
                <text:p>0.427021</text:p>
              </table:table-cell>
              <table:table-cell office:value-type="float" office:value="0.436499">
                <text:p>0.436499</text:p>
              </table:table-cell>
              <table:table-cell office:value-type="float" office:value="0.479787">
                <text:p>0.479787</text:p>
              </table:table-cell>
              <table:table-cell office:value-type="float" office:value="0.671975">
                <text:p>0.671975</text:p>
              </table:table-cell>
              <table:table-cell office:value-type="float" office:value="0.412247">
                <text:p>0.41224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72699">
                <text:p>0.372699</text:p>
              </table:table-cell>
              <table:table-cell office:value-type="float" office:value="0.384526">
                <text:p>0.384526</text:p>
              </table:table-cell>
              <table:table-cell office:value-type="float" office:value="0.390083">
                <text:p>0.390083</text:p>
              </table:table-cell>
              <table:table-cell office:value-type="float" office:value="0.395695">
                <text:p>0.395695</text:p>
              </table:table-cell>
              <table:table-cell office:value-type="float" office:value="0.408495">
                <text:p>0.408495</text:p>
              </table:table-cell>
              <table:table-cell office:value-type="float" office:value="0.41437">
                <text:p>0.41437</text:p>
              </table:table-cell>
              <table:table-cell office:value-type="float" office:value="0.416571">
                <text:p>0.416571</text:p>
              </table:table-cell>
              <table:table-cell office:value-type="float" office:value="0.428944">
                <text:p>0.428944</text:p>
              </table:table-cell>
              <table:table-cell office:value-type="float" office:value="0.438706">
                <text:p>0.438706</text:p>
              </table:table-cell>
              <table:table-cell office:value-type="float" office:value="0.486148">
                <text:p>0.486148</text:p>
              </table:table-cell>
              <table:table-cell office:value-type="float" office:value="0.671975">
                <text:p>0.671975</text:p>
              </table:table-cell>
              <table:table-cell office:value-type="float" office:value="0.413624">
                <text:p>0.41362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55383">
                <text:p>0.355383</text:p>
              </table:table-cell>
              <table:table-cell office:value-type="float" office:value="0.384629">
                <text:p>0.384629</text:p>
              </table:table-cell>
              <table:table-cell office:value-type="float" office:value="0.389888">
                <text:p>0.389888</text:p>
              </table:table-cell>
              <table:table-cell office:value-type="float" office:value="0.396843">
                <text:p>0.396843</text:p>
              </table:table-cell>
              <table:table-cell office:value-type="float" office:value="0.410161">
                <text:p>0.410161</text:p>
              </table:table-cell>
              <table:table-cell office:value-type="float" office:value="0.414833">
                <text:p>0.414833</text:p>
              </table:table-cell>
              <table:table-cell office:value-type="float" office:value="0.416703">
                <text:p>0.416703</text:p>
              </table:table-cell>
              <table:table-cell office:value-type="float" office:value="0.425425">
                <text:p>0.425425</text:p>
              </table:table-cell>
              <table:table-cell office:value-type="float" office:value="0.436576">
                <text:p>0.436576</text:p>
              </table:table-cell>
              <table:table-cell office:value-type="float" office:value="0.488536">
                <text:p>0.488536</text:p>
              </table:table-cell>
              <table:table-cell office:value-type="float" office:value="0.671975">
                <text:p>0.671975</text:p>
              </table:table-cell>
              <table:table-cell office:value-type="float" office:value="0.411898">
                <text:p>0.41189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329829">
                <text:p>0.329829</text:p>
              </table:table-cell>
              <table:table-cell office:value-type="float" office:value="0.382393">
                <text:p>0.382393</text:p>
              </table:table-cell>
              <table:table-cell office:value-type="float" office:value="0.386684">
                <text:p>0.386684</text:p>
              </table:table-cell>
              <table:table-cell office:value-type="float" office:value="0.392467">
                <text:p>0.392467</text:p>
              </table:table-cell>
              <table:table-cell office:value-type="float" office:value="0.404152">
                <text:p>0.404152</text:p>
              </table:table-cell>
              <table:table-cell office:value-type="float" office:value="0.415047">
                <text:p>0.415047</text:p>
              </table:table-cell>
              <table:table-cell office:value-type="float" office:value="0.41876">
                <text:p>0.41876</text:p>
              </table:table-cell>
              <table:table-cell office:value-type="float" office:value="0.427923">
                <text:p>0.427923</text:p>
              </table:table-cell>
              <table:table-cell office:value-type="float" office:value="0.436544">
                <text:p>0.436544</text:p>
              </table:table-cell>
              <table:table-cell office:value-type="float" office:value="0.489624">
                <text:p>0.489624</text:p>
              </table:table-cell>
              <table:table-cell office:value-type="float" office:value="0.671975">
                <text:p>0.671975</text:p>
              </table:table-cell>
              <table:table-cell office:value-type="float" office:value="0.408342">
                <text:p>0.40834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15326">
                <text:p>0.315326</text:p>
              </table:table-cell>
              <table:table-cell office:value-type="float" office:value="0.383369">
                <text:p>0.383369</text:p>
              </table:table-cell>
              <table:table-cell office:value-type="float" office:value="0.389113">
                <text:p>0.389113</text:p>
              </table:table-cell>
              <table:table-cell office:value-type="float" office:value="0.395684">
                <text:p>0.395684</text:p>
              </table:table-cell>
              <table:table-cell office:value-type="float" office:value="0.409693">
                <text:p>0.409693</text:p>
              </table:table-cell>
              <table:table-cell office:value-type="float" office:value="0.415688">
                <text:p>0.415688</text:p>
              </table:table-cell>
              <table:table-cell office:value-type="float" office:value="0.418786">
                <text:p>0.418786</text:p>
              </table:table-cell>
              <table:table-cell office:value-type="float" office:value="0.425925">
                <text:p>0.425925</text:p>
              </table:table-cell>
              <table:table-cell office:value-type="float" office:value="0.435118">
                <text:p>0.435118</text:p>
              </table:table-cell>
              <table:table-cell office:value-type="float" office:value="0.469766">
                <text:p>0.469766</text:p>
              </table:table-cell>
              <table:table-cell office:value-type="float" office:value="0.671975">
                <text:p>0.671975</text:p>
              </table:table-cell>
              <table:table-cell office:value-type="float" office:value="0.405847">
                <text:p>0.40584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40617">
                <text:p>0.340617</text:p>
              </table:table-cell>
              <table:table-cell office:value-type="float" office:value="0.385697">
                <text:p>0.385697</text:p>
              </table:table-cell>
              <table:table-cell office:value-type="float" office:value="0.39217">
                <text:p>0.39217</text:p>
              </table:table-cell>
              <table:table-cell office:value-type="float" office:value="0.40272">
                <text:p>0.40272</text:p>
              </table:table-cell>
              <table:table-cell office:value-type="float" office:value="0.413657">
                <text:p>0.413657</text:p>
              </table:table-cell>
              <table:table-cell office:value-type="float" office:value="0.416037">
                <text:p>0.416037</text:p>
              </table:table-cell>
              <table:table-cell office:value-type="float" office:value="0.419452">
                <text:p>0.419452</text:p>
              </table:table-cell>
              <table:table-cell office:value-type="float" office:value="0.430127">
                <text:p>0.430127</text:p>
              </table:table-cell>
              <table:table-cell office:value-type="float" office:value="0.43628">
                <text:p>0.43628</text:p>
              </table:table-cell>
              <table:table-cell office:value-type="float" office:value="0.480462">
                <text:p>0.480462</text:p>
              </table:table-cell>
              <table:table-cell office:value-type="float" office:value="0.671975">
                <text:p>0.671975</text:p>
              </table:table-cell>
              <table:table-cell office:value-type="float" office:value="0.411722">
                <text:p>0.41172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340204">
                <text:p>0.340204</text:p>
              </table:table-cell>
              <table:table-cell office:value-type="float" office:value="0.38624">
                <text:p>0.38624</text:p>
              </table:table-cell>
              <table:table-cell office:value-type="float" office:value="0.391745">
                <text:p>0.391745</text:p>
              </table:table-cell>
              <table:table-cell office:value-type="float" office:value="0.402303">
                <text:p>0.402303</text:p>
              </table:table-cell>
              <table:table-cell office:value-type="float" office:value="0.413712">
                <text:p>0.413712</text:p>
              </table:table-cell>
              <table:table-cell office:value-type="float" office:value="0.416121">
                <text:p>0.416121</text:p>
              </table:table-cell>
              <table:table-cell office:value-type="float" office:value="0.420397">
                <text:p>0.420397</text:p>
              </table:table-cell>
              <table:table-cell office:value-type="float" office:value="0.430651">
                <text:p>0.430651</text:p>
              </table:table-cell>
              <table:table-cell office:value-type="float" office:value="0.437623">
                <text:p>0.437623</text:p>
              </table:table-cell>
              <table:table-cell office:value-type="float" office:value="0.508363">
                <text:p>0.508363</text:p>
              </table:table-cell>
              <table:table-cell office:value-type="float" office:value="0.671975">
                <text:p>0.671975</text:p>
              </table:table-cell>
              <table:table-cell office:value-type="float" office:value="0.414736">
                <text:p>0.4147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39636">
                <text:p>0.339636</text:p>
              </table:table-cell>
              <table:table-cell office:value-type="float" office:value="0.385349">
                <text:p>0.385349</text:p>
              </table:table-cell>
              <table:table-cell office:value-type="float" office:value="0.391527">
                <text:p>0.391527</text:p>
              </table:table-cell>
              <table:table-cell office:value-type="float" office:value="0.402917">
                <text:p>0.402917</text:p>
              </table:table-cell>
              <table:table-cell office:value-type="float" office:value="0.413328">
                <text:p>0.413328</text:p>
              </table:table-cell>
              <table:table-cell office:value-type="float" office:value="0.415713">
                <text:p>0.415713</text:p>
              </table:table-cell>
              <table:table-cell office:value-type="float" office:value="0.420351">
                <text:p>0.420351</text:p>
              </table:table-cell>
              <table:table-cell office:value-type="float" office:value="0.431609">
                <text:p>0.431609</text:p>
              </table:table-cell>
              <table:table-cell office:value-type="float" office:value="0.438177">
                <text:p>0.438177</text:p>
              </table:table-cell>
              <table:table-cell office:value-type="float" office:value="0.496437">
                <text:p>0.496437</text:p>
              </table:table-cell>
              <table:table-cell office:value-type="float" office:value="0.671975">
                <text:p>0.671975</text:p>
              </table:table-cell>
              <table:table-cell office:value-type="float" office:value="0.413505">
                <text:p>0.41350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32872">
                <text:p>0.332872</text:p>
              </table:table-cell>
              <table:table-cell office:value-type="float" office:value="0.385884">
                <text:p>0.385884</text:p>
              </table:table-cell>
              <table:table-cell office:value-type="float" office:value="0.391323">
                <text:p>0.391323</text:p>
              </table:table-cell>
              <table:table-cell office:value-type="float" office:value="0.400112">
                <text:p>0.400112</text:p>
              </table:table-cell>
              <table:table-cell office:value-type="float" office:value="0.413471">
                <text:p>0.413471</text:p>
              </table:table-cell>
              <table:table-cell office:value-type="float" office:value="0.416005">
                <text:p>0.416005</text:p>
              </table:table-cell>
              <table:table-cell office:value-type="float" office:value="0.420443">
                <text:p>0.420443</text:p>
              </table:table-cell>
              <table:table-cell office:value-type="float" office:value="0.430912">
                <text:p>0.430912</text:p>
              </table:table-cell>
              <table:table-cell office:value-type="float" office:value="0.439353">
                <text:p>0.439353</text:p>
              </table:table-cell>
              <table:table-cell office:value-type="float" office:value="0.497583">
                <text:p>0.497583</text:p>
              </table:table-cell>
              <table:table-cell office:value-type="float" office:value="0.671975">
                <text:p>0.671975</text:p>
              </table:table-cell>
              <table:table-cell office:value-type="float" office:value="0.412796">
                <text:p>0.41279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14278">
                <text:p>0.314278</text:p>
              </table:table-cell>
              <table:table-cell office:value-type="float" office:value="0.383514">
                <text:p>0.383514</text:p>
              </table:table-cell>
              <table:table-cell office:value-type="float" office:value="0.391596">
                <text:p>0.391596</text:p>
              </table:table-cell>
              <table:table-cell office:value-type="float" office:value="0.403628">
                <text:p>0.403628</text:p>
              </table:table-cell>
              <table:table-cell office:value-type="float" office:value="0.413526">
                <text:p>0.413526</text:p>
              </table:table-cell>
              <table:table-cell office:value-type="float" office:value="0.416491">
                <text:p>0.416491</text:p>
              </table:table-cell>
              <table:table-cell office:value-type="float" office:value="0.421322">
                <text:p>0.421322</text:p>
              </table:table-cell>
              <table:table-cell office:value-type="float" office:value="0.432572">
                <text:p>0.432572</text:p>
              </table:table-cell>
              <table:table-cell office:value-type="float" office:value="0.438813">
                <text:p>0.438813</text:p>
              </table:table-cell>
              <table:table-cell office:value-type="float" office:value="0.482286">
                <text:p>0.482286</text:p>
              </table:table-cell>
              <table:table-cell office:value-type="float" office:value="0.671975">
                <text:p>0.671975</text:p>
              </table:table-cell>
              <table:table-cell office:value-type="float" office:value="0.409803">
                <text:p>0.40980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329357">
                <text:p>0.329357</text:p>
              </table:table-cell>
              <table:table-cell office:value-type="float" office:value="0.382121">
                <text:p>0.382121</text:p>
              </table:table-cell>
              <table:table-cell office:value-type="float" office:value="0.389241">
                <text:p>0.389241</text:p>
              </table:table-cell>
              <table:table-cell office:value-type="float" office:value="0.397723">
                <text:p>0.397723</text:p>
              </table:table-cell>
              <table:table-cell office:value-type="float" office:value="0.411143">
                <text:p>0.411143</text:p>
              </table:table-cell>
              <table:table-cell office:value-type="float" office:value="0.415708">
                <text:p>0.415708</text:p>
              </table:table-cell>
              <table:table-cell office:value-type="float" office:value="0.41977">
                <text:p>0.41977</text:p>
              </table:table-cell>
              <table:table-cell office:value-type="float" office:value="0.427341">
                <text:p>0.427341</text:p>
              </table:table-cell>
              <table:table-cell office:value-type="float" office:value="0.436132">
                <text:p>0.436132</text:p>
              </table:table-cell>
              <table:table-cell office:value-type="float" office:value="0.498026">
                <text:p>0.498026</text:p>
              </table:table-cell>
              <table:table-cell office:value-type="float" office:value="0.671975">
                <text:p>0.671975</text:p>
              </table:table-cell>
              <table:table-cell office:value-type="float" office:value="0.410656">
                <text:p>0.41065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35092">
                <text:p>0.335092</text:p>
              </table:table-cell>
              <table:table-cell office:value-type="float" office:value="0.381721">
                <text:p>0.381721</text:p>
              </table:table-cell>
              <table:table-cell office:value-type="float" office:value="0.388676">
                <text:p>0.388676</text:p>
              </table:table-cell>
              <table:table-cell office:value-type="float" office:value="0.396271">
                <text:p>0.396271</text:p>
              </table:table-cell>
              <table:table-cell office:value-type="float" office:value="0.409897">
                <text:p>0.409897</text:p>
              </table:table-cell>
              <table:table-cell office:value-type="float" office:value="0.415302">
                <text:p>0.415302</text:p>
              </table:table-cell>
              <table:table-cell office:value-type="float" office:value="0.419971">
                <text:p>0.419971</text:p>
              </table:table-cell>
              <table:table-cell office:value-type="float" office:value="0.429156">
                <text:p>0.429156</text:p>
              </table:table-cell>
              <table:table-cell office:value-type="float" office:value="0.437558">
                <text:p>0.437558</text:p>
              </table:table-cell>
              <table:table-cell office:value-type="float" office:value="0.507451">
                <text:p>0.507451</text:p>
              </table:table-cell>
              <table:table-cell office:value-type="float" office:value="0.671975">
                <text:p>0.671975</text:p>
              </table:table-cell>
              <table:table-cell office:value-type="float" office:value="0.41211">
                <text:p>0.4121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305298">
                <text:p>0.305298</text:p>
              </table:table-cell>
              <table:table-cell office:value-type="float" office:value="0.383997">
                <text:p>0.383997</text:p>
              </table:table-cell>
              <table:table-cell office:value-type="float" office:value="0.389824">
                <text:p>0.389824</text:p>
              </table:table-cell>
              <table:table-cell office:value-type="float" office:value="0.398049">
                <text:p>0.398049</text:p>
              </table:table-cell>
              <table:table-cell office:value-type="float" office:value="0.413128">
                <text:p>0.413128</text:p>
              </table:table-cell>
              <table:table-cell office:value-type="float" office:value="0.416703">
                <text:p>0.416703</text:p>
              </table:table-cell>
              <table:table-cell office:value-type="float" office:value="0.42352">
                <text:p>0.42352</text:p>
              </table:table-cell>
              <table:table-cell office:value-type="float" office:value="0.43384">
                <text:p>0.43384</text:p>
              </table:table-cell>
              <table:table-cell office:value-type="float" office:value="0.444705">
                <text:p>0.444705</text:p>
              </table:table-cell>
              <table:table-cell office:value-type="float" office:value="0.528569">
                <text:p>0.528569</text:p>
              </table:table-cell>
              <table:table-cell office:value-type="float" office:value="0.671975">
                <text:p>0.671975</text:p>
              </table:table-cell>
              <table:table-cell office:value-type="float" office:value="0.413763">
                <text:p>0.41376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336982">
                <text:p>0.336982</text:p>
              </table:table-cell>
              <table:table-cell office:value-type="float" office:value="0.383975">
                <text:p>0.383975</text:p>
              </table:table-cell>
              <table:table-cell office:value-type="float" office:value="0.391064">
                <text:p>0.391064</text:p>
              </table:table-cell>
              <table:table-cell office:value-type="float" office:value="0.402263">
                <text:p>0.402263</text:p>
              </table:table-cell>
              <table:table-cell office:value-type="float" office:value="0.414875">
                <text:p>0.414875</text:p>
              </table:table-cell>
              <table:table-cell office:value-type="float" office:value="0.41974">
                <text:p>0.41974</text:p>
              </table:table-cell>
              <table:table-cell office:value-type="float" office:value="0.428677">
                <text:p>0.428677</text:p>
              </table:table-cell>
              <table:table-cell office:value-type="float" office:value="0.435548">
                <text:p>0.435548</text:p>
              </table:table-cell>
              <table:table-cell office:value-type="float" office:value="0.445364">
                <text:p>0.445364</text:p>
              </table:table-cell>
              <table:table-cell office:value-type="float" office:value="0.512315">
                <text:p>0.512315</text:p>
              </table:table-cell>
              <table:table-cell office:value-type="float" office:value="0.671975">
                <text:p>0.671975</text:p>
              </table:table-cell>
              <table:table-cell office:value-type="float" office:value="0.41708">
                <text:p>0.4170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56649">
                <text:p>0.356649</text:p>
              </table:table-cell>
              <table:table-cell office:value-type="float" office:value="0.385886">
                <text:p>0.385886</text:p>
              </table:table-cell>
              <table:table-cell office:value-type="float" office:value="0.391396">
                <text:p>0.391396</text:p>
              </table:table-cell>
              <table:table-cell office:value-type="float" office:value="0.400957">
                <text:p>0.400957</text:p>
              </table:table-cell>
              <table:table-cell office:value-type="float" office:value="0.414497">
                <text:p>0.414497</text:p>
              </table:table-cell>
              <table:table-cell office:value-type="float" office:value="0.417819">
                <text:p>0.417819</text:p>
              </table:table-cell>
              <table:table-cell office:value-type="float" office:value="0.426734">
                <text:p>0.426734</text:p>
              </table:table-cell>
              <table:table-cell office:value-type="float" office:value="0.434603">
                <text:p>0.434603</text:p>
              </table:table-cell>
              <table:table-cell office:value-type="float" office:value="0.442599">
                <text:p>0.442599</text:p>
              </table:table-cell>
              <table:table-cell office:value-type="float" office:value="0.492778">
                <text:p>0.492778</text:p>
              </table:table-cell>
              <table:table-cell office:value-type="float" office:value="0.671975">
                <text:p>0.671975</text:p>
              </table:table-cell>
              <table:table-cell office:value-type="float" office:value="0.416392">
                <text:p>0.4163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25917">
                <text:p>0.325917</text:p>
              </table:table-cell>
              <table:table-cell office:value-type="float" office:value="0.386432">
                <text:p>0.386432</text:p>
              </table:table-cell>
              <table:table-cell office:value-type="float" office:value="0.393418">
                <text:p>0.393418</text:p>
              </table:table-cell>
              <table:table-cell office:value-type="float" office:value="0.406415">
                <text:p>0.406415</text:p>
              </table:table-cell>
              <table:table-cell office:value-type="float" office:value="0.416327">
                <text:p>0.416327</text:p>
              </table:table-cell>
              <table:table-cell office:value-type="float" office:value="0.42263">
                <text:p>0.42263</text:p>
              </table:table-cell>
              <table:table-cell office:value-type="float" office:value="0.430071">
                <text:p>0.430071</text:p>
              </table:table-cell>
              <table:table-cell office:value-type="float" office:value="0.434947">
                <text:p>0.434947</text:p>
              </table:table-cell>
              <table:table-cell office:value-type="float" office:value="0.444496">
                <text:p>0.444496</text:p>
              </table:table-cell>
              <table:table-cell office:value-type="float" office:value="0.50658">
                <text:p>0.50658</text:p>
              </table:table-cell>
              <table:table-cell office:value-type="float" office:value="0.671975">
                <text:p>0.671975</text:p>
              </table:table-cell>
              <table:table-cell office:value-type="float" office:value="0.416723">
                <text:p>0.41672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351593">
                <text:p>0.351593</text:p>
              </table:table-cell>
              <table:table-cell office:value-type="float" office:value="0.385134">
                <text:p>0.385134</text:p>
              </table:table-cell>
              <table:table-cell office:value-type="float" office:value="0.390605">
                <text:p>0.390605</text:p>
              </table:table-cell>
              <table:table-cell office:value-type="float" office:value="0.398184">
                <text:p>0.398184</text:p>
              </table:table-cell>
              <table:table-cell office:value-type="float" office:value="0.411273">
                <text:p>0.411273</text:p>
              </table:table-cell>
              <table:table-cell office:value-type="float" office:value="0.42094">
                <text:p>0.42094</text:p>
              </table:table-cell>
              <table:table-cell office:value-type="float" office:value="0.428689">
                <text:p>0.428689</text:p>
              </table:table-cell>
              <table:table-cell office:value-type="float" office:value="0.434361">
                <text:p>0.434361</text:p>
              </table:table-cell>
              <table:table-cell office:value-type="float" office:value="0.441438">
                <text:p>0.441438</text:p>
              </table:table-cell>
              <table:table-cell office:value-type="float" office:value="0.502263">
                <text:p>0.502263</text:p>
              </table:table-cell>
              <table:table-cell office:value-type="float" office:value="0.671975">
                <text:p>0.671975</text:p>
              </table:table-cell>
              <table:table-cell office:value-type="float" office:value="0.416448">
                <text:p>0.4164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4305">
                <text:p>0.364305</text:p>
              </table:table-cell>
              <table:table-cell office:value-type="float" office:value="0.38298">
                <text:p>0.38298</text:p>
              </table:table-cell>
              <table:table-cell office:value-type="float" office:value="0.389234">
                <text:p>0.389234</text:p>
              </table:table-cell>
              <table:table-cell office:value-type="float" office:value="0.396347">
                <text:p>0.396347</text:p>
              </table:table-cell>
              <table:table-cell office:value-type="float" office:value="0.409161">
                <text:p>0.409161</text:p>
              </table:table-cell>
              <table:table-cell office:value-type="float" office:value="0.417144">
                <text:p>0.417144</text:p>
              </table:table-cell>
              <table:table-cell office:value-type="float" office:value="0.425398">
                <text:p>0.425398</text:p>
              </table:table-cell>
              <table:table-cell office:value-type="float" office:value="0.433362">
                <text:p>0.433362</text:p>
              </table:table-cell>
              <table:table-cell office:value-type="float" office:value="0.443471">
                <text:p>0.443471</text:p>
              </table:table-cell>
              <table:table-cell office:value-type="float" office:value="0.517707">
                <text:p>0.517707</text:p>
              </table:table-cell>
              <table:table-cell office:value-type="float" office:value="0.671975">
                <text:p>0.671975</text:p>
              </table:table-cell>
              <table:table-cell office:value-type="float" office:value="0.417911">
                <text:p>0.41791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62364">
                <text:p>0.362364</text:p>
              </table:table-cell>
              <table:table-cell office:value-type="float" office:value="0.382749">
                <text:p>0.382749</text:p>
              </table:table-cell>
              <table:table-cell office:value-type="float" office:value="0.390744">
                <text:p>0.390744</text:p>
              </table:table-cell>
              <table:table-cell office:value-type="float" office:value="0.398872">
                <text:p>0.398872</text:p>
              </table:table-cell>
              <table:table-cell office:value-type="float" office:value="0.408277">
                <text:p>0.408277</text:p>
              </table:table-cell>
              <table:table-cell office:value-type="float" office:value="0.417435">
                <text:p>0.417435</text:p>
              </table:table-cell>
              <table:table-cell office:value-type="float" office:value="0.425151">
                <text:p>0.425151</text:p>
              </table:table-cell>
              <table:table-cell office:value-type="float" office:value="0.432928">
                <text:p>0.432928</text:p>
              </table:table-cell>
              <table:table-cell office:value-type="float" office:value="0.442927">
                <text:p>0.442927</text:p>
              </table:table-cell>
              <table:table-cell office:value-type="float" office:value="0.509431">
                <text:p>0.509431</text:p>
              </table:table-cell>
              <table:table-cell office:value-type="float" office:value="0.671975">
                <text:p>0.671975</text:p>
              </table:table-cell>
              <table:table-cell office:value-type="float" office:value="0.417088">
                <text:p>0.41708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70514">
                <text:p>0.370514</text:p>
              </table:table-cell>
              <table:table-cell office:value-type="float" office:value="0.385735">
                <text:p>0.385735</text:p>
              </table:table-cell>
              <table:table-cell office:value-type="float" office:value="0.393823">
                <text:p>0.393823</text:p>
              </table:table-cell>
              <table:table-cell office:value-type="float" office:value="0.400079">
                <text:p>0.400079</text:p>
              </table:table-cell>
              <table:table-cell office:value-type="float" office:value="0.408207">
                <text:p>0.408207</text:p>
              </table:table-cell>
              <table:table-cell office:value-type="float" office:value="0.416659">
                <text:p>0.416659</text:p>
              </table:table-cell>
              <table:table-cell office:value-type="float" office:value="0.423157">
                <text:p>0.423157</text:p>
              </table:table-cell>
              <table:table-cell office:value-type="float" office:value="0.430006">
                <text:p>0.430006</text:p>
              </table:table-cell>
              <table:table-cell office:value-type="float" office:value="0.439252">
                <text:p>0.439252</text:p>
              </table:table-cell>
              <table:table-cell office:value-type="float" office:value="0.499982">
                <text:p>0.499982</text:p>
              </table:table-cell>
              <table:table-cell office:value-type="float" office:value="0.671975">
                <text:p>0.671975</text:p>
              </table:table-cell>
              <table:table-cell office:value-type="float" office:value="0.416741">
                <text:p>0.41674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59345">
                <text:p>0.359345</text:p>
              </table:table-cell>
              <table:table-cell office:value-type="float" office:value="0.383801">
                <text:p>0.383801</text:p>
              </table:table-cell>
              <table:table-cell office:value-type="float" office:value="0.39143">
                <text:p>0.39143</text:p>
              </table:table-cell>
              <table:table-cell office:value-type="float" office:value="0.396854">
                <text:p>0.396854</text:p>
              </table:table-cell>
              <table:table-cell office:value-type="float" office:value="0.403233">
                <text:p>0.403233</text:p>
              </table:table-cell>
              <table:table-cell office:value-type="float" office:value="0.409915">
                <text:p>0.409915</text:p>
              </table:table-cell>
              <table:table-cell office:value-type="float" office:value="0.416318">
                <text:p>0.416318</text:p>
              </table:table-cell>
              <table:table-cell office:value-type="float" office:value="0.425561">
                <text:p>0.425561</text:p>
              </table:table-cell>
              <table:table-cell office:value-type="float" office:value="0.43894">
                <text:p>0.43894</text:p>
              </table:table-cell>
              <table:table-cell office:value-type="float" office:value="0.513911">
                <text:p>0.513911</text:p>
              </table:table-cell>
              <table:table-cell office:value-type="float" office:value="0.671975">
                <text:p>0.671975</text:p>
              </table:table-cell>
              <table:table-cell office:value-type="float" office:value="0.413931">
                <text:p>0.41393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54963">
                <text:p>0.354963</text:p>
              </table:table-cell>
              <table:table-cell office:value-type="float" office:value="0.385498">
                <text:p>0.385498</text:p>
              </table:table-cell>
              <table:table-cell office:value-type="float" office:value="0.393646">
                <text:p>0.393646</text:p>
              </table:table-cell>
              <table:table-cell office:value-type="float" office:value="0.399763">
                <text:p>0.399763</text:p>
              </table:table-cell>
              <table:table-cell office:value-type="float" office:value="0.405267">
                <text:p>0.405267</text:p>
              </table:table-cell>
              <table:table-cell office:value-type="float" office:value="0.412602">
                <text:p>0.412602</text:p>
              </table:table-cell>
              <table:table-cell office:value-type="float" office:value="0.420416">
                <text:p>0.420416</text:p>
              </table:table-cell>
              <table:table-cell office:value-type="float" office:value="0.431151">
                <text:p>0.431151</text:p>
              </table:table-cell>
              <table:table-cell office:value-type="float" office:value="0.445889">
                <text:p>0.445889</text:p>
              </table:table-cell>
              <table:table-cell office:value-type="float" office:value="0.51167">
                <text:p>0.51167</text:p>
              </table:table-cell>
              <table:table-cell office:value-type="float" office:value="0.671975">
                <text:p>0.671975</text:p>
              </table:table-cell>
              <table:table-cell office:value-type="float" office:value="0.416086">
                <text:p>0.41608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58722">
                <text:p>0.358722</text:p>
              </table:table-cell>
              <table:table-cell office:value-type="float" office:value="0.386659">
                <text:p>0.386659</text:p>
              </table:table-cell>
              <table:table-cell office:value-type="float" office:value="0.393603">
                <text:p>0.393603</text:p>
              </table:table-cell>
              <table:table-cell office:value-type="float" office:value="0.399062">
                <text:p>0.399062</text:p>
              </table:table-cell>
              <table:table-cell office:value-type="float" office:value="0.406934">
                <text:p>0.406934</text:p>
              </table:table-cell>
              <table:table-cell office:value-type="float" office:value="0.414511">
                <text:p>0.414511</text:p>
              </table:table-cell>
              <table:table-cell office:value-type="float" office:value="0.422504">
                <text:p>0.422504</text:p>
              </table:table-cell>
              <table:table-cell office:value-type="float" office:value="0.43182">
                <text:p>0.43182</text:p>
              </table:table-cell>
              <table:table-cell office:value-type="float" office:value="0.450441">
                <text:p>0.450441</text:p>
              </table:table-cell>
              <table:table-cell office:value-type="float" office:value="0.524694">
                <text:p>0.524694</text:p>
              </table:table-cell>
              <table:table-cell office:value-type="float" office:value="0.671975">
                <text:p>0.671975</text:p>
              </table:table-cell>
              <table:table-cell office:value-type="float" office:value="0.418895">
                <text:p>0.41889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30727">
                <text:p>0.330727</text:p>
              </table:table-cell>
              <table:table-cell office:value-type="float" office:value="0.383843">
                <text:p>0.383843</text:p>
              </table:table-cell>
              <table:table-cell office:value-type="float" office:value="0.393103">
                <text:p>0.393103</text:p>
              </table:table-cell>
              <table:table-cell office:value-type="float" office:value="0.399893">
                <text:p>0.399893</text:p>
              </table:table-cell>
              <table:table-cell office:value-type="float" office:value="0.40724">
                <text:p>0.40724</text:p>
              </table:table-cell>
              <table:table-cell office:value-type="float" office:value="0.414226">
                <text:p>0.414226</text:p>
              </table:table-cell>
              <table:table-cell office:value-type="float" office:value="0.421677">
                <text:p>0.421677</text:p>
              </table:table-cell>
              <table:table-cell office:value-type="float" office:value="0.431433">
                <text:p>0.431433</text:p>
              </table:table-cell>
              <table:table-cell office:value-type="float" office:value="0.447885">
                <text:p>0.447885</text:p>
              </table:table-cell>
              <table:table-cell office:value-type="float" office:value="0.51333">
                <text:p>0.51333</text:p>
              </table:table-cell>
              <table:table-cell office:value-type="float" office:value="0.671975">
                <text:p>0.671975</text:p>
              </table:table-cell>
              <table:table-cell office:value-type="float" office:value="0.414336">
                <text:p>0.41433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33782">
                <text:p>0.333782</text:p>
              </table:table-cell>
              <table:table-cell office:value-type="float" office:value="0.386207">
                <text:p>0.386207</text:p>
              </table:table-cell>
              <table:table-cell office:value-type="float" office:value="0.394483">
                <text:p>0.394483</text:p>
              </table:table-cell>
              <table:table-cell office:value-type="float" office:value="0.402535">
                <text:p>0.402535</text:p>
              </table:table-cell>
              <table:table-cell office:value-type="float" office:value="0.410933">
                <text:p>0.410933</text:p>
              </table:table-cell>
              <table:table-cell office:value-type="float" office:value="0.416256">
                <text:p>0.416256</text:p>
              </table:table-cell>
              <table:table-cell office:value-type="float" office:value="0.426465">
                <text:p>0.426465</text:p>
              </table:table-cell>
              <table:table-cell office:value-type="float" office:value="0.434062">
                <text:p>0.434062</text:p>
              </table:table-cell>
              <table:table-cell office:value-type="float" office:value="0.453681">
                <text:p>0.453681</text:p>
              </table:table-cell>
              <table:table-cell office:value-type="float" office:value="0.51918">
                <text:p>0.51918</text:p>
              </table:table-cell>
              <table:table-cell office:value-type="float" office:value="0.671975">
                <text:p>0.671975</text:p>
              </table:table-cell>
              <table:table-cell office:value-type="float" office:value="0.417758">
                <text:p>0.41775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47966">
                <text:p>0.347966</text:p>
              </table:table-cell>
              <table:table-cell office:value-type="float" office:value="0.38899">
                <text:p>0.38899</text:p>
              </table:table-cell>
              <table:table-cell office:value-type="float" office:value="0.396525">
                <text:p>0.396525</text:p>
              </table:table-cell>
              <table:table-cell office:value-type="float" office:value="0.404027">
                <text:p>0.404027</text:p>
              </table:table-cell>
              <table:table-cell office:value-type="float" office:value="0.412507">
                <text:p>0.412507</text:p>
              </table:table-cell>
              <table:table-cell office:value-type="float" office:value="0.421755">
                <text:p>0.421755</text:p>
              </table:table-cell>
              <table:table-cell office:value-type="float" office:value="0.431985">
                <text:p>0.431985</text:p>
              </table:table-cell>
              <table:table-cell office:value-type="float" office:value="0.436414">
                <text:p>0.436414</text:p>
              </table:table-cell>
              <table:table-cell office:value-type="float" office:value="0.455331">
                <text:p>0.455331</text:p>
              </table:table-cell>
              <table:table-cell office:value-type="float" office:value="0.516208">
                <text:p>0.516208</text:p>
              </table:table-cell>
              <table:table-cell office:value-type="float" office:value="0.671975">
                <text:p>0.671975</text:p>
              </table:table-cell>
              <table:table-cell office:value-type="float" office:value="0.421171">
                <text:p>0.42117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42159">
                <text:p>0.342159</text:p>
              </table:table-cell>
              <table:table-cell office:value-type="float" office:value="0.386239">
                <text:p>0.386239</text:p>
              </table:table-cell>
              <table:table-cell office:value-type="float" office:value="0.394734">
                <text:p>0.394734</text:p>
              </table:table-cell>
              <table:table-cell office:value-type="float" office:value="0.404321">
                <text:p>0.404321</text:p>
              </table:table-cell>
              <table:table-cell office:value-type="float" office:value="0.414347">
                <text:p>0.414347</text:p>
              </table:table-cell>
              <table:table-cell office:value-type="float" office:value="0.424181">
                <text:p>0.424181</text:p>
              </table:table-cell>
              <table:table-cell office:value-type="float" office:value="0.432304">
                <text:p>0.432304</text:p>
              </table:table-cell>
              <table:table-cell office:value-type="float" office:value="0.436601">
                <text:p>0.436601</text:p>
              </table:table-cell>
              <table:table-cell office:value-type="float" office:value="0.457431">
                <text:p>0.457431</text:p>
              </table:table-cell>
              <table:table-cell office:value-type="float" office:value="0.528612">
                <text:p>0.528612</text:p>
              </table:table-cell>
              <table:table-cell office:value-type="float" office:value="0.671975">
                <text:p>0.671975</text:p>
              </table:table-cell>
              <table:table-cell office:value-type="float" office:value="0.422093">
                <text:p>0.42209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41481">
                <text:p>0.341481</text:p>
              </table:table-cell>
              <table:table-cell office:value-type="float" office:value="0.384062">
                <text:p>0.384062</text:p>
              </table:table-cell>
              <table:table-cell office:value-type="float" office:value="0.391492">
                <text:p>0.391492</text:p>
              </table:table-cell>
              <table:table-cell office:value-type="float" office:value="0.398642">
                <text:p>0.398642</text:p>
              </table:table-cell>
              <table:table-cell office:value-type="float" office:value="0.408833">
                <text:p>0.408833</text:p>
              </table:table-cell>
              <table:table-cell office:value-type="float" office:value="0.419177">
                <text:p>0.419177</text:p>
              </table:table-cell>
              <table:table-cell office:value-type="float" office:value="0.43033">
                <text:p>0.43033</text:p>
              </table:table-cell>
              <table:table-cell office:value-type="float" office:value="0.437826">
                <text:p>0.437826</text:p>
              </table:table-cell>
              <table:table-cell office:value-type="float" office:value="0.461732">
                <text:p>0.461732</text:p>
              </table:table-cell>
              <table:table-cell office:value-type="float" office:value="0.537723">
                <text:p>0.537723</text:p>
              </table:table-cell>
              <table:table-cell office:value-type="float" office:value="0.671975">
                <text:p>0.671975</text:p>
              </table:table-cell>
              <table:table-cell office:value-type="float" office:value="0.42113">
                <text:p>0.421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50601">
                <text:p>0.350601</text:p>
              </table:table-cell>
              <table:table-cell office:value-type="float" office:value="0.385321">
                <text:p>0.385321</text:p>
              </table:table-cell>
              <table:table-cell office:value-type="float" office:value="0.39199">
                <text:p>0.39199</text:p>
              </table:table-cell>
              <table:table-cell office:value-type="float" office:value="0.404332">
                <text:p>0.404332</text:p>
              </table:table-cell>
              <table:table-cell office:value-type="float" office:value="0.413911">
                <text:p>0.413911</text:p>
              </table:table-cell>
              <table:table-cell office:value-type="float" office:value="0.424428">
                <text:p>0.424428</text:p>
              </table:table-cell>
              <table:table-cell office:value-type="float" office:value="0.432594">
                <text:p>0.432594</text:p>
              </table:table-cell>
              <table:table-cell office:value-type="float" office:value="0.440811">
                <text:p>0.440811</text:p>
              </table:table-cell>
              <table:table-cell office:value-type="float" office:value="0.467015">
                <text:p>0.467015</text:p>
              </table:table-cell>
              <table:table-cell office:value-type="float" office:value="0.551397">
                <text:p>0.551397</text:p>
              </table:table-cell>
              <table:table-cell office:value-type="float" office:value="0.673459">
                <text:p>0.673459</text:p>
              </table:table-cell>
              <table:table-cell office:value-type="float" office:value="0.42624">
                <text:p>0.4262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30922">
                <text:p>0.330922</text:p>
              </table:table-cell>
              <table:table-cell office:value-type="float" office:value="0.386594">
                <text:p>0.386594</text:p>
              </table:table-cell>
              <table:table-cell office:value-type="float" office:value="0.396371">
                <text:p>0.396371</text:p>
              </table:table-cell>
              <table:table-cell office:value-type="float" office:value="0.40741">
                <text:p>0.40741</text:p>
              </table:table-cell>
              <table:table-cell office:value-type="float" office:value="0.413868">
                <text:p>0.413868</text:p>
              </table:table-cell>
              <table:table-cell office:value-type="float" office:value="0.422534">
                <text:p>0.422534</text:p>
              </table:table-cell>
              <table:table-cell office:value-type="float" office:value="0.433359">
                <text:p>0.433359</text:p>
              </table:table-cell>
              <table:table-cell office:value-type="float" office:value="0.444379">
                <text:p>0.444379</text:p>
              </table:table-cell>
              <table:table-cell office:value-type="float" office:value="0.471254">
                <text:p>0.471254</text:p>
              </table:table-cell>
              <table:table-cell office:value-type="float" office:value="0.546314">
                <text:p>0.546314</text:p>
              </table:table-cell>
              <table:table-cell office:value-type="float" office:value="0.673459">
                <text:p>0.673459</text:p>
              </table:table-cell>
              <table:table-cell office:value-type="float" office:value="0.425301">
                <text:p>0.42530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35984">
                <text:p>0.335984</text:p>
              </table:table-cell>
              <table:table-cell office:value-type="float" office:value="0.389183">
                <text:p>0.389183</text:p>
              </table:table-cell>
              <table:table-cell office:value-type="float" office:value="0.398868">
                <text:p>0.398868</text:p>
              </table:table-cell>
              <table:table-cell office:value-type="float" office:value="0.408607">
                <text:p>0.408607</text:p>
              </table:table-cell>
              <table:table-cell office:value-type="float" office:value="0.417051">
                <text:p>0.417051</text:p>
              </table:table-cell>
              <table:table-cell office:value-type="float" office:value="0.426313">
                <text:p>0.426313</text:p>
              </table:table-cell>
              <table:table-cell office:value-type="float" office:value="0.434331">
                <text:p>0.434331</text:p>
              </table:table-cell>
              <table:table-cell office:value-type="float" office:value="0.446137">
                <text:p>0.446137</text:p>
              </table:table-cell>
              <table:table-cell office:value-type="float" office:value="0.479127">
                <text:p>0.479127</text:p>
              </table:table-cell>
              <table:table-cell office:value-type="float" office:value="0.568899">
                <text:p>0.568899</text:p>
              </table:table-cell>
              <table:table-cell office:value-type="float" office:value="0.673459">
                <text:p>0.673459</text:p>
              </table:table-cell>
              <table:table-cell office:value-type="float" office:value="0.43045">
                <text:p>0.4304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33442">
                <text:p>0.333442</text:p>
              </table:table-cell>
              <table:table-cell office:value-type="float" office:value="0.388913">
                <text:p>0.388913</text:p>
              </table:table-cell>
              <table:table-cell office:value-type="float" office:value="0.397217">
                <text:p>0.397217</text:p>
              </table:table-cell>
              <table:table-cell office:value-type="float" office:value="0.407192">
                <text:p>0.407192</text:p>
              </table:table-cell>
              <table:table-cell office:value-type="float" office:value="0.415554">
                <text:p>0.415554</text:p>
              </table:table-cell>
              <table:table-cell office:value-type="float" office:value="0.424869">
                <text:p>0.424869</text:p>
              </table:table-cell>
              <table:table-cell office:value-type="float" office:value="0.434199">
                <text:p>0.434199</text:p>
              </table:table-cell>
              <table:table-cell office:value-type="float" office:value="0.445321">
                <text:p>0.445321</text:p>
              </table:table-cell>
              <table:table-cell office:value-type="float" office:value="0.483216">
                <text:p>0.483216</text:p>
              </table:table-cell>
              <table:table-cell office:value-type="float" office:value="0.579777">
                <text:p>0.579777</text:p>
              </table:table-cell>
              <table:table-cell office:value-type="float" office:value="0.673459">
                <text:p>0.673459</text:p>
              </table:table-cell>
              <table:table-cell office:value-type="float" office:value="0.43097">
                <text:p>0.4309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34132">
                <text:p>0.334132</text:p>
              </table:table-cell>
              <table:table-cell office:value-type="float" office:value="0.38599">
                <text:p>0.38599</text:p>
              </table:table-cell>
              <table:table-cell office:value-type="float" office:value="0.395093">
                <text:p>0.395093</text:p>
              </table:table-cell>
              <table:table-cell office:value-type="float" office:value="0.405461">
                <text:p>0.405461</text:p>
              </table:table-cell>
              <table:table-cell office:value-type="float" office:value="0.414151">
                <text:p>0.414151</text:p>
              </table:table-cell>
              <table:table-cell office:value-type="float" office:value="0.422348">
                <text:p>0.422348</text:p>
              </table:table-cell>
              <table:table-cell office:value-type="float" office:value="0.433132">
                <text:p>0.433132</text:p>
              </table:table-cell>
              <table:table-cell office:value-type="float" office:value="0.445979">
                <text:p>0.445979</text:p>
              </table:table-cell>
              <table:table-cell office:value-type="float" office:value="0.493207">
                <text:p>0.493207</text:p>
              </table:table-cell>
              <table:table-cell office:value-type="float" office:value="0.577714">
                <text:p>0.577714</text:p>
              </table:table-cell>
              <table:table-cell office:value-type="float" office:value="0.679555">
                <text:p>0.679555</text:p>
              </table:table-cell>
              <table:table-cell office:value-type="float" office:value="0.430721">
                <text:p>0.43072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33654">
                <text:p>0.333654</text:p>
              </table:table-cell>
              <table:table-cell office:value-type="float" office:value="0.384463">
                <text:p>0.384463</text:p>
              </table:table-cell>
              <table:table-cell office:value-type="float" office:value="0.395156">
                <text:p>0.395156</text:p>
              </table:table-cell>
              <table:table-cell office:value-type="float" office:value="0.405541">
                <text:p>0.405541</text:p>
              </table:table-cell>
              <table:table-cell office:value-type="float" office:value="0.415884">
                <text:p>0.415884</text:p>
              </table:table-cell>
              <table:table-cell office:value-type="float" office:value="0.426129">
                <text:p>0.426129</text:p>
              </table:table-cell>
              <table:table-cell office:value-type="float" office:value="0.437043">
                <text:p>0.437043</text:p>
              </table:table-cell>
              <table:table-cell office:value-type="float" office:value="0.456141">
                <text:p>0.456141</text:p>
              </table:table-cell>
              <table:table-cell office:value-type="float" office:value="0.501673">
                <text:p>0.501673</text:p>
              </table:table-cell>
              <table:table-cell office:value-type="float" office:value="0.573632">
                <text:p>0.573632</text:p>
              </table:table-cell>
              <table:table-cell office:value-type="float" office:value="0.679555">
                <text:p>0.679555</text:p>
              </table:table-cell>
              <table:table-cell office:value-type="float" office:value="0.432932">
                <text:p>0.43293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96585">
                <text:p>0.296585</text:p>
              </table:table-cell>
              <table:table-cell office:value-type="float" office:value="0.379811">
                <text:p>0.379811</text:p>
              </table:table-cell>
              <table:table-cell office:value-type="float" office:value="0.393896">
                <text:p>0.393896</text:p>
              </table:table-cell>
              <table:table-cell office:value-type="float" office:value="0.404401">
                <text:p>0.404401</text:p>
              </table:table-cell>
              <table:table-cell office:value-type="float" office:value="0.414329">
                <text:p>0.414329</text:p>
              </table:table-cell>
              <table:table-cell office:value-type="float" office:value="0.425663">
                <text:p>0.425663</text:p>
              </table:table-cell>
              <table:table-cell office:value-type="float" office:value="0.443826">
                <text:p>0.443826</text:p>
              </table:table-cell>
              <table:table-cell office:value-type="float" office:value="0.472246">
                <text:p>0.472246</text:p>
              </table:table-cell>
              <table:table-cell office:value-type="float" office:value="0.510116">
                <text:p>0.510116</text:p>
              </table:table-cell>
              <table:table-cell office:value-type="float" office:value="0.592115">
                <text:p>0.592115</text:p>
              </table:table-cell>
              <table:table-cell office:value-type="float" office:value="0.679555">
                <text:p>0.679555</text:p>
              </table:table-cell>
              <table:table-cell office:value-type="float" office:value="0.433299">
                <text:p>0.4332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19595">
                <text:p>0.319595</text:p>
              </table:table-cell>
              <table:table-cell office:value-type="float" office:value="0.384276">
                <text:p>0.384276</text:p>
              </table:table-cell>
              <table:table-cell office:value-type="float" office:value="0.396113">
                <text:p>0.396113</text:p>
              </table:table-cell>
              <table:table-cell office:value-type="float" office:value="0.40794">
                <text:p>0.40794</text:p>
              </table:table-cell>
              <table:table-cell office:value-type="float" office:value="0.420136">
                <text:p>0.420136</text:p>
              </table:table-cell>
              <table:table-cell office:value-type="float" office:value="0.434645">
                <text:p>0.434645</text:p>
              </table:table-cell>
              <table:table-cell office:value-type="float" office:value="0.446936">
                <text:p>0.446936</text:p>
              </table:table-cell>
              <table:table-cell office:value-type="float" office:value="0.473214">
                <text:p>0.473214</text:p>
              </table:table-cell>
              <table:table-cell office:value-type="float" office:value="0.509084">
                <text:p>0.509084</text:p>
              </table:table-cell>
              <table:table-cell office:value-type="float" office:value="0.585903">
                <text:p>0.585903</text:p>
              </table:table-cell>
              <table:table-cell office:value-type="float" office:value="0.679555">
                <text:p>0.679555</text:p>
              </table:table-cell>
              <table:table-cell office:value-type="float" office:value="0.437784">
                <text:p>0.43778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13082">
                <text:p>0.313082</text:p>
              </table:table-cell>
              <table:table-cell office:value-type="float" office:value="0.380507">
                <text:p>0.380507</text:p>
              </table:table-cell>
              <table:table-cell office:value-type="float" office:value="0.394123">
                <text:p>0.394123</text:p>
              </table:table-cell>
              <table:table-cell office:value-type="float" office:value="0.402876">
                <text:p>0.402876</text:p>
              </table:table-cell>
              <table:table-cell office:value-type="float" office:value="0.413341">
                <text:p>0.413341</text:p>
              </table:table-cell>
              <table:table-cell office:value-type="float" office:value="0.424971">
                <text:p>0.424971</text:p>
              </table:table-cell>
              <table:table-cell office:value-type="float" office:value="0.441054">
                <text:p>0.441054</text:p>
              </table:table-cell>
              <table:table-cell office:value-type="float" office:value="0.477144">
                <text:p>0.477144</text:p>
              </table:table-cell>
              <table:table-cell office:value-type="float" office:value="0.513842">
                <text:p>0.513842</text:p>
              </table:table-cell>
              <table:table-cell office:value-type="float" office:value="0.605099">
                <text:p>0.605099</text:p>
              </table:table-cell>
              <table:table-cell office:value-type="float" office:value="0.679555">
                <text:p>0.679555</text:p>
              </table:table-cell>
              <table:table-cell office:value-type="float" office:value="0.436604">
                <text:p>0.43660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4465">
                <text:p>0.34465</text:p>
              </table:table-cell>
              <table:table-cell office:value-type="float" office:value="0.380202">
                <text:p>0.380202</text:p>
              </table:table-cell>
              <table:table-cell office:value-type="float" office:value="0.394414">
                <text:p>0.394414</text:p>
              </table:table-cell>
              <table:table-cell office:value-type="float" office:value="0.406753">
                <text:p>0.406753</text:p>
              </table:table-cell>
              <table:table-cell office:value-type="float" office:value="0.415701">
                <text:p>0.415701</text:p>
              </table:table-cell>
              <table:table-cell office:value-type="float" office:value="0.427372">
                <text:p>0.427372</text:p>
              </table:table-cell>
              <table:table-cell office:value-type="float" office:value="0.446553">
                <text:p>0.446553</text:p>
              </table:table-cell>
              <table:table-cell office:value-type="float" office:value="0.478914">
                <text:p>0.478914</text:p>
              </table:table-cell>
              <table:table-cell office:value-type="float" office:value="0.51091">
                <text:p>0.51091</text:p>
              </table:table-cell>
              <table:table-cell office:value-type="float" office:value="0.59468">
                <text:p>0.59468</text:p>
              </table:table-cell>
              <table:table-cell office:value-type="float" office:value="0.679555">
                <text:p>0.679555</text:p>
              </table:table-cell>
              <table:table-cell office:value-type="float" office:value="0.440015">
                <text:p>0.44001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320003">
                <text:p>0.320003</text:p>
              </table:table-cell>
              <table:table-cell office:value-type="float" office:value="0.378284">
                <text:p>0.378284</text:p>
              </table:table-cell>
              <table:table-cell office:value-type="float" office:value="0.391156">
                <text:p>0.391156</text:p>
              </table:table-cell>
              <table:table-cell office:value-type="float" office:value="0.39986">
                <text:p>0.39986</text:p>
              </table:table-cell>
              <table:table-cell office:value-type="float" office:value="0.41141">
                <text:p>0.41141</text:p>
              </table:table-cell>
              <table:table-cell office:value-type="float" office:value="0.418372">
                <text:p>0.418372</text:p>
              </table:table-cell>
              <table:table-cell office:value-type="float" office:value="0.437435">
                <text:p>0.437435</text:p>
              </table:table-cell>
              <table:table-cell office:value-type="float" office:value="0.469891">
                <text:p>0.469891</text:p>
              </table:table-cell>
              <table:table-cell office:value-type="float" office:value="0.505102">
                <text:p>0.505102</text:p>
              </table:table-cell>
              <table:table-cell office:value-type="float" office:value="0.584927">
                <text:p>0.584927</text:p>
              </table:table-cell>
              <table:table-cell office:value-type="float" office:value="0.679555">
                <text:p>0.679555</text:p>
              </table:table-cell>
              <table:table-cell office:value-type="float" office:value="0.431644">
                <text:p>0.43164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61489">
                <text:p>0.361489</text:p>
              </table:table-cell>
              <table:table-cell office:value-type="float" office:value="0.383873">
                <text:p>0.383873</text:p>
              </table:table-cell>
              <table:table-cell office:value-type="float" office:value="0.39601">
                <text:p>0.39601</text:p>
              </table:table-cell>
              <table:table-cell office:value-type="float" office:value="0.406439">
                <text:p>0.406439</text:p>
              </table:table-cell>
              <table:table-cell office:value-type="float" office:value="0.41579">
                <text:p>0.41579</text:p>
              </table:table-cell>
              <table:table-cell office:value-type="float" office:value="0.430872">
                <text:p>0.430872</text:p>
              </table:table-cell>
              <table:table-cell office:value-type="float" office:value="0.449162">
                <text:p>0.449162</text:p>
              </table:table-cell>
              <table:table-cell office:value-type="float" office:value="0.471131">
                <text:p>0.471131</text:p>
              </table:table-cell>
              <table:table-cell office:value-type="float" office:value="0.505068">
                <text:p>0.505068</text:p>
              </table:table-cell>
              <table:table-cell office:value-type="float" office:value="0.592898">
                <text:p>0.592898</text:p>
              </table:table-cell>
              <table:table-cell office:value-type="float" office:value="0.679555">
                <text:p>0.679555</text:p>
              </table:table-cell>
              <table:table-cell office:value-type="float" office:value="0.441273">
                <text:p>0.44127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56755">
                <text:p>0.356755</text:p>
              </table:table-cell>
              <table:table-cell office:value-type="float" office:value="0.380411">
                <text:p>0.380411</text:p>
              </table:table-cell>
              <table:table-cell office:value-type="float" office:value="0.393291">
                <text:p>0.393291</text:p>
              </table:table-cell>
              <table:table-cell office:value-type="float" office:value="0.403719">
                <text:p>0.403719</text:p>
              </table:table-cell>
              <table:table-cell office:value-type="float" office:value="0.411393">
                <text:p>0.411393</text:p>
              </table:table-cell>
              <table:table-cell office:value-type="float" office:value="0.423555">
                <text:p>0.423555</text:p>
              </table:table-cell>
              <table:table-cell office:value-type="float" office:value="0.442211">
                <text:p>0.442211</text:p>
              </table:table-cell>
              <table:table-cell office:value-type="float" office:value="0.472543">
                <text:p>0.472543</text:p>
              </table:table-cell>
              <table:table-cell office:value-type="float" office:value="0.511726">
                <text:p>0.511726</text:p>
              </table:table-cell>
              <table:table-cell office:value-type="float" office:value="0.599254">
                <text:p>0.599254</text:p>
              </table:table-cell>
              <table:table-cell office:value-type="float" office:value="0.681545">
                <text:p>0.681545</text:p>
              </table:table-cell>
              <table:table-cell office:value-type="float" office:value="0.439486">
                <text:p>0.43948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13562">
                <text:p>0.313562</text:p>
              </table:table-cell>
              <table:table-cell office:value-type="float" office:value="0.377768">
                <text:p>0.377768</text:p>
              </table:table-cell>
              <table:table-cell office:value-type="float" office:value="0.39215">
                <text:p>0.39215</text:p>
              </table:table-cell>
              <table:table-cell office:value-type="float" office:value="0.401049">
                <text:p>0.401049</text:p>
              </table:table-cell>
              <table:table-cell office:value-type="float" office:value="0.410028">
                <text:p>0.410028</text:p>
              </table:table-cell>
              <table:table-cell office:value-type="float" office:value="0.421278">
                <text:p>0.421278</text:p>
              </table:table-cell>
              <table:table-cell office:value-type="float" office:value="0.43818">
                <text:p>0.43818</text:p>
              </table:table-cell>
              <table:table-cell office:value-type="float" office:value="0.464745">
                <text:p>0.464745</text:p>
              </table:table-cell>
              <table:table-cell office:value-type="float" office:value="0.509479">
                <text:p>0.509479</text:p>
              </table:table-cell>
              <table:table-cell office:value-type="float" office:value="0.603485">
                <text:p>0.603485</text:p>
              </table:table-cell>
              <table:table-cell office:value-type="float" office:value="0.681545">
                <text:p>0.681545</text:p>
              </table:table-cell>
              <table:table-cell office:value-type="float" office:value="0.433172">
                <text:p>0.43317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16625">
                <text:p>0.316625</text:p>
              </table:table-cell>
              <table:table-cell office:value-type="float" office:value="0.381042">
                <text:p>0.381042</text:p>
              </table:table-cell>
              <table:table-cell office:value-type="float" office:value="0.393412">
                <text:p>0.393412</text:p>
              </table:table-cell>
              <table:table-cell office:value-type="float" office:value="0.40248">
                <text:p>0.40248</text:p>
              </table:table-cell>
              <table:table-cell office:value-type="float" office:value="0.413239">
                <text:p>0.413239</text:p>
              </table:table-cell>
              <table:table-cell office:value-type="float" office:value="0.431756">
                <text:p>0.431756</text:p>
              </table:table-cell>
              <table:table-cell office:value-type="float" office:value="0.455954">
                <text:p>0.455954</text:p>
              </table:table-cell>
              <table:table-cell office:value-type="float" office:value="0.48967">
                <text:p>0.48967</text:p>
              </table:table-cell>
              <table:table-cell office:value-type="float" office:value="0.536408">
                <text:p>0.536408</text:p>
              </table:table-cell>
              <table:table-cell office:value-type="float" office:value="0.617478">
                <text:p>0.617478</text:p>
              </table:table-cell>
              <table:table-cell office:value-type="float" office:value="0.681545">
                <text:p>0.681545</text:p>
              </table:table-cell>
              <table:table-cell office:value-type="float" office:value="0.443807">
                <text:p>0.44380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24535">
                <text:p>0.224535</text:p>
              </table:table-cell>
              <table:table-cell office:value-type="float" office:value="0.378539">
                <text:p>0.378539</text:p>
              </table:table-cell>
              <table:table-cell office:value-type="float" office:value="0.393662">
                <text:p>0.393662</text:p>
              </table:table-cell>
              <table:table-cell office:value-type="float" office:value="0.401898">
                <text:p>0.401898</text:p>
              </table:table-cell>
              <table:table-cell office:value-type="float" office:value="0.41433">
                <text:p>0.41433</text:p>
              </table:table-cell>
              <table:table-cell office:value-type="float" office:value="0.432248">
                <text:p>0.432248</text:p>
              </table:table-cell>
              <table:table-cell office:value-type="float" office:value="0.45723">
                <text:p>0.45723</text:p>
              </table:table-cell>
              <table:table-cell office:value-type="float" office:value="0.487772">
                <text:p>0.487772</text:p>
              </table:table-cell>
              <table:table-cell office:value-type="float" office:value="0.532196">
                <text:p>0.532196</text:p>
              </table:table-cell>
              <table:table-cell office:value-type="float" office:value="0.611148">
                <text:p>0.611148</text:p>
              </table:table-cell>
              <table:table-cell office:value-type="float" office:value="0.681545">
                <text:p>0.681545</text:p>
              </table:table-cell>
              <table:table-cell office:value-type="float" office:value="0.433356">
                <text:p>0.43335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289682">
                <text:p>0.289682</text:p>
              </table:table-cell>
              <table:table-cell office:value-type="float" office:value="0.384747">
                <text:p>0.384747</text:p>
              </table:table-cell>
              <table:table-cell office:value-type="float" office:value="0.398141">
                <text:p>0.398141</text:p>
              </table:table-cell>
              <table:table-cell office:value-type="float" office:value="0.407731">
                <text:p>0.407731</text:p>
              </table:table-cell>
              <table:table-cell office:value-type="float" office:value="0.420848">
                <text:p>0.420848</text:p>
              </table:table-cell>
              <table:table-cell office:value-type="float" office:value="0.440644">
                <text:p>0.440644</text:p>
              </table:table-cell>
              <table:table-cell office:value-type="float" office:value="0.471552">
                <text:p>0.471552</text:p>
              </table:table-cell>
              <table:table-cell office:value-type="float" office:value="0.49542">
                <text:p>0.49542</text:p>
              </table:table-cell>
              <table:table-cell office:value-type="float" office:value="0.543595">
                <text:p>0.543595</text:p>
              </table:table-cell>
              <table:table-cell office:value-type="float" office:value="0.611677">
                <text:p>0.611677</text:p>
              </table:table-cell>
              <table:table-cell office:value-type="float" office:value="0.681545">
                <text:p>0.681545</text:p>
              </table:table-cell>
              <table:table-cell office:value-type="float" office:value="0.446404">
                <text:p>0.44640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06949">
                <text:p>0.206949</text:p>
              </table:table-cell>
              <table:table-cell office:value-type="float" office:value="0.37912">
                <text:p>0.37912</text:p>
              </table:table-cell>
              <table:table-cell office:value-type="float" office:value="0.402097">
                <text:p>0.402097</text:p>
              </table:table-cell>
              <table:table-cell office:value-type="float" office:value="0.417269">
                <text:p>0.417269</text:p>
              </table:table-cell>
              <table:table-cell office:value-type="float" office:value="0.432646">
                <text:p>0.432646</text:p>
              </table:table-cell>
              <table:table-cell office:value-type="float" office:value="0.455744">
                <text:p>0.455744</text:p>
              </table:table-cell>
              <table:table-cell office:value-type="float" office:value="0.480372">
                <text:p>0.480372</text:p>
              </table:table-cell>
              <table:table-cell office:value-type="float" office:value="0.499021">
                <text:p>0.499021</text:p>
              </table:table-cell>
              <table:table-cell office:value-type="float" office:value="0.556907">
                <text:p>0.556907</text:p>
              </table:table-cell>
              <table:table-cell office:value-type="float" office:value="0.626121">
                <text:p>0.626121</text:p>
              </table:table-cell>
              <table:table-cell office:value-type="float" office:value="0.684753">
                <text:p>0.684753</text:p>
              </table:table-cell>
              <table:table-cell office:value-type="float" office:value="0.445624">
                <text:p>0.44562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154981">
                <text:p>0.154981</text:p>
              </table:table-cell>
              <table:table-cell office:value-type="float" office:value="0.379189">
                <text:p>0.379189</text:p>
              </table:table-cell>
              <table:table-cell office:value-type="float" office:value="0.399764">
                <text:p>0.399764</text:p>
              </table:table-cell>
              <table:table-cell office:value-type="float" office:value="0.411939">
                <text:p>0.411939</text:p>
              </table:table-cell>
              <table:table-cell office:value-type="float" office:value="0.426886">
                <text:p>0.426886</text:p>
              </table:table-cell>
              <table:table-cell office:value-type="float" office:value="0.446048">
                <text:p>0.446048</text:p>
              </table:table-cell>
              <table:table-cell office:value-type="float" office:value="0.46854">
                <text:p>0.46854</text:p>
              </table:table-cell>
              <table:table-cell office:value-type="float" office:value="0.49137">
                <text:p>0.49137</text:p>
              </table:table-cell>
              <table:table-cell office:value-type="float" office:value="0.534057">
                <text:p>0.534057</text:p>
              </table:table-cell>
              <table:table-cell office:value-type="float" office:value="0.636896">
                <text:p>0.636896</text:p>
              </table:table-cell>
              <table:table-cell office:value-type="float" office:value="0.719292">
                <text:p>0.719292</text:p>
              </table:table-cell>
              <table:table-cell office:value-type="float" office:value="0.434967">
                <text:p>0.4349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34533">
                <text:p>0.234533</text:p>
              </table:table-cell>
              <table:table-cell office:value-type="float" office:value="0.381758">
                <text:p>0.381758</text:p>
              </table:table-cell>
              <table:table-cell office:value-type="float" office:value="0.402528">
                <text:p>0.402528</text:p>
              </table:table-cell>
              <table:table-cell office:value-type="float" office:value="0.415588">
                <text:p>0.415588</text:p>
              </table:table-cell>
              <table:table-cell office:value-type="float" office:value="0.432274">
                <text:p>0.432274</text:p>
              </table:table-cell>
              <table:table-cell office:value-type="float" office:value="0.447058">
                <text:p>0.447058</text:p>
              </table:table-cell>
              <table:table-cell office:value-type="float" office:value="0.467692">
                <text:p>0.467692</text:p>
              </table:table-cell>
              <table:table-cell office:value-type="float" office:value="0.494961">
                <text:p>0.494961</text:p>
              </table:table-cell>
              <table:table-cell office:value-type="float" office:value="0.54106">
                <text:p>0.54106</text:p>
              </table:table-cell>
              <table:table-cell office:value-type="float" office:value="0.632421">
                <text:p>0.632421</text:p>
              </table:table-cell>
              <table:table-cell office:value-type="float" office:value="0.719292">
                <text:p>0.719292</text:p>
              </table:table-cell>
              <table:table-cell office:value-type="float" office:value="0.444987">
                <text:p>0.4449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6248">
                <text:p>0.26248</text:p>
              </table:table-cell>
              <table:table-cell office:value-type="float" office:value="0.387794">
                <text:p>0.387794</text:p>
              </table:table-cell>
              <table:table-cell office:value-type="float" office:value="0.405078">
                <text:p>0.405078</text:p>
              </table:table-cell>
              <table:table-cell office:value-type="float" office:value="0.418196">
                <text:p>0.418196</text:p>
              </table:table-cell>
              <table:table-cell office:value-type="float" office:value="0.433377">
                <text:p>0.433377</text:p>
              </table:table-cell>
              <table:table-cell office:value-type="float" office:value="0.448557">
                <text:p>0.448557</text:p>
              </table:table-cell>
              <table:table-cell office:value-type="float" office:value="0.467183">
                <text:p>0.467183</text:p>
              </table:table-cell>
              <table:table-cell office:value-type="float" office:value="0.492584">
                <text:p>0.492584</text:p>
              </table:table-cell>
              <table:table-cell office:value-type="float" office:value="0.543453">
                <text:p>0.543453</text:p>
              </table:table-cell>
              <table:table-cell office:value-type="float" office:value="0.650041">
                <text:p>0.650041</text:p>
              </table:table-cell>
              <table:table-cell office:value-type="float" office:value="0.719292">
                <text:p>0.719292</text:p>
              </table:table-cell>
              <table:table-cell office:value-type="float" office:value="0.450874">
                <text:p>0.45087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281387">
                <text:p>0.281387</text:p>
              </table:table-cell>
              <table:table-cell office:value-type="float" office:value="0.390648">
                <text:p>0.390648</text:p>
              </table:table-cell>
              <table:table-cell office:value-type="float" office:value="0.4047">
                <text:p>0.4047</text:p>
              </table:table-cell>
              <table:table-cell office:value-type="float" office:value="0.41882">
                <text:p>0.41882</text:p>
              </table:table-cell>
              <table:table-cell office:value-type="float" office:value="0.436903">
                <text:p>0.436903</text:p>
              </table:table-cell>
              <table:table-cell office:value-type="float" office:value="0.451154">
                <text:p>0.451154</text:p>
              </table:table-cell>
              <table:table-cell office:value-type="float" office:value="0.471208">
                <text:p>0.471208</text:p>
              </table:table-cell>
              <table:table-cell office:value-type="float" office:value="0.495895">
                <text:p>0.495895</text:p>
              </table:table-cell>
              <table:table-cell office:value-type="float" office:value="0.550501">
                <text:p>0.550501</text:p>
              </table:table-cell>
              <table:table-cell office:value-type="float" office:value="0.658044">
                <text:p>0.658044</text:p>
              </table:table-cell>
              <table:table-cell office:value-type="float" office:value="0.719292">
                <text:p>0.719292</text:p>
              </table:table-cell>
              <table:table-cell office:value-type="float" office:value="0.455926">
                <text:p>0.45592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78455">
                <text:p>0.278455</text:p>
              </table:table-cell>
              <table:table-cell office:value-type="float" office:value="0.381867">
                <text:p>0.381867</text:p>
              </table:table-cell>
              <table:table-cell office:value-type="float" office:value="0.396266">
                <text:p>0.396266</text:p>
              </table:table-cell>
              <table:table-cell office:value-type="float" office:value="0.405715">
                <text:p>0.405715</text:p>
              </table:table-cell>
              <table:table-cell office:value-type="float" office:value="0.418768">
                <text:p>0.418768</text:p>
              </table:table-cell>
              <table:table-cell office:value-type="float" office:value="0.439616">
                <text:p>0.439616</text:p>
              </table:table-cell>
              <table:table-cell office:value-type="float" office:value="0.463371">
                <text:p>0.463371</text:p>
              </table:table-cell>
              <table:table-cell office:value-type="float" office:value="0.495231">
                <text:p>0.495231</text:p>
              </table:table-cell>
              <table:table-cell office:value-type="float" office:value="0.550476">
                <text:p>0.550476</text:p>
              </table:table-cell>
              <table:table-cell office:value-type="float" office:value="0.665184">
                <text:p>0.665184</text:p>
              </table:table-cell>
              <table:table-cell office:value-type="float" office:value="0.719501">
                <text:p>0.719501</text:p>
              </table:table-cell>
              <table:table-cell office:value-type="float" office:value="0.449495">
                <text:p>0.44949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80427">
                <text:p>0.280427</text:p>
              </table:table-cell>
              <table:table-cell office:value-type="float" office:value="0.384129">
                <text:p>0.384129</text:p>
              </table:table-cell>
              <table:table-cell office:value-type="float" office:value="0.401096">
                <text:p>0.401096</text:p>
              </table:table-cell>
              <table:table-cell office:value-type="float" office:value="0.40903">
                <text:p>0.40903</text:p>
              </table:table-cell>
              <table:table-cell office:value-type="float" office:value="0.427374">
                <text:p>0.427374</text:p>
              </table:table-cell>
              <table:table-cell office:value-type="float" office:value="0.449302">
                <text:p>0.449302</text:p>
              </table:table-cell>
              <table:table-cell office:value-type="float" office:value="0.474675">
                <text:p>0.474675</text:p>
              </table:table-cell>
              <table:table-cell office:value-type="float" office:value="0.500364">
                <text:p>0.500364</text:p>
              </table:table-cell>
              <table:table-cell office:value-type="float" office:value="0.56199">
                <text:p>0.56199</text:p>
              </table:table-cell>
              <table:table-cell office:value-type="float" office:value="0.676731">
                <text:p>0.676731</text:p>
              </table:table-cell>
              <table:table-cell office:value-type="float" office:value="0.71993">
                <text:p>0.71993</text:p>
              </table:table-cell>
              <table:table-cell office:value-type="float" office:value="0.456512">
                <text:p>0.45651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28193">
                <text:p>0.328193</text:p>
              </table:table-cell>
              <table:table-cell office:value-type="float" office:value="0.387399">
                <text:p>0.387399</text:p>
              </table:table-cell>
              <table:table-cell office:value-type="float" office:value="0.403943">
                <text:p>0.403943</text:p>
              </table:table-cell>
              <table:table-cell office:value-type="float" office:value="0.416855">
                <text:p>0.416855</text:p>
              </table:table-cell>
              <table:table-cell office:value-type="float" office:value="0.436457">
                <text:p>0.436457</text:p>
              </table:table-cell>
              <table:table-cell office:value-type="float" office:value="0.453281">
                <text:p>0.453281</text:p>
              </table:table-cell>
              <table:table-cell office:value-type="float" office:value="0.477943">
                <text:p>0.477943</text:p>
              </table:table-cell>
              <table:table-cell office:value-type="float" office:value="0.506168">
                <text:p>0.506168</text:p>
              </table:table-cell>
              <table:table-cell office:value-type="float" office:value="0.584238">
                <text:p>0.584238</text:p>
              </table:table-cell>
              <table:table-cell office:value-type="float" office:value="0.680885">
                <text:p>0.680885</text:p>
              </table:table-cell>
              <table:table-cell office:value-type="float" office:value="0.719501">
                <text:p>0.719501</text:p>
              </table:table-cell>
              <table:table-cell office:value-type="float" office:value="0.467536">
                <text:p>0.46753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19871">
                <text:p>0.319871</text:p>
              </table:table-cell>
              <table:table-cell office:value-type="float" office:value="0.388939">
                <text:p>0.388939</text:p>
              </table:table-cell>
              <table:table-cell office:value-type="float" office:value="0.404147">
                <text:p>0.404147</text:p>
              </table:table-cell>
              <table:table-cell office:value-type="float" office:value="0.426591">
                <text:p>0.426591</text:p>
              </table:table-cell>
              <table:table-cell office:value-type="float" office:value="0.444687">
                <text:p>0.444687</text:p>
              </table:table-cell>
              <table:table-cell office:value-type="float" office:value="0.462991">
                <text:p>0.462991</text:p>
              </table:table-cell>
              <table:table-cell office:value-type="float" office:value="0.485229">
                <text:p>0.485229</text:p>
              </table:table-cell>
              <table:table-cell office:value-type="float" office:value="0.502582">
                <text:p>0.502582</text:p>
              </table:table-cell>
              <table:table-cell office:value-type="float" office:value="0.579984">
                <text:p>0.579984</text:p>
              </table:table-cell>
              <table:table-cell office:value-type="float" office:value="0.684924">
                <text:p>0.684924</text:p>
              </table:table-cell>
              <table:table-cell office:value-type="float" office:value="0.719784">
                <text:p>0.719784</text:p>
              </table:table-cell>
              <table:table-cell office:value-type="float" office:value="0.469994">
                <text:p>0.46999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27711">
                <text:p>0.327711</text:p>
              </table:table-cell>
              <table:table-cell office:value-type="float" office:value="0.392082">
                <text:p>0.392082</text:p>
              </table:table-cell>
              <table:table-cell office:value-type="float" office:value="0.411792">
                <text:p>0.411792</text:p>
              </table:table-cell>
              <table:table-cell office:value-type="float" office:value="0.440737">
                <text:p>0.440737</text:p>
              </table:table-cell>
              <table:table-cell office:value-type="float" office:value="0.467796">
                <text:p>0.467796</text:p>
              </table:table-cell>
              <table:table-cell office:value-type="float" office:value="0.484343">
                <text:p>0.484343</text:p>
              </table:table-cell>
              <table:table-cell office:value-type="float" office:value="0.498734">
                <text:p>0.498734</text:p>
              </table:table-cell>
              <table:table-cell office:value-type="float" office:value="0.537486">
                <text:p>0.537486</text:p>
              </table:table-cell>
              <table:table-cell office:value-type="float" office:value="0.627107">
                <text:p>0.627107</text:p>
              </table:table-cell>
              <table:table-cell office:value-type="float" office:value="0.694074">
                <text:p>0.694074</text:p>
              </table:table-cell>
              <table:table-cell office:value-type="float" office:value="0.730839">
                <text:p>0.730839</text:p>
              </table:table-cell>
              <table:table-cell office:value-type="float" office:value="0.488186">
                <text:p>0.48818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38864">
                <text:p>0.338864</text:p>
              </table:table-cell>
              <table:table-cell office:value-type="float" office:value="0.395705">
                <text:p>0.395705</text:p>
              </table:table-cell>
              <table:table-cell office:value-type="float" office:value="0.419198">
                <text:p>0.419198</text:p>
              </table:table-cell>
              <table:table-cell office:value-type="float" office:value="0.446847">
                <text:p>0.446847</text:p>
              </table:table-cell>
              <table:table-cell office:value-type="float" office:value="0.47434">
                <text:p>0.47434</text:p>
              </table:table-cell>
              <table:table-cell office:value-type="float" office:value="0.490519">
                <text:p>0.490519</text:p>
              </table:table-cell>
              <table:table-cell office:value-type="float" office:value="0.507804">
                <text:p>0.507804</text:p>
              </table:table-cell>
              <table:table-cell office:value-type="float" office:value="0.562494">
                <text:p>0.562494</text:p>
              </table:table-cell>
              <table:table-cell office:value-type="float" office:value="0.626837">
                <text:p>0.626837</text:p>
              </table:table-cell>
              <table:table-cell office:value-type="float" office:value="0.694938">
                <text:p>0.694938</text:p>
              </table:table-cell>
              <table:table-cell office:value-type="float" office:value="0.730839">
                <text:p>0.730839</text:p>
              </table:table-cell>
              <table:table-cell office:value-type="float" office:value="0.495755">
                <text:p>0.49575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291266">
                <text:p>0.291266</text:p>
              </table:table-cell>
              <table:table-cell office:value-type="float" office:value="0.388081">
                <text:p>0.388081</text:p>
              </table:table-cell>
              <table:table-cell office:value-type="float" office:value="0.419219">
                <text:p>0.419219</text:p>
              </table:table-cell>
              <table:table-cell office:value-type="float" office:value="0.451422">
                <text:p>0.451422</text:p>
              </table:table-cell>
              <table:table-cell office:value-type="float" office:value="0.476785">
                <text:p>0.476785</text:p>
              </table:table-cell>
              <table:table-cell office:value-type="float" office:value="0.496524">
                <text:p>0.496524</text:p>
              </table:table-cell>
              <table:table-cell office:value-type="float" office:value="0.524889">
                <text:p>0.524889</text:p>
              </table:table-cell>
              <table:table-cell office:value-type="float" office:value="0.576785">
                <text:p>0.576785</text:p>
              </table:table-cell>
              <table:table-cell office:value-type="float" office:value="0.634138">
                <text:p>0.634138</text:p>
              </table:table-cell>
              <table:table-cell office:value-type="float" office:value="0.692484">
                <text:p>0.692484</text:p>
              </table:table-cell>
              <table:table-cell office:value-type="float" office:value="0.730839">
                <text:p>0.730839</text:p>
              </table:table-cell>
              <table:table-cell office:value-type="float" office:value="0.495159">
                <text:p>0.49515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32507">
                <text:p>0.332507</text:p>
              </table:table-cell>
              <table:table-cell office:value-type="float" office:value="0.397771">
                <text:p>0.397771</text:p>
              </table:table-cell>
              <table:table-cell office:value-type="float" office:value="0.423181">
                <text:p>0.423181</text:p>
              </table:table-cell>
              <table:table-cell office:value-type="float" office:value="0.454523">
                <text:p>0.454523</text:p>
              </table:table-cell>
              <table:table-cell office:value-type="float" office:value="0.47433">
                <text:p>0.47433</text:p>
              </table:table-cell>
              <table:table-cell office:value-type="float" office:value="0.489139">
                <text:p>0.489139</text:p>
              </table:table-cell>
              <table:table-cell office:value-type="float" office:value="0.514637">
                <text:p>0.514637</text:p>
              </table:table-cell>
              <table:table-cell office:value-type="float" office:value="0.571176">
                <text:p>0.571176</text:p>
              </table:table-cell>
              <table:table-cell office:value-type="float" office:value="0.620613">
                <text:p>0.620613</text:p>
              </table:table-cell>
              <table:table-cell office:value-type="float" office:value="0.682959">
                <text:p>0.682959</text:p>
              </table:table-cell>
              <table:table-cell office:value-type="float" office:value="0.730839">
                <text:p>0.730839</text:p>
              </table:table-cell>
              <table:table-cell office:value-type="float" office:value="0.496084">
                <text:p>0.4960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26011">
                <text:p>0.326011</text:p>
              </table:table-cell>
              <table:table-cell office:value-type="float" office:value="0.393415">
                <text:p>0.393415</text:p>
              </table:table-cell>
              <table:table-cell office:value-type="float" office:value="0.420243">
                <text:p>0.420243</text:p>
              </table:table-cell>
              <table:table-cell office:value-type="float" office:value="0.45528">
                <text:p>0.45528</text:p>
              </table:table-cell>
              <table:table-cell office:value-type="float" office:value="0.476742">
                <text:p>0.476742</text:p>
              </table:table-cell>
              <table:table-cell office:value-type="float" office:value="0.493711">
                <text:p>0.493711</text:p>
              </table:table-cell>
              <table:table-cell office:value-type="float" office:value="0.532938">
                <text:p>0.532938</text:p>
              </table:table-cell>
              <table:table-cell office:value-type="float" office:value="0.574776">
                <text:p>0.574776</text:p>
              </table:table-cell>
              <table:table-cell office:value-type="float" office:value="0.618676">
                <text:p>0.618676</text:p>
              </table:table-cell>
              <table:table-cell office:value-type="float" office:value="0.685184">
                <text:p>0.685184</text:p>
              </table:table-cell>
              <table:table-cell office:value-type="float" office:value="0.730839">
                <text:p>0.730839</text:p>
              </table:table-cell>
              <table:table-cell office:value-type="float" office:value="0.497698">
                <text:p>0.49769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113">
                <text:p>0.3113</text:p>
              </table:table-cell>
              <table:table-cell office:value-type="float" office:value="0.388015">
                <text:p>0.388015</text:p>
              </table:table-cell>
              <table:table-cell office:value-type="float" office:value="0.413535">
                <text:p>0.413535</text:p>
              </table:table-cell>
              <table:table-cell office:value-type="float" office:value="0.457005">
                <text:p>0.457005</text:p>
              </table:table-cell>
              <table:table-cell office:value-type="float" office:value="0.480499">
                <text:p>0.480499</text:p>
              </table:table-cell>
              <table:table-cell office:value-type="float" office:value="0.513973">
                <text:p>0.513973</text:p>
              </table:table-cell>
              <table:table-cell office:value-type="float" office:value="0.567802">
                <text:p>0.567802</text:p>
              </table:table-cell>
              <table:table-cell office:value-type="float" office:value="0.600027">
                <text:p>0.600027</text:p>
              </table:table-cell>
              <table:table-cell office:value-type="float" office:value="0.642019">
                <text:p>0.642019</text:p>
              </table:table-cell>
              <table:table-cell office:value-type="float" office:value="0.689551">
                <text:p>0.689551</text:p>
              </table:table-cell>
              <table:table-cell office:value-type="float" office:value="0.730839">
                <text:p>0.730839</text:p>
              </table:table-cell>
              <table:table-cell office:value-type="float" office:value="0.506373">
                <text:p>0.50637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49447">
                <text:p>0.349447</text:p>
              </table:table-cell>
              <table:table-cell office:value-type="float" office:value="0.407498">
                <text:p>0.407498</text:p>
              </table:table-cell>
              <table:table-cell office:value-type="float" office:value="0.453729">
                <text:p>0.453729</text:p>
              </table:table-cell>
              <table:table-cell office:value-type="float" office:value="0.479266">
                <text:p>0.479266</text:p>
              </table:table-cell>
              <table:table-cell office:value-type="float" office:value="0.50029">
                <text:p>0.50029</text:p>
              </table:table-cell>
              <table:table-cell office:value-type="float" office:value="0.550007">
                <text:p>0.550007</text:p>
              </table:table-cell>
              <table:table-cell office:value-type="float" office:value="0.587502">
                <text:p>0.587502</text:p>
              </table:table-cell>
              <table:table-cell office:value-type="float" office:value="0.623321">
                <text:p>0.623321</text:p>
              </table:table-cell>
              <table:table-cell office:value-type="float" office:value="0.667578">
                <text:p>0.667578</text:p>
              </table:table-cell>
              <table:table-cell office:value-type="float" office:value="0.70055">
                <text:p>0.70055</text:p>
              </table:table-cell>
              <table:table-cell office:value-type="float" office:value="0.730839">
                <text:p>0.730839</text:p>
              </table:table-cell>
              <table:table-cell office:value-type="float" office:value="0.531919">
                <text:p>0.53191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68688">
                <text:p>0.368688</text:p>
              </table:table-cell>
              <table:table-cell office:value-type="float" office:value="0.429013">
                <text:p>0.429013</text:p>
              </table:table-cell>
              <table:table-cell office:value-type="float" office:value="0.471329">
                <text:p>0.471329</text:p>
              </table:table-cell>
              <table:table-cell office:value-type="float" office:value="0.500236">
                <text:p>0.500236</text:p>
              </table:table-cell>
              <table:table-cell office:value-type="float" office:value="0.542494">
                <text:p>0.542494</text:p>
              </table:table-cell>
              <table:table-cell office:value-type="float" office:value="0.579459">
                <text:p>0.579459</text:p>
              </table:table-cell>
              <table:table-cell office:value-type="float" office:value="0.605249">
                <text:p>0.605249</text:p>
              </table:table-cell>
              <table:table-cell office:value-type="float" office:value="0.631203">
                <text:p>0.631203</text:p>
              </table:table-cell>
              <table:table-cell office:value-type="float" office:value="0.67341">
                <text:p>0.67341</text:p>
              </table:table-cell>
              <table:table-cell office:value-type="float" office:value="0.707082">
                <text:p>0.707082</text:p>
              </table:table-cell>
              <table:table-cell office:value-type="float" office:value="0.731011">
                <text:p>0.731011</text:p>
              </table:table-cell>
              <table:table-cell office:value-type="float" office:value="0.550816">
                <text:p>0.5508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77343">
                <text:p>0.377343</text:p>
              </table:table-cell>
              <table:table-cell office:value-type="float" office:value="0.427072">
                <text:p>0.427072</text:p>
              </table:table-cell>
              <table:table-cell office:value-type="float" office:value="0.468843">
                <text:p>0.468843</text:p>
              </table:table-cell>
              <table:table-cell office:value-type="float" office:value="0.50471">
                <text:p>0.50471</text:p>
              </table:table-cell>
              <table:table-cell office:value-type="float" office:value="0.548678">
                <text:p>0.548678</text:p>
              </table:table-cell>
              <table:table-cell office:value-type="float" office:value="0.590488">
                <text:p>0.590488</text:p>
              </table:table-cell>
              <table:table-cell office:value-type="float" office:value="0.607788">
                <text:p>0.607788</text:p>
              </table:table-cell>
              <table:table-cell office:value-type="float" office:value="0.631288">
                <text:p>0.631288</text:p>
              </table:table-cell>
              <table:table-cell office:value-type="float" office:value="0.668247">
                <text:p>0.668247</text:p>
              </table:table-cell>
              <table:table-cell office:value-type="float" office:value="0.70157">
                <text:p>0.70157</text:p>
              </table:table-cell>
              <table:table-cell office:value-type="float" office:value="0.731011">
                <text:p>0.731011</text:p>
              </table:table-cell>
              <table:table-cell office:value-type="float" office:value="0.552603">
                <text:p>0.55260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61987">
                <text:p>0.361987</text:p>
              </table:table-cell>
              <table:table-cell office:value-type="float" office:value="0.436871">
                <text:p>0.436871</text:p>
              </table:table-cell>
              <table:table-cell office:value-type="float" office:value="0.478481">
                <text:p>0.478481</text:p>
              </table:table-cell>
              <table:table-cell office:value-type="float" office:value="0.507734">
                <text:p>0.507734</text:p>
              </table:table-cell>
              <table:table-cell office:value-type="float" office:value="0.555854">
                <text:p>0.555854</text:p>
              </table:table-cell>
              <table:table-cell office:value-type="float" office:value="0.591349">
                <text:p>0.591349</text:p>
              </table:table-cell>
              <table:table-cell office:value-type="float" office:value="0.606709">
                <text:p>0.606709</text:p>
              </table:table-cell>
              <table:table-cell office:value-type="float" office:value="0.622996">
                <text:p>0.622996</text:p>
              </table:table-cell>
              <table:table-cell office:value-type="float" office:value="0.661912">
                <text:p>0.661912</text:p>
              </table:table-cell>
              <table:table-cell office:value-type="float" office:value="0.702497">
                <text:p>0.702497</text:p>
              </table:table-cell>
              <table:table-cell office:value-type="float" office:value="0.732761">
                <text:p>0.732761</text:p>
              </table:table-cell>
              <table:table-cell office:value-type="float" office:value="0.552639">
                <text:p>0.55263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7182">
                <text:p>0.37182</text:p>
              </table:table-cell>
              <table:table-cell office:value-type="float" office:value="0.454439">
                <text:p>0.454439</text:p>
              </table:table-cell>
              <table:table-cell office:value-type="float" office:value="0.496572">
                <text:p>0.496572</text:p>
              </table:table-cell>
              <table:table-cell office:value-type="float" office:value="0.536928">
                <text:p>0.536928</text:p>
              </table:table-cell>
              <table:table-cell office:value-type="float" office:value="0.577937">
                <text:p>0.577937</text:p>
              </table:table-cell>
              <table:table-cell office:value-type="float" office:value="0.597663">
                <text:p>0.597663</text:p>
              </table:table-cell>
              <table:table-cell office:value-type="float" office:value="0.609635">
                <text:p>0.609635</text:p>
              </table:table-cell>
              <table:table-cell office:value-type="float" office:value="0.629696">
                <text:p>0.629696</text:p>
              </table:table-cell>
              <table:table-cell office:value-type="float" office:value="0.661632">
                <text:p>0.661632</text:p>
              </table:table-cell>
              <table:table-cell office:value-type="float" office:value="0.699968">
                <text:p>0.699968</text:p>
              </table:table-cell>
              <table:table-cell office:value-type="float" office:value="0.732761">
                <text:p>0.732761</text:p>
              </table:table-cell>
              <table:table-cell office:value-type="float" office:value="0.563629">
                <text:p>0.56362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400153">
                <text:p>0.400153</text:p>
              </table:table-cell>
              <table:table-cell office:value-type="float" office:value="0.475017">
                <text:p>0.475017</text:p>
              </table:table-cell>
              <table:table-cell office:value-type="float" office:value="0.51725">
                <text:p>0.51725</text:p>
              </table:table-cell>
              <table:table-cell office:value-type="float" office:value="0.559735">
                <text:p>0.559735</text:p>
              </table:table-cell>
              <table:table-cell office:value-type="float" office:value="0.587218">
                <text:p>0.587218</text:p>
              </table:table-cell>
              <table:table-cell office:value-type="float" office:value="0.598746">
                <text:p>0.598746</text:p>
              </table:table-cell>
              <table:table-cell office:value-type="float" office:value="0.61113">
                <text:p>0.61113</text:p>
              </table:table-cell>
              <table:table-cell office:value-type="float" office:value="0.633584">
                <text:p>0.633584</text:p>
              </table:table-cell>
              <table:table-cell office:value-type="float" office:value="0.663715">
                <text:p>0.663715</text:p>
              </table:table-cell>
              <table:table-cell office:value-type="float" office:value="0.71167">
                <text:p>0.71167</text:p>
              </table:table-cell>
              <table:table-cell office:value-type="float" office:value="0.732761">
                <text:p>0.732761</text:p>
              </table:table-cell>
              <table:table-cell office:value-type="float" office:value="0.575822">
                <text:p>0.57582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76503">
                <text:p>0.376503</text:p>
              </table:table-cell>
              <table:table-cell office:value-type="float" office:value="0.480262">
                <text:p>0.480262</text:p>
              </table:table-cell>
              <table:table-cell office:value-type="float" office:value="0.540351">
                <text:p>0.540351</text:p>
              </table:table-cell>
              <table:table-cell office:value-type="float" office:value="0.573229">
                <text:p>0.573229</text:p>
              </table:table-cell>
              <table:table-cell office:value-type="float" office:value="0.59675">
                <text:p>0.59675</text:p>
              </table:table-cell>
              <table:table-cell office:value-type="float" office:value="0.611231">
                <text:p>0.611231</text:p>
              </table:table-cell>
              <table:table-cell office:value-type="float" office:value="0.621886">
                <text:p>0.621886</text:p>
              </table:table-cell>
              <table:table-cell office:value-type="float" office:value="0.650988">
                <text:p>0.650988</text:p>
              </table:table-cell>
              <table:table-cell office:value-type="float" office:value="0.67687">
                <text:p>0.67687</text:p>
              </table:table-cell>
              <table:table-cell office:value-type="float" office:value="0.716107">
                <text:p>0.716107</text:p>
              </table:table-cell>
              <table:table-cell office:value-type="float" office:value="0.733208">
                <text:p>0.733208</text:p>
              </table:table-cell>
              <table:table-cell office:value-type="float" office:value="0.584418">
                <text:p>0.5844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28473">
                <text:p>0.428473</text:p>
              </table:table-cell>
              <table:table-cell office:value-type="float" office:value="0.515451">
                <text:p>0.515451</text:p>
              </table:table-cell>
              <table:table-cell office:value-type="float" office:value="0.556983">
                <text:p>0.556983</text:p>
              </table:table-cell>
              <table:table-cell office:value-type="float" office:value="0.582895">
                <text:p>0.582895</text:p>
              </table:table-cell>
              <table:table-cell office:value-type="float" office:value="0.600909">
                <text:p>0.600909</text:p>
              </table:table-cell>
              <table:table-cell office:value-type="float" office:value="0.612994">
                <text:p>0.612994</text:p>
              </table:table-cell>
              <table:table-cell office:value-type="float" office:value="0.624266">
                <text:p>0.624266</text:p>
              </table:table-cell>
              <table:table-cell office:value-type="float" office:value="0.646703">
                <text:p>0.646703</text:p>
              </table:table-cell>
              <table:table-cell office:value-type="float" office:value="0.674434">
                <text:p>0.674434</text:p>
              </table:table-cell>
              <table:table-cell office:value-type="float" office:value="0.715018">
                <text:p>0.715018</text:p>
              </table:table-cell>
              <table:table-cell office:value-type="float" office:value="0.732761">
                <text:p>0.732761</text:p>
              </table:table-cell>
              <table:table-cell office:value-type="float" office:value="0.595813">
                <text:p>0.59581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25024">
                <text:p>0.425024</text:p>
              </table:table-cell>
              <table:table-cell office:value-type="float" office:value="0.522726">
                <text:p>0.522726</text:p>
              </table:table-cell>
              <table:table-cell office:value-type="float" office:value="0.563356">
                <text:p>0.563356</text:p>
              </table:table-cell>
              <table:table-cell office:value-type="float" office:value="0.583718">
                <text:p>0.583718</text:p>
              </table:table-cell>
              <table:table-cell office:value-type="float" office:value="0.598842">
                <text:p>0.598842</text:p>
              </table:table-cell>
              <table:table-cell office:value-type="float" office:value="0.61322">
                <text:p>0.61322</text:p>
              </table:table-cell>
              <table:table-cell office:value-type="float" office:value="0.631492">
                <text:p>0.631492</text:p>
              </table:table-cell>
              <table:table-cell office:value-type="float" office:value="0.653311">
                <text:p>0.653311</text:p>
              </table:table-cell>
              <table:table-cell office:value-type="float" office:value="0.67742">
                <text:p>0.67742</text:p>
              </table:table-cell>
              <table:table-cell office:value-type="float" office:value="0.710403">
                <text:p>0.710403</text:p>
              </table:table-cell>
              <table:table-cell office:value-type="float" office:value="0.732761">
                <text:p>0.732761</text:p>
              </table:table-cell>
              <table:table-cell office:value-type="float" office:value="0.597951">
                <text:p>0.59795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443599">
                <text:p>0.443599</text:p>
              </table:table-cell>
              <table:table-cell office:value-type="float" office:value="0.536171">
                <text:p>0.536171</text:p>
              </table:table-cell>
              <table:table-cell office:value-type="float" office:value="0.568554">
                <text:p>0.568554</text:p>
              </table:table-cell>
              <table:table-cell office:value-type="float" office:value="0.585294">
                <text:p>0.585294</text:p>
              </table:table-cell>
              <table:table-cell office:value-type="float" office:value="0.599321">
                <text:p>0.599321</text:p>
              </table:table-cell>
              <table:table-cell office:value-type="float" office:value="0.6146">
                <text:p>0.6146</text:p>
              </table:table-cell>
              <table:table-cell office:value-type="float" office:value="0.636937">
                <text:p>0.636937</text:p>
              </table:table-cell>
              <table:table-cell office:value-type="float" office:value="0.666065">
                <text:p>0.666065</text:p>
              </table:table-cell>
              <table:table-cell office:value-type="float" office:value="0.685583">
                <text:p>0.685583</text:p>
              </table:table-cell>
              <table:table-cell office:value-type="float" office:value="0.718365">
                <text:p>0.718365</text:p>
              </table:table-cell>
              <table:table-cell office:value-type="float" office:value="0.732761">
                <text:p>0.732761</text:p>
              </table:table-cell>
              <table:table-cell office:value-type="float" office:value="0.605449">
                <text:p>0.60544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73005">
                <text:p>0.473005</text:p>
              </table:table-cell>
              <table:table-cell office:value-type="float" office:value="0.546303">
                <text:p>0.546303</text:p>
              </table:table-cell>
              <table:table-cell office:value-type="float" office:value="0.577702">
                <text:p>0.577702</text:p>
              </table:table-cell>
              <table:table-cell office:value-type="float" office:value="0.594224">
                <text:p>0.594224</text:p>
              </table:table-cell>
              <table:table-cell office:value-type="float" office:value="0.608545">
                <text:p>0.608545</text:p>
              </table:table-cell>
              <table:table-cell office:value-type="float" office:value="0.624006">
                <text:p>0.624006</text:p>
              </table:table-cell>
              <table:table-cell office:value-type="float" office:value="0.650943">
                <text:p>0.650943</text:p>
              </table:table-cell>
              <table:table-cell office:value-type="float" office:value="0.678907">
                <text:p>0.678907</text:p>
              </table:table-cell>
              <table:table-cell office:value-type="float" office:value="0.699003">
                <text:p>0.699003</text:p>
              </table:table-cell>
              <table:table-cell office:value-type="float" office:value="0.719559">
                <text:p>0.719559</text:p>
              </table:table-cell>
              <table:table-cell office:value-type="float" office:value="0.732761">
                <text:p>0.732761</text:p>
              </table:table-cell>
              <table:table-cell office:value-type="float" office:value="0.61722">
                <text:p>0.6172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9815">
                <text:p>0.49815</text:p>
              </table:table-cell>
              <table:table-cell office:value-type="float" office:value="0.558028">
                <text:p>0.558028</text:p>
              </table:table-cell>
              <table:table-cell office:value-type="float" office:value="0.589038">
                <text:p>0.589038</text:p>
              </table:table-cell>
              <table:table-cell office:value-type="float" office:value="0.606137">
                <text:p>0.606137</text:p>
              </table:table-cell>
              <table:table-cell office:value-type="float" office:value="0.618134">
                <text:p>0.618134</text:p>
              </table:table-cell>
              <table:table-cell office:value-type="float" office:value="0.640966">
                <text:p>0.640966</text:p>
              </table:table-cell>
              <table:table-cell office:value-type="float" office:value="0.661173">
                <text:p>0.661173</text:p>
              </table:table-cell>
              <table:table-cell office:value-type="float" office:value="0.680945">
                <text:p>0.680945</text:p>
              </table:table-cell>
              <table:table-cell office:value-type="float" office:value="0.705327">
                <text:p>0.705327</text:p>
              </table:table-cell>
              <table:table-cell office:value-type="float" office:value="0.720975">
                <text:p>0.720975</text:p>
              </table:table-cell>
              <table:table-cell office:value-type="float" office:value="0.732761">
                <text:p>0.732761</text:p>
              </table:table-cell>
              <table:table-cell office:value-type="float" office:value="0.627887">
                <text:p>0.62788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06392">
                <text:p>0.506392</text:p>
              </table:table-cell>
              <table:table-cell office:value-type="float" office:value="0.573401">
                <text:p>0.573401</text:p>
              </table:table-cell>
              <table:table-cell office:value-type="float" office:value="0.593705">
                <text:p>0.593705</text:p>
              </table:table-cell>
              <table:table-cell office:value-type="float" office:value="0.608842">
                <text:p>0.608842</text:p>
              </table:table-cell>
              <table:table-cell office:value-type="float" office:value="0.618066">
                <text:p>0.618066</text:p>
              </table:table-cell>
              <table:table-cell office:value-type="float" office:value="0.642346">
                <text:p>0.642346</text:p>
              </table:table-cell>
              <table:table-cell office:value-type="float" office:value="0.664299">
                <text:p>0.664299</text:p>
              </table:table-cell>
              <table:table-cell office:value-type="float" office:value="0.683566">
                <text:p>0.683566</text:p>
              </table:table-cell>
              <table:table-cell office:value-type="float" office:value="0.704235">
                <text:p>0.704235</text:p>
              </table:table-cell>
              <table:table-cell office:value-type="float" office:value="0.719876">
                <text:p>0.719876</text:p>
              </table:table-cell>
              <table:table-cell office:value-type="float" office:value="0.732761">
                <text:p>0.732761</text:p>
              </table:table-cell>
              <table:table-cell office:value-type="float" office:value="0.631473">
                <text:p>0.63147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10333">
                <text:p>0.510333</text:p>
              </table:table-cell>
              <table:table-cell office:value-type="float" office:value="0.574715">
                <text:p>0.574715</text:p>
              </table:table-cell>
              <table:table-cell office:value-type="float" office:value="0.596683">
                <text:p>0.596683</text:p>
              </table:table-cell>
              <table:table-cell office:value-type="float" office:value="0.612236">
                <text:p>0.612236</text:p>
              </table:table-cell>
              <table:table-cell office:value-type="float" office:value="0.626671">
                <text:p>0.626671</text:p>
              </table:table-cell>
              <table:table-cell office:value-type="float" office:value="0.649027">
                <text:p>0.649027</text:p>
              </table:table-cell>
              <table:table-cell office:value-type="float" office:value="0.67394">
                <text:p>0.67394</text:p>
              </table:table-cell>
              <table:table-cell office:value-type="float" office:value="0.68453">
                <text:p>0.68453</text:p>
              </table:table-cell>
              <table:table-cell office:value-type="float" office:value="0.704049">
                <text:p>0.704049</text:p>
              </table:table-cell>
              <table:table-cell office:value-type="float" office:value="0.72082">
                <text:p>0.72082</text:p>
              </table:table-cell>
              <table:table-cell office:value-type="float" office:value="0.732761">
                <text:p>0.732761</text:p>
              </table:table-cell>
              <table:table-cell office:value-type="float" office:value="0.6353">
                <text:p>0.635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70468">
                <text:p>0.470468</text:p>
              </table:table-cell>
              <table:table-cell office:value-type="float" office:value="0.558021">
                <text:p>0.558021</text:p>
              </table:table-cell>
              <table:table-cell office:value-type="float" office:value="0.585907">
                <text:p>0.585907</text:p>
              </table:table-cell>
              <table:table-cell office:value-type="float" office:value="0.609752">
                <text:p>0.609752</text:p>
              </table:table-cell>
              <table:table-cell office:value-type="float" office:value="0.624319">
                <text:p>0.624319</text:p>
              </table:table-cell>
              <table:table-cell office:value-type="float" office:value="0.645416">
                <text:p>0.645416</text:p>
              </table:table-cell>
              <table:table-cell office:value-type="float" office:value="0.668183">
                <text:p>0.668183</text:p>
              </table:table-cell>
              <table:table-cell office:value-type="float" office:value="0.682859">
                <text:p>0.682859</text:p>
              </table:table-cell>
              <table:table-cell office:value-type="float" office:value="0.701906">
                <text:p>0.701906</text:p>
              </table:table-cell>
              <table:table-cell office:value-type="float" office:value="0.721204">
                <text:p>0.721204</text:p>
              </table:table-cell>
              <table:table-cell office:value-type="float" office:value="0.732761">
                <text:p>0.732761</text:p>
              </table:table-cell>
              <table:table-cell office:value-type="float" office:value="0.626803">
                <text:p>0.62680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07541">
                <text:p>0.507541</text:p>
              </table:table-cell>
              <table:table-cell office:value-type="float" office:value="0.567776">
                <text:p>0.567776</text:p>
              </table:table-cell>
              <table:table-cell office:value-type="float" office:value="0.602531">
                <text:p>0.602531</text:p>
              </table:table-cell>
              <table:table-cell office:value-type="float" office:value="0.619048">
                <text:p>0.619048</text:p>
              </table:table-cell>
              <table:table-cell office:value-type="float" office:value="0.642623">
                <text:p>0.642623</text:p>
              </table:table-cell>
              <table:table-cell office:value-type="float" office:value="0.656379">
                <text:p>0.656379</text:p>
              </table:table-cell>
              <table:table-cell office:value-type="float" office:value="0.67601">
                <text:p>0.67601</text:p>
              </table:table-cell>
              <table:table-cell office:value-type="float" office:value="0.68522">
                <text:p>0.68522</text:p>
              </table:table-cell>
              <table:table-cell office:value-type="float" office:value="0.711693">
                <text:p>0.711693</text:p>
              </table:table-cell>
              <table:table-cell office:value-type="float" office:value="0.722341">
                <text:p>0.722341</text:p>
              </table:table-cell>
              <table:table-cell office:value-type="float" office:value="0.732761">
                <text:p>0.732761</text:p>
              </table:table-cell>
              <table:table-cell office:value-type="float" office:value="0.639116">
                <text:p>0.6391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76346">
                <text:p>0.476346</text:p>
              </table:table-cell>
              <table:table-cell office:value-type="float" office:value="0.555651">
                <text:p>0.555651</text:p>
              </table:table-cell>
              <table:table-cell office:value-type="float" office:value="0.591651">
                <text:p>0.591651</text:p>
              </table:table-cell>
              <table:table-cell office:value-type="float" office:value="0.611911">
                <text:p>0.611911</text:p>
              </table:table-cell>
              <table:table-cell office:value-type="float" office:value="0.629004">
                <text:p>0.629004</text:p>
              </table:table-cell>
              <table:table-cell office:value-type="float" office:value="0.649622">
                <text:p>0.649622</text:p>
              </table:table-cell>
              <table:table-cell office:value-type="float" office:value="0.668235">
                <text:p>0.668235</text:p>
              </table:table-cell>
              <table:table-cell office:value-type="float" office:value="0.681661">
                <text:p>0.681661</text:p>
              </table:table-cell>
              <table:table-cell office:value-type="float" office:value="0.702499">
                <text:p>0.702499</text:p>
              </table:table-cell>
              <table:table-cell office:value-type="float" office:value="0.720306">
                <text:p>0.720306</text:p>
              </table:table-cell>
              <table:table-cell office:value-type="float" office:value="0.732761">
                <text:p>0.732761</text:p>
              </table:table-cell>
              <table:table-cell office:value-type="float" office:value="0.628689">
                <text:p>0.62868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76253">
                <text:p>0.476253</text:p>
              </table:table-cell>
              <table:table-cell office:value-type="float" office:value="0.558323">
                <text:p>0.558323</text:p>
              </table:table-cell>
              <table:table-cell office:value-type="float" office:value="0.601045">
                <text:p>0.601045</text:p>
              </table:table-cell>
              <table:table-cell office:value-type="float" office:value="0.613465">
                <text:p>0.613465</text:p>
              </table:table-cell>
              <table:table-cell office:value-type="float" office:value="0.634718">
                <text:p>0.634718</text:p>
              </table:table-cell>
              <table:table-cell office:value-type="float" office:value="0.65052">
                <text:p>0.65052</text:p>
              </table:table-cell>
              <table:table-cell office:value-type="float" office:value="0.667702">
                <text:p>0.667702</text:p>
              </table:table-cell>
              <table:table-cell office:value-type="float" office:value="0.680131">
                <text:p>0.680131</text:p>
              </table:table-cell>
              <table:table-cell office:value-type="float" office:value="0.694971">
                <text:p>0.694971</text:p>
              </table:table-cell>
              <table:table-cell office:value-type="float" office:value="0.71924">
                <text:p>0.71924</text:p>
              </table:table-cell>
              <table:table-cell office:value-type="float" office:value="0.732761">
                <text:p>0.732761</text:p>
              </table:table-cell>
              <table:table-cell office:value-type="float" office:value="0.629637">
                <text:p>0.62963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60111">
                <text:p>0.460111</text:p>
              </table:table-cell>
              <table:table-cell office:value-type="float" office:value="0.563029">
                <text:p>0.563029</text:p>
              </table:table-cell>
              <table:table-cell office:value-type="float" office:value="0.597426">
                <text:p>0.597426</text:p>
              </table:table-cell>
              <table:table-cell office:value-type="float" office:value="0.610541">
                <text:p>0.610541</text:p>
              </table:table-cell>
              <table:table-cell office:value-type="float" office:value="0.625166">
                <text:p>0.625166</text:p>
              </table:table-cell>
              <table:table-cell office:value-type="float" office:value="0.649681">
                <text:p>0.649681</text:p>
              </table:table-cell>
              <table:table-cell office:value-type="float" office:value="0.671565">
                <text:p>0.671565</text:p>
              </table:table-cell>
              <table:table-cell office:value-type="float" office:value="0.68173">
                <text:p>0.68173</text:p>
              </table:table-cell>
              <table:table-cell office:value-type="float" office:value="0.697529">
                <text:p>0.697529</text:p>
              </table:table-cell>
              <table:table-cell office:value-type="float" office:value="0.718528">
                <text:p>0.718528</text:p>
              </table:table-cell>
              <table:table-cell office:value-type="float" office:value="0.732761">
                <text:p>0.732761</text:p>
              </table:table-cell>
              <table:table-cell office:value-type="float" office:value="0.627531">
                <text:p>0.62753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472764">
                <text:p>0.472764</text:p>
              </table:table-cell>
              <table:table-cell office:value-type="float" office:value="0.57202">
                <text:p>0.57202</text:p>
              </table:table-cell>
              <table:table-cell office:value-type="float" office:value="0.601921">
                <text:p>0.601921</text:p>
              </table:table-cell>
              <table:table-cell office:value-type="float" office:value="0.613577">
                <text:p>0.613577</text:p>
              </table:table-cell>
              <table:table-cell office:value-type="float" office:value="0.637206">
                <text:p>0.637206</text:p>
              </table:table-cell>
              <table:table-cell office:value-type="float" office:value="0.654922">
                <text:p>0.654922</text:p>
              </table:table-cell>
              <table:table-cell office:value-type="float" office:value="0.675116">
                <text:p>0.675116</text:p>
              </table:table-cell>
              <table:table-cell office:value-type="float" office:value="0.682987">
                <text:p>0.682987</text:p>
              </table:table-cell>
              <table:table-cell office:value-type="float" office:value="0.697898">
                <text:p>0.697898</text:p>
              </table:table-cell>
              <table:table-cell office:value-type="float" office:value="0.717891">
                <text:p>0.717891</text:p>
              </table:table-cell>
              <table:table-cell office:value-type="float" office:value="0.732761">
                <text:p>0.732761</text:p>
              </table:table-cell>
              <table:table-cell office:value-type="float" office:value="0.63263">
                <text:p>0.6326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81858">
                <text:p>0.481858</text:p>
              </table:table-cell>
              <table:table-cell office:value-type="float" office:value="0.586181">
                <text:p>0.586181</text:p>
              </table:table-cell>
              <table:table-cell office:value-type="float" office:value="0.602946">
                <text:p>0.602946</text:p>
              </table:table-cell>
              <table:table-cell office:value-type="float" office:value="0.617694">
                <text:p>0.617694</text:p>
              </table:table-cell>
              <table:table-cell office:value-type="float" office:value="0.6386">
                <text:p>0.6386</text:p>
              </table:table-cell>
              <table:table-cell office:value-type="float" office:value="0.654604">
                <text:p>0.654604</text:p>
              </table:table-cell>
              <table:table-cell office:value-type="float" office:value="0.67444">
                <text:p>0.67444</text:p>
              </table:table-cell>
              <table:table-cell office:value-type="float" office:value="0.681848">
                <text:p>0.681848</text:p>
              </table:table-cell>
              <table:table-cell office:value-type="float" office:value="0.694035">
                <text:p>0.694035</text:p>
              </table:table-cell>
              <table:table-cell office:value-type="float" office:value="0.718092">
                <text:p>0.718092</text:p>
              </table:table-cell>
              <table:table-cell office:value-type="float" office:value="0.732761">
                <text:p>0.732761</text:p>
              </table:table-cell>
              <table:table-cell office:value-type="float" office:value="0.63503">
                <text:p>0.6350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487923">
                <text:p>0.487923</text:p>
              </table:table-cell>
              <table:table-cell office:value-type="float" office:value="0.590902">
                <text:p>0.590902</text:p>
              </table:table-cell>
              <table:table-cell office:value-type="float" office:value="0.60927">
                <text:p>0.60927</text:p>
              </table:table-cell>
              <table:table-cell office:value-type="float" office:value="0.626397">
                <text:p>0.626397</text:p>
              </table:table-cell>
              <table:table-cell office:value-type="float" office:value="0.64508">
                <text:p>0.64508</text:p>
              </table:table-cell>
              <table:table-cell office:value-type="float" office:value="0.663642">
                <text:p>0.663642</text:p>
              </table:table-cell>
              <table:table-cell office:value-type="float" office:value="0.679058">
                <text:p>0.679058</text:p>
              </table:table-cell>
              <table:table-cell office:value-type="float" office:value="0.68395">
                <text:p>0.68395</text:p>
              </table:table-cell>
              <table:table-cell office:value-type="float" office:value="0.692428">
                <text:p>0.692428</text:p>
              </table:table-cell>
              <table:table-cell office:value-type="float" office:value="0.717362">
                <text:p>0.717362</text:p>
              </table:table-cell>
              <table:table-cell office:value-type="float" office:value="0.732761">
                <text:p>0.732761</text:p>
              </table:table-cell>
              <table:table-cell office:value-type="float" office:value="0.639601">
                <text:p>0.63960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97238">
                <text:p>0.497238</text:p>
              </table:table-cell>
              <table:table-cell office:value-type="float" office:value="0.588527">
                <text:p>0.588527</text:p>
              </table:table-cell>
              <table:table-cell office:value-type="float" office:value="0.60591">
                <text:p>0.60591</text:p>
              </table:table-cell>
              <table:table-cell office:value-type="float" office:value="0.625264">
                <text:p>0.625264</text:p>
              </table:table-cell>
              <table:table-cell office:value-type="float" office:value="0.647462">
                <text:p>0.647462</text:p>
              </table:table-cell>
              <table:table-cell office:value-type="float" office:value="0.66495">
                <text:p>0.66495</text:p>
              </table:table-cell>
              <table:table-cell office:value-type="float" office:value="0.677736">
                <text:p>0.677736</text:p>
              </table:table-cell>
              <table:table-cell office:value-type="float" office:value="0.683734">
                <text:p>0.683734</text:p>
              </table:table-cell>
              <table:table-cell office:value-type="float" office:value="0.692269">
                <text:p>0.692269</text:p>
              </table:table-cell>
              <table:table-cell office:value-type="float" office:value="0.719124">
                <text:p>0.719124</text:p>
              </table:table-cell>
              <table:table-cell office:value-type="float" office:value="0.732761">
                <text:p>0.732761</text:p>
              </table:table-cell>
              <table:table-cell office:value-type="float" office:value="0.640222">
                <text:p>0.64022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11547">
                <text:p>0.511547</text:p>
              </table:table-cell>
              <table:table-cell office:value-type="float" office:value="0.587632">
                <text:p>0.587632</text:p>
              </table:table-cell>
              <table:table-cell office:value-type="float" office:value="0.607234">
                <text:p>0.607234</text:p>
              </table:table-cell>
              <table:table-cell office:value-type="float" office:value="0.633924">
                <text:p>0.633924</text:p>
              </table:table-cell>
              <table:table-cell office:value-type="float" office:value="0.653525">
                <text:p>0.653525</text:p>
              </table:table-cell>
              <table:table-cell office:value-type="float" office:value="0.66805">
                <text:p>0.66805</text:p>
              </table:table-cell>
              <table:table-cell office:value-type="float" office:value="0.678283">
                <text:p>0.678283</text:p>
              </table:table-cell>
              <table:table-cell office:value-type="float" office:value="0.683853">
                <text:p>0.683853</text:p>
              </table:table-cell>
              <table:table-cell office:value-type="float" office:value="0.687697">
                <text:p>0.687697</text:p>
              </table:table-cell>
              <table:table-cell office:value-type="float" office:value="0.71467">
                <text:p>0.71467</text:p>
              </table:table-cell>
              <table:table-cell office:value-type="float" office:value="0.732761">
                <text:p>0.732761</text:p>
              </table:table-cell>
              <table:table-cell office:value-type="float" office:value="0.642642">
                <text:p>0.64264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19852">
                <text:p>0.519852</text:p>
              </table:table-cell>
              <table:table-cell office:value-type="float" office:value="0.595797">
                <text:p>0.595797</text:p>
              </table:table-cell>
              <table:table-cell office:value-type="float" office:value="0.61519">
                <text:p>0.61519</text:p>
              </table:table-cell>
              <table:table-cell office:value-type="float" office:value="0.644216">
                <text:p>0.644216</text:p>
              </table:table-cell>
              <table:table-cell office:value-type="float" office:value="0.659694">
                <text:p>0.659694</text:p>
              </table:table-cell>
              <table:table-cell office:value-type="float" office:value="0.673083">
                <text:p>0.673083</text:p>
              </table:table-cell>
              <table:table-cell office:value-type="float" office:value="0.679407">
                <text:p>0.679407</text:p>
              </table:table-cell>
              <table:table-cell office:value-type="float" office:value="0.683685">
                <text:p>0.683685</text:p>
              </table:table-cell>
              <table:table-cell office:value-type="float" office:value="0.68862">
                <text:p>0.68862</text:p>
              </table:table-cell>
              <table:table-cell office:value-type="float" office:value="0.7157">
                <text:p>0.7157</text:p>
              </table:table-cell>
              <table:table-cell office:value-type="float" office:value="0.732761">
                <text:p>0.732761</text:p>
              </table:table-cell>
              <table:table-cell office:value-type="float" office:value="0.647524">
                <text:p>0.64752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495952">
                <text:p>0.495952</text:p>
              </table:table-cell>
              <table:table-cell office:value-type="float" office:value="0.585723">
                <text:p>0.585723</text:p>
              </table:table-cell>
              <table:table-cell office:value-type="float" office:value="0.60643">
                <text:p>0.60643</text:p>
              </table:table-cell>
              <table:table-cell office:value-type="float" office:value="0.634094">
                <text:p>0.634094</text:p>
              </table:table-cell>
              <table:table-cell office:value-type="float" office:value="0.652616">
                <text:p>0.652616</text:p>
              </table:table-cell>
              <table:table-cell office:value-type="float" office:value="0.669495">
                <text:p>0.669495</text:p>
              </table:table-cell>
              <table:table-cell office:value-type="float" office:value="0.677999">
                <text:p>0.677999</text:p>
              </table:table-cell>
              <table:table-cell office:value-type="float" office:value="0.684011">
                <text:p>0.684011</text:p>
              </table:table-cell>
              <table:table-cell office:value-type="float" office:value="0.694172">
                <text:p>0.694172</text:p>
              </table:table-cell>
              <table:table-cell office:value-type="float" office:value="0.716416">
                <text:p>0.716416</text:p>
              </table:table-cell>
              <table:table-cell office:value-type="float" office:value="0.732761">
                <text:p>0.732761</text:p>
              </table:table-cell>
              <table:table-cell office:value-type="float" office:value="0.641691">
                <text:p>0.64169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185">
                <text:p>0.5185</text:p>
              </table:table-cell>
              <table:table-cell office:value-type="float" office:value="0.60102">
                <text:p>0.60102</text:p>
              </table:table-cell>
              <table:table-cell office:value-type="float" office:value="0.631738">
                <text:p>0.631738</text:p>
              </table:table-cell>
              <table:table-cell office:value-type="float" office:value="0.649987">
                <text:p>0.649987</text:p>
              </table:table-cell>
              <table:table-cell office:value-type="float" office:value="0.661164">
                <text:p>0.661164</text:p>
              </table:table-cell>
              <table:table-cell office:value-type="float" office:value="0.672417">
                <text:p>0.672417</text:p>
              </table:table-cell>
              <table:table-cell office:value-type="float" office:value="0.678906">
                <text:p>0.678906</text:p>
              </table:table-cell>
              <table:table-cell office:value-type="float" office:value="0.684388">
                <text:p>0.684388</text:p>
              </table:table-cell>
              <table:table-cell office:value-type="float" office:value="0.699848">
                <text:p>0.699848</text:p>
              </table:table-cell>
              <table:table-cell office:value-type="float" office:value="0.717486">
                <text:p>0.717486</text:p>
              </table:table-cell>
              <table:table-cell office:value-type="float" office:value="0.732761">
                <text:p>0.732761</text:p>
              </table:table-cell>
              <table:table-cell office:value-type="float" office:value="0.651545">
                <text:p>0.6515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30076">
                <text:p>0.530076</text:p>
              </table:table-cell>
              <table:table-cell office:value-type="float" office:value="0.601814">
                <text:p>0.601814</text:p>
              </table:table-cell>
              <table:table-cell office:value-type="float" office:value="0.624254">
                <text:p>0.624254</text:p>
              </table:table-cell>
              <table:table-cell office:value-type="float" office:value="0.649262">
                <text:p>0.649262</text:p>
              </table:table-cell>
              <table:table-cell office:value-type="float" office:value="0.658565">
                <text:p>0.658565</text:p>
              </table:table-cell>
              <table:table-cell office:value-type="float" office:value="0.67252">
                <text:p>0.67252</text:p>
              </table:table-cell>
              <table:table-cell office:value-type="float" office:value="0.679171">
                <text:p>0.679171</text:p>
              </table:table-cell>
              <table:table-cell office:value-type="float" office:value="0.685253">
                <text:p>0.685253</text:p>
              </table:table-cell>
              <table:table-cell office:value-type="float" office:value="0.703256">
                <text:p>0.703256</text:p>
              </table:table-cell>
              <table:table-cell office:value-type="float" office:value="0.722564">
                <text:p>0.722564</text:p>
              </table:table-cell>
              <table:table-cell office:value-type="float" office:value="0.751046">
                <text:p>0.751046</text:p>
              </table:table-cell>
              <table:table-cell office:value-type="float" office:value="0.652673">
                <text:p>0.65267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15583">
                <text:p>0.515583</text:p>
              </table:table-cell>
              <table:table-cell office:value-type="float" office:value="0.600655">
                <text:p>0.600655</text:p>
              </table:table-cell>
              <table:table-cell office:value-type="float" office:value="0.630503">
                <text:p>0.630503</text:p>
              </table:table-cell>
              <table:table-cell office:value-type="float" office:value="0.651265">
                <text:p>0.651265</text:p>
              </table:table-cell>
              <table:table-cell office:value-type="float" office:value="0.662473">
                <text:p>0.662473</text:p>
              </table:table-cell>
              <table:table-cell office:value-type="float" office:value="0.67424">
                <text:p>0.67424</text:p>
              </table:table-cell>
              <table:table-cell office:value-type="float" office:value="0.68213">
                <text:p>0.68213</text:p>
              </table:table-cell>
              <table:table-cell office:value-type="float" office:value="0.687969">
                <text:p>0.687969</text:p>
              </table:table-cell>
              <table:table-cell office:value-type="float" office:value="0.708638">
                <text:p>0.708638</text:p>
              </table:table-cell>
              <table:table-cell office:value-type="float" office:value="0.725223">
                <text:p>0.725223</text:p>
              </table:table-cell>
              <table:table-cell office:value-type="float" office:value="0.751046">
                <text:p>0.751046</text:p>
              </table:table-cell>
              <table:table-cell office:value-type="float" office:value="0.653868">
                <text:p>0.65386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531746">
                <text:p>0.531746</text:p>
              </table:table-cell>
              <table:table-cell office:value-type="float" office:value="0.616898">
                <text:p>0.616898</text:p>
              </table:table-cell>
              <table:table-cell office:value-type="float" office:value="0.648118">
                <text:p>0.648118</text:p>
              </table:table-cell>
              <table:table-cell office:value-type="float" office:value="0.654976">
                <text:p>0.654976</text:p>
              </table:table-cell>
              <table:table-cell office:value-type="float" office:value="0.669077">
                <text:p>0.669077</text:p>
              </table:table-cell>
              <table:table-cell office:value-type="float" office:value="0.678815">
                <text:p>0.678815</text:p>
              </table:table-cell>
              <table:table-cell office:value-type="float" office:value="0.684468">
                <text:p>0.684468</text:p>
              </table:table-cell>
              <table:table-cell office:value-type="float" office:value="0.691665">
                <text:p>0.691665</text:p>
              </table:table-cell>
              <table:table-cell office:value-type="float" office:value="0.710241">
                <text:p>0.710241</text:p>
              </table:table-cell>
              <table:table-cell office:value-type="float" office:value="0.730833">
                <text:p>0.730833</text:p>
              </table:table-cell>
              <table:table-cell office:value-type="float" office:value="0.758298">
                <text:p>0.758298</text:p>
              </table:table-cell>
              <table:table-cell office:value-type="float" office:value="0.661684">
                <text:p>0.66168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551379">
                <text:p>0.551379</text:p>
              </table:table-cell>
              <table:table-cell office:value-type="float" office:value="0.628644">
                <text:p>0.628644</text:p>
              </table:table-cell>
              <table:table-cell office:value-type="float" office:value="0.651901">
                <text:p>0.651901</text:p>
              </table:table-cell>
              <table:table-cell office:value-type="float" office:value="0.664852">
                <text:p>0.664852</text:p>
              </table:table-cell>
              <table:table-cell office:value-type="float" office:value="0.676597">
                <text:p>0.676597</text:p>
              </table:table-cell>
              <table:table-cell office:value-type="float" office:value="0.683689">
                <text:p>0.683689</text:p>
              </table:table-cell>
              <table:table-cell office:value-type="float" office:value="0.694157">
                <text:p>0.694157</text:p>
              </table:table-cell>
              <table:table-cell office:value-type="float" office:value="0.710414">
                <text:p>0.710414</text:p>
              </table:table-cell>
              <table:table-cell office:value-type="float" office:value="0.717002">
                <text:p>0.717002</text:p>
              </table:table-cell>
              <table:table-cell office:value-type="float" office:value="0.741023">
                <text:p>0.741023</text:p>
              </table:table-cell>
              <table:table-cell office:value-type="float" office:value="0.762711">
                <text:p>0.762711</text:p>
              </table:table-cell>
              <table:table-cell office:value-type="float" office:value="0.671966">
                <text:p>0.67196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32033">
                <text:p>0.532033</text:p>
              </table:table-cell>
              <table:table-cell office:value-type="float" office:value="0.639301">
                <text:p>0.639301</text:p>
              </table:table-cell>
              <table:table-cell office:value-type="float" office:value="0.658272">
                <text:p>0.658272</text:p>
              </table:table-cell>
              <table:table-cell office:value-type="float" office:value="0.672127">
                <text:p>0.672127</text:p>
              </table:table-cell>
              <table:table-cell office:value-type="float" office:value="0.680614">
                <text:p>0.680614</text:p>
              </table:table-cell>
              <table:table-cell office:value-type="float" office:value="0.688731">
                <text:p>0.688731</text:p>
              </table:table-cell>
              <table:table-cell office:value-type="float" office:value="0.706528">
                <text:p>0.706528</text:p>
              </table:table-cell>
              <table:table-cell office:value-type="float" office:value="0.712423">
                <text:p>0.712423</text:p>
              </table:table-cell>
              <table:table-cell office:value-type="float" office:value="0.718702">
                <text:p>0.718702</text:p>
              </table:table-cell>
              <table:table-cell office:value-type="float" office:value="0.745009">
                <text:p>0.745009</text:p>
              </table:table-cell>
              <table:table-cell office:value-type="float" office:value="0.762711">
                <text:p>0.762711</text:p>
              </table:table-cell>
              <table:table-cell office:value-type="float" office:value="0.675374">
                <text:p>0.67537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53064">
                <text:p>0.553064</text:p>
              </table:table-cell>
              <table:table-cell office:value-type="float" office:value="0.645101">
                <text:p>0.645101</text:p>
              </table:table-cell>
              <table:table-cell office:value-type="float" office:value="0.662264">
                <text:p>0.662264</text:p>
              </table:table-cell>
              <table:table-cell office:value-type="float" office:value="0.675357">
                <text:p>0.675357</text:p>
              </table:table-cell>
              <table:table-cell office:value-type="float" office:value="0.683347">
                <text:p>0.683347</text:p>
              </table:table-cell>
              <table:table-cell office:value-type="float" office:value="0.692817">
                <text:p>0.692817</text:p>
              </table:table-cell>
              <table:table-cell office:value-type="float" office:value="0.707946">
                <text:p>0.707946</text:p>
              </table:table-cell>
              <table:table-cell office:value-type="float" office:value="0.713342">
                <text:p>0.713342</text:p>
              </table:table-cell>
              <table:table-cell office:value-type="float" office:value="0.721019">
                <text:p>0.721019</text:p>
              </table:table-cell>
              <table:table-cell office:value-type="float" office:value="0.747418">
                <text:p>0.747418</text:p>
              </table:table-cell>
              <table:table-cell office:value-type="float" office:value="0.762711">
                <text:p>0.762711</text:p>
              </table:table-cell>
              <table:table-cell office:value-type="float" office:value="0.680167">
                <text:p>0.68016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577922">
                <text:p>0.577922</text:p>
              </table:table-cell>
              <table:table-cell office:value-type="float" office:value="0.643159">
                <text:p>0.643159</text:p>
              </table:table-cell>
              <table:table-cell office:value-type="float" office:value="0.658218">
                <text:p>0.658218</text:p>
              </table:table-cell>
              <table:table-cell office:value-type="float" office:value="0.673655">
                <text:p>0.673655</text:p>
              </table:table-cell>
              <table:table-cell office:value-type="float" office:value="0.683649">
                <text:p>0.683649</text:p>
              </table:table-cell>
              <table:table-cell office:value-type="float" office:value="0.699132">
                <text:p>0.699132</text:p>
              </table:table-cell>
              <table:table-cell office:value-type="float" office:value="0.709351">
                <text:p>0.709351</text:p>
              </table:table-cell>
              <table:table-cell office:value-type="float" office:value="0.714155">
                <text:p>0.714155</text:p>
              </table:table-cell>
              <table:table-cell office:value-type="float" office:value="0.72887">
                <text:p>0.72887</text:p>
              </table:table-cell>
              <table:table-cell office:value-type="float" office:value="0.751815">
                <text:p>0.751815</text:p>
              </table:table-cell>
              <table:table-cell office:value-type="float" office:value="0.762711">
                <text:p>0.762711</text:p>
              </table:table-cell>
              <table:table-cell office:value-type="float" office:value="0.683993">
                <text:p>0.68399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577308">
                <text:p>0.577308</text:p>
              </table:table-cell>
              <table:table-cell office:value-type="float" office:value="0.646148">
                <text:p>0.646148</text:p>
              </table:table-cell>
              <table:table-cell office:value-type="float" office:value="0.655903">
                <text:p>0.655903</text:p>
              </table:table-cell>
              <table:table-cell office:value-type="float" office:value="0.671119">
                <text:p>0.671119</text:p>
              </table:table-cell>
              <table:table-cell office:value-type="float" office:value="0.680821">
                <text:p>0.680821</text:p>
              </table:table-cell>
              <table:table-cell office:value-type="float" office:value="0.691402">
                <text:p>0.691402</text:p>
              </table:table-cell>
              <table:table-cell office:value-type="float" office:value="0.704828">
                <text:p>0.704828</text:p>
              </table:table-cell>
              <table:table-cell office:value-type="float" office:value="0.712137">
                <text:p>0.712137</text:p>
              </table:table-cell>
              <table:table-cell office:value-type="float" office:value="0.718348">
                <text:p>0.718348</text:p>
              </table:table-cell>
              <table:table-cell office:value-type="float" office:value="0.745729">
                <text:p>0.745729</text:p>
              </table:table-cell>
              <table:table-cell office:value-type="float" office:value="0.762711">
                <text:p>0.762711</text:p>
              </table:table-cell>
              <table:table-cell office:value-type="float" office:value="0.680374">
                <text:p>0.68037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8134">
                <text:p>0.58134</text:p>
              </table:table-cell>
              <table:table-cell office:value-type="float" office:value="0.651282">
                <text:p>0.651282</text:p>
              </table:table-cell>
              <table:table-cell office:value-type="float" office:value="0.660888">
                <text:p>0.660888</text:p>
              </table:table-cell>
              <table:table-cell office:value-type="float" office:value="0.673099">
                <text:p>0.673099</text:p>
              </table:table-cell>
              <table:table-cell office:value-type="float" office:value="0.679007">
                <text:p>0.679007</text:p>
              </table:table-cell>
              <table:table-cell office:value-type="float" office:value="0.686721">
                <text:p>0.686721</text:p>
              </table:table-cell>
              <table:table-cell office:value-type="float" office:value="0.702817">
                <text:p>0.702817</text:p>
              </table:table-cell>
              <table:table-cell office:value-type="float" office:value="0.711683">
                <text:p>0.711683</text:p>
              </table:table-cell>
              <table:table-cell office:value-type="float" office:value="0.71783">
                <text:p>0.71783</text:p>
              </table:table-cell>
              <table:table-cell office:value-type="float" office:value="0.744512">
                <text:p>0.744512</text:p>
              </table:table-cell>
              <table:table-cell office:value-type="float" office:value="0.762711">
                <text:p>0.762711</text:p>
              </table:table-cell>
              <table:table-cell office:value-type="float" office:value="0.680918">
                <text:p>0.68091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84899">
                <text:p>0.584899</text:p>
              </table:table-cell>
              <table:table-cell office:value-type="float" office:value="0.648573">
                <text:p>0.648573</text:p>
              </table:table-cell>
              <table:table-cell office:value-type="float" office:value="0.660663">
                <text:p>0.660663</text:p>
              </table:table-cell>
              <table:table-cell office:value-type="float" office:value="0.673688">
                <text:p>0.673688</text:p>
              </table:table-cell>
              <table:table-cell office:value-type="float" office:value="0.682031">
                <text:p>0.682031</text:p>
              </table:table-cell>
              <table:table-cell office:value-type="float" office:value="0.695739">
                <text:p>0.695739</text:p>
              </table:table-cell>
              <table:table-cell office:value-type="float" office:value="0.706964">
                <text:p>0.706964</text:p>
              </table:table-cell>
              <table:table-cell office:value-type="float" office:value="0.713018">
                <text:p>0.713018</text:p>
              </table:table-cell>
              <table:table-cell office:value-type="float" office:value="0.718523">
                <text:p>0.718523</text:p>
              </table:table-cell>
              <table:table-cell office:value-type="float" office:value="0.738771">
                <text:p>0.738771</text:p>
              </table:table-cell>
              <table:table-cell office:value-type="float" office:value="0.762711">
                <text:p>0.762711</text:p>
              </table:table-cell>
              <table:table-cell office:value-type="float" office:value="0.682287">
                <text:p>0.6822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36006">
                <text:p>0.536006</text:p>
              </table:table-cell>
              <table:table-cell office:value-type="float" office:value="0.643752">
                <text:p>0.643752</text:p>
              </table:table-cell>
              <table:table-cell office:value-type="float" office:value="0.661084">
                <text:p>0.661084</text:p>
              </table:table-cell>
              <table:table-cell office:value-type="float" office:value="0.67354">
                <text:p>0.67354</text:p>
              </table:table-cell>
              <table:table-cell office:value-type="float" office:value="0.684466">
                <text:p>0.684466</text:p>
              </table:table-cell>
              <table:table-cell office:value-type="float" office:value="0.700371">
                <text:p>0.700371</text:p>
              </table:table-cell>
              <table:table-cell office:value-type="float" office:value="0.709055">
                <text:p>0.709055</text:p>
              </table:table-cell>
              <table:table-cell office:value-type="float" office:value="0.713536">
                <text:p>0.713536</text:p>
              </table:table-cell>
              <table:table-cell office:value-type="float" office:value="0.722796">
                <text:p>0.722796</text:p>
              </table:table-cell>
              <table:table-cell office:value-type="float" office:value="0.743949">
                <text:p>0.743949</text:p>
              </table:table-cell>
              <table:table-cell office:value-type="float" office:value="0.762711">
                <text:p>0.762711</text:p>
              </table:table-cell>
              <table:table-cell office:value-type="float" office:value="0.678856">
                <text:p>0.67885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61247">
                <text:p>0.561247</text:p>
              </table:table-cell>
              <table:table-cell office:value-type="float" office:value="0.635668">
                <text:p>0.635668</text:p>
              </table:table-cell>
              <table:table-cell office:value-type="float" office:value="0.666374">
                <text:p>0.666374</text:p>
              </table:table-cell>
              <table:table-cell office:value-type="float" office:value="0.677693">
                <text:p>0.677693</text:p>
              </table:table-cell>
              <table:table-cell office:value-type="float" office:value="0.687985">
                <text:p>0.687985</text:p>
              </table:table-cell>
              <table:table-cell office:value-type="float" office:value="0.701135">
                <text:p>0.701135</text:p>
              </table:table-cell>
              <table:table-cell office:value-type="float" office:value="0.708396">
                <text:p>0.708396</text:p>
              </table:table-cell>
              <table:table-cell office:value-type="float" office:value="0.712828">
                <text:p>0.712828</text:p>
              </table:table-cell>
              <table:table-cell office:value-type="float" office:value="0.723967">
                <text:p>0.723967</text:p>
              </table:table-cell>
              <table:table-cell office:value-type="float" office:value="0.745299">
                <text:p>0.745299</text:p>
              </table:table-cell>
              <table:table-cell office:value-type="float" office:value="0.762711">
                <text:p>0.762711</text:p>
              </table:table-cell>
              <table:table-cell office:value-type="float" office:value="0.682059">
                <text:p>0.68205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24156">
                <text:p>0.524156</text:p>
              </table:table-cell>
              <table:table-cell office:value-type="float" office:value="0.64237">
                <text:p>0.64237</text:p>
              </table:table-cell>
              <table:table-cell office:value-type="float" office:value="0.663011">
                <text:p>0.663011</text:p>
              </table:table-cell>
              <table:table-cell office:value-type="float" office:value="0.679981">
                <text:p>0.679981</text:p>
              </table:table-cell>
              <table:table-cell office:value-type="float" office:value="0.69031">
                <text:p>0.69031</text:p>
              </table:table-cell>
              <table:table-cell office:value-type="float" office:value="0.701039">
                <text:p>0.701039</text:p>
              </table:table-cell>
              <table:table-cell office:value-type="float" office:value="0.707949">
                <text:p>0.707949</text:p>
              </table:table-cell>
              <table:table-cell office:value-type="float" office:value="0.713828">
                <text:p>0.713828</text:p>
              </table:table-cell>
              <table:table-cell office:value-type="float" office:value="0.726972">
                <text:p>0.726972</text:p>
              </table:table-cell>
              <table:table-cell office:value-type="float" office:value="0.744653">
                <text:p>0.744653</text:p>
              </table:table-cell>
              <table:table-cell office:value-type="float" office:value="0.762711">
                <text:p>0.762711</text:p>
              </table:table-cell>
              <table:table-cell office:value-type="float" office:value="0.679427">
                <text:p>0.67942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485772">
                <text:p>0.485772</text:p>
              </table:table-cell>
              <table:table-cell office:value-type="float" office:value="0.641588">
                <text:p>0.641588</text:p>
              </table:table-cell>
              <table:table-cell office:value-type="float" office:value="0.661074">
                <text:p>0.661074</text:p>
              </table:table-cell>
              <table:table-cell office:value-type="float" office:value="0.681263">
                <text:p>0.681263</text:p>
              </table:table-cell>
              <table:table-cell office:value-type="float" office:value="0.693608">
                <text:p>0.693608</text:p>
              </table:table-cell>
              <table:table-cell office:value-type="float" office:value="0.703288">
                <text:p>0.703288</text:p>
              </table:table-cell>
              <table:table-cell office:value-type="float" office:value="0.710182">
                <text:p>0.710182</text:p>
              </table:table-cell>
              <table:table-cell office:value-type="float" office:value="0.71592">
                <text:p>0.71592</text:p>
              </table:table-cell>
              <table:table-cell office:value-type="float" office:value="0.726752">
                <text:p>0.726752</text:p>
              </table:table-cell>
              <table:table-cell office:value-type="float" office:value="0.746758">
                <text:p>0.746758</text:p>
              </table:table-cell>
              <table:table-cell office:value-type="float" office:value="0.762711">
                <text:p>0.762711</text:p>
              </table:table-cell>
              <table:table-cell office:value-type="float" office:value="0.67662">
                <text:p>0.6766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405328">
                <text:p>0.405328</text:p>
              </table:table-cell>
              <table:table-cell office:value-type="float" office:value="0.63578">
                <text:p>0.63578</text:p>
              </table:table-cell>
              <table:table-cell office:value-type="float" office:value="0.652247">
                <text:p>0.652247</text:p>
              </table:table-cell>
              <table:table-cell office:value-type="float" office:value="0.674055">
                <text:p>0.674055</text:p>
              </table:table-cell>
              <table:table-cell office:value-type="float" office:value="0.690288">
                <text:p>0.690288</text:p>
              </table:table-cell>
              <table:table-cell office:value-type="float" office:value="0.702044">
                <text:p>0.702044</text:p>
              </table:table-cell>
              <table:table-cell office:value-type="float" office:value="0.709512">
                <text:p>0.709512</text:p>
              </table:table-cell>
              <table:table-cell office:value-type="float" office:value="0.714625">
                <text:p>0.714625</text:p>
              </table:table-cell>
              <table:table-cell office:value-type="float" office:value="0.730801">
                <text:p>0.730801</text:p>
              </table:table-cell>
              <table:table-cell office:value-type="float" office:value="0.748519">
                <text:p>0.748519</text:p>
              </table:table-cell>
              <table:table-cell office:value-type="float" office:value="0.762711">
                <text:p>0.762711</text:p>
              </table:table-cell>
              <table:table-cell office:value-type="float" office:value="0.66632">
                <text:p>0.6663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458821">
                <text:p>0.458821</text:p>
              </table:table-cell>
              <table:table-cell office:value-type="float" office:value="0.647811">
                <text:p>0.647811</text:p>
              </table:table-cell>
              <table:table-cell office:value-type="float" office:value="0.663578">
                <text:p>0.663578</text:p>
              </table:table-cell>
              <table:table-cell office:value-type="float" office:value="0.681331">
                <text:p>0.681331</text:p>
              </table:table-cell>
              <table:table-cell office:value-type="float" office:value="0.69411">
                <text:p>0.69411</text:p>
              </table:table-cell>
              <table:table-cell office:value-type="float" office:value="0.706034">
                <text:p>0.706034</text:p>
              </table:table-cell>
              <table:table-cell office:value-type="float" office:value="0.711523">
                <text:p>0.711523</text:p>
              </table:table-cell>
              <table:table-cell office:value-type="float" office:value="0.716554">
                <text:p>0.716554</text:p>
              </table:table-cell>
              <table:table-cell office:value-type="float" office:value="0.734719">
                <text:p>0.734719</text:p>
              </table:table-cell>
              <table:table-cell office:value-type="float" office:value="0.748484">
                <text:p>0.748484</text:p>
              </table:table-cell>
              <table:table-cell office:value-type="float" office:value="0.762711">
                <text:p>0.762711</text:p>
              </table:table-cell>
              <table:table-cell office:value-type="float" office:value="0.676297">
                <text:p>0.67629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47819">
                <text:p>0.47819</text:p>
              </table:table-cell>
              <table:table-cell office:value-type="float" office:value="0.6531">
                <text:p>0.6531</text:p>
              </table:table-cell>
              <table:table-cell office:value-type="float" office:value="0.67276">
                <text:p>0.67276</text:p>
              </table:table-cell>
              <table:table-cell office:value-type="float" office:value="0.685364">
                <text:p>0.685364</text:p>
              </table:table-cell>
              <table:table-cell office:value-type="float" office:value="0.698207">
                <text:p>0.698207</text:p>
              </table:table-cell>
              <table:table-cell office:value-type="float" office:value="0.707444">
                <text:p>0.707444</text:p>
              </table:table-cell>
              <table:table-cell office:value-type="float" office:value="0.711675">
                <text:p>0.711675</text:p>
              </table:table-cell>
              <table:table-cell office:value-type="float" office:value="0.718079">
                <text:p>0.718079</text:p>
              </table:table-cell>
              <table:table-cell office:value-type="float" office:value="0.736595">
                <text:p>0.736595</text:p>
              </table:table-cell>
              <table:table-cell office:value-type="float" office:value="0.750754">
                <text:p>0.750754</text:p>
              </table:table-cell>
              <table:table-cell office:value-type="float" office:value="0.762723">
                <text:p>0.762723</text:p>
              </table:table-cell>
              <table:table-cell office:value-type="float" office:value="0.681217">
                <text:p>0.68121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05803">
                <text:p>0.605803</text:p>
              </table:table-cell>
              <table:table-cell office:value-type="float" office:value="0.667811">
                <text:p>0.667811</text:p>
              </table:table-cell>
              <table:table-cell office:value-type="float" office:value="0.683863">
                <text:p>0.683863</text:p>
              </table:table-cell>
              <table:table-cell office:value-type="float" office:value="0.698744">
                <text:p>0.698744</text:p>
              </table:table-cell>
              <table:table-cell office:value-type="float" office:value="0.707148">
                <text:p>0.707148</text:p>
              </table:table-cell>
              <table:table-cell office:value-type="float" office:value="0.71092">
                <text:p>0.71092</text:p>
              </table:table-cell>
              <table:table-cell office:value-type="float" office:value="0.714235">
                <text:p>0.714235</text:p>
              </table:table-cell>
              <table:table-cell office:value-type="float" office:value="0.727799">
                <text:p>0.727799</text:p>
              </table:table-cell>
              <table:table-cell office:value-type="float" office:value="0.741866">
                <text:p>0.741866</text:p>
              </table:table-cell>
              <table:table-cell office:value-type="float" office:value="0.754269">
                <text:p>0.754269</text:p>
              </table:table-cell>
              <table:table-cell office:value-type="float" office:value="0.763281">
                <text:p>0.763281</text:p>
              </table:table-cell>
              <table:table-cell office:value-type="float" office:value="0.701246">
                <text:p>0.70124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08015">
                <text:p>0.608015</text:p>
              </table:table-cell>
              <table:table-cell office:value-type="float" office:value="0.665892">
                <text:p>0.665892</text:p>
              </table:table-cell>
              <table:table-cell office:value-type="float" office:value="0.683452">
                <text:p>0.683452</text:p>
              </table:table-cell>
              <table:table-cell office:value-type="float" office:value="0.699536">
                <text:p>0.699536</text:p>
              </table:table-cell>
              <table:table-cell office:value-type="float" office:value="0.709508">
                <text:p>0.709508</text:p>
              </table:table-cell>
              <table:table-cell office:value-type="float" office:value="0.712615">
                <text:p>0.712615</text:p>
              </table:table-cell>
              <table:table-cell office:value-type="float" office:value="0.718155">
                <text:p>0.718155</text:p>
              </table:table-cell>
              <table:table-cell office:value-type="float" office:value="0.733934">
                <text:p>0.733934</text:p>
              </table:table-cell>
              <table:table-cell office:value-type="float" office:value="0.743692">
                <text:p>0.743692</text:p>
              </table:table-cell>
              <table:table-cell office:value-type="float" office:value="0.75477">
                <text:p>0.75477</text:p>
              </table:table-cell>
              <table:table-cell office:value-type="float" office:value="0.763574">
                <text:p>0.763574</text:p>
              </table:table-cell>
              <table:table-cell office:value-type="float" office:value="0.702957">
                <text:p>0.70295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13615">
                <text:p>0.613615</text:p>
              </table:table-cell>
              <table:table-cell office:value-type="float" office:value="0.664482">
                <text:p>0.664482</text:p>
              </table:table-cell>
              <table:table-cell office:value-type="float" office:value="0.683259">
                <text:p>0.683259</text:p>
              </table:table-cell>
              <table:table-cell office:value-type="float" office:value="0.697976">
                <text:p>0.697976</text:p>
              </table:table-cell>
              <table:table-cell office:value-type="float" office:value="0.707191">
                <text:p>0.707191</text:p>
              </table:table-cell>
              <table:table-cell office:value-type="float" office:value="0.712415">
                <text:p>0.712415</text:p>
              </table:table-cell>
              <table:table-cell office:value-type="float" office:value="0.723631">
                <text:p>0.723631</text:p>
              </table:table-cell>
              <table:table-cell office:value-type="float" office:value="0.736504">
                <text:p>0.736504</text:p>
              </table:table-cell>
              <table:table-cell office:value-type="float" office:value="0.744467">
                <text:p>0.744467</text:p>
              </table:table-cell>
              <table:table-cell office:value-type="float" office:value="0.754671">
                <text:p>0.754671</text:p>
              </table:table-cell>
              <table:table-cell office:value-type="float" office:value="0.763574">
                <text:p>0.763574</text:p>
              </table:table-cell>
              <table:table-cell office:value-type="float" office:value="0.703821">
                <text:p>0.7038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05714">
                <text:p>0.605714</text:p>
              </table:table-cell>
              <table:table-cell office:value-type="float" office:value="0.668379">
                <text:p>0.668379</text:p>
              </table:table-cell>
              <table:table-cell office:value-type="float" office:value="0.685194">
                <text:p>0.685194</text:p>
              </table:table-cell>
              <table:table-cell office:value-type="float" office:value="0.70034">
                <text:p>0.70034</text:p>
              </table:table-cell>
              <table:table-cell office:value-type="float" office:value="0.706937">
                <text:p>0.706937</text:p>
              </table:table-cell>
              <table:table-cell office:value-type="float" office:value="0.711358">
                <text:p>0.711358</text:p>
              </table:table-cell>
              <table:table-cell office:value-type="float" office:value="0.718523">
                <text:p>0.718523</text:p>
              </table:table-cell>
              <table:table-cell office:value-type="float" office:value="0.732754">
                <text:p>0.732754</text:p>
              </table:table-cell>
              <table:table-cell office:value-type="float" office:value="0.742116">
                <text:p>0.742116</text:p>
              </table:table-cell>
              <table:table-cell office:value-type="float" office:value="0.754795">
                <text:p>0.754795</text:p>
              </table:table-cell>
              <table:table-cell office:value-type="float" office:value="0.763574">
                <text:p>0.763574</text:p>
              </table:table-cell>
              <table:table-cell office:value-type="float" office:value="0.702611">
                <text:p>0.70261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557356">
                <text:p>0.557356</text:p>
              </table:table-cell>
              <table:table-cell office:value-type="float" office:value="0.654696">
                <text:p>0.654696</text:p>
              </table:table-cell>
              <table:table-cell office:value-type="float" office:value="0.677326">
                <text:p>0.677326</text:p>
              </table:table-cell>
              <table:table-cell office:value-type="float" office:value="0.691035">
                <text:p>0.691035</text:p>
              </table:table-cell>
              <table:table-cell office:value-type="float" office:value="0.700853">
                <text:p>0.700853</text:p>
              </table:table-cell>
              <table:table-cell office:value-type="float" office:value="0.707088">
                <text:p>0.707088</text:p>
              </table:table-cell>
              <table:table-cell office:value-type="float" office:value="0.713624">
                <text:p>0.713624</text:p>
              </table:table-cell>
              <table:table-cell office:value-type="float" office:value="0.728712">
                <text:p>0.728712</text:p>
              </table:table-cell>
              <table:table-cell office:value-type="float" office:value="0.741195">
                <text:p>0.741195</text:p>
              </table:table-cell>
              <table:table-cell office:value-type="float" office:value="0.753686">
                <text:p>0.753686</text:p>
              </table:table-cell>
              <table:table-cell office:value-type="float" office:value="0.763574">
                <text:p>0.763574</text:p>
              </table:table-cell>
              <table:table-cell office:value-type="float" office:value="0.692557">
                <text:p>0.69255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590743">
                <text:p>0.590743</text:p>
              </table:table-cell>
              <table:table-cell office:value-type="float" office:value="0.655586">
                <text:p>0.655586</text:p>
              </table:table-cell>
              <table:table-cell office:value-type="float" office:value="0.67468">
                <text:p>0.67468</text:p>
              </table:table-cell>
              <table:table-cell office:value-type="float" office:value="0.684852">
                <text:p>0.684852</text:p>
              </table:table-cell>
              <table:table-cell office:value-type="float" office:value="0.697783">
                <text:p>0.697783</text:p>
              </table:table-cell>
              <table:table-cell office:value-type="float" office:value="0.705499">
                <text:p>0.705499</text:p>
              </table:table-cell>
              <table:table-cell office:value-type="float" office:value="0.71487">
                <text:p>0.71487</text:p>
              </table:table-cell>
              <table:table-cell office:value-type="float" office:value="0.73112">
                <text:p>0.73112</text:p>
              </table:table-cell>
              <table:table-cell office:value-type="float" office:value="0.742168">
                <text:p>0.742168</text:p>
              </table:table-cell>
              <table:table-cell office:value-type="float" office:value="0.753336">
                <text:p>0.753336</text:p>
              </table:table-cell>
              <table:table-cell office:value-type="float" office:value="0.763574">
                <text:p>0.763574</text:p>
              </table:table-cell>
              <table:table-cell office:value-type="float" office:value="0.695064">
                <text:p>0.69506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19555">
                <text:p>0.619555</text:p>
              </table:table-cell>
              <table:table-cell office:value-type="float" office:value="0.66678">
                <text:p>0.66678</text:p>
              </table:table-cell>
              <table:table-cell office:value-type="float" office:value="0.680376">
                <text:p>0.680376</text:p>
              </table:table-cell>
              <table:table-cell office:value-type="float" office:value="0.690804">
                <text:p>0.690804</text:p>
              </table:table-cell>
              <table:table-cell office:value-type="float" office:value="0.700919">
                <text:p>0.700919</text:p>
              </table:table-cell>
              <table:table-cell office:value-type="float" office:value="0.709066">
                <text:p>0.709066</text:p>
              </table:table-cell>
              <table:table-cell office:value-type="float" office:value="0.718883">
                <text:p>0.718883</text:p>
              </table:table-cell>
              <table:table-cell office:value-type="float" office:value="0.733672">
                <text:p>0.733672</text:p>
              </table:table-cell>
              <table:table-cell office:value-type="float" office:value="0.743267">
                <text:p>0.743267</text:p>
              </table:table-cell>
              <table:table-cell office:value-type="float" office:value="0.754431">
                <text:p>0.754431</text:p>
              </table:table-cell>
              <table:table-cell office:value-type="float" office:value="0.763574">
                <text:p>0.763574</text:p>
              </table:table-cell>
              <table:table-cell office:value-type="float" office:value="0.701775">
                <text:p>0.70177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08191">
                <text:p>0.608191</text:p>
              </table:table-cell>
              <table:table-cell office:value-type="float" office:value="0.668312">
                <text:p>0.668312</text:p>
              </table:table-cell>
              <table:table-cell office:value-type="float" office:value="0.681379">
                <text:p>0.681379</text:p>
              </table:table-cell>
              <table:table-cell office:value-type="float" office:value="0.692735">
                <text:p>0.692735</text:p>
              </table:table-cell>
              <table:table-cell office:value-type="float" office:value="0.704456">
                <text:p>0.704456</text:p>
              </table:table-cell>
              <table:table-cell office:value-type="float" office:value="0.711785">
                <text:p>0.711785</text:p>
              </table:table-cell>
              <table:table-cell office:value-type="float" office:value="0.722411">
                <text:p>0.722411</text:p>
              </table:table-cell>
              <table:table-cell office:value-type="float" office:value="0.735649">
                <text:p>0.735649</text:p>
              </table:table-cell>
              <table:table-cell office:value-type="float" office:value="0.744289">
                <text:p>0.744289</text:p>
              </table:table-cell>
              <table:table-cell office:value-type="float" office:value="0.757861">
                <text:p>0.757861</text:p>
              </table:table-cell>
              <table:table-cell office:value-type="float" office:value="0.763574">
                <text:p>0.763574</text:p>
              </table:table-cell>
              <table:table-cell office:value-type="float" office:value="0.702707">
                <text:p>0.70270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24788">
                <text:p>0.624788</text:p>
              </table:table-cell>
              <table:table-cell office:value-type="float" office:value="0.67222">
                <text:p>0.67222</text:p>
              </table:table-cell>
              <table:table-cell office:value-type="float" office:value="0.683264">
                <text:p>0.683264</text:p>
              </table:table-cell>
              <table:table-cell office:value-type="float" office:value="0.696255">
                <text:p>0.696255</text:p>
              </table:table-cell>
              <table:table-cell office:value-type="float" office:value="0.706606">
                <text:p>0.706606</text:p>
              </table:table-cell>
              <table:table-cell office:value-type="float" office:value="0.712236">
                <text:p>0.712236</text:p>
              </table:table-cell>
              <table:table-cell office:value-type="float" office:value="0.719358">
                <text:p>0.719358</text:p>
              </table:table-cell>
              <table:table-cell office:value-type="float" office:value="0.734968">
                <text:p>0.734968</text:p>
              </table:table-cell>
              <table:table-cell office:value-type="float" office:value="0.743676">
                <text:p>0.743676</text:p>
              </table:table-cell>
              <table:table-cell office:value-type="float" office:value="0.756272">
                <text:p>0.756272</text:p>
              </table:table-cell>
              <table:table-cell office:value-type="float" office:value="0.763574">
                <text:p>0.763574</text:p>
              </table:table-cell>
              <table:table-cell office:value-type="float" office:value="0.704964">
                <text:p>0.70496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01069">
                <text:p>0.601069</text:p>
              </table:table-cell>
              <table:table-cell office:value-type="float" office:value="0.669471">
                <text:p>0.669471</text:p>
              </table:table-cell>
              <table:table-cell office:value-type="float" office:value="0.682666">
                <text:p>0.682666</text:p>
              </table:table-cell>
              <table:table-cell office:value-type="float" office:value="0.695061">
                <text:p>0.695061</text:p>
              </table:table-cell>
              <table:table-cell office:value-type="float" office:value="0.702851">
                <text:p>0.702851</text:p>
              </table:table-cell>
              <table:table-cell office:value-type="float" office:value="0.712154">
                <text:p>0.712154</text:p>
              </table:table-cell>
              <table:table-cell office:value-type="float" office:value="0.719922">
                <text:p>0.719922</text:p>
              </table:table-cell>
              <table:table-cell office:value-type="float" office:value="0.736942">
                <text:p>0.736942</text:p>
              </table:table-cell>
              <table:table-cell office:value-type="float" office:value="0.744987">
                <text:p>0.744987</text:p>
              </table:table-cell>
              <table:table-cell office:value-type="float" office:value="0.754883">
                <text:p>0.754883</text:p>
              </table:table-cell>
              <table:table-cell office:value-type="float" office:value="0.763574">
                <text:p>0.763574</text:p>
              </table:table-cell>
              <table:table-cell office:value-type="float" office:value="0.702001">
                <text:p>0.70200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54012">
                <text:p>0.54012</text:p>
              </table:table-cell>
              <table:table-cell office:value-type="float" office:value="0.666187">
                <text:p>0.666187</text:p>
              </table:table-cell>
              <table:table-cell office:value-type="float" office:value="0.682159">
                <text:p>0.682159</text:p>
              </table:table-cell>
              <table:table-cell office:value-type="float" office:value="0.695357">
                <text:p>0.695357</text:p>
              </table:table-cell>
              <table:table-cell office:value-type="float" office:value="0.702239">
                <text:p>0.702239</text:p>
              </table:table-cell>
              <table:table-cell office:value-type="float" office:value="0.711753">
                <text:p>0.711753</text:p>
              </table:table-cell>
              <table:table-cell office:value-type="float" office:value="0.717594">
                <text:p>0.717594</text:p>
              </table:table-cell>
              <table:table-cell office:value-type="float" office:value="0.731898">
                <text:p>0.731898</text:p>
              </table:table-cell>
              <table:table-cell office:value-type="float" office:value="0.742097">
                <text:p>0.742097</text:p>
              </table:table-cell>
              <table:table-cell office:value-type="float" office:value="0.753623">
                <text:p>0.753623</text:p>
              </table:table-cell>
              <table:table-cell office:value-type="float" office:value="0.763574">
                <text:p>0.763574</text:p>
              </table:table-cell>
              <table:table-cell office:value-type="float" office:value="0.694303">
                <text:p>0.69430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02385">
                <text:p>0.602385</text:p>
              </table:table-cell>
              <table:table-cell office:value-type="float" office:value="0.6715">
                <text:p>0.6715</text:p>
              </table:table-cell>
              <table:table-cell office:value-type="float" office:value="0.68271">
                <text:p>0.68271</text:p>
              </table:table-cell>
              <table:table-cell office:value-type="float" office:value="0.693966">
                <text:p>0.693966</text:p>
              </table:table-cell>
              <table:table-cell office:value-type="float" office:value="0.700919">
                <text:p>0.700919</text:p>
              </table:table-cell>
              <table:table-cell office:value-type="float" office:value="0.708041">
                <text:p>0.708041</text:p>
              </table:table-cell>
              <table:table-cell office:value-type="float" office:value="0.714821">
                <text:p>0.714821</text:p>
              </table:table-cell>
              <table:table-cell office:value-type="float" office:value="0.727512">
                <text:p>0.727512</text:p>
              </table:table-cell>
              <table:table-cell office:value-type="float" office:value="0.740432">
                <text:p>0.740432</text:p>
              </table:table-cell>
              <table:table-cell office:value-type="float" office:value="0.751684">
                <text:p>0.751684</text:p>
              </table:table-cell>
              <table:table-cell office:value-type="float" office:value="0.763574">
                <text:p>0.763574</text:p>
              </table:table-cell>
              <table:table-cell office:value-type="float" office:value="0.699397">
                <text:p>0.69939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15785">
                <text:p>0.515785</text:p>
              </table:table-cell>
              <table:table-cell office:value-type="float" office:value="0.658309">
                <text:p>0.658309</text:p>
              </table:table-cell>
              <table:table-cell office:value-type="float" office:value="0.677005">
                <text:p>0.677005</text:p>
              </table:table-cell>
              <table:table-cell office:value-type="float" office:value="0.687297">
                <text:p>0.687297</text:p>
              </table:table-cell>
              <table:table-cell office:value-type="float" office:value="0.700408">
                <text:p>0.700408</text:p>
              </table:table-cell>
              <table:table-cell office:value-type="float" office:value="0.706796">
                <text:p>0.706796</text:p>
              </table:table-cell>
              <table:table-cell office:value-type="float" office:value="0.715905">
                <text:p>0.715905</text:p>
              </table:table-cell>
              <table:table-cell office:value-type="float" office:value="0.733431">
                <text:p>0.733431</text:p>
              </table:table-cell>
              <table:table-cell office:value-type="float" office:value="0.741623">
                <text:p>0.741623</text:p>
              </table:table-cell>
              <table:table-cell office:value-type="float" office:value="0.7528">
                <text:p>0.7528</text:p>
              </table:table-cell>
              <table:table-cell office:value-type="float" office:value="0.763574">
                <text:p>0.763574</text:p>
              </table:table-cell>
              <table:table-cell office:value-type="float" office:value="0.688936">
                <text:p>0.68893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52002">
                <text:p>0.552002</text:p>
              </table:table-cell>
              <table:table-cell office:value-type="float" office:value="0.652374">
                <text:p>0.652374</text:p>
              </table:table-cell>
              <table:table-cell office:value-type="float" office:value="0.671236">
                <text:p>0.671236</text:p>
              </table:table-cell>
              <table:table-cell office:value-type="float" office:value="0.680302">
                <text:p>0.680302</text:p>
              </table:table-cell>
              <table:table-cell office:value-type="float" office:value="0.694837">
                <text:p>0.694837</text:p>
              </table:table-cell>
              <table:table-cell office:value-type="float" office:value="0.706965">
                <text:p>0.706965</text:p>
              </table:table-cell>
              <table:table-cell office:value-type="float" office:value="0.719217">
                <text:p>0.719217</text:p>
              </table:table-cell>
              <table:table-cell office:value-type="float" office:value="0.735478">
                <text:p>0.735478</text:p>
              </table:table-cell>
              <table:table-cell office:value-type="float" office:value="0.742721">
                <text:p>0.742721</text:p>
              </table:table-cell>
              <table:table-cell office:value-type="float" office:value="0.7535">
                <text:p>0.7535</text:p>
              </table:table-cell>
              <table:table-cell office:value-type="float" office:value="0.763574">
                <text:p>0.763574</text:p>
              </table:table-cell>
              <table:table-cell office:value-type="float" office:value="0.690863">
                <text:p>0.69086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35044">
                <text:p>0.535044</text:p>
              </table:table-cell>
              <table:table-cell office:value-type="float" office:value="0.652071">
                <text:p>0.652071</text:p>
              </table:table-cell>
              <table:table-cell office:value-type="float" office:value="0.671404">
                <text:p>0.671404</text:p>
              </table:table-cell>
              <table:table-cell office:value-type="float" office:value="0.684109">
                <text:p>0.684109</text:p>
              </table:table-cell>
              <table:table-cell office:value-type="float" office:value="0.697115">
                <text:p>0.697115</text:p>
              </table:table-cell>
              <table:table-cell office:value-type="float" office:value="0.706697">
                <text:p>0.706697</text:p>
              </table:table-cell>
              <table:table-cell office:value-type="float" office:value="0.719228">
                <text:p>0.719228</text:p>
              </table:table-cell>
              <table:table-cell office:value-type="float" office:value="0.735746">
                <text:p>0.735746</text:p>
              </table:table-cell>
              <table:table-cell office:value-type="float" office:value="0.74242">
                <text:p>0.74242</text:p>
              </table:table-cell>
              <table:table-cell office:value-type="float" office:value="0.753915">
                <text:p>0.753915</text:p>
              </table:table-cell>
              <table:table-cell office:value-type="float" office:value="0.766417">
                <text:p>0.766417</text:p>
              </table:table-cell>
              <table:table-cell office:value-type="float" office:value="0.689775">
                <text:p>0.68977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5237">
                <text:p>0.55237</text:p>
              </table:table-cell>
              <table:table-cell office:value-type="float" office:value="0.661103">
                <text:p>0.661103</text:p>
              </table:table-cell>
              <table:table-cell office:value-type="float" office:value="0.677946">
                <text:p>0.677946</text:p>
              </table:table-cell>
              <table:table-cell office:value-type="float" office:value="0.690335">
                <text:p>0.690335</text:p>
              </table:table-cell>
              <table:table-cell office:value-type="float" office:value="0.703409">
                <text:p>0.703409</text:p>
              </table:table-cell>
              <table:table-cell office:value-type="float" office:value="0.711625">
                <text:p>0.711625</text:p>
              </table:table-cell>
              <table:table-cell office:value-type="float" office:value="0.726228">
                <text:p>0.726228</text:p>
              </table:table-cell>
              <table:table-cell office:value-type="float" office:value="0.737291">
                <text:p>0.737291</text:p>
              </table:table-cell>
              <table:table-cell office:value-type="float" office:value="0.743284">
                <text:p>0.743284</text:p>
              </table:table-cell>
              <table:table-cell office:value-type="float" office:value="0.752686">
                <text:p>0.752686</text:p>
              </table:table-cell>
              <table:table-cell office:value-type="float" office:value="0.766417">
                <text:p>0.766417</text:p>
              </table:table-cell>
              <table:table-cell office:value-type="float" office:value="0.695628">
                <text:p>0.69562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92586">
                <text:p>0.592586</text:p>
              </table:table-cell>
              <table:table-cell office:value-type="float" office:value="0.671114">
                <text:p>0.671114</text:p>
              </table:table-cell>
              <table:table-cell office:value-type="float" office:value="0.682977">
                <text:p>0.682977</text:p>
              </table:table-cell>
              <table:table-cell office:value-type="float" office:value="0.697471">
                <text:p>0.697471</text:p>
              </table:table-cell>
              <table:table-cell office:value-type="float" office:value="0.708118">
                <text:p>0.708118</text:p>
              </table:table-cell>
              <table:table-cell office:value-type="float" office:value="0.719535">
                <text:p>0.719535</text:p>
              </table:table-cell>
              <table:table-cell office:value-type="float" office:value="0.733945">
                <text:p>0.733945</text:p>
              </table:table-cell>
              <table:table-cell office:value-type="float" office:value="0.740016">
                <text:p>0.740016</text:p>
              </table:table-cell>
              <table:table-cell office:value-type="float" office:value="0.74501">
                <text:p>0.74501</text:p>
              </table:table-cell>
              <table:table-cell office:value-type="float" office:value="0.753608">
                <text:p>0.753608</text:p>
              </table:table-cell>
              <table:table-cell office:value-type="float" office:value="0.766417">
                <text:p>0.766417</text:p>
              </table:table-cell>
              <table:table-cell office:value-type="float" office:value="0.704438">
                <text:p>0.70443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96376">
                <text:p>0.596376</text:p>
              </table:table-cell>
              <table:table-cell office:value-type="float" office:value="0.677217">
                <text:p>0.677217</text:p>
              </table:table-cell>
              <table:table-cell office:value-type="float" office:value="0.688729">
                <text:p>0.688729</text:p>
              </table:table-cell>
              <table:table-cell office:value-type="float" office:value="0.70335">
                <text:p>0.70335</text:p>
              </table:table-cell>
              <table:table-cell office:value-type="float" office:value="0.710387">
                <text:p>0.710387</text:p>
              </table:table-cell>
              <table:table-cell office:value-type="float" office:value="0.718255">
                <text:p>0.718255</text:p>
              </table:table-cell>
              <table:table-cell office:value-type="float" office:value="0.732138">
                <text:p>0.732138</text:p>
              </table:table-cell>
              <table:table-cell office:value-type="float" office:value="0.738593">
                <text:p>0.738593</text:p>
              </table:table-cell>
              <table:table-cell office:value-type="float" office:value="0.74442">
                <text:p>0.74442</text:p>
              </table:table-cell>
              <table:table-cell office:value-type="float" office:value="0.754618">
                <text:p>0.754618</text:p>
              </table:table-cell>
              <table:table-cell office:value-type="float" office:value="0.766417">
                <text:p>0.766417</text:p>
              </table:table-cell>
              <table:table-cell office:value-type="float" office:value="0.706408">
                <text:p>0.70640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64101">
                <text:p>0.564101</text:p>
              </table:table-cell>
              <table:table-cell office:value-type="float" office:value="0.674622">
                <text:p>0.674622</text:p>
              </table:table-cell>
              <table:table-cell office:value-type="float" office:value="0.690764">
                <text:p>0.690764</text:p>
              </table:table-cell>
              <table:table-cell office:value-type="float" office:value="0.705138">
                <text:p>0.705138</text:p>
              </table:table-cell>
              <table:table-cell office:value-type="float" office:value="0.710886">
                <text:p>0.710886</text:p>
              </table:table-cell>
              <table:table-cell office:value-type="float" office:value="0.719802">
                <text:p>0.719802</text:p>
              </table:table-cell>
              <table:table-cell office:value-type="float" office:value="0.73171">
                <text:p>0.73171</text:p>
              </table:table-cell>
              <table:table-cell office:value-type="float" office:value="0.738294">
                <text:p>0.738294</text:p>
              </table:table-cell>
              <table:table-cell office:value-type="float" office:value="0.743673">
                <text:p>0.743673</text:p>
              </table:table-cell>
              <table:table-cell office:value-type="float" office:value="0.754227">
                <text:p>0.754227</text:p>
              </table:table-cell>
              <table:table-cell office:value-type="float" office:value="0.766417">
                <text:p>0.766417</text:p>
              </table:table-cell>
              <table:table-cell office:value-type="float" office:value="0.703322">
                <text:p>0.70332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23097">
                <text:p>0.623097</text:p>
              </table:table-cell>
              <table:table-cell office:value-type="float" office:value="0.677904">
                <text:p>0.677904</text:p>
              </table:table-cell>
              <table:table-cell office:value-type="float" office:value="0.688147">
                <text:p>0.688147</text:p>
              </table:table-cell>
              <table:table-cell office:value-type="float" office:value="0.70203">
                <text:p>0.70203</text:p>
              </table:table-cell>
              <table:table-cell office:value-type="float" office:value="0.709214">
                <text:p>0.709214</text:p>
              </table:table-cell>
              <table:table-cell office:value-type="float" office:value="0.716225">
                <text:p>0.716225</text:p>
              </table:table-cell>
              <table:table-cell office:value-type="float" office:value="0.729279">
                <text:p>0.729279</text:p>
              </table:table-cell>
              <table:table-cell office:value-type="float" office:value="0.736837">
                <text:p>0.736837</text:p>
              </table:table-cell>
              <table:table-cell office:value-type="float" office:value="0.744683">
                <text:p>0.744683</text:p>
              </table:table-cell>
              <table:table-cell office:value-type="float" office:value="0.753693">
                <text:p>0.753693</text:p>
              </table:table-cell>
              <table:table-cell office:value-type="float" office:value="0.766417">
                <text:p>0.766417</text:p>
              </table:table-cell>
              <table:table-cell office:value-type="float" office:value="0.708111">
                <text:p>0.70811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14022">
                <text:p>0.614022</text:p>
              </table:table-cell>
              <table:table-cell office:value-type="float" office:value="0.673608">
                <text:p>0.673608</text:p>
              </table:table-cell>
              <table:table-cell office:value-type="float" office:value="0.686026">
                <text:p>0.686026</text:p>
              </table:table-cell>
              <table:table-cell office:value-type="float" office:value="0.70136">
                <text:p>0.70136</text:p>
              </table:table-cell>
              <table:table-cell office:value-type="float" office:value="0.708715">
                <text:p>0.708715</text:p>
              </table:table-cell>
              <table:table-cell office:value-type="float" office:value="0.714932">
                <text:p>0.714932</text:p>
              </table:table-cell>
              <table:table-cell office:value-type="float" office:value="0.727458">
                <text:p>0.727458</text:p>
              </table:table-cell>
              <table:table-cell office:value-type="float" office:value="0.735815">
                <text:p>0.735815</text:p>
              </table:table-cell>
              <table:table-cell office:value-type="float" office:value="0.741869">
                <text:p>0.741869</text:p>
              </table:table-cell>
              <table:table-cell office:value-type="float" office:value="0.751865">
                <text:p>0.751865</text:p>
              </table:table-cell>
              <table:table-cell office:value-type="float" office:value="0.766417">
                <text:p>0.766417</text:p>
              </table:table-cell>
              <table:table-cell office:value-type="float" office:value="0.705567">
                <text:p>0.70556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92682">
                <text:p>0.592682</text:p>
              </table:table-cell>
              <table:table-cell office:value-type="float" office:value="0.674613">
                <text:p>0.674613</text:p>
              </table:table-cell>
              <table:table-cell office:value-type="float" office:value="0.687333">
                <text:p>0.687333</text:p>
              </table:table-cell>
              <table:table-cell office:value-type="float" office:value="0.702598">
                <text:p>0.702598</text:p>
              </table:table-cell>
              <table:table-cell office:value-type="float" office:value="0.708827">
                <text:p>0.708827</text:p>
              </table:table-cell>
              <table:table-cell office:value-type="float" office:value="0.717151">
                <text:p>0.717151</text:p>
              </table:table-cell>
              <table:table-cell office:value-type="float" office:value="0.730668">
                <text:p>0.730668</text:p>
              </table:table-cell>
              <table:table-cell office:value-type="float" office:value="0.738437">
                <text:p>0.738437</text:p>
              </table:table-cell>
              <table:table-cell office:value-type="float" office:value="0.743411">
                <text:p>0.743411</text:p>
              </table:table-cell>
              <table:table-cell office:value-type="float" office:value="0.75412">
                <text:p>0.75412</text:p>
              </table:table-cell>
              <table:table-cell office:value-type="float" office:value="0.766417">
                <text:p>0.766417</text:p>
              </table:table-cell>
              <table:table-cell office:value-type="float" office:value="0.704984">
                <text:p>0.70498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581915">
                <text:p>0.581915</text:p>
              </table:table-cell>
              <table:table-cell office:value-type="float" office:value="0.672191">
                <text:p>0.672191</text:p>
              </table:table-cell>
              <table:table-cell office:value-type="float" office:value="0.687281">
                <text:p>0.687281</text:p>
              </table:table-cell>
              <table:table-cell office:value-type="float" office:value="0.702219">
                <text:p>0.702219</text:p>
              </table:table-cell>
              <table:table-cell office:value-type="float" office:value="0.71156">
                <text:p>0.71156</text:p>
              </table:table-cell>
              <table:table-cell office:value-type="float" office:value="0.728403">
                <text:p>0.728403</text:p>
              </table:table-cell>
              <table:table-cell office:value-type="float" office:value="0.734419">
                <text:p>0.734419</text:p>
              </table:table-cell>
              <table:table-cell office:value-type="float" office:value="0.739225">
                <text:p>0.739225</text:p>
              </table:table-cell>
              <table:table-cell office:value-type="float" office:value="0.743774">
                <text:p>0.743774</text:p>
              </table:table-cell>
              <table:table-cell office:value-type="float" office:value="0.752735">
                <text:p>0.752735</text:p>
              </table:table-cell>
              <table:table-cell office:value-type="float" office:value="0.766417">
                <text:p>0.766417</text:p>
              </table:table-cell>
              <table:table-cell office:value-type="float" office:value="0.705372">
                <text:p>0.70537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74912">
                <text:p>0.574912</text:p>
              </table:table-cell>
              <table:table-cell office:value-type="float" office:value="0.67304">
                <text:p>0.67304</text:p>
              </table:table-cell>
              <table:table-cell office:value-type="float" office:value="0.696656">
                <text:p>0.696656</text:p>
              </table:table-cell>
              <table:table-cell office:value-type="float" office:value="0.708306">
                <text:p>0.708306</text:p>
              </table:table-cell>
              <table:table-cell office:value-type="float" office:value="0.721577">
                <text:p>0.721577</text:p>
              </table:table-cell>
              <table:table-cell office:value-type="float" office:value="0.732013">
                <text:p>0.732013</text:p>
              </table:table-cell>
              <table:table-cell office:value-type="float" office:value="0.736728">
                <text:p>0.736728</text:p>
              </table:table-cell>
              <table:table-cell office:value-type="float" office:value="0.740803">
                <text:p>0.740803</text:p>
              </table:table-cell>
              <table:table-cell office:value-type="float" office:value="0.745363">
                <text:p>0.745363</text:p>
              </table:table-cell>
              <table:table-cell office:value-type="float" office:value="0.754211">
                <text:p>0.754211</text:p>
              </table:table-cell>
              <table:table-cell office:value-type="float" office:value="0.766783">
                <text:p>0.766783</text:p>
              </table:table-cell>
              <table:table-cell office:value-type="float" office:value="0.708361">
                <text:p>0.70836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52226">
                <text:p>0.52226</text:p>
              </table:table-cell>
              <table:table-cell office:value-type="float" office:value="0.665233">
                <text:p>0.665233</text:p>
              </table:table-cell>
              <table:table-cell office:value-type="float" office:value="0.689387">
                <text:p>0.689387</text:p>
              </table:table-cell>
              <table:table-cell office:value-type="float" office:value="0.708671">
                <text:p>0.708671</text:p>
              </table:table-cell>
              <table:table-cell office:value-type="float" office:value="0.724644">
                <text:p>0.724644</text:p>
              </table:table-cell>
              <table:table-cell office:value-type="float" office:value="0.733362">
                <text:p>0.733362</text:p>
              </table:table-cell>
              <table:table-cell office:value-type="float" office:value="0.737397">
                <text:p>0.737397</text:p>
              </table:table-cell>
              <table:table-cell office:value-type="float" office:value="0.741625">
                <text:p>0.741625</text:p>
              </table:table-cell>
              <table:table-cell office:value-type="float" office:value="0.745756">
                <text:p>0.745756</text:p>
              </table:table-cell>
              <table:table-cell office:value-type="float" office:value="0.754659">
                <text:p>0.754659</text:p>
              </table:table-cell>
              <table:table-cell office:value-type="float" office:value="0.766783">
                <text:p>0.766783</text:p>
              </table:table-cell>
              <table:table-cell office:value-type="float" office:value="0.702299">
                <text:p>0.7022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560605">
                <text:p>0.560605</text:p>
              </table:table-cell>
              <table:table-cell office:value-type="float" office:value="0.671973">
                <text:p>0.671973</text:p>
              </table:table-cell>
              <table:table-cell office:value-type="float" office:value="0.695292">
                <text:p>0.695292</text:p>
              </table:table-cell>
              <table:table-cell office:value-type="float" office:value="0.714046">
                <text:p>0.714046</text:p>
              </table:table-cell>
              <table:table-cell office:value-type="float" office:value="0.728028">
                <text:p>0.728028</text:p>
              </table:table-cell>
              <table:table-cell office:value-type="float" office:value="0.733911">
                <text:p>0.733911</text:p>
              </table:table-cell>
              <table:table-cell office:value-type="float" office:value="0.739672">
                <text:p>0.739672</text:p>
              </table:table-cell>
              <table:table-cell office:value-type="float" office:value="0.743544">
                <text:p>0.743544</text:p>
              </table:table-cell>
              <table:table-cell office:value-type="float" office:value="0.747751">
                <text:p>0.747751</text:p>
              </table:table-cell>
              <table:table-cell office:value-type="float" office:value="0.755256">
                <text:p>0.755256</text:p>
              </table:table-cell>
              <table:table-cell office:value-type="float" office:value="0.766783">
                <text:p>0.766783</text:p>
              </table:table-cell>
              <table:table-cell office:value-type="float" office:value="0.709008">
                <text:p>0.70900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525945">
                <text:p>0.525945</text:p>
              </table:table-cell>
              <table:table-cell office:value-type="float" office:value="0.674387">
                <text:p>0.674387</text:p>
              </table:table-cell>
              <table:table-cell office:value-type="float" office:value="0.700869">
                <text:p>0.700869</text:p>
              </table:table-cell>
              <table:table-cell office:value-type="float" office:value="0.718422">
                <text:p>0.718422</text:p>
              </table:table-cell>
              <table:table-cell office:value-type="float" office:value="0.730552">
                <text:p>0.730552</text:p>
              </table:table-cell>
              <table:table-cell office:value-type="float" office:value="0.736026">
                <text:p>0.736026</text:p>
              </table:table-cell>
              <table:table-cell office:value-type="float" office:value="0.739971">
                <text:p>0.739971</text:p>
              </table:table-cell>
              <table:table-cell office:value-type="float" office:value="0.743829">
                <text:p>0.743829</text:p>
              </table:table-cell>
              <table:table-cell office:value-type="float" office:value="0.747706">
                <text:p>0.747706</text:p>
              </table:table-cell>
              <table:table-cell office:value-type="float" office:value="0.755369">
                <text:p>0.755369</text:p>
              </table:table-cell>
              <table:table-cell office:value-type="float" office:value="0.766783">
                <text:p>0.766783</text:p>
              </table:table-cell>
              <table:table-cell office:value-type="float" office:value="0.707308">
                <text:p>0.70730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8241">
                <text:p>0.48241</text:p>
              </table:table-cell>
              <table:table-cell office:value-type="float" office:value="0.67049">
                <text:p>0.67049</text:p>
              </table:table-cell>
              <table:table-cell office:value-type="float" office:value="0.695773">
                <text:p>0.695773</text:p>
              </table:table-cell>
              <table:table-cell office:value-type="float" office:value="0.721181">
                <text:p>0.721181</text:p>
              </table:table-cell>
              <table:table-cell office:value-type="float" office:value="0.731021">
                <text:p>0.731021</text:p>
              </table:table-cell>
              <table:table-cell office:value-type="float" office:value="0.736589">
                <text:p>0.736589</text:p>
              </table:table-cell>
              <table:table-cell office:value-type="float" office:value="0.741333">
                <text:p>0.741333</text:p>
              </table:table-cell>
              <table:table-cell office:value-type="float" office:value="0.744501">
                <text:p>0.744501</text:p>
              </table:table-cell>
              <table:table-cell office:value-type="float" office:value="0.748442">
                <text:p>0.748442</text:p>
              </table:table-cell>
              <table:table-cell office:value-type="float" office:value="0.75743">
                <text:p>0.75743</text:p>
              </table:table-cell>
              <table:table-cell office:value-type="float" office:value="0.767012">
                <text:p>0.767012</text:p>
              </table:table-cell>
              <table:table-cell office:value-type="float" office:value="0.702917">
                <text:p>0.70291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61244">
                <text:p>0.561244</text:p>
              </table:table-cell>
              <table:table-cell office:value-type="float" office:value="0.672552">
                <text:p>0.672552</text:p>
              </table:table-cell>
              <table:table-cell office:value-type="float" office:value="0.694822">
                <text:p>0.694822</text:p>
              </table:table-cell>
              <table:table-cell office:value-type="float" office:value="0.718076">
                <text:p>0.718076</text:p>
              </table:table-cell>
              <table:table-cell office:value-type="float" office:value="0.729961">
                <text:p>0.729961</text:p>
              </table:table-cell>
              <table:table-cell office:value-type="float" office:value="0.735324">
                <text:p>0.735324</text:p>
              </table:table-cell>
              <table:table-cell office:value-type="float" office:value="0.740083">
                <text:p>0.740083</text:p>
              </table:table-cell>
              <table:table-cell office:value-type="float" office:value="0.743691">
                <text:p>0.743691</text:p>
              </table:table-cell>
              <table:table-cell office:value-type="float" office:value="0.74897">
                <text:p>0.74897</text:p>
              </table:table-cell>
              <table:table-cell office:value-type="float" office:value="0.758386">
                <text:p>0.758386</text:p>
              </table:table-cell>
              <table:table-cell office:value-type="float" office:value="0.766783">
                <text:p>0.766783</text:p>
              </table:table-cell>
              <table:table-cell office:value-type="float" office:value="0.710311">
                <text:p>0.71031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24909">
                <text:p>0.524909</text:p>
              </table:table-cell>
              <table:table-cell office:value-type="float" office:value="0.66873">
                <text:p>0.66873</text:p>
              </table:table-cell>
              <table:table-cell office:value-type="float" office:value="0.695003">
                <text:p>0.695003</text:p>
              </table:table-cell>
              <table:table-cell office:value-type="float" office:value="0.718489">
                <text:p>0.718489</text:p>
              </table:table-cell>
              <table:table-cell office:value-type="float" office:value="0.730866">
                <text:p>0.730866</text:p>
              </table:table-cell>
              <table:table-cell office:value-type="float" office:value="0.735739">
                <text:p>0.735739</text:p>
              </table:table-cell>
              <table:table-cell office:value-type="float" office:value="0.740564">
                <text:p>0.740564</text:p>
              </table:table-cell>
              <table:table-cell office:value-type="float" office:value="0.744865">
                <text:p>0.744865</text:p>
              </table:table-cell>
              <table:table-cell office:value-type="float" office:value="0.749352">
                <text:p>0.749352</text:p>
              </table:table-cell>
              <table:table-cell office:value-type="float" office:value="0.756671">
                <text:p>0.756671</text:p>
              </table:table-cell>
              <table:table-cell office:value-type="float" office:value="0.766783">
                <text:p>0.766783</text:p>
              </table:table-cell>
              <table:table-cell office:value-type="float" office:value="0.706519">
                <text:p>0.70651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43309">
                <text:p>0.443309</text:p>
              </table:table-cell>
              <table:table-cell office:value-type="float" office:value="0.6708">
                <text:p>0.6708</text:p>
              </table:table-cell>
              <table:table-cell office:value-type="float" office:value="0.692718">
                <text:p>0.692718</text:p>
              </table:table-cell>
              <table:table-cell office:value-type="float" office:value="0.706503">
                <text:p>0.706503</text:p>
              </table:table-cell>
              <table:table-cell office:value-type="float" office:value="0.727038">
                <text:p>0.727038</text:p>
              </table:table-cell>
              <table:table-cell office:value-type="float" office:value="0.734747">
                <text:p>0.734747</text:p>
              </table:table-cell>
              <table:table-cell office:value-type="float" office:value="0.740262">
                <text:p>0.740262</text:p>
              </table:table-cell>
              <table:table-cell office:value-type="float" office:value="0.744592">
                <text:p>0.744592</text:p>
              </table:table-cell>
              <table:table-cell office:value-type="float" office:value="0.749205">
                <text:p>0.749205</text:p>
              </table:table-cell>
              <table:table-cell office:value-type="float" office:value="0.756232">
                <text:p>0.756232</text:p>
              </table:table-cell>
              <table:table-cell office:value-type="float" office:value="0.766783">
                <text:p>0.766783</text:p>
              </table:table-cell>
              <table:table-cell office:value-type="float" office:value="0.696541">
                <text:p>0.69654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28603">
                <text:p>0.428603</text:p>
              </table:table-cell>
              <table:table-cell office:value-type="float" office:value="0.676249">
                <text:p>0.676249</text:p>
              </table:table-cell>
              <table:table-cell office:value-type="float" office:value="0.699694">
                <text:p>0.699694</text:p>
              </table:table-cell>
              <table:table-cell office:value-type="float" office:value="0.709352">
                <text:p>0.709352</text:p>
              </table:table-cell>
              <table:table-cell office:value-type="float" office:value="0.723694">
                <text:p>0.723694</text:p>
              </table:table-cell>
              <table:table-cell office:value-type="float" office:value="0.733018">
                <text:p>0.733018</text:p>
              </table:table-cell>
              <table:table-cell office:value-type="float" office:value="0.738891">
                <text:p>0.738891</text:p>
              </table:table-cell>
              <table:table-cell office:value-type="float" office:value="0.744911">
                <text:p>0.744911</text:p>
              </table:table-cell>
              <table:table-cell office:value-type="float" office:value="0.749734">
                <text:p>0.749734</text:p>
              </table:table-cell>
              <table:table-cell office:value-type="float" office:value="0.755729">
                <text:p>0.755729</text:p>
              </table:table-cell>
              <table:table-cell office:value-type="float" office:value="0.766783">
                <text:p>0.766783</text:p>
              </table:table-cell>
              <table:table-cell office:value-type="float" office:value="0.695988">
                <text:p>0.69598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401772">
                <text:p>0.401772</text:p>
              </table:table-cell>
              <table:table-cell office:value-type="float" office:value="0.672019">
                <text:p>0.672019</text:p>
              </table:table-cell>
              <table:table-cell office:value-type="float" office:value="0.695658">
                <text:p>0.695658</text:p>
              </table:table-cell>
              <table:table-cell office:value-type="float" office:value="0.70431">
                <text:p>0.70431</text:p>
              </table:table-cell>
              <table:table-cell office:value-type="float" office:value="0.715828">
                <text:p>0.715828</text:p>
              </table:table-cell>
              <table:table-cell office:value-type="float" office:value="0.730372">
                <text:p>0.730372</text:p>
              </table:table-cell>
              <table:table-cell office:value-type="float" office:value="0.737597">
                <text:p>0.737597</text:p>
              </table:table-cell>
              <table:table-cell office:value-type="float" office:value="0.744659">
                <text:p>0.744659</text:p>
              </table:table-cell>
              <table:table-cell office:value-type="float" office:value="0.750235">
                <text:p>0.750235</text:p>
              </table:table-cell>
              <table:table-cell office:value-type="float" office:value="0.757329">
                <text:p>0.757329</text:p>
              </table:table-cell>
              <table:table-cell office:value-type="float" office:value="0.766783">
                <text:p>0.766783</text:p>
              </table:table-cell>
              <table:table-cell office:value-type="float" office:value="0.690978">
                <text:p>0.690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